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8736in"/>
    </style:style>
    <style:style style:name="co2" style:family="table-column">
      <style:table-column-properties fo:break-before="auto" style:column-width="0.6689in"/>
    </style:style>
    <style:style style:name="co3" style:family="table-column">
      <style:table-column-properties fo:break-before="auto" style:column-width="0.6602in"/>
    </style:style>
    <style:style style:name="co4" style:family="table-column">
      <style:table-column-properties fo:break-before="auto" style:column-width="1.3217in"/>
    </style:style>
    <style:style style:name="co5" style:family="table-column">
      <style:table-column-properties fo:break-before="auto" style:column-width="1.2445in"/>
    </style:style>
    <style:style style:name="co6" style:family="table-column">
      <style:table-column-properties fo:break-before="auto" style:column-width="2.1102in"/>
    </style:style>
    <style:style style:name="co7" style:family="table-column">
      <style:table-column-properties fo:break-before="auto" style:column-width="0.7161in"/>
    </style:style>
    <style:style style:name="co8" style:family="table-column">
      <style:table-column-properties fo:break-before="auto" style:column-width="1.1016in"/>
    </style:style>
    <style:style style:name="co9" style:family="table-column">
      <style:table-column-properties fo:break-before="auto" style:column-width="1.2882in"/>
    </style:style>
    <style:style style:name="co10" style:family="table-column">
      <style:table-column-properties fo:break-before="auto" style:column-width="2.3563in"/>
    </style:style>
    <style:style style:name="co11" style:family="table-column">
      <style:table-column-properties fo:break-before="auto" style:column-width="1.7953in"/>
    </style:style>
    <style:style style:name="co12" style:family="table-column">
      <style:table-column-properties fo:break-before="auto" style:column-width="1.0791in"/>
    </style:style>
    <style:style style:name="co13" style:family="table-column">
      <style:table-column-properties fo:break-before="auto" style:column-width="0.9138in"/>
    </style:style>
    <style:style style:name="co14" style:family="table-column">
      <style:table-column-properties fo:break-before="auto" style:column-width="2.1807in"/>
    </style:style>
    <style:style style:name="ro1" style:family="table-row">
      <style:table-row-properties style:row-height="0.1917in" fo:break-before="auto" style:use-optimal-row-height="true"/>
    </style:style>
    <style:style style:name="ro2" style:family="table-row">
      <style:table-row-properties style:row-height="0.2083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rsheet">
      <style:table-properties table:display="true" style:writing-mode="lr-tb"/>
    </style:style>
    <style:style style:name="ta3" style:family="table" style:master-page-name="PageStyle_5f_Calculations">
      <style:table-properties table:display="true" style:writing-mode="lr-tb"/>
    </styl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26" style:family="table-cell" style:parent-style-name="Default">
      <style:table-cell-properties fo:border-bottom="0.74pt solid #000000" style:diagonal-bl-tr="none" style:diagonal-tl-br="none" fo:border-left="none" fo:border-right="0.74pt solid #000000" style:rotation-align="none" fo:border-top="none"/>
    </style:style>
    <style:style style:name="ce4" style:family="table-cell" style:parent-style-name="Default">
      <style:table-cell-properties fo:border-bottom="0.74pt solid #000000" fo:background-color="#92d050" style:diagonal-bl-tr="none" style:diagonal-tl-br="none" fo:border-left="none" fo:border-right="0.74pt solid #000000" style:rotation-align="none" fo:border-top="0.74pt solid #000000"/>
    </style:style>
    <style:style style:name="ce5" style:family="table-cell" style:parent-style-name="Default">
      <style:table-cell-properties fo:border-bottom="none" fo:background-color="#92d050" style:diagonal-bl-tr="none" style:diagonal-tl-br="none" fo:border-left="none" fo:border-right="0.74pt solid #000000" style:rotation-align="none" fo:border-top="0.74pt solid #000000"/>
    </style:style>
    <style:style style:name="ce29"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7" style:family="table-cell" style:parent-style-name="Default">
      <style:table-cell-properties fo:background-color="#bfbfbf" style:diagonal-bl-tr="none" style:diagonal-tl-br="none" fo:border="0.74pt solid #000000" style:rotation-align="none"/>
    </style:style>
    <style:style style:name="ce8" style:family="table-cell" style:parent-style-name="Default">
      <style:table-cell-properties fo:border-bottom="none" fo:background-color="#bfbfbf" style:diagonal-bl-tr="none" style:diagonal-tl-br="none" fo:border-left="0.74pt solid #000000" fo:border-right="0.74pt solid #000000" style:rotation-align="none" fo:border-top="0.74pt solid #000000"/>
    </style:style>
    <style:style style:name="ce9" style:family="table-cell" style:parent-style-name="Default" style:data-style-name="N139">
      <style:table-cell-properties fo:background-color="#bfbfbf" style:diagonal-bl-tr="none" style:diagonal-tl-br="none" fo:border="0.74pt solid #000000" style:rotation-align="none"/>
    </style:style>
    <style:style style:name="ce10" style:family="table-cell" style:parent-style-name="Default" style:data-style-name="N139">
      <style:table-cell-properties fo:border-bottom="none" fo:background-color="#bfbfbf" style:diagonal-bl-tr="none" style:diagonal-tl-br="none" fo:border-left="0.74pt solid #000000" fo:border-right="0.74pt solid #000000" style:rotation-align="none" fo:border-top="0.74pt solid #000000"/>
    </style:style>
    <style:style style:name="ce11" style:family="table-cell" style:parent-style-name="Default">
      <style:table-cell-properties fo:background-color="#bfbfbf" style:diagonal-bl-tr="none" style:diagonal-tl-br="none" style:text-align-source="fix" style:repeat-content="false" fo:border="0.74pt solid #000000" style:rotation-align="none"/>
      <style:paragraph-properties fo:text-align="center" fo:margin-left="0in"/>
    </style:style>
    <style:style style:name="ce12" style:family="table-cell" style:parent-style-name="Default">
      <style:table-cell-properties fo:border-bottom="none" fo:background-color="#bfbfbf" style:diagonal-bl-tr="none" style:diagonal-tl-br="none" style:text-align-source="fix" style:repeat-content="false" fo:border-left="0.74pt solid #000000" fo:border-right="0.74pt solid #000000" style:rotation-align="none" fo:border-top="0.74pt solid #000000"/>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data-style-name="N10130">
      <style:table-cell-properties fo:background-color="#ffff00" style:diagonal-bl-tr="none" style:diagonal-tl-br="none" fo:border="0.74pt solid #000000" style:rotation-align="none"/>
    </style:style>
    <style:style style:name="ce15" style:family="table-cell" style:parent-style-name="Default" style:data-style-name="N10130">
      <style:table-cell-properties fo:border-bottom="none" fo:background-color="#ffff00" style:diagonal-bl-tr="none" style:diagonal-tl-br="none" fo:border-left="0.74pt solid #000000" fo:border-right="0.74pt solid #000000" style:rotation-align="none" fo:border-top="0.74pt solid #000000"/>
    </style:style>
    <style:style style:name="ce16" style:family="table-cell" style:parent-style-name="Default" style:data-style-name="N10130">
      <style:table-cell-properties fo:background-color="#ffc000" style:diagonal-bl-tr="none" style:diagonal-tl-br="none" fo:border="0.74pt solid #000000" style:rotation-align="none"/>
    </style:style>
    <style:style style:name="ce17" style:family="table-cell" style:parent-style-name="Default" style:data-style-name="N10130">
      <style:table-cell-properties fo:border-bottom="none" fo:background-color="#ffc000" style:diagonal-bl-tr="none" style:diagonal-tl-br="none" fo:border-left="0.74pt solid #000000" fo:border-right="0.74pt solid #000000" style:rotation-align="none" fo:border-top="0.74pt solid #000000"/>
    </style:style>
    <style:style style:name="ce41" style:family="table-cell" style:parent-style-name="Default">
      <style:table-cell-properties fo:border-bottom="0.74pt solid #000000" style:diagonal-bl-tr="none" style:diagonal-tl-br="none" fo:border-left="0.74pt solid #000000" fo:border-right="none" style:rotation-align="none" fo:border-top="none"/>
    </style:style>
    <style:style style:name="ce19" style:family="table-cell" style:parent-style-name="Default" style:data-style-name="N168">
      <style:table-cell-properties fo:border-bottom="0.74pt solid #000000" fo:background-color="#f4b183" style:diagonal-bl-tr="none" style:diagonal-tl-br="none" fo:border-left="0.74pt solid #000000" fo:border-right="none" style:rotation-align="none" fo:border-top="0.74pt solid #000000"/>
    </style:style>
    <style:style style:name="ce20" style:family="table-cell" style:parent-style-name="Default" style:data-style-name="N168">
      <style:table-cell-properties fo:border-bottom="none" fo:background-color="#f4b183" style:diagonal-bl-tr="none" style:diagonal-tl-br="none" fo:border-left="0.74pt solid #000000" fo:border-right="none" style:rotation-align="none" fo:border-top="0.74pt solid #000000"/>
    </style:style>
    <style:style style:name="ce21" style:family="table-cell" style:parent-style-name="Default" style:data-style-name="N70"/>
    <style:style style:name="ce22" style:family="table-cell" style:parent-style-name="Default" style:data-style-name="N139">
      <style:table-cell-properties style:rotation-align="none"/>
    </style:style>
    <style:style style:name="ce23" style:family="table-cell" style:parent-style-name="Default" style:data-style-name="N10130">
      <style:table-cell-properties style:rotation-align="none"/>
    </style:style>
  </office:automatic-styles>
  <office:body>
    <office:spreadsheet>
      <table:calculation-settings table:case-sensitive="false" table:automatic-find-labels="false" table:use-regular-expressions="false" table:use-wildcards="true">
        <table:iteration table:status="enable" table:maximum-difference="0.0001"/>
      </table:calculation-settings>
      <table:content-validations>
        <table:content-validation table:name="val1" table:condition="of:cell-content-is-in-list([$Calculations.$G$2:.$G$15])" table:allow-empty-cell="true" table:display-list="unsorted" table:base-cell-address="Calculations.D2">
          <table:help-message table:display="true"/>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number-columns-repeated="16383" table:default-cell-style-name="Default"/>
        <table:table-row table:style-name="ro1">
          <table:table-cell table:style-name="ce1" office:value-type="string" calcext:value-type="string">
            <text:p>Step-by-step</text:p>
          </table:table-cell>
          <table:table-cell table:number-columns-repeated="16383"/>
        </table:table-row>
        <table:table-row table:style-name="ro1">
          <table:table-cell office:value-type="string" calcext:value-type="string">
            <text:p>1. The spreadsheet will grab the current time from the system automatically.</text:p>
          </table:table-cell>
          <table:table-cell table:number-columns-repeated="16383"/>
        </table:table-row>
        <table:table-row table:style-name="ro1">
          <table:table-cell office:value-type="string" calcext:value-type="string">
            <text:p>2. Look through the telescope and enter the number of minutes in the "Prediction" column (I just use lowest number).</text:p>
          </table:table-cell>
          <table:table-cell table:number-columns-repeated="16383"/>
        </table:table-row>
        <table:table-row table:style-name="ro1">
          <table:table-cell office:value-type="string" calcext:value-type="string">
            <text:p>3. Hit tab to get to the time recorded field, then use the shortcut CTRL, SHIFT, Semicolon to insert the static current time.</text:p>
          </table:table-cell>
          <table:table-cell table:number-columns-repeated="16383"/>
        </table:table-row>
        <table:table-row table:style-name="ro1">
          <table:table-cell office:value-type="string" calcext:value-type="string">
            <text:p>4. Type in the Location into the location field (this will autocomplete and there is a dropdown menu as well).</text:p>
          </table:table-cell>
          <table:table-cell table:number-columns-repeated="16383"/>
        </table:table-row>
        <table:table-row table:style-name="ro1">
          <table:table-cell table:style-name="ce2" office:value-type="string" calcext:value-type="string">
            <text:p>5. The time left until the star lands will automatically update and refresh. This allows you to form a list of each star, the location, and when it will land.</text:p>
          </table:table-cell>
          <table:table-cell table:number-columns-repeated="16383"/>
        </table:table-row>
        <table:table-row table:style-name="ro1">
          <table:table-cell office:value-type="string" calcext:value-type="string">
            <text:p>6. The sheet will update times when you change a value by default. To manually refresh, use the shortcut CTRL, F5 if using MS Office or F9 if using LibreOffice</text:p>
          </table:table-cell>
          <table:table-cell table:number-columns-repeated="16383"/>
        </table:table-row>
        <table:table-row table:style-name="ro1">
          <table:table-cell office:value-type="string" calcext:value-type="string">
            <text:p>7. You should only modify values in the "starsheet" tab - the calculations tab is only for automated formulas. The Gray cells can be deleted when the stars have died. If you delete other cells, then just reload the sheet without saving.</text:p>
          </table:table-cell>
          <table:table-cell table:number-columns-repeated="16383"/>
        </table:table-row>
        <table:table-row table:style-name="ro1">
          <table:table-cell office:value-type="string" calcext:value-type="string">
            <text:p>7. I used this sheet to find many shooting stars solo, may it serve you well. You can gain a vast amount of stardust in a short period of time if you have the teleports and locations memorized due to the 300 stardust bonus.</text:p>
          </table:table-cell>
          <table:table-cell table:number-columns-repeated="16383"/>
        </table:table-row>
        <table:table-row table:style-name="ro2" table:number-rows-repeated="1048566">
          <table:table-cell table:number-columns-repeated="16384"/>
        </table:table-row>
        <table:table-row table:style-name="ro2">
          <table:table-cell table:number-columns-repeated="16384"/>
        </table:table-row>
      </table:table>
      <table:table table:name="Starsheet" table:style-name="ta2">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default-cell-style-name="ce13"/>
        <table:table-column table:style-name="co7" table:default-cell-style-name="Default"/>
        <table:table-column table:style-name="co8" table:default-cell-style-name="Default"/>
        <table:table-column table:style-name="co9" table:default-cell-style-name="Default"/>
        <table:table-column table:style-name="co2" table:number-columns-repeated="16377" table:default-cell-style-name="Default"/>
        <table:table-row table:style-name="ro1">
          <table:table-cell table:style-name="ce26" office:value-type="string" calcext:value-type="string">
            <text:p>World</text:p>
          </table:table-cell>
          <table:table-cell table:style-name="ce29" office:value-type="string" calcext:value-type="string">
            <text:p>Prediction (min)</text:p>
          </table:table-cell>
          <table:table-cell table:style-name="ce29" office:value-type="string" calcext:value-type="string">
            <text:p>Time Recorded</text:p>
          </table:table-cell>
          <table:table-cell table:style-name="ce29" office:value-type="string" calcext:value-type="string">
            <text:p>Location</text:p>
          </table:table-cell>
          <table:table-cell table:style-name="ce29" office:value-type="string" calcext:value-type="string">
            <text:p>ETA</text:p>
          </table:table-cell>
          <table:table-cell table:style-name="ce29" office:value-type="string" calcext:value-type="string">
            <text:p>Current Time</text:p>
          </table:table-cell>
          <table:table-cell table:style-name="ce41" office:value-type="string" calcext:value-type="string">
            <text:p>TIME LEFT (min)</text:p>
          </table:table-cell>
          <table:table-cell table:number-columns-repeated="16377"/>
        </table:table-row>
        <table:table-row table:style-name="ro1">
          <table:table-cell table:style-name="ce4" office:value-type="float" office:value="303" calcext:value-type="float">
            <text:p>303</text:p>
          </table:table-cell>
          <table:table-cell table:style-name="ce7"/>
          <table:table-cell table:style-name="ce9"/>
          <table:table-cell table:style-name="ce11" table:content-validation-name="val1"/>
          <table:table-cell table:style-name="ce14" table:formula="of:=[$Calculations.$D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Starsheet.$F2]" office:value-type="time" office:time-value="-PT04H16M15S" calcext:value-type="time">
            <text:p>19:43</text:p>
          </table:table-cell>
          <table:table-cell table:number-columns-repeated="16377"/>
        </table:table-row>
        <table:table-row table:style-name="ro1">
          <table:table-cell table:style-name="ce4" office:value-type="float" office:value="304" calcext:value-type="float">
            <text:p>304</text:p>
          </table:table-cell>
          <table:table-cell table:style-name="ce7"/>
          <table:table-cell table:style-name="ce9"/>
          <table:table-cell table:style-name="ce11" table:content-validation-name="val1"/>
          <table:table-cell table:style-name="ce14" table:formula="of:=[$Calculations.$D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Starsheet.$F3]" office:value-type="time" office:time-value="-PT04H16M15S" calcext:value-type="time">
            <text:p>19:43</text:p>
          </table:table-cell>
          <table:table-cell table:number-columns-repeated="16377"/>
        </table:table-row>
        <table:table-row table:style-name="ro1">
          <table:table-cell table:style-name="ce4" office:value-type="float" office:value="305" calcext:value-type="float">
            <text:p>305</text:p>
          </table:table-cell>
          <table:table-cell table:style-name="ce7"/>
          <table:table-cell table:style-name="ce9"/>
          <table:table-cell table:style-name="ce11" table:content-validation-name="val1"/>
          <table:table-cell table:style-name="ce14" table:formula="of:=[$Calculations.$D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Starsheet.$F4]" office:value-type="time" office:time-value="-PT04H16M15S" calcext:value-type="time">
            <text:p>19:43</text:p>
          </table:table-cell>
          <table:table-cell table:number-columns-repeated="16377"/>
        </table:table-row>
        <table:table-row table:style-name="ro1">
          <table:table-cell table:style-name="ce4" office:value-type="float" office:value="306" calcext:value-type="float">
            <text:p>306</text:p>
          </table:table-cell>
          <table:table-cell table:style-name="ce7"/>
          <table:table-cell table:style-name="ce9"/>
          <table:table-cell table:style-name="ce11" table:content-validation-name="val1"/>
          <table:table-cell table:style-name="ce14" table:formula="of:=[$Calculations.$D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Starsheet.$F5]" office:value-type="time" office:time-value="-PT04H16M15S" calcext:value-type="time">
            <text:p>19:43</text:p>
          </table:table-cell>
          <table:table-cell table:number-columns-repeated="16377"/>
        </table:table-row>
        <table:table-row table:style-name="ro1">
          <table:table-cell table:style-name="ce4" office:value-type="float" office:value="307" calcext:value-type="float">
            <text:p>307</text:p>
          </table:table-cell>
          <table:table-cell table:style-name="ce7"/>
          <table:table-cell table:style-name="ce9"/>
          <table:table-cell table:style-name="ce11" table:content-validation-name="val1"/>
          <table:table-cell table:style-name="ce14" table:formula="of:=[$Calculations.$D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Starsheet.$F6]" office:value-type="time" office:time-value="-PT04H16M15S" calcext:value-type="time">
            <text:p>19:43</text:p>
          </table:table-cell>
          <table:table-cell table:number-columns-repeated="16377"/>
        </table:table-row>
        <table:table-row table:style-name="ro1">
          <table:table-cell table:style-name="ce4" office:value-type="float" office:value="309" calcext:value-type="float">
            <text:p>309</text:p>
          </table:table-cell>
          <table:table-cell table:style-name="ce7"/>
          <table:table-cell table:style-name="ce9"/>
          <table:table-cell table:style-name="ce11" table:content-validation-name="val1"/>
          <table:table-cell table:style-name="ce14" table:formula="of:=[$Calculations.$D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Starsheet.$F7]" office:value-type="time" office:time-value="-PT04H16M15S" calcext:value-type="time">
            <text:p>19:43</text:p>
          </table:table-cell>
          <table:table-cell table:number-columns-repeated="16377"/>
        </table:table-row>
        <table:table-row table:style-name="ro1">
          <table:table-cell table:style-name="ce4" office:value-type="float" office:value="310" calcext:value-type="float">
            <text:p>310</text:p>
          </table:table-cell>
          <table:table-cell table:style-name="ce7"/>
          <table:table-cell table:style-name="ce9"/>
          <table:table-cell table:style-name="ce11" table:content-validation-name="val1"/>
          <table:table-cell table:style-name="ce14" table:formula="of:=[$Calculations.$D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Starsheet.$F8]" office:value-type="time" office:time-value="-PT04H16M15S" calcext:value-type="time">
            <text:p>19:43</text:p>
          </table:table-cell>
          <table:table-cell table:number-columns-repeated="16377"/>
        </table:table-row>
        <table:table-row table:style-name="ro1">
          <table:table-cell table:style-name="ce4" office:value-type="float" office:value="311" calcext:value-type="float">
            <text:p>311</text:p>
          </table:table-cell>
          <table:table-cell table:style-name="ce7"/>
          <table:table-cell table:style-name="ce9"/>
          <table:table-cell table:style-name="ce11" table:content-validation-name="val1"/>
          <table:table-cell table:style-name="ce14" table:formula="of:=[$Calculations.$D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Starsheet.$F9]" office:value-type="time" office:time-value="-PT04H16M15S" calcext:value-type="time">
            <text:p>19:43</text:p>
          </table:table-cell>
          <table:table-cell table:number-columns-repeated="16377"/>
        </table:table-row>
        <table:table-row table:style-name="ro1">
          <table:table-cell table:style-name="ce4" office:value-type="float" office:value="312" calcext:value-type="float">
            <text:p>312</text:p>
          </table:table-cell>
          <table:table-cell table:style-name="ce7"/>
          <table:table-cell table:style-name="ce9"/>
          <table:table-cell table:style-name="ce11" table:content-validation-name="val1"/>
          <table:table-cell table:style-name="ce14" table:formula="of:=[$Calculations.$D1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Starsheet.$F10]" office:value-type="time" office:time-value="-PT04H16M15S" calcext:value-type="time">
            <text:p>19:43</text:p>
          </table:table-cell>
          <table:table-cell table:number-columns-repeated="16377"/>
        </table:table-row>
        <table:table-row table:style-name="ro1">
          <table:table-cell table:style-name="ce4" office:value-type="float" office:value="313" calcext:value-type="float">
            <text:p>313</text:p>
          </table:table-cell>
          <table:table-cell table:style-name="ce7"/>
          <table:table-cell table:style-name="ce9"/>
          <table:table-cell table:style-name="ce11" table:content-validation-name="val1"/>
          <table:table-cell table:style-name="ce14" table:formula="of:=[$Calculations.$D1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Starsheet.$F11]" office:value-type="time" office:time-value="-PT04H16M15S" calcext:value-type="time">
            <text:p>19:43</text:p>
          </table:table-cell>
          <table:table-cell table:number-columns-repeated="16377"/>
        </table:table-row>
        <table:table-row table:style-name="ro1">
          <table:table-cell table:style-name="ce4" office:value-type="float" office:value="314" calcext:value-type="float">
            <text:p>314</text:p>
          </table:table-cell>
          <table:table-cell table:style-name="ce7"/>
          <table:table-cell table:style-name="ce9"/>
          <table:table-cell table:style-name="ce11" table:content-validation-name="val1"/>
          <table:table-cell table:style-name="ce14" table:formula="of:=[$Calculations.$D1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Starsheet.$F12]" office:value-type="time" office:time-value="-PT04H16M15S" calcext:value-type="time">
            <text:p>19:43</text:p>
          </table:table-cell>
          <table:table-cell table:number-columns-repeated="16377"/>
        </table:table-row>
        <table:table-row table:style-name="ro1">
          <table:table-cell table:style-name="ce4" office:value-type="float" office:value="315" calcext:value-type="float">
            <text:p>315</text:p>
          </table:table-cell>
          <table:table-cell table:style-name="ce7"/>
          <table:table-cell table:style-name="ce9"/>
          <table:table-cell table:style-name="ce11" table:content-validation-name="val1"/>
          <table:table-cell table:style-name="ce14" table:formula="of:=[$Calculations.$D1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Starsheet.$F13]" office:value-type="time" office:time-value="-PT04H16M15S" calcext:value-type="time">
            <text:p>19:43</text:p>
          </table:table-cell>
          <table:table-cell table:number-columns-repeated="16377"/>
        </table:table-row>
        <table:table-row table:style-name="ro1">
          <table:table-cell table:style-name="ce4" office:value-type="float" office:value="317" calcext:value-type="float">
            <text:p>317</text:p>
          </table:table-cell>
          <table:table-cell table:style-name="ce7"/>
          <table:table-cell table:style-name="ce9"/>
          <table:table-cell table:style-name="ce11" table:content-validation-name="val1"/>
          <table:table-cell table:style-name="ce14" table:formula="of:=[$Calculations.$D1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Starsheet.$F14]" office:value-type="time" office:time-value="-PT04H16M15S" calcext:value-type="time">
            <text:p>19:43</text:p>
          </table:table-cell>
          <table:table-cell table:number-columns-repeated="16377"/>
        </table:table-row>
        <table:table-row table:style-name="ro1">
          <table:table-cell table:style-name="ce4" office:value-type="float" office:value="320" calcext:value-type="float">
            <text:p>320</text:p>
          </table:table-cell>
          <table:table-cell table:style-name="ce7"/>
          <table:table-cell table:style-name="ce9"/>
          <table:table-cell table:style-name="ce11" table:content-validation-name="val1"/>
          <table:table-cell table:style-name="ce14" table:formula="of:=[$Calculations.$D1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Starsheet.$F15]" office:value-type="time" office:time-value="-PT04H16M15S" calcext:value-type="time">
            <text:p>19:43</text:p>
          </table:table-cell>
          <table:table-cell table:number-columns-repeated="16377"/>
        </table:table-row>
        <table:table-row table:style-name="ro1">
          <table:table-cell table:style-name="ce4" office:value-type="float" office:value="321" calcext:value-type="float">
            <text:p>321</text:p>
          </table:table-cell>
          <table:table-cell table:style-name="ce7"/>
          <table:table-cell table:style-name="ce9"/>
          <table:table-cell table:style-name="ce11" table:content-validation-name="val1"/>
          <table:table-cell table:style-name="ce14" table:formula="of:=[$Calculations.$D1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6]-[$Starsheet.$F16]" office:value-type="time" office:time-value="-PT04H16M15S" calcext:value-type="time">
            <text:p>19:43</text:p>
          </table:table-cell>
          <table:table-cell table:number-columns-repeated="16377"/>
        </table:table-row>
        <table:table-row table:style-name="ro1">
          <table:table-cell table:style-name="ce4" office:value-type="float" office:value="322" calcext:value-type="float">
            <text:p>322</text:p>
          </table:table-cell>
          <table:table-cell table:style-name="ce7"/>
          <table:table-cell table:style-name="ce9"/>
          <table:table-cell table:style-name="ce11" table:content-validation-name="val1"/>
          <table:table-cell table:style-name="ce14" table:formula="of:=[$Calculations.$D1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7]-[$Starsheet.$F17]" office:value-type="time" office:time-value="-PT04H16M15S" calcext:value-type="time">
            <text:p>19:43</text:p>
          </table:table-cell>
          <table:table-cell table:number-columns-repeated="16377"/>
        </table:table-row>
        <table:table-row table:style-name="ro1">
          <table:table-cell table:style-name="ce4" office:value-type="float" office:value="323" calcext:value-type="float">
            <text:p>323</text:p>
          </table:table-cell>
          <table:table-cell table:style-name="ce7"/>
          <table:table-cell table:style-name="ce9"/>
          <table:table-cell table:style-name="ce11" table:content-validation-name="val1"/>
          <table:table-cell table:style-name="ce14" table:formula="of:=[$Calculations.$D1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8]-[$Starsheet.$F18]" office:value-type="time" office:time-value="-PT04H16M15S" calcext:value-type="time">
            <text:p>19:43</text:p>
          </table:table-cell>
          <table:table-cell table:number-columns-repeated="16377"/>
        </table:table-row>
        <table:table-row table:style-name="ro1">
          <table:table-cell table:style-name="ce4" office:value-type="float" office:value="324" calcext:value-type="float">
            <text:p>324</text:p>
          </table:table-cell>
          <table:table-cell table:style-name="ce7"/>
          <table:table-cell table:style-name="ce9"/>
          <table:table-cell table:style-name="ce11" table:content-validation-name="val1"/>
          <table:table-cell table:style-name="ce14" table:formula="of:=[$Calculations.$D1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9]-[$Starsheet.$F19]" office:value-type="time" office:time-value="-PT04H16M15S" calcext:value-type="time">
            <text:p>19:43</text:p>
          </table:table-cell>
          <table:table-cell table:number-columns-repeated="16377"/>
        </table:table-row>
        <table:table-row table:style-name="ro1">
          <table:table-cell table:style-name="ce4" office:value-type="float" office:value="325" calcext:value-type="float">
            <text:p>325</text:p>
          </table:table-cell>
          <table:table-cell table:style-name="ce7"/>
          <table:table-cell table:style-name="ce9"/>
          <table:table-cell table:style-name="ce11" table:content-validation-name="val1"/>
          <table:table-cell table:style-name="ce14" table:formula="of:=[$Calculations.$D2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0]-[$Starsheet.$F20]" office:value-type="time" office:time-value="-PT04H16M15S" calcext:value-type="time">
            <text:p>19:43</text:p>
          </table:table-cell>
          <table:table-cell table:number-columns-repeated="16377"/>
        </table:table-row>
        <table:table-row table:style-name="ro1">
          <table:table-cell table:style-name="ce4" office:value-type="float" office:value="327" calcext:value-type="float">
            <text:p>327</text:p>
          </table:table-cell>
          <table:table-cell table:style-name="ce7"/>
          <table:table-cell table:style-name="ce9"/>
          <table:table-cell table:style-name="ce11" table:content-validation-name="val1"/>
          <table:table-cell table:style-name="ce14" table:formula="of:=[$Calculations.$D2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1]-[$Starsheet.$F21]" office:value-type="time" office:time-value="-PT04H16M15S" calcext:value-type="time">
            <text:p>19:43</text:p>
          </table:table-cell>
          <table:table-cell table:number-columns-repeated="16377"/>
        </table:table-row>
        <table:table-row table:style-name="ro1">
          <table:table-cell table:style-name="ce4" office:value-type="float" office:value="328" calcext:value-type="float">
            <text:p>328</text:p>
          </table:table-cell>
          <table:table-cell table:style-name="ce7"/>
          <table:table-cell table:style-name="ce9"/>
          <table:table-cell table:style-name="ce11" table:content-validation-name="val1"/>
          <table:table-cell table:style-name="ce14" table:formula="of:=[$Calculations.$D2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2]-[$Starsheet.$F22]" office:value-type="time" office:time-value="-PT04H16M15S" calcext:value-type="time">
            <text:p>19:43</text:p>
          </table:table-cell>
          <table:table-cell table:number-columns-repeated="16377"/>
        </table:table-row>
        <table:table-row table:style-name="ro1">
          <table:table-cell table:style-name="ce4" office:value-type="float" office:value="329" calcext:value-type="float">
            <text:p>329</text:p>
          </table:table-cell>
          <table:table-cell table:style-name="ce7"/>
          <table:table-cell table:style-name="ce9"/>
          <table:table-cell table:style-name="ce11" table:content-validation-name="val1"/>
          <table:table-cell table:style-name="ce14" table:formula="of:=[$Calculations.$D2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3]-[$Starsheet.$F23]" office:value-type="time" office:time-value="-PT04H16M15S" calcext:value-type="time">
            <text:p>19:43</text:p>
          </table:table-cell>
          <table:table-cell table:number-columns-repeated="16377"/>
        </table:table-row>
        <table:table-row table:style-name="ro1">
          <table:table-cell table:style-name="ce4" office:value-type="float" office:value="330" calcext:value-type="float">
            <text:p>330</text:p>
          </table:table-cell>
          <table:table-cell table:style-name="ce7"/>
          <table:table-cell table:style-name="ce9"/>
          <table:table-cell table:style-name="ce11" table:content-validation-name="val1"/>
          <table:table-cell table:style-name="ce14" table:formula="of:=[$Calculations.$D2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4]-[$Starsheet.$F24]" office:value-type="time" office:time-value="-PT04H16M15S" calcext:value-type="time">
            <text:p>19:43</text:p>
          </table:table-cell>
          <table:table-cell table:number-columns-repeated="16377"/>
        </table:table-row>
        <table:table-row table:style-name="ro1">
          <table:table-cell table:style-name="ce4" office:value-type="float" office:value="331" calcext:value-type="float">
            <text:p>331</text:p>
          </table:table-cell>
          <table:table-cell table:style-name="ce7"/>
          <table:table-cell table:style-name="ce9"/>
          <table:table-cell table:style-name="ce11" table:content-validation-name="val1"/>
          <table:table-cell table:style-name="ce14" table:formula="of:=[$Calculations.$D2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5]-[$Starsheet.$F25]" office:value-type="time" office:time-value="-PT04H16M15S" calcext:value-type="time">
            <text:p>19:43</text:p>
          </table:table-cell>
          <table:table-cell table:number-columns-repeated="16377"/>
        </table:table-row>
        <table:table-row table:style-name="ro1">
          <table:table-cell table:style-name="ce4" office:value-type="float" office:value="332" calcext:value-type="float">
            <text:p>332</text:p>
          </table:table-cell>
          <table:table-cell table:style-name="ce7"/>
          <table:table-cell table:style-name="ce9"/>
          <table:table-cell table:style-name="ce11" table:content-validation-name="val1"/>
          <table:table-cell table:style-name="ce14" table:formula="of:=[$Calculations.$D2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6]-[$Starsheet.$F26]" office:value-type="time" office:time-value="-PT04H16M15S" calcext:value-type="time">
            <text:p>19:43</text:p>
          </table:table-cell>
          <table:table-cell table:number-columns-repeated="16377"/>
        </table:table-row>
        <table:table-row table:style-name="ro1">
          <table:table-cell table:style-name="ce4" office:value-type="float" office:value="333" calcext:value-type="float">
            <text:p>333</text:p>
          </table:table-cell>
          <table:table-cell table:style-name="ce7"/>
          <table:table-cell table:style-name="ce9"/>
          <table:table-cell table:style-name="ce11" table:content-validation-name="val1"/>
          <table:table-cell table:style-name="ce14" table:formula="of:=[$Calculations.$D2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7]-[$Starsheet.$F27]" office:value-type="time" office:time-value="-PT04H16M15S" calcext:value-type="time">
            <text:p>19:43</text:p>
          </table:table-cell>
          <table:table-cell table:number-columns-repeated="16377"/>
        </table:table-row>
        <table:table-row table:style-name="ro1">
          <table:table-cell table:style-name="ce4" office:value-type="float" office:value="334" calcext:value-type="float">
            <text:p>334</text:p>
          </table:table-cell>
          <table:table-cell table:style-name="ce7"/>
          <table:table-cell table:style-name="ce9"/>
          <table:table-cell table:style-name="ce11" table:content-validation-name="val1"/>
          <table:table-cell table:style-name="ce14" table:formula="of:=[$Calculations.$D2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8]-[$Starsheet.$F28]" office:value-type="time" office:time-value="-PT04H16M15S" calcext:value-type="time">
            <text:p>19:43</text:p>
          </table:table-cell>
          <table:table-cell table:number-columns-repeated="16377"/>
        </table:table-row>
        <table:table-row table:style-name="ro1">
          <table:table-cell table:style-name="ce4" office:value-type="float" office:value="336" calcext:value-type="float">
            <text:p>336</text:p>
          </table:table-cell>
          <table:table-cell table:style-name="ce7"/>
          <table:table-cell table:style-name="ce9"/>
          <table:table-cell table:style-name="ce11" table:content-validation-name="val1"/>
          <table:table-cell table:style-name="ce14" table:formula="of:=[$Calculations.$D2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29]-[$Starsheet.$F29]" office:value-type="time" office:time-value="-PT04H16M15S" calcext:value-type="time">
            <text:p>19:43</text:p>
          </table:table-cell>
          <table:table-cell table:number-columns-repeated="16377"/>
        </table:table-row>
        <table:table-row table:style-name="ro1">
          <table:table-cell table:style-name="ce4" office:value-type="float" office:value="337" calcext:value-type="float">
            <text:p>337</text:p>
          </table:table-cell>
          <table:table-cell table:style-name="ce7"/>
          <table:table-cell table:style-name="ce9"/>
          <table:table-cell table:style-name="ce11" table:content-validation-name="val1"/>
          <table:table-cell table:style-name="ce14" table:formula="of:=[$Calculations.$D3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0]-[$Starsheet.$F30]" office:value-type="time" office:time-value="-PT04H16M15S" calcext:value-type="time">
            <text:p>19:43</text:p>
          </table:table-cell>
          <table:table-cell table:number-columns-repeated="16377"/>
        </table:table-row>
        <table:table-row table:style-name="ro1">
          <table:table-cell table:style-name="ce4" office:value-type="float" office:value="338" calcext:value-type="float">
            <text:p>338</text:p>
          </table:table-cell>
          <table:table-cell table:style-name="ce7"/>
          <table:table-cell table:style-name="ce9"/>
          <table:table-cell table:style-name="ce11" table:content-validation-name="val1"/>
          <table:table-cell table:style-name="ce14" table:formula="of:=[$Calculations.$D3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1]-[$Starsheet.$F31]" office:value-type="time" office:time-value="-PT04H16M15S" calcext:value-type="time">
            <text:p>19:43</text:p>
          </table:table-cell>
          <table:table-cell table:number-columns-repeated="16377"/>
        </table:table-row>
        <table:table-row table:style-name="ro1">
          <table:table-cell table:style-name="ce4" office:value-type="float" office:value="339" calcext:value-type="float">
            <text:p>339</text:p>
          </table:table-cell>
          <table:table-cell table:style-name="ce7"/>
          <table:table-cell table:style-name="ce9"/>
          <table:table-cell table:style-name="ce11" table:content-validation-name="val1"/>
          <table:table-cell table:style-name="ce14" table:formula="of:=[$Calculations.$D3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2]-[$Starsheet.$F32]" office:value-type="time" office:time-value="-PT04H16M15S" calcext:value-type="time">
            <text:p>19:43</text:p>
          </table:table-cell>
          <table:table-cell table:number-columns-repeated="16377"/>
        </table:table-row>
        <table:table-row table:style-name="ro1">
          <table:table-cell table:style-name="ce4" office:value-type="float" office:value="340" calcext:value-type="float">
            <text:p>340</text:p>
          </table:table-cell>
          <table:table-cell table:style-name="ce7"/>
          <table:table-cell table:style-name="ce9"/>
          <table:table-cell table:style-name="ce11" table:content-validation-name="val1"/>
          <table:table-cell table:style-name="ce14" table:formula="of:=[$Calculations.$D3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3]-[$Starsheet.$F33]" office:value-type="time" office:time-value="-PT04H16M15S" calcext:value-type="time">
            <text:p>19:43</text:p>
          </table:table-cell>
          <table:table-cell table:number-columns-repeated="16377"/>
        </table:table-row>
        <table:table-row table:style-name="ro1">
          <table:table-cell table:style-name="ce4" office:value-type="float" office:value="341" calcext:value-type="float">
            <text:p>341</text:p>
          </table:table-cell>
          <table:table-cell table:style-name="ce7"/>
          <table:table-cell table:style-name="ce9"/>
          <table:table-cell table:style-name="ce11" table:content-validation-name="val1"/>
          <table:table-cell table:style-name="ce14" table:formula="of:=[$Calculations.$D3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4]-[$Starsheet.$F34]" office:value-type="time" office:time-value="-PT04H16M15S" calcext:value-type="time">
            <text:p>19:43</text:p>
          </table:table-cell>
          <table:table-cell table:number-columns-repeated="16377"/>
        </table:table-row>
        <table:table-row table:style-name="ro1">
          <table:table-cell table:style-name="ce4" office:value-type="float" office:value="342" calcext:value-type="float">
            <text:p>342</text:p>
          </table:table-cell>
          <table:table-cell table:style-name="ce7"/>
          <table:table-cell table:style-name="ce9"/>
          <table:table-cell table:style-name="ce11" table:content-validation-name="val1"/>
          <table:table-cell table:style-name="ce14" table:formula="of:=[$Calculations.$D3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5]-[$Starsheet.$F35]" office:value-type="time" office:time-value="-PT04H16M15S" calcext:value-type="time">
            <text:p>19:43</text:p>
          </table:table-cell>
          <table:table-cell table:number-columns-repeated="16377"/>
        </table:table-row>
        <table:table-row table:style-name="ro1">
          <table:table-cell table:style-name="ce4" office:value-type="float" office:value="343" calcext:value-type="float">
            <text:p>343</text:p>
          </table:table-cell>
          <table:table-cell table:style-name="ce7"/>
          <table:table-cell table:style-name="ce9"/>
          <table:table-cell table:style-name="ce11" table:content-validation-name="val1"/>
          <table:table-cell table:style-name="ce14" table:formula="of:=[$Calculations.$D3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6]-[$Starsheet.$F36]" office:value-type="time" office:time-value="-PT04H16M15S" calcext:value-type="time">
            <text:p>19:43</text:p>
          </table:table-cell>
          <table:table-cell table:number-columns-repeated="16377"/>
        </table:table-row>
        <table:table-row table:style-name="ro1">
          <table:table-cell table:style-name="ce4" office:value-type="float" office:value="344" calcext:value-type="float">
            <text:p>344</text:p>
          </table:table-cell>
          <table:table-cell table:style-name="ce7" table:number-columns-repeated="2"/>
          <table:table-cell table:style-name="ce11" table:content-validation-name="val1"/>
          <table:table-cell table:style-name="ce14" table:formula="of:=[$Calculations.$D3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7]-[$Starsheet.$F37]" office:value-type="time" office:time-value="-PT04H16M15S" calcext:value-type="time">
            <text:p>19:43</text:p>
          </table:table-cell>
          <table:table-cell table:number-columns-repeated="16377"/>
        </table:table-row>
        <table:table-row table:style-name="ro1">
          <table:table-cell table:style-name="ce4" office:value-type="float" office:value="346" calcext:value-type="float">
            <text:p>346</text:p>
          </table:table-cell>
          <table:table-cell table:style-name="ce7" table:number-columns-repeated="2"/>
          <table:table-cell table:style-name="ce11" table:content-validation-name="val1"/>
          <table:table-cell table:style-name="ce14" table:formula="of:=[$Calculations.$D3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8]-[$Starsheet.$F38]" office:value-type="time" office:time-value="-PT04H16M15S" calcext:value-type="time">
            <text:p>19:43</text:p>
          </table:table-cell>
          <table:table-cell table:number-columns-repeated="16377"/>
        </table:table-row>
        <table:table-row table:style-name="ro1">
          <table:table-cell table:style-name="ce4" office:value-type="float" office:value="347" calcext:value-type="float">
            <text:p>347</text:p>
          </table:table-cell>
          <table:table-cell table:style-name="ce7" table:number-columns-repeated="2"/>
          <table:table-cell table:style-name="ce11" table:content-validation-name="val1"/>
          <table:table-cell table:style-name="ce14" table:formula="of:=[$Calculations.$D3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39]-[$Starsheet.$F39]" office:value-type="time" office:time-value="-PT04H16M15S" calcext:value-type="time">
            <text:p>19:43</text:p>
          </table:table-cell>
          <table:table-cell table:number-columns-repeated="16377"/>
        </table:table-row>
        <table:table-row table:style-name="ro1">
          <table:table-cell table:style-name="ce4" office:value-type="float" office:value="348" calcext:value-type="float">
            <text:p>348</text:p>
          </table:table-cell>
          <table:table-cell table:style-name="ce7" table:number-columns-repeated="2"/>
          <table:table-cell table:style-name="ce11" table:content-validation-name="val1"/>
          <table:table-cell table:style-name="ce14" table:formula="of:=[$Calculations.$D4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0]-[$Starsheet.$F40]" office:value-type="time" office:time-value="-PT04H16M15S" calcext:value-type="time">
            <text:p>19:43</text:p>
          </table:table-cell>
          <table:table-cell table:number-columns-repeated="16377"/>
        </table:table-row>
        <table:table-row table:style-name="ro1">
          <table:table-cell table:style-name="ce4" office:value-type="float" office:value="349" calcext:value-type="float">
            <text:p>349</text:p>
          </table:table-cell>
          <table:table-cell table:style-name="ce7"/>
          <table:table-cell table:style-name="ce9"/>
          <table:table-cell table:style-name="ce11" table:content-validation-name="val1"/>
          <table:table-cell table:style-name="ce14" table:formula="of:=[$Calculations.$D4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1]-[$Starsheet.$F41]" office:value-type="time" office:time-value="-PT04H16M15S" calcext:value-type="time">
            <text:p>19:43</text:p>
          </table:table-cell>
          <table:table-cell table:number-columns-repeated="16377"/>
        </table:table-row>
        <table:table-row table:style-name="ro1">
          <table:table-cell table:style-name="ce4" office:value-type="float" office:value="350" calcext:value-type="float">
            <text:p>350</text:p>
          </table:table-cell>
          <table:table-cell table:style-name="ce7" table:number-columns-repeated="2"/>
          <table:table-cell table:style-name="ce11" table:content-validation-name="val1"/>
          <table:table-cell table:style-name="ce14" table:formula="of:=[$Calculations.$D4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2]-[$Starsheet.$F42]" office:value-type="time" office:time-value="-PT04H16M15S" calcext:value-type="time">
            <text:p>19:43</text:p>
          </table:table-cell>
          <table:table-cell table:number-columns-repeated="16377"/>
        </table:table-row>
        <table:table-row table:style-name="ro1">
          <table:table-cell table:style-name="ce4" office:value-type="float" office:value="351" calcext:value-type="float">
            <text:p>351</text:p>
          </table:table-cell>
          <table:table-cell table:style-name="ce7" table:number-columns-repeated="2"/>
          <table:table-cell table:style-name="ce11" table:content-validation-name="val1"/>
          <table:table-cell table:style-name="ce14" table:formula="of:=[$Calculations.$D4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3]-[$Starsheet.$F43]" office:value-type="time" office:time-value="-PT04H16M15S" calcext:value-type="time">
            <text:p>19:43</text:p>
          </table:table-cell>
          <table:table-cell table:number-columns-repeated="16377"/>
        </table:table-row>
        <table:table-row table:style-name="ro1">
          <table:table-cell table:style-name="ce4" office:value-type="float" office:value="352" calcext:value-type="float">
            <text:p>352</text:p>
          </table:table-cell>
          <table:table-cell table:style-name="ce7" table:number-columns-repeated="2"/>
          <table:table-cell table:style-name="ce11" table:content-validation-name="val1"/>
          <table:table-cell table:style-name="ce14" table:formula="of:=[$Calculations.$D4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4]-[$Starsheet.$F44]" office:value-type="time" office:time-value="-PT04H16M15S" calcext:value-type="time">
            <text:p>19:43</text:p>
          </table:table-cell>
          <table:table-cell table:number-columns-repeated="16377"/>
        </table:table-row>
        <table:table-row table:style-name="ro1">
          <table:table-cell table:style-name="ce4" office:value-type="float" office:value="353" calcext:value-type="float">
            <text:p>353</text:p>
          </table:table-cell>
          <table:table-cell table:style-name="ce7" table:number-columns-repeated="2"/>
          <table:table-cell table:style-name="ce11" table:content-validation-name="val1"/>
          <table:table-cell table:style-name="ce14" table:formula="of:=[$Calculations.$D4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5]-[$Starsheet.$F45]" office:value-type="time" office:time-value="-PT04H16M15S" calcext:value-type="time">
            <text:p>19:43</text:p>
          </table:table-cell>
          <table:table-cell table:number-columns-repeated="16377"/>
        </table:table-row>
        <table:table-row table:style-name="ro1">
          <table:table-cell table:style-name="ce4" office:value-type="float" office:value="354" calcext:value-type="float">
            <text:p>354</text:p>
          </table:table-cell>
          <table:table-cell table:style-name="ce7" table:number-columns-repeated="2"/>
          <table:table-cell table:style-name="ce11" table:content-validation-name="val1"/>
          <table:table-cell table:style-name="ce14" table:formula="of:=[$Calculations.$D4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6]-[$Starsheet.$F46]" office:value-type="time" office:time-value="-PT04H16M15S" calcext:value-type="time">
            <text:p>19:43</text:p>
          </table:table-cell>
          <table:table-cell table:number-columns-repeated="16377"/>
        </table:table-row>
        <table:table-row table:style-name="ro1">
          <table:table-cell table:style-name="ce4" office:value-type="float" office:value="355" calcext:value-type="float">
            <text:p>355</text:p>
          </table:table-cell>
          <table:table-cell table:style-name="ce7" table:number-columns-repeated="2"/>
          <table:table-cell table:style-name="ce11" table:content-validation-name="val1"/>
          <table:table-cell table:style-name="ce14" table:formula="of:=[$Calculations.$D4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7]-[$Starsheet.$F47]" office:value-type="time" office:time-value="-PT04H16M15S" calcext:value-type="time">
            <text:p>19:43</text:p>
          </table:table-cell>
          <table:table-cell table:number-columns-repeated="16377"/>
        </table:table-row>
        <table:table-row table:style-name="ro1">
          <table:table-cell table:style-name="ce4" office:value-type="float" office:value="356" calcext:value-type="float">
            <text:p>356</text:p>
          </table:table-cell>
          <table:table-cell table:style-name="ce7" table:number-columns-repeated="2"/>
          <table:table-cell table:style-name="ce11" table:content-validation-name="val1"/>
          <table:table-cell table:style-name="ce14" table:formula="of:=[$Calculations.$D4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8]-[$Starsheet.$F48]" office:value-type="time" office:time-value="-PT04H16M15S" calcext:value-type="time">
            <text:p>19:43</text:p>
          </table:table-cell>
          <table:table-cell table:number-columns-repeated="16377"/>
        </table:table-row>
        <table:table-row table:style-name="ro1">
          <table:table-cell table:style-name="ce4" office:value-type="float" office:value="357" calcext:value-type="float">
            <text:p>357</text:p>
          </table:table-cell>
          <table:table-cell table:style-name="ce7" table:number-columns-repeated="2"/>
          <table:table-cell table:style-name="ce11" table:content-validation-name="val1"/>
          <table:table-cell table:style-name="ce14" table:formula="of:=[$Calculations.$D4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49]-[$Starsheet.$F49]" office:value-type="time" office:time-value="-PT04H16M15S" calcext:value-type="time">
            <text:p>19:43</text:p>
          </table:table-cell>
          <table:table-cell table:number-columns-repeated="16377"/>
        </table:table-row>
        <table:table-row table:style-name="ro1">
          <table:table-cell table:style-name="ce4" office:value-type="float" office:value="358" calcext:value-type="float">
            <text:p>358</text:p>
          </table:table-cell>
          <table:table-cell table:style-name="ce7" table:number-columns-repeated="2"/>
          <table:table-cell table:style-name="ce11" table:content-validation-name="val1"/>
          <table:table-cell table:style-name="ce14" table:formula="of:=[$Calculations.$D5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0]-[$Starsheet.$F50]" office:value-type="time" office:time-value="-PT04H16M15S" calcext:value-type="time">
            <text:p>19:43</text:p>
          </table:table-cell>
          <table:table-cell table:number-columns-repeated="16377"/>
        </table:table-row>
        <table:table-row table:style-name="ro1">
          <table:table-cell table:style-name="ce4" office:value-type="float" office:value="359" calcext:value-type="float">
            <text:p>359</text:p>
          </table:table-cell>
          <table:table-cell table:style-name="ce7" table:number-columns-repeated="2"/>
          <table:table-cell table:style-name="ce11" table:content-validation-name="val1"/>
          <table:table-cell table:style-name="ce14" table:formula="of:=[$Calculations.$D5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1]-[$Starsheet.$F51]" office:value-type="time" office:time-value="-PT04H16M15S" calcext:value-type="time">
            <text:p>19:43</text:p>
          </table:table-cell>
          <table:table-cell table:number-columns-repeated="16377"/>
        </table:table-row>
        <table:table-row table:style-name="ro1">
          <table:table-cell table:style-name="ce4" office:value-type="float" office:value="360" calcext:value-type="float">
            <text:p>360</text:p>
          </table:table-cell>
          <table:table-cell table:style-name="ce7" table:number-columns-repeated="2"/>
          <table:table-cell table:style-name="ce11" table:content-validation-name="val1"/>
          <table:table-cell table:style-name="ce14" table:formula="of:=[$Calculations.$D5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2]-[$Starsheet.$F52]" office:value-type="time" office:time-value="-PT04H16M15S" calcext:value-type="time">
            <text:p>19:43</text:p>
          </table:table-cell>
          <table:table-cell table:number-columns-repeated="16377"/>
        </table:table-row>
        <table:table-row table:style-name="ro1">
          <table:table-cell table:style-name="ce4" office:value-type="float" office:value="361" calcext:value-type="float">
            <text:p>361</text:p>
          </table:table-cell>
          <table:table-cell table:style-name="ce7" table:number-columns-repeated="2"/>
          <table:table-cell table:style-name="ce11" table:content-validation-name="val1"/>
          <table:table-cell table:style-name="ce14" table:formula="of:=[$Calculations.$D5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3]-[$Starsheet.$F53]" office:value-type="time" office:time-value="-PT04H16M15S" calcext:value-type="time">
            <text:p>19:43</text:p>
          </table:table-cell>
          <table:table-cell table:number-columns-repeated="16377"/>
        </table:table-row>
        <table:table-row table:style-name="ro1">
          <table:table-cell table:style-name="ce4" office:value-type="float" office:value="362" calcext:value-type="float">
            <text:p>362</text:p>
          </table:table-cell>
          <table:table-cell table:style-name="ce7" table:number-columns-repeated="2"/>
          <table:table-cell table:style-name="ce11" table:content-validation-name="val1"/>
          <table:table-cell table:style-name="ce14" table:formula="of:=[$Calculations.$D5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4]-[$Starsheet.$F54]" office:value-type="time" office:time-value="-PT04H16M15S" calcext:value-type="time">
            <text:p>19:43</text:p>
          </table:table-cell>
          <table:table-cell table:number-columns-repeated="16377"/>
        </table:table-row>
        <table:table-row table:style-name="ro1">
          <table:table-cell table:style-name="ce4" office:value-type="float" office:value="363" calcext:value-type="float">
            <text:p>363</text:p>
          </table:table-cell>
          <table:table-cell table:style-name="ce7" table:number-columns-repeated="2"/>
          <table:table-cell table:style-name="ce11" table:content-validation-name="val1"/>
          <table:table-cell table:style-name="ce14" table:formula="of:=[$Calculations.$D5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5]-[$Starsheet.$F55]" office:value-type="time" office:time-value="-PT04H16M15S" calcext:value-type="time">
            <text:p>19:43</text:p>
          </table:table-cell>
          <table:table-cell table:number-columns-repeated="16377"/>
        </table:table-row>
        <table:table-row table:style-name="ro1">
          <table:table-cell table:style-name="ce4" office:value-type="float" office:value="364" calcext:value-type="float">
            <text:p>364</text:p>
          </table:table-cell>
          <table:table-cell table:style-name="ce7" table:number-columns-repeated="2"/>
          <table:table-cell table:style-name="ce11" table:content-validation-name="val1"/>
          <table:table-cell table:style-name="ce14" table:formula="of:=[$Calculations.$D5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6]-[$Starsheet.$F56]" office:value-type="time" office:time-value="-PT04H16M15S" calcext:value-type="time">
            <text:p>19:43</text:p>
          </table:table-cell>
          <table:table-cell table:number-columns-repeated="16377"/>
        </table:table-row>
        <table:table-row table:style-name="ro1">
          <table:table-cell table:style-name="ce4" office:value-type="float" office:value="365" calcext:value-type="float">
            <text:p>365</text:p>
          </table:table-cell>
          <table:table-cell table:style-name="ce7" table:number-columns-repeated="2"/>
          <table:table-cell table:style-name="ce11" table:content-validation-name="val1"/>
          <table:table-cell table:style-name="ce14" table:formula="of:=[$Calculations.$D5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7]-[$Starsheet.$F57]" office:value-type="time" office:time-value="-PT04H16M15S" calcext:value-type="time">
            <text:p>19:43</text:p>
          </table:table-cell>
          <table:table-cell table:number-columns-repeated="16377"/>
        </table:table-row>
        <table:table-row table:style-name="ro1">
          <table:table-cell table:style-name="ce4" office:value-type="float" office:value="366" calcext:value-type="float">
            <text:p>366</text:p>
          </table:table-cell>
          <table:table-cell table:style-name="ce7" table:number-columns-repeated="2"/>
          <table:table-cell table:style-name="ce11" table:content-validation-name="val1"/>
          <table:table-cell table:style-name="ce14" table:formula="of:=[$Calculations.$D5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8]-[$Starsheet.$F58]" office:value-type="time" office:time-value="-PT04H16M15S" calcext:value-type="time">
            <text:p>19:43</text:p>
          </table:table-cell>
          <table:table-cell table:number-columns-repeated="16377"/>
        </table:table-row>
        <table:table-row table:style-name="ro1">
          <table:table-cell table:style-name="ce4" office:value-type="float" office:value="367" calcext:value-type="float">
            <text:p>367</text:p>
          </table:table-cell>
          <table:table-cell table:style-name="ce7" table:number-columns-repeated="2"/>
          <table:table-cell table:style-name="ce11" table:content-validation-name="val1"/>
          <table:table-cell table:style-name="ce14" table:formula="of:=[$Calculations.$D5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59]-[$Starsheet.$F59]" office:value-type="time" office:time-value="-PT04H16M15S" calcext:value-type="time">
            <text:p>19:43</text:p>
          </table:table-cell>
          <table:table-cell table:number-columns-repeated="16377"/>
        </table:table-row>
        <table:table-row table:style-name="ro1">
          <table:table-cell table:style-name="ce4" office:value-type="float" office:value="368" calcext:value-type="float">
            <text:p>368</text:p>
          </table:table-cell>
          <table:table-cell table:style-name="ce7" table:number-columns-repeated="2"/>
          <table:table-cell table:style-name="ce11" table:content-validation-name="val1"/>
          <table:table-cell table:style-name="ce14" table:formula="of:=[$Calculations.$D6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0]-[$Starsheet.$F60]" office:value-type="time" office:time-value="-PT04H16M15S" calcext:value-type="time">
            <text:p>19:43</text:p>
          </table:table-cell>
          <table:table-cell table:number-columns-repeated="16377"/>
        </table:table-row>
        <table:table-row table:style-name="ro1">
          <table:table-cell table:style-name="ce4" office:value-type="float" office:value="369" calcext:value-type="float">
            <text:p>369</text:p>
          </table:table-cell>
          <table:table-cell table:style-name="ce7" table:number-columns-repeated="2"/>
          <table:table-cell table:style-name="ce11" table:content-validation-name="val1"/>
          <table:table-cell table:style-name="ce14" table:formula="of:=[$Calculations.$D6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1]-[$Starsheet.$F61]" office:value-type="time" office:time-value="-PT04H16M15S" calcext:value-type="time">
            <text:p>19:43</text:p>
          </table:table-cell>
          <table:table-cell table:number-columns-repeated="16377"/>
        </table:table-row>
        <table:table-row table:style-name="ro1">
          <table:table-cell table:style-name="ce4" office:value-type="float" office:value="370" calcext:value-type="float">
            <text:p>370</text:p>
          </table:table-cell>
          <table:table-cell table:style-name="ce7" table:number-columns-repeated="2"/>
          <table:table-cell table:style-name="ce11" table:content-validation-name="val1"/>
          <table:table-cell table:style-name="ce14" table:formula="of:=[$Calculations.$D6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2]-[$Starsheet.$F62]" office:value-type="time" office:time-value="-PT04H16M15S" calcext:value-type="time">
            <text:p>19:43</text:p>
          </table:table-cell>
          <table:table-cell table:number-columns-repeated="16377"/>
        </table:table-row>
        <table:table-row table:style-name="ro1">
          <table:table-cell table:style-name="ce4" office:value-type="float" office:value="373" calcext:value-type="float">
            <text:p>373</text:p>
          </table:table-cell>
          <table:table-cell table:style-name="ce7" table:number-columns-repeated="2"/>
          <table:table-cell table:style-name="ce11" table:content-validation-name="val1"/>
          <table:table-cell table:style-name="ce14" table:formula="of:=[$Calculations.$D6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3]-[$Starsheet.$F63]" office:value-type="time" office:time-value="-PT04H16M15S" calcext:value-type="time">
            <text:p>19:43</text:p>
          </table:table-cell>
          <table:table-cell table:number-columns-repeated="16377"/>
        </table:table-row>
        <table:table-row table:style-name="ro1">
          <table:table-cell table:style-name="ce4" office:value-type="float" office:value="374" calcext:value-type="float">
            <text:p>374</text:p>
          </table:table-cell>
          <table:table-cell table:style-name="ce7" table:number-columns-repeated="2"/>
          <table:table-cell table:style-name="ce11" table:content-validation-name="val1"/>
          <table:table-cell table:style-name="ce14" table:formula="of:=[$Calculations.$D6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4]-[$Starsheet.$F64]" office:value-type="time" office:time-value="-PT04H16M15S" calcext:value-type="time">
            <text:p>19:43</text:p>
          </table:table-cell>
          <table:table-cell table:number-columns-repeated="16377"/>
        </table:table-row>
        <table:table-row table:style-name="ro1">
          <table:table-cell table:style-name="ce4" office:value-type="float" office:value="375" calcext:value-type="float">
            <text:p>375</text:p>
          </table:table-cell>
          <table:table-cell table:style-name="ce7" table:number-columns-repeated="2"/>
          <table:table-cell table:style-name="ce11" table:content-validation-name="val1"/>
          <table:table-cell table:style-name="ce14" table:formula="of:=[$Calculations.$D6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5]-[$Starsheet.$F65]" office:value-type="time" office:time-value="-PT04H16M15S" calcext:value-type="time">
            <text:p>19:43</text:p>
          </table:table-cell>
          <table:table-cell table:number-columns-repeated="16377"/>
        </table:table-row>
        <table:table-row table:style-name="ro1">
          <table:table-cell table:style-name="ce4" office:value-type="float" office:value="376" calcext:value-type="float">
            <text:p>376</text:p>
          </table:table-cell>
          <table:table-cell table:style-name="ce7" table:number-columns-repeated="2"/>
          <table:table-cell table:style-name="ce11" table:content-validation-name="val1"/>
          <table:table-cell table:style-name="ce14" table:formula="of:=[$Calculations.$D6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6]-[$Starsheet.$F66]" office:value-type="time" office:time-value="-PT04H16M15S" calcext:value-type="time">
            <text:p>19:43</text:p>
          </table:table-cell>
          <table:table-cell table:number-columns-repeated="16377"/>
        </table:table-row>
        <table:table-row table:style-name="ro1">
          <table:table-cell table:style-name="ce4" office:value-type="float" office:value="377" calcext:value-type="float">
            <text:p>377</text:p>
          </table:table-cell>
          <table:table-cell table:style-name="ce7" table:number-columns-repeated="2"/>
          <table:table-cell table:style-name="ce11" table:content-validation-name="val1"/>
          <table:table-cell table:style-name="ce14" table:formula="of:=[$Calculations.$D6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7]-[$Starsheet.$F67]" office:value-type="time" office:time-value="-PT04H16M15S" calcext:value-type="time">
            <text:p>19:43</text:p>
          </table:table-cell>
          <table:table-cell table:number-columns-repeated="16377"/>
        </table:table-row>
        <table:table-row table:style-name="ro1">
          <table:table-cell table:style-name="ce4" office:value-type="float" office:value="378" calcext:value-type="float">
            <text:p>378</text:p>
          </table:table-cell>
          <table:table-cell table:style-name="ce7" table:number-columns-repeated="2"/>
          <table:table-cell table:style-name="ce11" table:content-validation-name="val1"/>
          <table:table-cell table:style-name="ce14" table:formula="of:=[$Calculations.$D6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8]-[$Starsheet.$F68]" office:value-type="time" office:time-value="-PT04H16M15S" calcext:value-type="time">
            <text:p>19:43</text:p>
          </table:table-cell>
          <table:table-cell table:number-columns-repeated="16377"/>
        </table:table-row>
        <table:table-row table:style-name="ro1">
          <table:table-cell table:style-name="ce4" office:value-type="float" office:value="385" calcext:value-type="float">
            <text:p>385</text:p>
          </table:table-cell>
          <table:table-cell table:style-name="ce7" table:number-columns-repeated="2"/>
          <table:table-cell table:style-name="ce11" table:content-validation-name="val1"/>
          <table:table-cell table:style-name="ce14" table:formula="of:=[$Calculations.$D6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69]-[$Starsheet.$F69]" office:value-type="time" office:time-value="-PT04H16M15S" calcext:value-type="time">
            <text:p>19:43</text:p>
          </table:table-cell>
          <table:table-cell table:number-columns-repeated="16377"/>
        </table:table-row>
        <table:table-row table:style-name="ro1">
          <table:table-cell table:style-name="ce4" office:value-type="float" office:value="386" calcext:value-type="float">
            <text:p>386</text:p>
          </table:table-cell>
          <table:table-cell table:style-name="ce7" table:number-columns-repeated="2"/>
          <table:table-cell table:style-name="ce11" table:content-validation-name="val1"/>
          <table:table-cell table:style-name="ce14" table:formula="of:=[$Calculations.$D7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0]-[$Starsheet.$F70]" office:value-type="time" office:time-value="-PT04H16M15S" calcext:value-type="time">
            <text:p>19:43</text:p>
          </table:table-cell>
          <table:table-cell table:number-columns-repeated="16377"/>
        </table:table-row>
        <table:table-row table:style-name="ro1">
          <table:table-cell table:style-name="ce4" office:value-type="float" office:value="387" calcext:value-type="float">
            <text:p>387</text:p>
          </table:table-cell>
          <table:table-cell table:style-name="ce7" table:number-columns-repeated="2"/>
          <table:table-cell table:style-name="ce11" table:content-validation-name="val1"/>
          <table:table-cell table:style-name="ce14" table:formula="of:=[$Calculations.$D7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1]-[$Starsheet.$F71]" office:value-type="time" office:time-value="-PT04H16M15S" calcext:value-type="time">
            <text:p>19:43</text:p>
          </table:table-cell>
          <table:table-cell table:number-columns-repeated="16377"/>
        </table:table-row>
        <table:table-row table:style-name="ro1">
          <table:table-cell table:style-name="ce4" office:value-type="float" office:value="388" calcext:value-type="float">
            <text:p>388</text:p>
          </table:table-cell>
          <table:table-cell table:style-name="ce7" table:number-columns-repeated="2"/>
          <table:table-cell table:style-name="ce11" table:content-validation-name="val1"/>
          <table:table-cell table:style-name="ce14" table:formula="of:=[$Calculations.$D7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2]-[$Starsheet.$F72]" office:value-type="time" office:time-value="-PT04H16M15S" calcext:value-type="time">
            <text:p>19:43</text:p>
          </table:table-cell>
          <table:table-cell table:number-columns-repeated="16377"/>
        </table:table-row>
        <table:table-row table:style-name="ro1">
          <table:table-cell table:style-name="ce4" office:value-type="float" office:value="389" calcext:value-type="float">
            <text:p>389</text:p>
          </table:table-cell>
          <table:table-cell table:style-name="ce7" table:number-columns-repeated="2"/>
          <table:table-cell table:style-name="ce11" table:content-validation-name="val1"/>
          <table:table-cell table:style-name="ce14" table:formula="of:=[$Calculations.$D7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3]-[$Starsheet.$F73]" office:value-type="time" office:time-value="-PT04H16M15S" calcext:value-type="time">
            <text:p>19:43</text:p>
          </table:table-cell>
          <table:table-cell table:number-columns-repeated="16377"/>
        </table:table-row>
        <table:table-row table:style-name="ro1">
          <table:table-cell table:style-name="ce4" office:value-type="float" office:value="390" calcext:value-type="float">
            <text:p>390</text:p>
          </table:table-cell>
          <table:table-cell table:style-name="ce7" table:number-columns-repeated="2"/>
          <table:table-cell table:style-name="ce11" table:content-validation-name="val1"/>
          <table:table-cell table:style-name="ce14" table:formula="of:=[$Calculations.$D7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4]-[$Starsheet.$F74]" office:value-type="time" office:time-value="-PT04H16M15S" calcext:value-type="time">
            <text:p>19:43</text:p>
          </table:table-cell>
          <table:table-cell table:number-columns-repeated="16377"/>
        </table:table-row>
        <table:table-row table:style-name="ro1">
          <table:table-cell table:style-name="ce4" office:value-type="float" office:value="391" calcext:value-type="float">
            <text:p>391</text:p>
          </table:table-cell>
          <table:table-cell table:style-name="ce7" table:number-columns-repeated="2"/>
          <table:table-cell table:style-name="ce11" table:content-validation-name="val1"/>
          <table:table-cell table:style-name="ce14" table:formula="of:=[$Calculations.$D7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5]-[$Starsheet.$F75]" office:value-type="time" office:time-value="-PT04H16M15S" calcext:value-type="time">
            <text:p>19:43</text:p>
          </table:table-cell>
          <table:table-cell table:number-columns-repeated="16377"/>
        </table:table-row>
        <table:table-row table:style-name="ro1">
          <table:table-cell table:style-name="ce4" office:value-type="float" office:value="392" calcext:value-type="float">
            <text:p>392</text:p>
          </table:table-cell>
          <table:table-cell table:style-name="ce7" table:number-columns-repeated="2"/>
          <table:table-cell table:style-name="ce11" table:content-validation-name="val1"/>
          <table:table-cell table:style-name="ce14" table:formula="of:=[$Calculations.$D7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6]-[$Starsheet.$F76]" office:value-type="time" office:time-value="-PT04H16M15S" calcext:value-type="time">
            <text:p>19:43</text:p>
          </table:table-cell>
          <table:table-cell table:number-columns-repeated="16377"/>
        </table:table-row>
        <table:table-row table:style-name="ro1">
          <table:table-cell table:style-name="ce4" office:value-type="float" office:value="395" calcext:value-type="float">
            <text:p>395</text:p>
          </table:table-cell>
          <table:table-cell table:style-name="ce7" table:number-columns-repeated="2"/>
          <table:table-cell table:style-name="ce11" table:content-validation-name="val1"/>
          <table:table-cell table:style-name="ce14" table:formula="of:=[$Calculations.$D7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7]-[$Starsheet.$F77]" office:value-type="time" office:time-value="-PT04H16M15S" calcext:value-type="time">
            <text:p>19:43</text:p>
          </table:table-cell>
          <table:table-cell table:number-columns-repeated="16377"/>
        </table:table-row>
        <table:table-row table:style-name="ro1">
          <table:table-cell table:style-name="ce4" office:value-type="float" office:value="396" calcext:value-type="float">
            <text:p>396</text:p>
          </table:table-cell>
          <table:table-cell table:style-name="ce7" table:number-columns-repeated="2"/>
          <table:table-cell table:style-name="ce11" table:content-validation-name="val1"/>
          <table:table-cell table:style-name="ce14" table:formula="of:=[$Calculations.$D7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8]-[$Starsheet.$F78]" office:value-type="time" office:time-value="-PT04H16M15S" calcext:value-type="time">
            <text:p>19:43</text:p>
          </table:table-cell>
          <table:table-cell table:number-columns-repeated="16377"/>
        </table:table-row>
        <table:table-row table:style-name="ro1">
          <table:table-cell table:style-name="ce4" office:value-type="float" office:value="415" calcext:value-type="float">
            <text:p>415</text:p>
          </table:table-cell>
          <table:table-cell table:style-name="ce7" table:number-columns-repeated="2"/>
          <table:table-cell table:style-name="ce11" table:content-validation-name="val1"/>
          <table:table-cell table:style-name="ce14" table:formula="of:=[$Calculations.$D7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79]-[$Starsheet.$F79]" office:value-type="time" office:time-value="-PT04H16M15S" calcext:value-type="time">
            <text:p>19:43</text:p>
          </table:table-cell>
          <table:table-cell table:number-columns-repeated="16377"/>
        </table:table-row>
        <table:table-row table:style-name="ro1">
          <table:table-cell table:style-name="ce4" office:value-type="float" office:value="416" calcext:value-type="float">
            <text:p>416</text:p>
          </table:table-cell>
          <table:table-cell table:style-name="ce7" table:number-columns-repeated="2"/>
          <table:table-cell table:style-name="ce11" table:content-validation-name="val1"/>
          <table:table-cell table:style-name="ce14" table:formula="of:=[$Calculations.$D8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0]-[$Starsheet.$F80]" office:value-type="time" office:time-value="-PT04H16M15S" calcext:value-type="time">
            <text:p>19:43</text:p>
          </table:table-cell>
          <table:table-cell table:number-columns-repeated="16377"/>
        </table:table-row>
        <table:table-row table:style-name="ro1">
          <table:table-cell table:style-name="ce4" office:value-type="float" office:value="420" calcext:value-type="float">
            <text:p>420</text:p>
          </table:table-cell>
          <table:table-cell table:style-name="ce7" table:number-columns-repeated="2"/>
          <table:table-cell table:style-name="ce11" table:content-validation-name="val1"/>
          <table:table-cell table:style-name="ce14" table:formula="of:=[$Calculations.$D8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1]-[$Starsheet.$F81]" office:value-type="time" office:time-value="-PT04H16M15S" calcext:value-type="time">
            <text:p>19:43</text:p>
          </table:table-cell>
          <table:table-cell table:number-columns-repeated="16377"/>
        </table:table-row>
        <table:table-row table:style-name="ro1">
          <table:table-cell table:style-name="ce4" office:value-type="float" office:value="421" calcext:value-type="float">
            <text:p>421</text:p>
          </table:table-cell>
          <table:table-cell table:style-name="ce7" table:number-columns-repeated="2"/>
          <table:table-cell table:style-name="ce11" table:content-validation-name="val1"/>
          <table:table-cell table:style-name="ce14" table:formula="of:=[$Calculations.$D8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2]-[$Starsheet.$F82]" office:value-type="time" office:time-value="-PT04H16M15S" calcext:value-type="time">
            <text:p>19:43</text:p>
          </table:table-cell>
          <table:table-cell table:number-columns-repeated="16377"/>
        </table:table-row>
        <table:table-row table:style-name="ro1">
          <table:table-cell table:style-name="ce4" office:value-type="float" office:value="422" calcext:value-type="float">
            <text:p>422</text:p>
          </table:table-cell>
          <table:table-cell table:style-name="ce7" table:number-columns-repeated="2"/>
          <table:table-cell table:style-name="ce11" table:content-validation-name="val1"/>
          <table:table-cell table:style-name="ce14" table:formula="of:=[$Calculations.$D8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3]-[$Starsheet.$F83]" office:value-type="time" office:time-value="-PT04H16M15S" calcext:value-type="time">
            <text:p>19:43</text:p>
          </table:table-cell>
          <table:table-cell table:number-columns-repeated="16377"/>
        </table:table-row>
        <table:table-row table:style-name="ro1">
          <table:table-cell table:style-name="ce4" office:value-type="float" office:value="423" calcext:value-type="float">
            <text:p>423</text:p>
          </table:table-cell>
          <table:table-cell table:style-name="ce7" table:number-columns-repeated="2"/>
          <table:table-cell table:style-name="ce11" table:content-validation-name="val1"/>
          <table:table-cell table:style-name="ce14" table:formula="of:=[$Calculations.$D8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4]-[$Starsheet.$F84]" office:value-type="time" office:time-value="-PT04H16M15S" calcext:value-type="time">
            <text:p>19:43</text:p>
          </table:table-cell>
          <table:table-cell table:number-columns-repeated="16377"/>
        </table:table-row>
        <table:table-row table:style-name="ro1">
          <table:table-cell table:style-name="ce4" office:value-type="float" office:value="424" calcext:value-type="float">
            <text:p>424</text:p>
          </table:table-cell>
          <table:table-cell table:style-name="ce7" table:number-columns-repeated="2"/>
          <table:table-cell table:style-name="ce11" table:content-validation-name="val1"/>
          <table:table-cell table:style-name="ce14" table:formula="of:=[$Calculations.$D8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5]-[$Starsheet.$F85]" office:value-type="time" office:time-value="-PT04H16M15S" calcext:value-type="time">
            <text:p>19:43</text:p>
          </table:table-cell>
          <table:table-cell table:number-columns-repeated="16377"/>
        </table:table-row>
        <table:table-row table:style-name="ro1">
          <table:table-cell table:style-name="ce4" office:value-type="float" office:value="428" calcext:value-type="float">
            <text:p>428</text:p>
          </table:table-cell>
          <table:table-cell table:style-name="ce7" table:number-columns-repeated="2"/>
          <table:table-cell table:style-name="ce11" table:content-validation-name="val1"/>
          <table:table-cell table:style-name="ce14" table:formula="of:=[$Calculations.$D8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6]-[$Starsheet.$F86]" office:value-type="time" office:time-value="-PT04H16M15S" calcext:value-type="time">
            <text:p>19:43</text:p>
          </table:table-cell>
          <table:table-cell table:number-columns-repeated="16377"/>
        </table:table-row>
        <table:table-row table:style-name="ro1">
          <table:table-cell table:style-name="ce4" office:value-type="float" office:value="429" calcext:value-type="float">
            <text:p>429</text:p>
          </table:table-cell>
          <table:table-cell table:style-name="ce7" table:number-columns-repeated="2"/>
          <table:table-cell table:style-name="ce11" table:content-validation-name="val1"/>
          <table:table-cell table:style-name="ce14" table:formula="of:=[$Calculations.$D8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7]-[$Starsheet.$F87]" office:value-type="time" office:time-value="-PT04H16M15S" calcext:value-type="time">
            <text:p>19:43</text:p>
          </table:table-cell>
          <table:table-cell table:number-columns-repeated="16377"/>
        </table:table-row>
        <table:table-row table:style-name="ro1">
          <table:table-cell table:style-name="ce4" office:value-type="float" office:value="438" calcext:value-type="float">
            <text:p>438</text:p>
          </table:table-cell>
          <table:table-cell table:style-name="ce7" table:number-columns-repeated="2"/>
          <table:table-cell table:style-name="ce11" table:content-validation-name="val1"/>
          <table:table-cell table:style-name="ce14" table:formula="of:=[$Calculations.$D8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8]-[$Starsheet.$F88]" office:value-type="time" office:time-value="-PT04H16M15S" calcext:value-type="time">
            <text:p>19:43</text:p>
          </table:table-cell>
          <table:table-cell table:number-columns-repeated="16377"/>
        </table:table-row>
        <table:table-row table:style-name="ro1">
          <table:table-cell table:style-name="ce4" office:value-type="float" office:value="439" calcext:value-type="float">
            <text:p>439</text:p>
          </table:table-cell>
          <table:table-cell table:style-name="ce7" table:number-columns-repeated="2"/>
          <table:table-cell table:style-name="ce11" table:content-validation-name="val1"/>
          <table:table-cell table:style-name="ce14" table:formula="of:=[$Calculations.$D8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89]-[$Starsheet.$F89]" office:value-type="time" office:time-value="-PT04H16M15S" calcext:value-type="time">
            <text:p>19:43</text:p>
          </table:table-cell>
          <table:table-cell table:number-columns-repeated="16377"/>
        </table:table-row>
        <table:table-row table:style-name="ro1">
          <table:table-cell table:style-name="ce4" office:value-type="float" office:value="440" calcext:value-type="float">
            <text:p>440</text:p>
          </table:table-cell>
          <table:table-cell table:style-name="ce7" table:number-columns-repeated="2"/>
          <table:table-cell table:style-name="ce11" table:content-validation-name="val1"/>
          <table:table-cell table:style-name="ce14" table:formula="of:=[$Calculations.$D9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0]-[$Starsheet.$F90]" office:value-type="time" office:time-value="-PT04H16M15S" calcext:value-type="time">
            <text:p>19:43</text:p>
          </table:table-cell>
          <table:table-cell table:number-columns-repeated="16377"/>
        </table:table-row>
        <table:table-row table:style-name="ro1">
          <table:table-cell table:style-name="ce4" office:value-type="float" office:value="441" calcext:value-type="float">
            <text:p>441</text:p>
          </table:table-cell>
          <table:table-cell table:style-name="ce7" table:number-columns-repeated="2"/>
          <table:table-cell table:style-name="ce11" table:content-validation-name="val1"/>
          <table:table-cell table:style-name="ce14" table:formula="of:=[$Calculations.$D9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1]-[$Starsheet.$F91]" office:value-type="time" office:time-value="-PT04H16M15S" calcext:value-type="time">
            <text:p>19:43</text:p>
          </table:table-cell>
          <table:table-cell table:number-columns-repeated="16377"/>
        </table:table-row>
        <table:table-row table:style-name="ro1">
          <table:table-cell table:style-name="ce4" office:value-type="float" office:value="442" calcext:value-type="float">
            <text:p>442</text:p>
          </table:table-cell>
          <table:table-cell table:style-name="ce7" table:number-columns-repeated="2"/>
          <table:table-cell table:style-name="ce11" table:content-validation-name="val1"/>
          <table:table-cell table:style-name="ce14" table:formula="of:=[$Calculations.$D9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2]-[$Starsheet.$F92]" office:value-type="time" office:time-value="-PT04H16M15S" calcext:value-type="time">
            <text:p>19:43</text:p>
          </table:table-cell>
          <table:table-cell table:number-columns-repeated="16377"/>
        </table:table-row>
        <table:table-row table:style-name="ro1">
          <table:table-cell table:style-name="ce4" office:value-type="float" office:value="443" calcext:value-type="float">
            <text:p>443</text:p>
          </table:table-cell>
          <table:table-cell table:style-name="ce7" table:number-columns-repeated="2"/>
          <table:table-cell table:style-name="ce11" table:content-validation-name="val1"/>
          <table:table-cell table:style-name="ce14" table:formula="of:=[$Calculations.$D9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3]-[$Starsheet.$F93]" office:value-type="time" office:time-value="-PT04H16M15S" calcext:value-type="time">
            <text:p>19:43</text:p>
          </table:table-cell>
          <table:table-cell table:number-columns-repeated="16377"/>
        </table:table-row>
        <table:table-row table:style-name="ro1">
          <table:table-cell table:style-name="ce4" office:value-type="float" office:value="444" calcext:value-type="float">
            <text:p>444</text:p>
          </table:table-cell>
          <table:table-cell table:style-name="ce7" table:number-columns-repeated="2"/>
          <table:table-cell table:style-name="ce11" table:content-validation-name="val1"/>
          <table:table-cell table:style-name="ce14" table:formula="of:=[$Calculations.$D9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4]-[$Starsheet.$F94]" office:value-type="time" office:time-value="-PT04H16M15S" calcext:value-type="time">
            <text:p>19:43</text:p>
          </table:table-cell>
          <table:table-cell table:number-columns-repeated="16377"/>
        </table:table-row>
        <table:table-row table:style-name="ro1">
          <table:table-cell table:style-name="ce4" office:value-type="float" office:value="445" calcext:value-type="float">
            <text:p>445</text:p>
          </table:table-cell>
          <table:table-cell table:style-name="ce7" table:number-columns-repeated="2"/>
          <table:table-cell table:style-name="ce11" table:content-validation-name="val1"/>
          <table:table-cell table:style-name="ce14" table:formula="of:=[$Calculations.$D9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5]-[$Starsheet.$F95]" office:value-type="time" office:time-value="-PT04H16M15S" calcext:value-type="time">
            <text:p>19:43</text:p>
          </table:table-cell>
          <table:table-cell table:number-columns-repeated="16377"/>
        </table:table-row>
        <table:table-row table:style-name="ro1">
          <table:table-cell table:style-name="ce4" office:value-type="float" office:value="446" calcext:value-type="float">
            <text:p>446</text:p>
          </table:table-cell>
          <table:table-cell table:style-name="ce7" table:number-columns-repeated="2"/>
          <table:table-cell table:style-name="ce11" table:content-validation-name="val1"/>
          <table:table-cell table:style-name="ce14" table:formula="of:=[$Calculations.$D9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6]-[$Starsheet.$F96]" office:value-type="time" office:time-value="-PT04H16M15S" calcext:value-type="time">
            <text:p>19:43</text:p>
          </table:table-cell>
          <table:table-cell table:number-columns-repeated="16377"/>
        </table:table-row>
        <table:table-row table:style-name="ro1">
          <table:table-cell table:style-name="ce4" office:value-type="float" office:value="447" calcext:value-type="float">
            <text:p>447</text:p>
          </table:table-cell>
          <table:table-cell table:style-name="ce7" table:number-columns-repeated="2"/>
          <table:table-cell table:style-name="ce11" table:content-validation-name="val1"/>
          <table:table-cell table:style-name="ce14" table:formula="of:=[$Calculations.$D9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7]-[$Starsheet.$F97]" office:value-type="time" office:time-value="-PT04H16M15S" calcext:value-type="time">
            <text:p>19:43</text:p>
          </table:table-cell>
          <table:table-cell table:number-columns-repeated="16377"/>
        </table:table-row>
        <table:table-row table:style-name="ro1">
          <table:table-cell table:style-name="ce4" office:value-type="float" office:value="448" calcext:value-type="float">
            <text:p>448</text:p>
          </table:table-cell>
          <table:table-cell table:style-name="ce7" table:number-columns-repeated="2"/>
          <table:table-cell table:style-name="ce11" table:content-validation-name="val1"/>
          <table:table-cell table:style-name="ce14" table:formula="of:=[$Calculations.$D9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8]-[$Starsheet.$F98]" office:value-type="time" office:time-value="-PT04H16M15S" calcext:value-type="time">
            <text:p>19:43</text:p>
          </table:table-cell>
          <table:table-cell table:number-columns-repeated="16377"/>
        </table:table-row>
        <table:table-row table:style-name="ro1">
          <table:table-cell table:style-name="ce4" office:value-type="float" office:value="449" calcext:value-type="float">
            <text:p>449</text:p>
          </table:table-cell>
          <table:table-cell table:style-name="ce7" table:number-columns-repeated="2"/>
          <table:table-cell table:style-name="ce11" table:content-validation-name="val1"/>
          <table:table-cell table:style-name="ce14" table:formula="of:=[$Calculations.$D9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99]-[$Starsheet.$F99]" office:value-type="time" office:time-value="-PT04H16M15S" calcext:value-type="time">
            <text:p>19:43</text:p>
          </table:table-cell>
          <table:table-cell table:number-columns-repeated="16377"/>
        </table:table-row>
        <table:table-row table:style-name="ro1">
          <table:table-cell table:style-name="ce4" office:value-type="float" office:value="450" calcext:value-type="float">
            <text:p>450</text:p>
          </table:table-cell>
          <table:table-cell table:style-name="ce7" table:number-columns-repeated="2"/>
          <table:table-cell table:style-name="ce11" table:content-validation-name="val1"/>
          <table:table-cell table:style-name="ce14" table:formula="of:=[$Calculations.$D10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0]-[$Starsheet.$F100]" office:value-type="time" office:time-value="-PT04H16M15S" calcext:value-type="time">
            <text:p>19:43</text:p>
          </table:table-cell>
          <table:table-cell table:number-columns-repeated="16377"/>
        </table:table-row>
        <table:table-row table:style-name="ro1">
          <table:table-cell table:style-name="ce4" office:value-type="float" office:value="457" calcext:value-type="float">
            <text:p>457</text:p>
          </table:table-cell>
          <table:table-cell table:style-name="ce7" table:number-columns-repeated="2"/>
          <table:table-cell table:style-name="ce11" table:content-validation-name="val1"/>
          <table:table-cell table:style-name="ce14" table:formula="of:=[$Calculations.$D10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1]-[$Starsheet.$F101]" office:value-type="time" office:time-value="-PT04H16M15S" calcext:value-type="time">
            <text:p>19:43</text:p>
          </table:table-cell>
          <table:table-cell table:number-columns-repeated="16377"/>
        </table:table-row>
        <table:table-row table:style-name="ro1">
          <table:table-cell table:style-name="ce4" office:value-type="float" office:value="458" calcext:value-type="float">
            <text:p>458</text:p>
          </table:table-cell>
          <table:table-cell table:style-name="ce7" table:number-columns-repeated="2"/>
          <table:table-cell table:style-name="ce11" table:content-validation-name="val1"/>
          <table:table-cell table:style-name="ce14" table:formula="of:=[$Calculations.$D10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2]-[$Starsheet.$F102]" office:value-type="time" office:time-value="-PT04H16M15S" calcext:value-type="time">
            <text:p>19:43</text:p>
          </table:table-cell>
          <table:table-cell table:number-columns-repeated="16377"/>
        </table:table-row>
        <table:table-row table:style-name="ro1">
          <table:table-cell table:style-name="ce4" office:value-type="float" office:value="459" calcext:value-type="float">
            <text:p>459</text:p>
          </table:table-cell>
          <table:table-cell table:style-name="ce7" table:number-columns-repeated="2"/>
          <table:table-cell table:style-name="ce11" table:content-validation-name="val1"/>
          <table:table-cell table:style-name="ce14" table:formula="of:=[$Calculations.$D10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3]-[$Starsheet.$F103]" office:value-type="time" office:time-value="-PT04H16M15S" calcext:value-type="time">
            <text:p>19:43</text:p>
          </table:table-cell>
          <table:table-cell table:number-columns-repeated="16377"/>
        </table:table-row>
        <table:table-row table:style-name="ro1">
          <table:table-cell table:style-name="ce4" office:value-type="float" office:value="460" calcext:value-type="float">
            <text:p>460</text:p>
          </table:table-cell>
          <table:table-cell table:style-name="ce7" table:number-columns-repeated="2"/>
          <table:table-cell table:style-name="ce11" table:content-validation-name="val1"/>
          <table:table-cell table:style-name="ce14" table:formula="of:=[$Calculations.$D10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4]-[$Starsheet.$F104]" office:value-type="time" office:time-value="-PT04H16M15S" calcext:value-type="time">
            <text:p>19:43</text:p>
          </table:table-cell>
          <table:table-cell table:number-columns-repeated="16377"/>
        </table:table-row>
        <table:table-row table:style-name="ro1">
          <table:table-cell table:style-name="ce4" office:value-type="float" office:value="461" calcext:value-type="float">
            <text:p>461</text:p>
          </table:table-cell>
          <table:table-cell table:style-name="ce7" table:number-columns-repeated="2"/>
          <table:table-cell table:style-name="ce11" table:content-validation-name="val1"/>
          <table:table-cell table:style-name="ce14" table:formula="of:=[$Calculations.$D10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5]-[$Starsheet.$F105]" office:value-type="time" office:time-value="-PT04H16M15S" calcext:value-type="time">
            <text:p>19:43</text:p>
          </table:table-cell>
          <table:table-cell table:number-columns-repeated="16377"/>
        </table:table-row>
        <table:table-row table:style-name="ro1">
          <table:table-cell table:style-name="ce4" office:value-type="float" office:value="462" calcext:value-type="float">
            <text:p>462</text:p>
          </table:table-cell>
          <table:table-cell table:style-name="ce7" table:number-columns-repeated="2"/>
          <table:table-cell table:style-name="ce11" table:content-validation-name="val1"/>
          <table:table-cell table:style-name="ce14" table:formula="of:=[$Calculations.$D10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6]-[$Starsheet.$F106]" office:value-type="time" office:time-value="-PT04H16M15S" calcext:value-type="time">
            <text:p>19:43</text:p>
          </table:table-cell>
          <table:table-cell table:number-columns-repeated="16377"/>
        </table:table-row>
        <table:table-row table:style-name="ro1">
          <table:table-cell table:style-name="ce4" office:value-type="float" office:value="463" calcext:value-type="float">
            <text:p>463</text:p>
          </table:table-cell>
          <table:table-cell table:style-name="ce7" table:number-columns-repeated="2"/>
          <table:table-cell table:style-name="ce11" table:content-validation-name="val1"/>
          <table:table-cell table:style-name="ce14" table:formula="of:=[$Calculations.$D10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7]-[$Starsheet.$F107]" office:value-type="time" office:time-value="-PT04H16M15S" calcext:value-type="time">
            <text:p>19:43</text:p>
          </table:table-cell>
          <table:table-cell table:number-columns-repeated="16377"/>
        </table:table-row>
        <table:table-row table:style-name="ro1">
          <table:table-cell table:style-name="ce4" office:value-type="float" office:value="464" calcext:value-type="float">
            <text:p>464</text:p>
          </table:table-cell>
          <table:table-cell table:style-name="ce7" table:number-columns-repeated="2"/>
          <table:table-cell table:style-name="ce11" table:content-validation-name="val1"/>
          <table:table-cell table:style-name="ce14" table:formula="of:=[$Calculations.$D10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8]-[$Starsheet.$F108]" office:value-type="time" office:time-value="-PT04H16M15S" calcext:value-type="time">
            <text:p>19:43</text:p>
          </table:table-cell>
          <table:table-cell table:number-columns-repeated="16377"/>
        </table:table-row>
        <table:table-row table:style-name="ro1">
          <table:table-cell table:style-name="ce4" office:value-type="float" office:value="465" calcext:value-type="float">
            <text:p>465</text:p>
          </table:table-cell>
          <table:table-cell table:style-name="ce7" table:number-columns-repeated="2"/>
          <table:table-cell table:style-name="ce11" table:content-validation-name="val1"/>
          <table:table-cell table:style-name="ce14" table:formula="of:=[$Calculations.$D10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09]-[$Starsheet.$F109]" office:value-type="time" office:time-value="-PT04H16M15S" calcext:value-type="time">
            <text:p>19:43</text:p>
          </table:table-cell>
          <table:table-cell table:number-columns-repeated="16377"/>
        </table:table-row>
        <table:table-row table:style-name="ro1">
          <table:table-cell table:style-name="ce4" office:value-type="float" office:value="466" calcext:value-type="float">
            <text:p>466</text:p>
          </table:table-cell>
          <table:table-cell table:style-name="ce7" table:number-columns-repeated="2"/>
          <table:table-cell table:style-name="ce11" table:content-validation-name="val1"/>
          <table:table-cell table:style-name="ce14" table:formula="of:=[$Calculations.$D11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0]-[$Starsheet.$F110]" office:value-type="time" office:time-value="-PT04H16M15S" calcext:value-type="time">
            <text:p>19:43</text:p>
          </table:table-cell>
          <table:table-cell table:number-columns-repeated="16377"/>
        </table:table-row>
        <table:table-row table:style-name="ro1">
          <table:table-cell table:style-name="ce4" office:value-type="float" office:value="467" calcext:value-type="float">
            <text:p>467</text:p>
          </table:table-cell>
          <table:table-cell table:style-name="ce7" table:number-columns-repeated="2"/>
          <table:table-cell table:style-name="ce11" table:content-validation-name="val1"/>
          <table:table-cell table:style-name="ce14" table:formula="of:=[$Calculations.$D11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1]-[$Starsheet.$F111]" office:value-type="time" office:time-value="-PT04H16M15S" calcext:value-type="time">
            <text:p>19:43</text:p>
          </table:table-cell>
          <table:table-cell table:number-columns-repeated="16377"/>
        </table:table-row>
        <table:table-row table:style-name="ro1">
          <table:table-cell table:style-name="ce4" office:value-type="float" office:value="474" calcext:value-type="float">
            <text:p>474</text:p>
          </table:table-cell>
          <table:table-cell table:style-name="ce7" table:number-columns-repeated="2"/>
          <table:table-cell table:style-name="ce11" table:content-validation-name="val1"/>
          <table:table-cell table:style-name="ce14" table:formula="of:=[$Calculations.$D11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2]-[$Starsheet.$F112]" office:value-type="time" office:time-value="-PT04H16M15S" calcext:value-type="time">
            <text:p>19:43</text:p>
          </table:table-cell>
          <table:table-cell table:number-columns-repeated="16377"/>
        </table:table-row>
        <table:table-row table:style-name="ro1">
          <table:table-cell table:style-name="ce4" office:value-type="float" office:value="477" calcext:value-type="float">
            <text:p>477</text:p>
          </table:table-cell>
          <table:table-cell table:style-name="ce7" table:number-columns-repeated="2"/>
          <table:table-cell table:style-name="ce11" table:content-validation-name="val1"/>
          <table:table-cell table:style-name="ce14" table:formula="of:=[$Calculations.$D11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3]-[$Starsheet.$F113]" office:value-type="time" office:time-value="-PT04H16M15S" calcext:value-type="time">
            <text:p>19:43</text:p>
          </table:table-cell>
          <table:table-cell table:number-columns-repeated="16377"/>
        </table:table-row>
        <table:table-row table:style-name="ro1">
          <table:table-cell table:style-name="ce4" office:value-type="float" office:value="478" calcext:value-type="float">
            <text:p>478</text:p>
          </table:table-cell>
          <table:table-cell table:style-name="ce7" table:number-columns-repeated="2"/>
          <table:table-cell table:style-name="ce11" table:content-validation-name="val1"/>
          <table:table-cell table:style-name="ce14" table:formula="of:=[$Calculations.$D11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4]-[$Starsheet.$F114]" office:value-type="time" office:time-value="-PT04H16M15S" calcext:value-type="time">
            <text:p>19:43</text:p>
          </table:table-cell>
          <table:table-cell table:number-columns-repeated="16377"/>
        </table:table-row>
        <table:table-row table:style-name="ro1">
          <table:table-cell table:style-name="ce4" office:value-type="float" office:value="479" calcext:value-type="float">
            <text:p>479</text:p>
          </table:table-cell>
          <table:table-cell table:style-name="ce7" table:number-columns-repeated="2"/>
          <table:table-cell table:style-name="ce11" table:content-validation-name="val1"/>
          <table:table-cell table:style-name="ce14" table:formula="of:=[$Calculations.$D11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5]-[$Starsheet.$F115]" office:value-type="time" office:time-value="-PT04H16M15S" calcext:value-type="time">
            <text:p>19:43</text:p>
          </table:table-cell>
          <table:table-cell table:number-columns-repeated="16377"/>
        </table:table-row>
        <table:table-row table:style-name="ro1">
          <table:table-cell table:style-name="ce4" office:value-type="float" office:value="480" calcext:value-type="float">
            <text:p>480</text:p>
          </table:table-cell>
          <table:table-cell table:style-name="ce7" table:number-columns-repeated="2"/>
          <table:table-cell table:style-name="ce11" table:content-validation-name="val1"/>
          <table:table-cell table:style-name="ce14" table:formula="of:=[$Calculations.$D11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6]-[$Starsheet.$F116]" office:value-type="time" office:time-value="-PT04H16M15S" calcext:value-type="time">
            <text:p>19:43</text:p>
          </table:table-cell>
          <table:table-cell table:number-columns-repeated="16377"/>
        </table:table-row>
        <table:table-row table:style-name="ro1">
          <table:table-cell table:style-name="ce4" office:value-type="float" office:value="481" calcext:value-type="float">
            <text:p>481</text:p>
          </table:table-cell>
          <table:table-cell table:style-name="ce7" table:number-columns-repeated="2"/>
          <table:table-cell table:style-name="ce11" table:content-validation-name="val1"/>
          <table:table-cell table:style-name="ce14" table:formula="of:=[$Calculations.$D11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7]-[$Starsheet.$F117]" office:value-type="time" office:time-value="-PT04H16M15S" calcext:value-type="time">
            <text:p>19:43</text:p>
          </table:table-cell>
          <table:table-cell table:number-columns-repeated="16377"/>
        </table:table-row>
        <table:table-row table:style-name="ro1">
          <table:table-cell table:style-name="ce4" office:value-type="float" office:value="482" calcext:value-type="float">
            <text:p>482</text:p>
          </table:table-cell>
          <table:table-cell table:style-name="ce7"/>
          <table:table-cell table:style-name="ce9"/>
          <table:table-cell table:style-name="ce11" table:content-validation-name="val1"/>
          <table:table-cell table:style-name="ce14" table:formula="of:=[$Calculations.$D11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8]-[$Starsheet.$F118]" office:value-type="time" office:time-value="-PT04H16M15S" calcext:value-type="time">
            <text:p>19:43</text:p>
          </table:table-cell>
          <table:table-cell table:number-columns-repeated="16377"/>
        </table:table-row>
        <table:table-row table:style-name="ro1">
          <table:table-cell table:style-name="ce4" office:value-type="float" office:value="484" calcext:value-type="float">
            <text:p>484</text:p>
          </table:table-cell>
          <table:table-cell table:style-name="ce7"/>
          <table:table-cell table:style-name="ce9"/>
          <table:table-cell table:style-name="ce11" table:content-validation-name="val1"/>
          <table:table-cell table:style-name="ce14" table:formula="of:=[$Calculations.$D11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19]-[$Starsheet.$F119]" office:value-type="time" office:time-value="-PT04H16M15S" calcext:value-type="time">
            <text:p>19:43</text:p>
          </table:table-cell>
          <table:table-cell table:number-columns-repeated="16377"/>
        </table:table-row>
        <table:table-row table:style-name="ro1">
          <table:table-cell table:style-name="ce4" office:value-type="float" office:value="485" calcext:value-type="float">
            <text:p>485</text:p>
          </table:table-cell>
          <table:table-cell table:style-name="ce7"/>
          <table:table-cell table:style-name="ce9"/>
          <table:table-cell table:style-name="ce11" table:content-validation-name="val1"/>
          <table:table-cell table:style-name="ce14" table:formula="of:=[$Calculations.$D12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0]-[$Starsheet.$F120]" office:value-type="time" office:time-value="-PT04H16M15S" calcext:value-type="time">
            <text:p>19:43</text:p>
          </table:table-cell>
          <table:table-cell table:number-columns-repeated="16377"/>
        </table:table-row>
        <table:table-row table:style-name="ro1">
          <table:table-cell table:style-name="ce4" office:value-type="float" office:value="486" calcext:value-type="float">
            <text:p>486</text:p>
          </table:table-cell>
          <table:table-cell table:style-name="ce7"/>
          <table:table-cell table:style-name="ce9"/>
          <table:table-cell table:style-name="ce11" table:content-validation-name="val1"/>
          <table:table-cell table:style-name="ce14" table:formula="of:=[$Calculations.$D12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1]-[$Starsheet.$F121]" office:value-type="time" office:time-value="-PT04H16M15S" calcext:value-type="time">
            <text:p>19:43</text:p>
          </table:table-cell>
          <table:table-cell table:number-columns-repeated="16377"/>
        </table:table-row>
        <table:table-row table:style-name="ro1">
          <table:table-cell table:style-name="ce4" office:value-type="float" office:value="487" calcext:value-type="float">
            <text:p>487</text:p>
          </table:table-cell>
          <table:table-cell table:style-name="ce7"/>
          <table:table-cell table:style-name="ce9"/>
          <table:table-cell table:style-name="ce11" table:content-validation-name="val1"/>
          <table:table-cell table:style-name="ce14" table:formula="of:=[$Calculations.$D12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2]-[$Starsheet.$F122]" office:value-type="time" office:time-value="-PT04H16M15S" calcext:value-type="time">
            <text:p>19:43</text:p>
          </table:table-cell>
          <table:table-cell table:number-columns-repeated="16377"/>
        </table:table-row>
        <table:table-row table:style-name="ro1">
          <table:table-cell table:style-name="ce4" office:value-type="float" office:value="488" calcext:value-type="float">
            <text:p>488</text:p>
          </table:table-cell>
          <table:table-cell table:style-name="ce7"/>
          <table:table-cell table:style-name="ce9"/>
          <table:table-cell table:style-name="ce11" table:content-validation-name="val1"/>
          <table:table-cell table:style-name="ce14" table:formula="of:=[$Calculations.$D12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3]-[$Starsheet.$F123]" office:value-type="time" office:time-value="-PT04H16M15S" calcext:value-type="time">
            <text:p>19:43</text:p>
          </table:table-cell>
          <table:table-cell table:number-columns-repeated="16377"/>
        </table:table-row>
        <table:table-row table:style-name="ro1">
          <table:table-cell table:style-name="ce4" office:value-type="float" office:value="489" calcext:value-type="float">
            <text:p>489</text:p>
          </table:table-cell>
          <table:table-cell table:style-name="ce7"/>
          <table:table-cell table:style-name="ce9"/>
          <table:table-cell table:style-name="ce11" table:content-validation-name="val1"/>
          <table:table-cell table:style-name="ce14" table:formula="of:=[$Calculations.$D12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4]-[$Starsheet.$F124]" office:value-type="time" office:time-value="-PT04H16M15S" calcext:value-type="time">
            <text:p>19:43</text:p>
          </table:table-cell>
          <table:table-cell table:number-columns-repeated="16377"/>
        </table:table-row>
        <table:table-row table:style-name="ro1">
          <table:table-cell table:style-name="ce4" office:value-type="float" office:value="490" calcext:value-type="float">
            <text:p>490</text:p>
          </table:table-cell>
          <table:table-cell table:style-name="ce7"/>
          <table:table-cell table:style-name="ce9"/>
          <table:table-cell table:style-name="ce11" table:content-validation-name="val1"/>
          <table:table-cell table:style-name="ce14" table:formula="of:=[$Calculations.$D12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5]-[$Starsheet.$F125]" office:value-type="time" office:time-value="-PT04H16M15S" calcext:value-type="time">
            <text:p>19:43</text:p>
          </table:table-cell>
          <table:table-cell table:number-columns-repeated="16377"/>
        </table:table-row>
        <table:table-row table:style-name="ro1">
          <table:table-cell table:style-name="ce4" office:value-type="float" office:value="491" calcext:value-type="float">
            <text:p>491</text:p>
          </table:table-cell>
          <table:table-cell table:style-name="ce7"/>
          <table:table-cell table:style-name="ce9"/>
          <table:table-cell table:style-name="ce11" table:content-validation-name="val1"/>
          <table:table-cell table:style-name="ce14" table:formula="of:=[$Calculations.$D12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6]-[$Starsheet.$F126]" office:value-type="time" office:time-value="-PT04H16M15S" calcext:value-type="time">
            <text:p>19:43</text:p>
          </table:table-cell>
          <table:table-cell table:number-columns-repeated="16377"/>
        </table:table-row>
        <table:table-row table:style-name="ro1">
          <table:table-cell table:style-name="ce4" office:value-type="float" office:value="492" calcext:value-type="float">
            <text:p>492</text:p>
          </table:table-cell>
          <table:table-cell table:style-name="ce7"/>
          <table:table-cell table:style-name="ce9"/>
          <table:table-cell table:style-name="ce11" table:content-validation-name="val1"/>
          <table:table-cell table:style-name="ce14" table:formula="of:=[$Calculations.$D12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7]-[$Starsheet.$F127]" office:value-type="time" office:time-value="-PT04H16M15S" calcext:value-type="time">
            <text:p>19:43</text:p>
          </table:table-cell>
          <table:table-cell table:number-columns-repeated="16377"/>
        </table:table-row>
        <table:table-row table:style-name="ro1">
          <table:table-cell table:style-name="ce4" office:value-type="float" office:value="493" calcext:value-type="float">
            <text:p>493</text:p>
          </table:table-cell>
          <table:table-cell table:style-name="ce7"/>
          <table:table-cell table:style-name="ce9"/>
          <table:table-cell table:style-name="ce11" table:content-validation-name="val1"/>
          <table:table-cell table:style-name="ce14" table:formula="of:=[$Calculations.$D12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28]-[$Starsheet.$F128]" office:value-type="time" office:time-value="-PT04H16M15S" calcext:value-type="time">
            <text:p>19:43</text:p>
          </table:table-cell>
          <table:table-cell table:number-columns-repeated="16377"/>
        </table:table-row>
        <table:table-row table:style-name="ro1">
          <table:table-cell table:style-name="ce4" office:value-type="float" office:value="494" calcext:value-type="float">
            <text:p>494</text:p>
          </table:table-cell>
          <table:table-cell table:style-name="ce7" office:value-type="float" office:value="53" calcext:value-type="float">
            <text:p>53</text:p>
          </table:table-cell>
          <table:table-cell table:style-name="ce9" office:value-type="time" office:time-value="PT01H57M00S" calcext:value-type="time">
            <text:p>1:57 AM</text:p>
          </table:table-cell>
          <table:table-cell table:style-name="ce11" table:content-validation-name="val1" office:value-type="string" calcext:value-type="string">
            <text:p>Kandarin</text:p>
          </table:table-cell>
          <table:table-cell table:style-name="ce14" table:formula="of:=[$Calculations.$D129]" office:value-type="time" office:time-value="PT02H50M00S" calcext:value-type="time">
            <text:p>2:50 AM</text:p>
          </table:table-cell>
          <table:table-cell table:style-name="ce16" table:formula="of:=TIME(HOUR(NOW());MINUTE(NOW());SECOND(NOW()))" office:value-type="time" office:time-value="PT04H16M15S" calcext:value-type="time">
            <text:p>4:16 AM</text:p>
          </table:table-cell>
          <table:table-cell table:style-name="ce19" table:formula="of:=[$Starsheet.$E129]-[$Starsheet.$F129]" office:value-type="time" office:time-value="-PT01H26M15S" calcext:value-type="time">
            <text:p>22:33</text:p>
          </table:table-cell>
          <table:table-cell table:number-columns-repeated="16377"/>
        </table:table-row>
        <table:table-row table:style-name="ro1">
          <table:table-cell table:style-name="ce4" office:value-type="float" office:value="495" calcext:value-type="float">
            <text:p>495</text:p>
          </table:table-cell>
          <table:table-cell table:style-name="ce7"/>
          <table:table-cell table:style-name="ce9"/>
          <table:table-cell table:style-name="ce11" table:content-validation-name="val1"/>
          <table:table-cell table:style-name="ce14" table:formula="of:=[$Calculations.$D13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0]-[$Starsheet.$F130]" office:value-type="time" office:time-value="-PT04H16M15S" calcext:value-type="time">
            <text:p>19:43</text:p>
          </table:table-cell>
          <table:table-cell table:number-columns-repeated="16377"/>
        </table:table-row>
        <table:table-row table:style-name="ro1">
          <table:table-cell table:style-name="ce4" office:value-type="float" office:value="496" calcext:value-type="float">
            <text:p>496</text:p>
          </table:table-cell>
          <table:table-cell table:style-name="ce7"/>
          <table:table-cell table:style-name="ce9"/>
          <table:table-cell table:style-name="ce11" table:content-validation-name="val1"/>
          <table:table-cell table:style-name="ce14" table:formula="of:=[$Calculations.$D13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1]-[$Starsheet.$F131]" office:value-type="time" office:time-value="-PT04H16M15S" calcext:value-type="time">
            <text:p>19:43</text:p>
          </table:table-cell>
          <table:table-cell table:number-columns-repeated="16377"/>
        </table:table-row>
        <table:table-row table:style-name="ro1">
          <table:table-cell table:style-name="ce4" office:value-type="float" office:value="505" calcext:value-type="float">
            <text:p>505</text:p>
          </table:table-cell>
          <table:table-cell table:style-name="ce7"/>
          <table:table-cell table:style-name="ce9"/>
          <table:table-cell table:style-name="ce11" table:content-validation-name="val1"/>
          <table:table-cell table:style-name="ce14" table:formula="of:=[$Calculations.$D13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2]-[$Starsheet.$F132]" office:value-type="time" office:time-value="-PT04H16M15S" calcext:value-type="time">
            <text:p>19:43</text:p>
          </table:table-cell>
          <table:table-cell table:number-columns-repeated="16377"/>
        </table:table-row>
        <table:table-row table:style-name="ro1">
          <table:table-cell table:style-name="ce4" office:value-type="float" office:value="506" calcext:value-type="float">
            <text:p>506</text:p>
          </table:table-cell>
          <table:table-cell table:style-name="ce7"/>
          <table:table-cell table:style-name="ce9"/>
          <table:table-cell table:style-name="ce11" table:content-validation-name="val1"/>
          <table:table-cell table:style-name="ce14" table:formula="of:=[$Calculations.$D13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3]-[$Starsheet.$F133]" office:value-type="time" office:time-value="-PT04H16M15S" calcext:value-type="time">
            <text:p>19:43</text:p>
          </table:table-cell>
          <table:table-cell table:number-columns-repeated="16377"/>
        </table:table-row>
        <table:table-row table:style-name="ro1">
          <table:table-cell table:style-name="ce4" office:value-type="float" office:value="507" calcext:value-type="float">
            <text:p>507</text:p>
          </table:table-cell>
          <table:table-cell table:style-name="ce7"/>
          <table:table-cell table:style-name="ce9"/>
          <table:table-cell table:style-name="ce11" table:content-validation-name="val1"/>
          <table:table-cell table:style-name="ce14" table:formula="of:=[$Calculations.$D13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4]-[$Starsheet.$F134]" office:value-type="time" office:time-value="-PT04H16M15S" calcext:value-type="time">
            <text:p>19:43</text:p>
          </table:table-cell>
          <table:table-cell table:number-columns-repeated="16377"/>
        </table:table-row>
        <table:table-row table:style-name="ro1">
          <table:table-cell table:style-name="ce4" office:value-type="float" office:value="508" calcext:value-type="float">
            <text:p>508</text:p>
          </table:table-cell>
          <table:table-cell table:style-name="ce7"/>
          <table:table-cell table:style-name="ce9"/>
          <table:table-cell table:style-name="ce11" table:content-validation-name="val1"/>
          <table:table-cell table:style-name="ce14" table:formula="of:=[$Calculations.$D13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5]-[$Starsheet.$F135]" office:value-type="time" office:time-value="-PT04H16M15S" calcext:value-type="time">
            <text:p>19:43</text:p>
          </table:table-cell>
          <table:table-cell table:number-columns-repeated="16377"/>
        </table:table-row>
        <table:table-row table:style-name="ro1">
          <table:table-cell table:style-name="ce4" office:value-type="float" office:value="509" calcext:value-type="float">
            <text:p>509</text:p>
          </table:table-cell>
          <table:table-cell table:style-name="ce7"/>
          <table:table-cell table:style-name="ce9"/>
          <table:table-cell table:style-name="ce11" table:content-validation-name="val1"/>
          <table:table-cell table:style-name="ce14" table:formula="of:=[$Calculations.$D13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6]-[$Starsheet.$F136]" office:value-type="time" office:time-value="-PT04H16M15S" calcext:value-type="time">
            <text:p>19:43</text:p>
          </table:table-cell>
          <table:table-cell table:number-columns-repeated="16377"/>
        </table:table-row>
        <table:table-row table:style-name="ro1">
          <table:table-cell table:style-name="ce4" office:value-type="float" office:value="510" calcext:value-type="float">
            <text:p>510</text:p>
          </table:table-cell>
          <table:table-cell table:style-name="ce7"/>
          <table:table-cell table:style-name="ce9"/>
          <table:table-cell table:style-name="ce11" table:content-validation-name="val1"/>
          <table:table-cell table:style-name="ce14" table:formula="of:=[$Calculations.$D13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7]-[$Starsheet.$F137]" office:value-type="time" office:time-value="-PT04H16M15S" calcext:value-type="time">
            <text:p>19:43</text:p>
          </table:table-cell>
          <table:table-cell table:number-columns-repeated="16377"/>
        </table:table-row>
        <table:table-row table:style-name="ro1">
          <table:table-cell table:style-name="ce4" office:value-type="float" office:value="511" calcext:value-type="float">
            <text:p>511</text:p>
          </table:table-cell>
          <table:table-cell table:style-name="ce7"/>
          <table:table-cell table:style-name="ce9"/>
          <table:table-cell table:style-name="ce11" table:content-validation-name="val1"/>
          <table:table-cell table:style-name="ce14" table:formula="of:=[$Calculations.$D13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8]-[$Starsheet.$F138]" office:value-type="time" office:time-value="-PT04H16M15S" calcext:value-type="time">
            <text:p>19:43</text:p>
          </table:table-cell>
          <table:table-cell table:number-columns-repeated="16377"/>
        </table:table-row>
        <table:table-row table:style-name="ro1">
          <table:table-cell table:style-name="ce4" office:value-type="float" office:value="512" calcext:value-type="float">
            <text:p>512</text:p>
          </table:table-cell>
          <table:table-cell table:style-name="ce7"/>
          <table:table-cell table:style-name="ce9"/>
          <table:table-cell table:style-name="ce11" table:content-validation-name="val1"/>
          <table:table-cell table:style-name="ce14" table:formula="of:=[$Calculations.$D13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39]-[$Starsheet.$F139]" office:value-type="time" office:time-value="-PT04H16M15S" calcext:value-type="time">
            <text:p>19:43</text:p>
          </table:table-cell>
          <table:table-cell table:number-columns-repeated="16377"/>
        </table:table-row>
        <table:table-row table:style-name="ro1">
          <table:table-cell table:style-name="ce4" office:value-type="float" office:value="513" calcext:value-type="float">
            <text:p>513</text:p>
          </table:table-cell>
          <table:table-cell table:style-name="ce7"/>
          <table:table-cell table:style-name="ce9"/>
          <table:table-cell table:style-name="ce11" table:content-validation-name="val1"/>
          <table:table-cell table:style-name="ce14" table:formula="of:=[$Calculations.$D14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0]-[$Starsheet.$F140]" office:value-type="time" office:time-value="-PT04H16M15S" calcext:value-type="time">
            <text:p>19:43</text:p>
          </table:table-cell>
          <table:table-cell table:number-columns-repeated="16377"/>
        </table:table-row>
        <table:table-row table:style-name="ro1">
          <table:table-cell table:style-name="ce4" office:value-type="float" office:value="514" calcext:value-type="float">
            <text:p>514</text:p>
          </table:table-cell>
          <table:table-cell table:style-name="ce7"/>
          <table:table-cell table:style-name="ce9"/>
          <table:table-cell table:style-name="ce11" table:content-validation-name="val1"/>
          <table:table-cell table:style-name="ce14" table:formula="of:=[$Calculations.$D14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1]-[$Starsheet.$F141]" office:value-type="time" office:time-value="-PT04H16M15S" calcext:value-type="time">
            <text:p>19:43</text:p>
          </table:table-cell>
          <table:table-cell table:number-columns-repeated="16377"/>
        </table:table-row>
        <table:table-row table:style-name="ro1">
          <table:table-cell table:style-name="ce4" office:value-type="float" office:value="515" calcext:value-type="float">
            <text:p>515</text:p>
          </table:table-cell>
          <table:table-cell table:style-name="ce7"/>
          <table:table-cell table:style-name="ce9"/>
          <table:table-cell table:style-name="ce11" table:content-validation-name="val1"/>
          <table:table-cell table:style-name="ce14" table:formula="of:=[$Calculations.$D14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2]-[$Starsheet.$F142]" office:value-type="time" office:time-value="-PT04H16M15S" calcext:value-type="time">
            <text:p>19:43</text:p>
          </table:table-cell>
          <table:table-cell table:number-columns-repeated="16377"/>
        </table:table-row>
        <table:table-row table:style-name="ro1">
          <table:table-cell table:style-name="ce4" office:value-type="float" office:value="516" calcext:value-type="float">
            <text:p>516</text:p>
          </table:table-cell>
          <table:table-cell table:style-name="ce7"/>
          <table:table-cell table:style-name="ce9"/>
          <table:table-cell table:style-name="ce11" table:content-validation-name="val1"/>
          <table:table-cell table:style-name="ce14" table:formula="of:=[$Calculations.$D14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3]-[$Starsheet.$F143]" office:value-type="time" office:time-value="-PT04H16M15S" calcext:value-type="time">
            <text:p>19:43</text:p>
          </table:table-cell>
          <table:table-cell table:number-columns-repeated="16377"/>
        </table:table-row>
        <table:table-row table:style-name="ro1">
          <table:table-cell table:style-name="ce4" office:value-type="float" office:value="517" calcext:value-type="float">
            <text:p>517</text:p>
          </table:table-cell>
          <table:table-cell table:style-name="ce7"/>
          <table:table-cell table:style-name="ce9"/>
          <table:table-cell table:style-name="ce11" table:content-validation-name="val1"/>
          <table:table-cell table:style-name="ce14" table:formula="of:=[$Calculations.$D14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4]-[$Starsheet.$F144]" office:value-type="time" office:time-value="-PT04H16M15S" calcext:value-type="time">
            <text:p>19:43</text:p>
          </table:table-cell>
          <table:table-cell table:number-columns-repeated="16377"/>
        </table:table-row>
        <table:table-row table:style-name="ro1">
          <table:table-cell table:style-name="ce4" office:value-type="float" office:value="518" calcext:value-type="float">
            <text:p>518</text:p>
          </table:table-cell>
          <table:table-cell table:style-name="ce7"/>
          <table:table-cell table:style-name="ce9"/>
          <table:table-cell table:style-name="ce11" table:content-validation-name="val1"/>
          <table:table-cell table:style-name="ce14" table:formula="of:=[$Calculations.$D14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5]-[$Starsheet.$F145]" office:value-type="time" office:time-value="-PT04H16M15S" calcext:value-type="time">
            <text:p>19:43</text:p>
          </table:table-cell>
          <table:table-cell table:number-columns-repeated="16377"/>
        </table:table-row>
        <table:table-row table:style-name="ro1">
          <table:table-cell table:style-name="ce4" office:value-type="float" office:value="519" calcext:value-type="float">
            <text:p>519</text:p>
          </table:table-cell>
          <table:table-cell table:style-name="ce7"/>
          <table:table-cell table:style-name="ce9"/>
          <table:table-cell table:style-name="ce11" table:content-validation-name="val1"/>
          <table:table-cell table:style-name="ce14" table:formula="of:=[$Calculations.$D14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6]-[$Starsheet.$F146]" office:value-type="time" office:time-value="-PT04H16M15S" calcext:value-type="time">
            <text:p>19:43</text:p>
          </table:table-cell>
          <table:table-cell table:number-columns-repeated="16377"/>
        </table:table-row>
        <table:table-row table:style-name="ro1">
          <table:table-cell table:style-name="ce4" office:value-type="float" office:value="520" calcext:value-type="float">
            <text:p>520</text:p>
          </table:table-cell>
          <table:table-cell table:style-name="ce7"/>
          <table:table-cell table:style-name="ce9"/>
          <table:table-cell table:style-name="ce11" table:content-validation-name="val1"/>
          <table:table-cell table:style-name="ce14" table:formula="of:=[$Calculations.$D14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7]-[$Starsheet.$F147]" office:value-type="time" office:time-value="-PT04H16M15S" calcext:value-type="time">
            <text:p>19:43</text:p>
          </table:table-cell>
          <table:table-cell table:number-columns-repeated="16377"/>
        </table:table-row>
        <table:table-row table:style-name="ro1">
          <table:table-cell table:style-name="ce4" office:value-type="float" office:value="521" calcext:value-type="float">
            <text:p>521</text:p>
          </table:table-cell>
          <table:table-cell table:style-name="ce7"/>
          <table:table-cell table:style-name="ce9"/>
          <table:table-cell table:style-name="ce11" table:content-validation-name="val1"/>
          <table:table-cell table:style-name="ce14" table:formula="of:=[$Calculations.$D14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8]-[$Starsheet.$F148]" office:value-type="time" office:time-value="-PT04H16M15S" calcext:value-type="time">
            <text:p>19:43</text:p>
          </table:table-cell>
          <table:table-cell table:number-columns-repeated="16377"/>
        </table:table-row>
        <table:table-row table:style-name="ro1">
          <table:table-cell table:style-name="ce4" office:value-type="float" office:value="522" calcext:value-type="float">
            <text:p>522</text:p>
          </table:table-cell>
          <table:table-cell table:style-name="ce7"/>
          <table:table-cell table:style-name="ce9"/>
          <table:table-cell table:style-name="ce11" table:content-validation-name="val1"/>
          <table:table-cell table:style-name="ce14" table:formula="of:=[$Calculations.$D14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49]-[$Starsheet.$F149]" office:value-type="time" office:time-value="-PT04H16M15S" calcext:value-type="time">
            <text:p>19:43</text:p>
          </table:table-cell>
          <table:table-cell table:number-columns-repeated="16377"/>
        </table:table-row>
        <table:table-row table:style-name="ro1">
          <table:table-cell table:style-name="ce4" office:value-type="float" office:value="523" calcext:value-type="float">
            <text:p>523</text:p>
          </table:table-cell>
          <table:table-cell table:style-name="ce7"/>
          <table:table-cell table:style-name="ce9"/>
          <table:table-cell table:style-name="ce11" table:content-validation-name="val1"/>
          <table:table-cell table:style-name="ce14" table:formula="of:=[$Calculations.$D150]"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0]-[$Starsheet.$F150]" office:value-type="time" office:time-value="-PT04H16M15S" calcext:value-type="time">
            <text:p>19:43</text:p>
          </table:table-cell>
          <table:table-cell table:number-columns-repeated="16377"/>
        </table:table-row>
        <table:table-row table:style-name="ro1">
          <table:table-cell table:style-name="ce4" office:value-type="float" office:value="524" calcext:value-type="float">
            <text:p>524</text:p>
          </table:table-cell>
          <table:table-cell table:style-name="ce7"/>
          <table:table-cell table:style-name="ce9"/>
          <table:table-cell table:style-name="ce11" table:content-validation-name="val1"/>
          <table:table-cell table:style-name="ce14" table:formula="of:=[$Calculations.$D151]"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1]-[$Starsheet.$F151]" office:value-type="time" office:time-value="-PT04H16M15S" calcext:value-type="time">
            <text:p>19:43</text:p>
          </table:table-cell>
          <table:table-cell table:number-columns-repeated="16377"/>
        </table:table-row>
        <table:table-row table:style-name="ro1">
          <table:table-cell table:style-name="ce4" office:value-type="float" office:value="525" calcext:value-type="float">
            <text:p>525</text:p>
          </table:table-cell>
          <table:table-cell table:style-name="ce7"/>
          <table:table-cell table:style-name="ce9"/>
          <table:table-cell table:style-name="ce11" table:content-validation-name="val1"/>
          <table:table-cell table:style-name="ce14" table:formula="of:=[$Calculations.$D152]"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2]-[$Starsheet.$F152]" office:value-type="time" office:time-value="-PT04H16M15S" calcext:value-type="time">
            <text:p>19:43</text:p>
          </table:table-cell>
          <table:table-cell table:number-columns-repeated="16377"/>
        </table:table-row>
        <table:table-row table:style-name="ro1">
          <table:table-cell table:style-name="ce4" office:value-type="float" office:value="527" calcext:value-type="float">
            <text:p>527</text:p>
          </table:table-cell>
          <table:table-cell table:style-name="ce7"/>
          <table:table-cell table:style-name="ce9"/>
          <table:table-cell table:style-name="ce11" table:content-validation-name="val1"/>
          <table:table-cell table:style-name="ce14" table:formula="of:=[$Calculations.$D153]"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3]-[$Starsheet.$F153]" office:value-type="time" office:time-value="-PT04H16M15S" calcext:value-type="time">
            <text:p>19:43</text:p>
          </table:table-cell>
          <table:table-cell table:number-columns-repeated="16377"/>
        </table:table-row>
        <table:table-row table:style-name="ro1">
          <table:table-cell table:style-name="ce4" office:value-type="float" office:value="528" calcext:value-type="float">
            <text:p>528</text:p>
          </table:table-cell>
          <table:table-cell table:style-name="ce7"/>
          <table:table-cell table:style-name="ce9"/>
          <table:table-cell table:style-name="ce11" table:content-validation-name="val1"/>
          <table:table-cell table:style-name="ce14" table:formula="of:=[$Calculations.$D154]"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4]-[$Starsheet.$F154]" office:value-type="time" office:time-value="-PT04H16M15S" calcext:value-type="time">
            <text:p>19:43</text:p>
          </table:table-cell>
          <table:table-cell table:number-columns-repeated="16377"/>
        </table:table-row>
        <table:table-row table:style-name="ro1">
          <table:table-cell table:style-name="ce4" office:value-type="float" office:value="529" calcext:value-type="float">
            <text:p>529</text:p>
          </table:table-cell>
          <table:table-cell table:style-name="ce7"/>
          <table:table-cell table:style-name="ce9"/>
          <table:table-cell table:style-name="ce11" table:content-validation-name="val1"/>
          <table:table-cell table:style-name="ce14" table:formula="of:=[$Calculations.$D155]"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5]-[$Starsheet.$F155]" office:value-type="time" office:time-value="-PT04H16M15S" calcext:value-type="time">
            <text:p>19:43</text:p>
          </table:table-cell>
          <table:table-cell table:number-columns-repeated="16377"/>
        </table:table-row>
        <table:table-row table:style-name="ro1">
          <table:table-cell table:style-name="ce4" office:value-type="float" office:value="531" calcext:value-type="float">
            <text:p>531</text:p>
          </table:table-cell>
          <table:table-cell table:style-name="ce7"/>
          <table:table-cell table:style-name="ce9"/>
          <table:table-cell table:style-name="ce11" table:content-validation-name="val1"/>
          <table:table-cell table:style-name="ce14" table:formula="of:=[$Calculations.$D156]"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6]-[$Starsheet.$F156]" office:value-type="time" office:time-value="-PT04H16M15S" calcext:value-type="time">
            <text:p>19:43</text:p>
          </table:table-cell>
          <table:table-cell table:number-columns-repeated="16377"/>
        </table:table-row>
        <table:table-row table:style-name="ro1">
          <table:table-cell table:style-name="ce4" office:value-type="float" office:value="532" calcext:value-type="float">
            <text:p>532</text:p>
          </table:table-cell>
          <table:table-cell table:style-name="ce7"/>
          <table:table-cell table:style-name="ce9"/>
          <table:table-cell table:style-name="ce11" table:content-validation-name="val1"/>
          <table:table-cell table:style-name="ce14" table:formula="of:=[$Calculations.$D157]"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7]-[$Starsheet.$F157]" office:value-type="time" office:time-value="-PT04H16M15S" calcext:value-type="time">
            <text:p>19:43</text:p>
          </table:table-cell>
          <table:table-cell table:number-columns-repeated="16377"/>
        </table:table-row>
        <table:table-row table:style-name="ro1">
          <table:table-cell table:style-name="ce4" office:value-type="float" office:value="534" calcext:value-type="float">
            <text:p>534</text:p>
          </table:table-cell>
          <table:table-cell table:style-name="ce7"/>
          <table:table-cell table:style-name="ce9"/>
          <table:table-cell table:style-name="ce11" table:content-validation-name="val1"/>
          <table:table-cell table:style-name="ce14" table:formula="of:=[$Calculations.$D158]"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8]-[$Starsheet.$F158]" office:value-type="time" office:time-value="-PT04H16M15S" calcext:value-type="time">
            <text:p>19:43</text:p>
          </table:table-cell>
          <table:table-cell table:number-columns-repeated="16377"/>
        </table:table-row>
        <table:table-row table:style-name="ro1">
          <table:table-cell table:style-name="ce4" office:value-type="float" office:value="535" calcext:value-type="float">
            <text:p>535</text:p>
          </table:table-cell>
          <table:table-cell table:style-name="ce7"/>
          <table:table-cell table:style-name="ce9"/>
          <table:table-cell table:style-name="ce11" table:content-validation-name="val1"/>
          <table:table-cell table:style-name="ce14" table:formula="of:=[$Calculations.$D159]" office:value-type="time" office:time-value="PT00H00M00S" calcext:value-type="time">
            <text:p>12:00 AM</text:p>
          </table:table-cell>
          <table:table-cell table:style-name="ce16" table:formula="of:=TIME(HOUR(NOW());MINUTE(NOW());SECOND(NOW()))" office:value-type="time" office:time-value="PT04H16M15S" calcext:value-type="time">
            <text:p>4:16 AM</text:p>
          </table:table-cell>
          <table:table-cell table:style-name="ce19" table:formula="of:=[$Starsheet.$E159]-[$Starsheet.$F159]" office:value-type="time" office:time-value="-PT04H16M15S" calcext:value-type="time">
            <text:p>19:43</text:p>
          </table:table-cell>
          <table:table-cell table:number-columns-repeated="16377"/>
        </table:table-row>
        <table:table-row table:style-name="ro1">
          <table:table-cell table:style-name="ce5" office:value-type="float" office:value="559" calcext:value-type="float">
            <text:p>559</text:p>
          </table:table-cell>
          <table:table-cell table:style-name="ce8"/>
          <table:table-cell table:style-name="ce10"/>
          <table:table-cell table:style-name="ce12" table:content-validation-name="val1"/>
          <table:table-cell table:style-name="ce15" table:formula="of:=[$Calculations.$D160]" office:value-type="time" office:time-value="PT00H00M00S" calcext:value-type="time">
            <text:p>12:00 AM</text:p>
          </table:table-cell>
          <table:table-cell table:style-name="ce17" table:formula="of:=TIME(HOUR(NOW());MINUTE(NOW());SECOND(NOW()))" office:value-type="time" office:time-value="PT04H16M15S" calcext:value-type="time">
            <text:p>4:16 AM</text:p>
          </table:table-cell>
          <table:table-cell table:style-name="ce20" table:formula="of:=[$Starsheet.$E160]-[$Starsheet.$F160]" office:value-type="time" office:time-value="-PT04H16M15S" calcext:value-type="time">
            <text:p>19:43</text:p>
          </table:table-cell>
          <table:table-cell table:number-columns-repeated="16377"/>
        </table:table-row>
        <table:table-row table:style-name="ro1" table:number-rows-repeated="1048415">
          <table:table-cell table:number-columns-repeated="16384"/>
        </table:table-row>
        <table:table-row table:style-name="ro1">
          <table:table-cell table:number-columns-repeated="16384"/>
        </table:table-row>
      </table:table>
      <table:table table:name="Calculations" table:style-name="ta3">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2" table:number-columns-repeated="16377" table:default-cell-style-name="Default"/>
        <table:table-row table:style-name="ro1">
          <table:table-cell office:value-type="string" calcext:value-type="string">
            <text:p>World</text:p>
          </table:table-cell>
          <table:table-cell office:value-type="string" calcext:value-type="string">
            <text:p>Current Time (EXCEL FORMAT)</text:p>
          </table:table-cell>
          <table:table-cell office:value-type="string" calcext:value-type="string">
            <text:p>Current Time (SYSTEM</text:p>
          </table:table-cell>
          <table:table-cell office:value-type="string" calcext:value-type="string">
            <text:p>Arrival Time</text:p>
          </table:table-cell>
          <table:table-cell office:value-type="string" calcext:value-type="string">
            <text:p>ETA (min)</text:p>
          </table:table-cell>
          <table:table-cell/>
          <table:table-cell office:value-type="string" calcext:value-type="string">
            <text:p>Location</text:p>
          </table:table-cell>
          <table:table-cell table:number-columns-repeated="16377"/>
        </table:table-row>
        <table:table-row table:style-name="ro1">
          <table:table-cell office:value-type="float" office:value="303" calcext:value-type="float">
            <text:p>303</text:p>
          </table:table-cell>
          <table:table-cell table:style-name="ce21" table:formula="of:=NOW()" office:value-type="date" office:date-value="2024-07-09T04:16:15.33" calcext:value-type="date">
            <text:p>07/09/24 04:16 AM</text:p>
          </table:table-cell>
          <table:table-cell table:style-name="ce22" table:formula="of:=TIME(HOUR([$Calculations.$B2]);MINUTE([$Calculations.$B2]);SECOND([$Calculations.$B2]))" office:value-type="time" office:time-value="PT04H16M15S" calcext:value-type="time">
            <text:p>4:16 AM</text:p>
          </table:table-cell>
          <table:table-cell table:style-name="ce23" table:formula="of:=TIME(HOUR([$Starsheet.$C2]);(MINUTE([$Starsheet.$C2])+[$Starsheet.$B2]);0)" office:value-type="time" office:time-value="PT00H00M00S" calcext:value-type="time">
            <text:p>12:00 AM</text:p>
          </table:table-cell>
          <table:table-cell table:formula="of:=MINUTE([$Calculations.$D2])" office:value-type="float" office:value="0" calcext:value-type="float">
            <text:p>0</text:p>
          </table:table-cell>
          <table:table-cell/>
          <table:table-cell office:value-type="string" calcext:value-type="string">
            <text:p>Asgarnia</text:p>
          </table:table-cell>
          <table:table-cell table:number-columns-repeated="16377"/>
        </table:table-row>
        <table:table-row table:style-name="ro1">
          <table:table-cell office:value-type="float" office:value="304" calcext:value-type="float">
            <text:p>304</text:p>
          </table:table-cell>
          <table:table-cell table:style-name="ce21" table:formula="of:=NOW()" office:value-type="date" office:date-value="2024-07-09T04:16:15.33" calcext:value-type="date">
            <text:p>07/09/24 04:16 AM</text:p>
          </table:table-cell>
          <table:table-cell table:style-name="ce22" table:formula="of:=TIME(HOUR([$Calculations.$B3]);MINUTE([$Calculations.$B3]);SECOND([$Calculations.$B3]))" office:value-type="time" office:time-value="PT04H16M15S" calcext:value-type="time">
            <text:p>4:16 AM</text:p>
          </table:table-cell>
          <table:table-cell table:style-name="ce23" table:formula="of:=TIME(HOUR([$Starsheet.$C3]);(MINUTE([$Starsheet.$C3])+[$Starsheet.$B3]);0)" office:value-type="time" office:time-value="PT00H00M00S" calcext:value-type="time">
            <text:p>12:00 AM</text:p>
          </table:table-cell>
          <table:table-cell table:formula="of:=MINUTE([$Calculations.$D3])" office:value-type="float" office:value="0" calcext:value-type="float">
            <text:p>0</text:p>
          </table:table-cell>
          <table:table-cell/>
          <table:table-cell office:value-type="string" calcext:value-type="string">
            <text:p>Crandor / Karamja</text:p>
          </table:table-cell>
          <table:table-cell table:number-columns-repeated="16377"/>
        </table:table-row>
        <table:table-row table:style-name="ro1">
          <table:table-cell office:value-type="float" office:value="305" calcext:value-type="float">
            <text:p>305</text:p>
          </table:table-cell>
          <table:table-cell table:style-name="ce21" table:formula="of:=NOW()" office:value-type="date" office:date-value="2024-07-09T04:16:15.33" calcext:value-type="date">
            <text:p>07/09/24 04:16 AM</text:p>
          </table:table-cell>
          <table:table-cell table:style-name="ce22" table:formula="of:=TIME(HOUR([$Calculations.$B4]);MINUTE([$Calculations.$B4]);SECOND([$Calculations.$B4]))" office:value-type="time" office:time-value="PT04H16M15S" calcext:value-type="time">
            <text:p>4:16 AM</text:p>
          </table:table-cell>
          <table:table-cell table:style-name="ce23" table:formula="of:=TIME(HOUR([$Starsheet.$C4]);(MINUTE([$Starsheet.$C4])+[$Starsheet.$B4]);0)" office:value-type="time" office:time-value="PT00H00M00S" calcext:value-type="time">
            <text:p>12:00 AM</text:p>
          </table:table-cell>
          <table:table-cell table:formula="of:=MINUTE([$Calculations.$D4])" office:value-type="float" office:value="0" calcext:value-type="float">
            <text:p>0</text:p>
          </table:table-cell>
          <table:table-cell/>
          <table:table-cell office:value-type="string" calcext:value-type="string">
            <text:p>Feldip Hills / Isle of Souls</text:p>
          </table:table-cell>
          <table:table-cell table:number-columns-repeated="16377"/>
        </table:table-row>
        <table:table-row table:style-name="ro1">
          <table:table-cell office:value-type="float" office:value="306" calcext:value-type="float">
            <text:p>306</text:p>
          </table:table-cell>
          <table:table-cell table:style-name="ce21" table:formula="of:=NOW()" office:value-type="date" office:date-value="2024-07-09T04:16:15.33" calcext:value-type="date">
            <text:p>07/09/24 04:16 AM</text:p>
          </table:table-cell>
          <table:table-cell table:style-name="ce22" table:formula="of:=TIME(HOUR([$Calculations.$B5]);MINUTE([$Calculations.$B5]);SECOND([$Calculations.$B5]))" office:value-type="time" office:time-value="PT04H16M15S" calcext:value-type="time">
            <text:p>4:16 AM</text:p>
          </table:table-cell>
          <table:table-cell table:style-name="ce23" table:formula="of:=TIME(HOUR([$Starsheet.$C5]);(MINUTE([$Starsheet.$C5])+[$Starsheet.$B5]);0)" office:value-type="time" office:time-value="PT00H00M00S" calcext:value-type="time">
            <text:p>12:00 AM</text:p>
          </table:table-cell>
          <table:table-cell table:formula="of:=MINUTE([$Calculations.$D5])" office:value-type="float" office:value="0" calcext:value-type="float">
            <text:p>0</text:p>
          </table:table-cell>
          <table:table-cell/>
          <table:table-cell office:value-type="string" calcext:value-type="string">
            <text:p>Fossil Island / Harmony Island</text:p>
          </table:table-cell>
          <table:table-cell table:number-columns-repeated="16377"/>
        </table:table-row>
        <table:table-row table:style-name="ro1">
          <table:table-cell office:value-type="float" office:value="307" calcext:value-type="float">
            <text:p>307</text:p>
          </table:table-cell>
          <table:table-cell table:style-name="ce21" table:formula="of:=NOW()" office:value-type="date" office:date-value="2024-07-09T04:16:15.33" calcext:value-type="date">
            <text:p>07/09/24 04:16 AM</text:p>
          </table:table-cell>
          <table:table-cell table:style-name="ce22" table:formula="of:=TIME(HOUR([$Calculations.$B6]);MINUTE([$Calculations.$B6]);SECOND([$Calculations.$B6]))" office:value-type="time" office:time-value="PT04H16M15S" calcext:value-type="time">
            <text:p>4:16 AM</text:p>
          </table:table-cell>
          <table:table-cell table:style-name="ce23" table:formula="of:=TIME(HOUR([$Starsheet.$C6]);(MINUTE([$Starsheet.$C6])+[$Starsheet.$B6]);0)" office:value-type="time" office:time-value="PT00H00M00S" calcext:value-type="time">
            <text:p>12:00 AM</text:p>
          </table:table-cell>
          <table:table-cell table:formula="of:=MINUTE([$Calculations.$D6])" office:value-type="float" office:value="0" calcext:value-type="float">
            <text:p>0</text:p>
          </table:table-cell>
          <table:table-cell/>
          <table:table-cell office:value-type="string" calcext:value-type="string">
            <text:p>Fremennik Lands / Lunar Isle</text:p>
          </table:table-cell>
          <table:table-cell table:number-columns-repeated="16377"/>
        </table:table-row>
        <table:table-row table:style-name="ro1">
          <table:table-cell office:value-type="float" office:value="308" calcext:value-type="float">
            <text:p>308</text:p>
          </table:table-cell>
          <table:table-cell table:style-name="ce21" table:formula="of:=NOW()" office:value-type="date" office:date-value="2024-07-09T04:16:15.33" calcext:value-type="date">
            <text:p>07/09/24 04:16 AM</text:p>
          </table:table-cell>
          <table:table-cell table:style-name="ce22" table:formula="of:=TIME(HOUR([$Calculations.$B7]);MINUTE([$Calculations.$B7]);SECOND([$Calculations.$B7]))" office:value-type="time" office:time-value="PT04H16M15S" calcext:value-type="time">
            <text:p>4:16 AM</text:p>
          </table:table-cell>
          <table:table-cell table:style-name="ce23" table:formula="of:=TIME(HOUR([$Starsheet.$C7]);(MINUTE([$Starsheet.$C7])+[$Starsheet.$B7]);0)" office:value-type="time" office:time-value="PT00H00M00S" calcext:value-type="time">
            <text:p>12:00 AM</text:p>
          </table:table-cell>
          <table:table-cell table:formula="of:=MINUTE([$Calculations.$D7])" office:value-type="float" office:value="0" calcext:value-type="float">
            <text:p>0</text:p>
          </table:table-cell>
          <table:table-cell/>
          <table:table-cell office:value-type="string" calcext:value-type="string">
            <text:p>Great Kourend</text:p>
          </table:table-cell>
          <table:table-cell table:number-columns-repeated="16377"/>
        </table:table-row>
        <table:table-row table:style-name="ro1">
          <table:table-cell office:value-type="float" office:value="309" calcext:value-type="float">
            <text:p>309</text:p>
          </table:table-cell>
          <table:table-cell table:style-name="ce21" table:formula="of:=NOW()" office:value-type="date" office:date-value="2024-07-09T04:16:15.33" calcext:value-type="date">
            <text:p>07/09/24 04:16 AM</text:p>
          </table:table-cell>
          <table:table-cell table:style-name="ce22" table:formula="of:=TIME(HOUR([$Calculations.$B8]);MINUTE([$Calculations.$B8]);SECOND([$Calculations.$B8]))" office:value-type="time" office:time-value="PT04H16M15S" calcext:value-type="time">
            <text:p>4:16 AM</text:p>
          </table:table-cell>
          <table:table-cell table:style-name="ce23" table:formula="of:=TIME(HOUR([$Starsheet.$C8]);(MINUTE([$Starsheet.$C8])+[$Starsheet.$B8]);0)" office:value-type="time" office:time-value="PT00H00M00S" calcext:value-type="time">
            <text:p>12:00 AM</text:p>
          </table:table-cell>
          <table:table-cell table:formula="of:=MINUTE([$Calculations.$D8])" office:value-type="float" office:value="0" calcext:value-type="float">
            <text:p>0</text:p>
          </table:table-cell>
          <table:table-cell/>
          <table:table-cell office:value-type="string" calcext:value-type="string">
            <text:p>Kandarin</text:p>
          </table:table-cell>
          <table:table-cell table:number-columns-repeated="16377"/>
        </table:table-row>
        <table:table-row table:style-name="ro1">
          <table:table-cell office:value-type="float" office:value="310" calcext:value-type="float">
            <text:p>310</text:p>
          </table:table-cell>
          <table:table-cell table:style-name="ce21" table:formula="of:=NOW()" office:value-type="date" office:date-value="2024-07-09T04:16:15.33" calcext:value-type="date">
            <text:p>07/09/24 04:16 AM</text:p>
          </table:table-cell>
          <table:table-cell table:style-name="ce22" table:formula="of:=TIME(HOUR([$Calculations.$B9]);MINUTE([$Calculations.$B9]);SECOND([$Calculations.$B9]))" office:value-type="time" office:time-value="PT04H16M15S" calcext:value-type="time">
            <text:p>4:16 AM</text:p>
          </table:table-cell>
          <table:table-cell table:style-name="ce23" table:formula="of:=TIME(HOUR([$Starsheet.$C9]);(MINUTE([$Starsheet.$C9])+[$Starsheet.$B9]);0)" office:value-type="time" office:time-value="PT00H00M00S" calcext:value-type="time">
            <text:p>12:00 AM</text:p>
          </table:table-cell>
          <table:table-cell table:formula="of:=MINUTE([$Calculations.$D9])" office:value-type="float" office:value="0" calcext:value-type="float">
            <text:p>0</text:p>
          </table:table-cell>
          <table:table-cell/>
          <table:table-cell office:value-type="string" calcext:value-type="string">
            <text:p>Kebos Lowlands</text:p>
          </table:table-cell>
          <table:table-cell table:number-columns-repeated="16377"/>
        </table:table-row>
        <table:table-row table:style-name="ro1">
          <table:table-cell office:value-type="float" office:value="311" calcext:value-type="float">
            <text:p>311</text:p>
          </table:table-cell>
          <table:table-cell table:style-name="ce21" table:formula="of:=NOW()" office:value-type="date" office:date-value="2024-07-09T04:16:15.33" calcext:value-type="date">
            <text:p>07/09/24 04:16 AM</text:p>
          </table:table-cell>
          <table:table-cell table:style-name="ce22" table:formula="of:=TIME(HOUR([$Calculations.$B10]);MINUTE([$Calculations.$B10]);SECOND([$Calculations.$B10]))" office:value-type="time" office:time-value="PT04H16M15S" calcext:value-type="time">
            <text:p>4:16 AM</text:p>
          </table:table-cell>
          <table:table-cell table:style-name="ce23" table:formula="of:=TIME(HOUR([$Starsheet.$C10]);(MINUTE([$Starsheet.$C10])+[$Starsheet.$B10]);0)" office:value-type="time" office:time-value="PT00H00M00S" calcext:value-type="time">
            <text:p>12:00 AM</text:p>
          </table:table-cell>
          <table:table-cell table:formula="of:=MINUTE([$Calculations.$D10])" office:value-type="float" office:value="0" calcext:value-type="float">
            <text:p>0</text:p>
          </table:table-cell>
          <table:table-cell/>
          <table:table-cell office:value-type="string" calcext:value-type="string">
            <text:p>Kharidian Desert</text:p>
          </table:table-cell>
          <table:table-cell table:number-columns-repeated="16377"/>
        </table:table-row>
        <table:table-row table:style-name="ro1">
          <table:table-cell office:value-type="float" office:value="312" calcext:value-type="float">
            <text:p>312</text:p>
          </table:table-cell>
          <table:table-cell table:style-name="ce21" table:formula="of:=NOW()" office:value-type="date" office:date-value="2024-07-09T04:16:15.33" calcext:value-type="date">
            <text:p>07/09/24 04:16 AM</text:p>
          </table:table-cell>
          <table:table-cell table:style-name="ce22" table:formula="of:=TIME(HOUR([$Calculations.$B11]);MINUTE([$Calculations.$B11]);SECOND([$Calculations.$B11]))" office:value-type="time" office:time-value="PT04H16M15S" calcext:value-type="time">
            <text:p>4:16 AM</text:p>
          </table:table-cell>
          <table:table-cell table:style-name="ce23" table:formula="of:=TIME(HOUR([$Starsheet.$C11]);(MINUTE([$Starsheet.$C11])+[$Starsheet.$B11]);0)" office:value-type="time" office:time-value="PT00H00M00S" calcext:value-type="time">
            <text:p>12:00 AM</text:p>
          </table:table-cell>
          <table:table-cell table:formula="of:=MINUTE([$Calculations.$D11])" office:value-type="float" office:value="0" calcext:value-type="float">
            <text:p>0</text:p>
          </table:table-cell>
          <table:table-cell/>
          <table:table-cell office:value-type="string" calcext:value-type="string">
            <text:p>Misthalin</text:p>
          </table:table-cell>
          <table:table-cell table:number-columns-repeated="16377"/>
        </table:table-row>
        <table:table-row table:style-name="ro1">
          <table:table-cell office:value-type="float" office:value="313" calcext:value-type="float">
            <text:p>313</text:p>
          </table:table-cell>
          <table:table-cell table:style-name="ce21" table:formula="of:=NOW()" office:value-type="date" office:date-value="2024-07-09T04:16:15.33" calcext:value-type="date">
            <text:p>07/09/24 04:16 AM</text:p>
          </table:table-cell>
          <table:table-cell table:style-name="ce22" table:formula="of:=TIME(HOUR([$Calculations.$B12]);MINUTE([$Calculations.$B12]);SECOND([$Calculations.$B12]))" office:value-type="time" office:time-value="PT04H16M15S" calcext:value-type="time">
            <text:p>4:16 AM</text:p>
          </table:table-cell>
          <table:table-cell table:style-name="ce23" table:formula="of:=TIME(HOUR([$Starsheet.$C12]);(MINUTE([$Starsheet.$C12])+[$Starsheet.$B12]);0)" office:value-type="time" office:time-value="PT00H00M00S" calcext:value-type="time">
            <text:p>12:00 AM</text:p>
          </table:table-cell>
          <table:table-cell table:formula="of:=MINUTE([$Calculations.$D12])" office:value-type="float" office:value="0" calcext:value-type="float">
            <text:p>0</text:p>
          </table:table-cell>
          <table:table-cell/>
          <table:table-cell office:value-type="string" calcext:value-type="string">
            <text:p>Morytania</text:p>
          </table:table-cell>
          <table:table-cell table:number-columns-repeated="16377"/>
        </table:table-row>
        <table:table-row table:style-name="ro1">
          <table:table-cell office:value-type="float" office:value="314" calcext:value-type="float">
            <text:p>314</text:p>
          </table:table-cell>
          <table:table-cell table:style-name="ce21" table:formula="of:=NOW()" office:value-type="date" office:date-value="2024-07-09T04:16:15.33" calcext:value-type="date">
            <text:p>07/09/24 04:16 AM</text:p>
          </table:table-cell>
          <table:table-cell table:style-name="ce22" table:formula="of:=TIME(HOUR([$Calculations.$B13]);MINUTE([$Calculations.$B13]);SECOND([$Calculations.$B13]))" office:value-type="time" office:time-value="PT04H16M15S" calcext:value-type="time">
            <text:p>4:16 AM</text:p>
          </table:table-cell>
          <table:table-cell table:style-name="ce23" table:formula="of:=TIME(HOUR([$Starsheet.$C13]);(MINUTE([$Starsheet.$C13])+[$Starsheet.$B13]);0)" office:value-type="time" office:time-value="PT00H00M00S" calcext:value-type="time">
            <text:p>12:00 AM</text:p>
          </table:table-cell>
          <table:table-cell table:formula="of:=MINUTE([$Calculations.$D13])" office:value-type="float" office:value="0" calcext:value-type="float">
            <text:p>0</text:p>
          </table:table-cell>
          <table:table-cell/>
          <table:table-cell office:value-type="string" calcext:value-type="string">
            <text:p>Piscatoris / Gnome Stronghold</text:p>
          </table:table-cell>
          <table:table-cell table:number-columns-repeated="16377"/>
        </table:table-row>
        <table:table-row table:style-name="ro1">
          <table:table-cell office:value-type="float" office:value="315" calcext:value-type="float">
            <text:p>315</text:p>
          </table:table-cell>
          <table:table-cell table:style-name="ce21" table:formula="of:=NOW()" office:value-type="date" office:date-value="2024-07-09T04:16:15.33" calcext:value-type="date">
            <text:p>07/09/24 04:16 AM</text:p>
          </table:table-cell>
          <table:table-cell table:style-name="ce22" table:formula="of:=TIME(HOUR([$Calculations.$B14]);MINUTE([$Calculations.$B14]);SECOND([$Calculations.$B14]))" office:value-type="time" office:time-value="PT04H16M15S" calcext:value-type="time">
            <text:p>4:16 AM</text:p>
          </table:table-cell>
          <table:table-cell table:style-name="ce23" table:formula="of:=TIME(HOUR([$Starsheet.$C14]);(MINUTE([$Starsheet.$C14])+[$Starsheet.$B14]);0)" office:value-type="time" office:time-value="PT00H00M00S" calcext:value-type="time">
            <text:p>12:00 AM</text:p>
          </table:table-cell>
          <table:table-cell table:formula="of:=MINUTE([$Calculations.$D14])" office:value-type="float" office:value="0" calcext:value-type="float">
            <text:p>0</text:p>
          </table:table-cell>
          <table:table-cell/>
          <table:table-cell office:value-type="string" calcext:value-type="string">
            <text:p>Tirannwn</text:p>
          </table:table-cell>
          <table:table-cell table:number-columns-repeated="16377"/>
        </table:table-row>
        <table:table-row table:style-name="ro1">
          <table:table-cell office:value-type="float" office:value="316" calcext:value-type="float">
            <text:p>316</text:p>
          </table:table-cell>
          <table:table-cell table:style-name="ce21" table:formula="of:=NOW()" office:value-type="date" office:date-value="2024-07-09T04:16:15.33" calcext:value-type="date">
            <text:p>07/09/24 04:16 AM</text:p>
          </table:table-cell>
          <table:table-cell table:style-name="ce22" table:formula="of:=TIME(HOUR([$Calculations.$B15]);MINUTE([$Calculations.$B15]);SECOND([$Calculations.$B15]))" office:value-type="time" office:time-value="PT04H16M15S" calcext:value-type="time">
            <text:p>4:16 AM</text:p>
          </table:table-cell>
          <table:table-cell table:style-name="ce23" table:formula="of:=TIME(HOUR([$Starsheet.$C15]);(MINUTE([$Starsheet.$C15])+[$Starsheet.$B15]);0)" office:value-type="time" office:time-value="PT00H00M00S" calcext:value-type="time">
            <text:p>12:00 AM</text:p>
          </table:table-cell>
          <table:table-cell table:formula="of:=MINUTE([$Calculations.$D15])" office:value-type="float" office:value="0" calcext:value-type="float">
            <text:p>0</text:p>
          </table:table-cell>
          <table:table-cell/>
          <table:table-cell office:value-type="string" calcext:value-type="string">
            <text:p>Wilderness</text:p>
          </table:table-cell>
          <table:table-cell table:number-columns-repeated="16377"/>
        </table:table-row>
        <table:table-row table:style-name="ro1">
          <table:table-cell office:value-type="float" office:value="317" calcext:value-type="float">
            <text:p>317</text:p>
          </table:table-cell>
          <table:table-cell table:style-name="ce21" table:formula="of:=NOW()" office:value-type="date" office:date-value="2024-07-09T04:16:15.33" calcext:value-type="date">
            <text:p>07/09/24 04:16 AM</text:p>
          </table:table-cell>
          <table:table-cell table:style-name="ce22" table:formula="of:=TIME(HOUR([$Calculations.$B16]);MINUTE([$Calculations.$B16]);SECOND([$Calculations.$B16]))" office:value-type="time" office:time-value="PT04H16M15S" calcext:value-type="time">
            <text:p>4:16 AM</text:p>
          </table:table-cell>
          <table:table-cell table:style-name="ce23" table:formula="of:=TIME(HOUR([$Starsheet.$C16]);(MINUTE([$Starsheet.$C16])+[$Starsheet.$B16]);0)" office:value-type="time" office:time-value="PT00H00M00S" calcext:value-type="time">
            <text:p>12:00 AM</text:p>
          </table:table-cell>
          <table:table-cell table:formula="of:=MINUTE([$Calculations.$D16])" office:value-type="float" office:value="0" calcext:value-type="float">
            <text:p>0</text:p>
          </table:table-cell>
          <table:table-cell table:number-columns-repeated="16379"/>
        </table:table-row>
        <table:table-row table:style-name="ro1">
          <table:table-cell office:value-type="float" office:value="318" calcext:value-type="float">
            <text:p>318</text:p>
          </table:table-cell>
          <table:table-cell table:style-name="ce21" table:formula="of:=NOW()" office:value-type="date" office:date-value="2024-07-09T04:16:15.33" calcext:value-type="date">
            <text:p>07/09/24 04:16 AM</text:p>
          </table:table-cell>
          <table:table-cell table:style-name="ce22" table:formula="of:=TIME(HOUR([$Calculations.$B17]);MINUTE([$Calculations.$B17]);SECOND([$Calculations.$B17]))" office:value-type="time" office:time-value="PT04H16M15S" calcext:value-type="time">
            <text:p>4:16 AM</text:p>
          </table:table-cell>
          <table:table-cell table:style-name="ce23" table:formula="of:=TIME(HOUR([$Starsheet.$C17]);(MINUTE([$Starsheet.$C17])+[$Starsheet.$B17]);0)" office:value-type="time" office:time-value="PT00H00M00S" calcext:value-type="time">
            <text:p>12:00 AM</text:p>
          </table:table-cell>
          <table:table-cell table:formula="of:=MINUTE([$Calculations.$D17])" office:value-type="float" office:value="0" calcext:value-type="float">
            <text:p>0</text:p>
          </table:table-cell>
          <table:table-cell table:number-columns-repeated="16379"/>
        </table:table-row>
        <table:table-row table:style-name="ro1">
          <table:table-cell office:value-type="float" office:value="319" calcext:value-type="float">
            <text:p>319</text:p>
          </table:table-cell>
          <table:table-cell table:style-name="ce21" table:formula="of:=NOW()" office:value-type="date" office:date-value="2024-07-09T04:16:15.33" calcext:value-type="date">
            <text:p>07/09/24 04:16 AM</text:p>
          </table:table-cell>
          <table:table-cell table:style-name="ce22" table:formula="of:=TIME(HOUR([$Calculations.$B18]);MINUTE([$Calculations.$B18]);SECOND([$Calculations.$B18]))" office:value-type="time" office:time-value="PT04H16M15S" calcext:value-type="time">
            <text:p>4:16 AM</text:p>
          </table:table-cell>
          <table:table-cell table:style-name="ce23" table:formula="of:=TIME(HOUR([$Starsheet.$C18]);(MINUTE([$Starsheet.$C18])+[$Starsheet.$B18]);0)" office:value-type="time" office:time-value="PT00H00M00S" calcext:value-type="time">
            <text:p>12:00 AM</text:p>
          </table:table-cell>
          <table:table-cell table:formula="of:=MINUTE([$Calculations.$D18])" office:value-type="float" office:value="0" calcext:value-type="float">
            <text:p>0</text:p>
          </table:table-cell>
          <table:table-cell table:number-columns-repeated="16379"/>
        </table:table-row>
        <table:table-row table:style-name="ro1">
          <table:table-cell office:value-type="float" office:value="320" calcext:value-type="float">
            <text:p>320</text:p>
          </table:table-cell>
          <table:table-cell table:style-name="ce21" table:formula="of:=NOW()" office:value-type="date" office:date-value="2024-07-09T04:16:15.33" calcext:value-type="date">
            <text:p>07/09/24 04:16 AM</text:p>
          </table:table-cell>
          <table:table-cell table:style-name="ce22" table:formula="of:=TIME(HOUR([$Calculations.$B19]);MINUTE([$Calculations.$B19]);SECOND([$Calculations.$B19]))" office:value-type="time" office:time-value="PT04H16M15S" calcext:value-type="time">
            <text:p>4:16 AM</text:p>
          </table:table-cell>
          <table:table-cell table:style-name="ce23" table:formula="of:=TIME(HOUR([$Starsheet.$C19]);(MINUTE([$Starsheet.$C19])+[$Starsheet.$B19]);0)" office:value-type="time" office:time-value="PT00H00M00S" calcext:value-type="time">
            <text:p>12:00 AM</text:p>
          </table:table-cell>
          <table:table-cell table:formula="of:=MINUTE([$Calculations.$D19])" office:value-type="float" office:value="0" calcext:value-type="float">
            <text:p>0</text:p>
          </table:table-cell>
          <table:table-cell table:number-columns-repeated="16379"/>
        </table:table-row>
        <table:table-row table:style-name="ro1">
          <table:table-cell office:value-type="float" office:value="321" calcext:value-type="float">
            <text:p>321</text:p>
          </table:table-cell>
          <table:table-cell table:style-name="ce21" table:formula="of:=NOW()" office:value-type="date" office:date-value="2024-07-09T04:16:15.33" calcext:value-type="date">
            <text:p>07/09/24 04:16 AM</text:p>
          </table:table-cell>
          <table:table-cell table:style-name="ce22" table:formula="of:=TIME(HOUR([$Calculations.$B20]);MINUTE([$Calculations.$B20]);SECOND([$Calculations.$B20]))" office:value-type="time" office:time-value="PT04H16M15S" calcext:value-type="time">
            <text:p>4:16 AM</text:p>
          </table:table-cell>
          <table:table-cell table:style-name="ce23" table:formula="of:=TIME(HOUR([$Starsheet.$C20]);(MINUTE([$Starsheet.$C20])+[$Starsheet.$B20]);0)" office:value-type="time" office:time-value="PT00H00M00S" calcext:value-type="time">
            <text:p>12:00 AM</text:p>
          </table:table-cell>
          <table:table-cell table:formula="of:=MINUTE([$Calculations.$D20])" office:value-type="float" office:value="0" calcext:value-type="float">
            <text:p>0</text:p>
          </table:table-cell>
          <table:table-cell table:number-columns-repeated="16379"/>
        </table:table-row>
        <table:table-row table:style-name="ro1">
          <table:table-cell office:value-type="float" office:value="322" calcext:value-type="float">
            <text:p>322</text:p>
          </table:table-cell>
          <table:table-cell table:style-name="ce21" table:formula="of:=NOW()" office:value-type="date" office:date-value="2024-07-09T04:16:15.33" calcext:value-type="date">
            <text:p>07/09/24 04:16 AM</text:p>
          </table:table-cell>
          <table:table-cell table:style-name="ce22" table:formula="of:=TIME(HOUR([$Calculations.$B21]);MINUTE([$Calculations.$B21]);SECOND([$Calculations.$B21]))" office:value-type="time" office:time-value="PT04H16M15S" calcext:value-type="time">
            <text:p>4:16 AM</text:p>
          </table:table-cell>
          <table:table-cell table:style-name="ce23" table:formula="of:=TIME(HOUR([$Starsheet.$C21]);(MINUTE([$Starsheet.$C21])+[$Starsheet.$B21]);0)" office:value-type="time" office:time-value="PT00H00M00S" calcext:value-type="time">
            <text:p>12:00 AM</text:p>
          </table:table-cell>
          <table:table-cell table:formula="of:=MINUTE([$Calculations.$D21])" office:value-type="float" office:value="0" calcext:value-type="float">
            <text:p>0</text:p>
          </table:table-cell>
          <table:table-cell table:number-columns-repeated="16379"/>
        </table:table-row>
        <table:table-row table:style-name="ro1">
          <table:table-cell office:value-type="float" office:value="323" calcext:value-type="float">
            <text:p>323</text:p>
          </table:table-cell>
          <table:table-cell table:style-name="ce21" table:formula="of:=NOW()" office:value-type="date" office:date-value="2024-07-09T04:16:15.33" calcext:value-type="date">
            <text:p>07/09/24 04:16 AM</text:p>
          </table:table-cell>
          <table:table-cell table:style-name="ce22" table:formula="of:=TIME(HOUR([$Calculations.$B22]);MINUTE([$Calculations.$B22]);SECOND([$Calculations.$B22]))" office:value-type="time" office:time-value="PT04H16M15S" calcext:value-type="time">
            <text:p>4:16 AM</text:p>
          </table:table-cell>
          <table:table-cell table:style-name="ce23" table:formula="of:=TIME(HOUR([$Starsheet.$C22]);(MINUTE([$Starsheet.$C22])+[$Starsheet.$B22]);0)" office:value-type="time" office:time-value="PT00H00M00S" calcext:value-type="time">
            <text:p>12:00 AM</text:p>
          </table:table-cell>
          <table:table-cell table:formula="of:=MINUTE([$Calculations.$D22])" office:value-type="float" office:value="0" calcext:value-type="float">
            <text:p>0</text:p>
          </table:table-cell>
          <table:table-cell table:number-columns-repeated="16379"/>
        </table:table-row>
        <table:table-row table:style-name="ro1">
          <table:table-cell office:value-type="float" office:value="324" calcext:value-type="float">
            <text:p>324</text:p>
          </table:table-cell>
          <table:table-cell table:style-name="ce21" table:formula="of:=NOW()" office:value-type="date" office:date-value="2024-07-09T04:16:15.33" calcext:value-type="date">
            <text:p>07/09/24 04:16 AM</text:p>
          </table:table-cell>
          <table:table-cell table:style-name="ce22" table:formula="of:=TIME(HOUR([$Calculations.$B23]);MINUTE([$Calculations.$B23]);SECOND([$Calculations.$B23]))" office:value-type="time" office:time-value="PT04H16M15S" calcext:value-type="time">
            <text:p>4:16 AM</text:p>
          </table:table-cell>
          <table:table-cell table:style-name="ce23" table:formula="of:=TIME(HOUR([$Starsheet.$C23]);(MINUTE([$Starsheet.$C23])+[$Starsheet.$B23]);0)" office:value-type="time" office:time-value="PT00H00M00S" calcext:value-type="time">
            <text:p>12:00 AM</text:p>
          </table:table-cell>
          <table:table-cell table:formula="of:=MINUTE([$Calculations.$D23])" office:value-type="float" office:value="0" calcext:value-type="float">
            <text:p>0</text:p>
          </table:table-cell>
          <table:table-cell table:number-columns-repeated="16379"/>
        </table:table-row>
        <table:table-row table:style-name="ro1">
          <table:table-cell office:value-type="float" office:value="325" calcext:value-type="float">
            <text:p>325</text:p>
          </table:table-cell>
          <table:table-cell table:style-name="ce21" table:formula="of:=NOW()" office:value-type="date" office:date-value="2024-07-09T04:16:15.33" calcext:value-type="date">
            <text:p>07/09/24 04:16 AM</text:p>
          </table:table-cell>
          <table:table-cell table:style-name="ce22" table:formula="of:=TIME(HOUR([$Calculations.$B24]);MINUTE([$Calculations.$B24]);SECOND([$Calculations.$B24]))" office:value-type="time" office:time-value="PT04H16M15S" calcext:value-type="time">
            <text:p>4:16 AM</text:p>
          </table:table-cell>
          <table:table-cell table:style-name="ce23" table:formula="of:=TIME(HOUR([$Starsheet.$C24]);(MINUTE([$Starsheet.$C24])+[$Starsheet.$B24]);0)" office:value-type="time" office:time-value="PT00H00M00S" calcext:value-type="time">
            <text:p>12:00 AM</text:p>
          </table:table-cell>
          <table:table-cell table:formula="of:=MINUTE([$Calculations.$D24])" office:value-type="float" office:value="0" calcext:value-type="float">
            <text:p>0</text:p>
          </table:table-cell>
          <table:table-cell table:number-columns-repeated="16379"/>
        </table:table-row>
        <table:table-row table:style-name="ro1">
          <table:table-cell office:value-type="float" office:value="326" calcext:value-type="float">
            <text:p>326</text:p>
          </table:table-cell>
          <table:table-cell table:style-name="ce21" table:formula="of:=NOW()" office:value-type="date" office:date-value="2024-07-09T04:16:15.33" calcext:value-type="date">
            <text:p>07/09/24 04:16 AM</text:p>
          </table:table-cell>
          <table:table-cell table:style-name="ce22" table:formula="of:=TIME(HOUR([$Calculations.$B25]);MINUTE([$Calculations.$B25]);SECOND([$Calculations.$B25]))" office:value-type="time" office:time-value="PT04H16M15S" calcext:value-type="time">
            <text:p>4:16 AM</text:p>
          </table:table-cell>
          <table:table-cell table:style-name="ce23" table:formula="of:=TIME(HOUR([$Starsheet.$C25]);(MINUTE([$Starsheet.$C25])+[$Starsheet.$B25]);0)" office:value-type="time" office:time-value="PT00H00M00S" calcext:value-type="time">
            <text:p>12:00 AM</text:p>
          </table:table-cell>
          <table:table-cell table:formula="of:=MINUTE([$Calculations.$D25])" office:value-type="float" office:value="0" calcext:value-type="float">
            <text:p>0</text:p>
          </table:table-cell>
          <table:table-cell table:number-columns-repeated="16379"/>
        </table:table-row>
        <table:table-row table:style-name="ro1">
          <table:table-cell office:value-type="float" office:value="327" calcext:value-type="float">
            <text:p>327</text:p>
          </table:table-cell>
          <table:table-cell table:style-name="ce21" table:formula="of:=NOW()" office:value-type="date" office:date-value="2024-07-09T04:16:15.33" calcext:value-type="date">
            <text:p>07/09/24 04:16 AM</text:p>
          </table:table-cell>
          <table:table-cell table:style-name="ce22" table:formula="of:=TIME(HOUR([$Calculations.$B26]);MINUTE([$Calculations.$B26]);SECOND([$Calculations.$B26]))" office:value-type="time" office:time-value="PT04H16M15S" calcext:value-type="time">
            <text:p>4:16 AM</text:p>
          </table:table-cell>
          <table:table-cell table:style-name="ce23" table:formula="of:=TIME(HOUR([$Starsheet.$C26]);(MINUTE([$Starsheet.$C26])+[$Starsheet.$B26]);0)" office:value-type="time" office:time-value="PT00H00M00S" calcext:value-type="time">
            <text:p>12:00 AM</text:p>
          </table:table-cell>
          <table:table-cell table:formula="of:=MINUTE([$Calculations.$D26])" office:value-type="float" office:value="0" calcext:value-type="float">
            <text:p>0</text:p>
          </table:table-cell>
          <table:table-cell table:number-columns-repeated="16379"/>
        </table:table-row>
        <table:table-row table:style-name="ro1">
          <table:table-cell office:value-type="float" office:value="328" calcext:value-type="float">
            <text:p>328</text:p>
          </table:table-cell>
          <table:table-cell table:style-name="ce21" table:formula="of:=NOW()" office:value-type="date" office:date-value="2024-07-09T04:16:15.33" calcext:value-type="date">
            <text:p>07/09/24 04:16 AM</text:p>
          </table:table-cell>
          <table:table-cell table:style-name="ce22" table:formula="of:=TIME(HOUR([$Calculations.$B27]);MINUTE([$Calculations.$B27]);SECOND([$Calculations.$B27]))" office:value-type="time" office:time-value="PT04H16M15S" calcext:value-type="time">
            <text:p>4:16 AM</text:p>
          </table:table-cell>
          <table:table-cell table:style-name="ce23" table:formula="of:=TIME(HOUR([$Starsheet.$C27]);(MINUTE([$Starsheet.$C27])+[$Starsheet.$B27]);0)" office:value-type="time" office:time-value="PT00H00M00S" calcext:value-type="time">
            <text:p>12:00 AM</text:p>
          </table:table-cell>
          <table:table-cell table:formula="of:=MINUTE([$Calculations.$D27])" office:value-type="float" office:value="0" calcext:value-type="float">
            <text:p>0</text:p>
          </table:table-cell>
          <table:table-cell table:number-columns-repeated="16379"/>
        </table:table-row>
        <table:table-row table:style-name="ro1">
          <table:table-cell office:value-type="float" office:value="329" calcext:value-type="float">
            <text:p>329</text:p>
          </table:table-cell>
          <table:table-cell table:style-name="ce21" table:formula="of:=NOW()" office:value-type="date" office:date-value="2024-07-09T04:16:15.33" calcext:value-type="date">
            <text:p>07/09/24 04:16 AM</text:p>
          </table:table-cell>
          <table:table-cell table:style-name="ce22" table:formula="of:=TIME(HOUR([$Calculations.$B28]);MINUTE([$Calculations.$B28]);SECOND([$Calculations.$B28]))" office:value-type="time" office:time-value="PT04H16M15S" calcext:value-type="time">
            <text:p>4:16 AM</text:p>
          </table:table-cell>
          <table:table-cell table:style-name="ce23" table:formula="of:=TIME(HOUR([$Starsheet.$C28]);(MINUTE([$Starsheet.$C28])+[$Starsheet.$B28]);0)" office:value-type="time" office:time-value="PT00H00M00S" calcext:value-type="time">
            <text:p>12:00 AM</text:p>
          </table:table-cell>
          <table:table-cell table:formula="of:=MINUTE([$Calculations.$D28])" office:value-type="float" office:value="0" calcext:value-type="float">
            <text:p>0</text:p>
          </table:table-cell>
          <table:table-cell table:number-columns-repeated="16379"/>
        </table:table-row>
        <table:table-row table:style-name="ro1">
          <table:table-cell office:value-type="float" office:value="330" calcext:value-type="float">
            <text:p>330</text:p>
          </table:table-cell>
          <table:table-cell table:style-name="ce21" table:formula="of:=NOW()" office:value-type="date" office:date-value="2024-07-09T04:16:15.33" calcext:value-type="date">
            <text:p>07/09/24 04:16 AM</text:p>
          </table:table-cell>
          <table:table-cell table:style-name="ce22" table:formula="of:=TIME(HOUR([$Calculations.$B29]);MINUTE([$Calculations.$B29]);SECOND([$Calculations.$B29]))" office:value-type="time" office:time-value="PT04H16M15S" calcext:value-type="time">
            <text:p>4:16 AM</text:p>
          </table:table-cell>
          <table:table-cell table:style-name="ce23" table:formula="of:=TIME(HOUR([$Starsheet.$C29]);(MINUTE([$Starsheet.$C29])+[$Starsheet.$B29]);0)" office:value-type="time" office:time-value="PT00H00M00S" calcext:value-type="time">
            <text:p>12:00 AM</text:p>
          </table:table-cell>
          <table:table-cell table:formula="of:=MINUTE([$Calculations.$D29])" office:value-type="float" office:value="0" calcext:value-type="float">
            <text:p>0</text:p>
          </table:table-cell>
          <table:table-cell table:number-columns-repeated="16379"/>
        </table:table-row>
        <table:table-row table:style-name="ro1">
          <table:table-cell office:value-type="float" office:value="331" calcext:value-type="float">
            <text:p>331</text:p>
          </table:table-cell>
          <table:table-cell table:style-name="ce21" table:formula="of:=NOW()" office:value-type="date" office:date-value="2024-07-09T04:16:15.33" calcext:value-type="date">
            <text:p>07/09/24 04:16 AM</text:p>
          </table:table-cell>
          <table:table-cell table:style-name="ce22" table:formula="of:=TIME(HOUR([$Calculations.$B30]);MINUTE([$Calculations.$B30]);SECOND([$Calculations.$B30]))" office:value-type="time" office:time-value="PT04H16M15S" calcext:value-type="time">
            <text:p>4:16 AM</text:p>
          </table:table-cell>
          <table:table-cell table:style-name="ce23" table:formula="of:=TIME(HOUR([$Starsheet.$C30]);(MINUTE([$Starsheet.$C30])+[$Starsheet.$B30]);0)" office:value-type="time" office:time-value="PT00H00M00S" calcext:value-type="time">
            <text:p>12:00 AM</text:p>
          </table:table-cell>
          <table:table-cell table:formula="of:=MINUTE([$Calculations.$D30])" office:value-type="float" office:value="0" calcext:value-type="float">
            <text:p>0</text:p>
          </table:table-cell>
          <table:table-cell table:number-columns-repeated="16379"/>
        </table:table-row>
        <table:table-row table:style-name="ro1">
          <table:table-cell office:value-type="float" office:value="332" calcext:value-type="float">
            <text:p>332</text:p>
          </table:table-cell>
          <table:table-cell table:style-name="ce21" table:formula="of:=NOW()" office:value-type="date" office:date-value="2024-07-09T04:16:15.33" calcext:value-type="date">
            <text:p>07/09/24 04:16 AM</text:p>
          </table:table-cell>
          <table:table-cell table:style-name="ce22" table:formula="of:=TIME(HOUR([$Calculations.$B31]);MINUTE([$Calculations.$B31]);SECOND([$Calculations.$B31]))" office:value-type="time" office:time-value="PT04H16M15S" calcext:value-type="time">
            <text:p>4:16 AM</text:p>
          </table:table-cell>
          <table:table-cell table:style-name="ce23" table:formula="of:=TIME(HOUR([$Starsheet.$C31]);(MINUTE([$Starsheet.$C31])+[$Starsheet.$B31]);0)" office:value-type="time" office:time-value="PT00H00M00S" calcext:value-type="time">
            <text:p>12:00 AM</text:p>
          </table:table-cell>
          <table:table-cell table:formula="of:=MINUTE([$Calculations.$D31])" office:value-type="float" office:value="0" calcext:value-type="float">
            <text:p>0</text:p>
          </table:table-cell>
          <table:table-cell table:number-columns-repeated="16379"/>
        </table:table-row>
        <table:table-row table:style-name="ro1">
          <table:table-cell office:value-type="float" office:value="333" calcext:value-type="float">
            <text:p>333</text:p>
          </table:table-cell>
          <table:table-cell table:style-name="ce21" table:formula="of:=NOW()" office:value-type="date" office:date-value="2024-07-09T04:16:15.33" calcext:value-type="date">
            <text:p>07/09/24 04:16 AM</text:p>
          </table:table-cell>
          <table:table-cell table:style-name="ce22" table:formula="of:=TIME(HOUR([$Calculations.$B32]);MINUTE([$Calculations.$B32]);SECOND([$Calculations.$B32]))" office:value-type="time" office:time-value="PT04H16M15S" calcext:value-type="time">
            <text:p>4:16 AM</text:p>
          </table:table-cell>
          <table:table-cell table:style-name="ce23" table:formula="of:=TIME(HOUR([$Starsheet.$C32]);(MINUTE([$Starsheet.$C32])+[$Starsheet.$B32]);0)" office:value-type="time" office:time-value="PT00H00M00S" calcext:value-type="time">
            <text:p>12:00 AM</text:p>
          </table:table-cell>
          <table:table-cell table:formula="of:=MINUTE([$Calculations.$D32])" office:value-type="float" office:value="0" calcext:value-type="float">
            <text:p>0</text:p>
          </table:table-cell>
          <table:table-cell table:number-columns-repeated="16379"/>
        </table:table-row>
        <table:table-row table:style-name="ro1">
          <table:table-cell office:value-type="float" office:value="334" calcext:value-type="float">
            <text:p>334</text:p>
          </table:table-cell>
          <table:table-cell table:style-name="ce21" table:formula="of:=NOW()" office:value-type="date" office:date-value="2024-07-09T04:16:15.33" calcext:value-type="date">
            <text:p>07/09/24 04:16 AM</text:p>
          </table:table-cell>
          <table:table-cell table:style-name="ce22" table:formula="of:=TIME(HOUR([$Calculations.$B33]);MINUTE([$Calculations.$B33]);SECOND([$Calculations.$B33]))" office:value-type="time" office:time-value="PT04H16M15S" calcext:value-type="time">
            <text:p>4:16 AM</text:p>
          </table:table-cell>
          <table:table-cell table:style-name="ce23" table:formula="of:=TIME(HOUR([$Starsheet.$C33]);(MINUTE([$Starsheet.$C33])+[$Starsheet.$B33]);0)" office:value-type="time" office:time-value="PT00H00M00S" calcext:value-type="time">
            <text:p>12:00 AM</text:p>
          </table:table-cell>
          <table:table-cell table:formula="of:=MINUTE([$Calculations.$D33])" office:value-type="float" office:value="0" calcext:value-type="float">
            <text:p>0</text:p>
          </table:table-cell>
          <table:table-cell table:number-columns-repeated="16379"/>
        </table:table-row>
        <table:table-row table:style-name="ro1">
          <table:table-cell office:value-type="float" office:value="335" calcext:value-type="float">
            <text:p>335</text:p>
          </table:table-cell>
          <table:table-cell table:style-name="ce21" table:formula="of:=NOW()" office:value-type="date" office:date-value="2024-07-09T04:16:15.33" calcext:value-type="date">
            <text:p>07/09/24 04:16 AM</text:p>
          </table:table-cell>
          <table:table-cell table:style-name="ce22" table:formula="of:=TIME(HOUR([$Calculations.$B34]);MINUTE([$Calculations.$B34]);SECOND([$Calculations.$B34]))" office:value-type="time" office:time-value="PT04H16M15S" calcext:value-type="time">
            <text:p>4:16 AM</text:p>
          </table:table-cell>
          <table:table-cell table:style-name="ce23" table:formula="of:=TIME(HOUR([$Starsheet.$C34]);(MINUTE([$Starsheet.$C34])+[$Starsheet.$B34]);0)" office:value-type="time" office:time-value="PT00H00M00S" calcext:value-type="time">
            <text:p>12:00 AM</text:p>
          </table:table-cell>
          <table:table-cell table:formula="of:=MINUTE([$Calculations.$D34])" office:value-type="float" office:value="0" calcext:value-type="float">
            <text:p>0</text:p>
          </table:table-cell>
          <table:table-cell table:number-columns-repeated="16379"/>
        </table:table-row>
        <table:table-row table:style-name="ro1">
          <table:table-cell office:value-type="float" office:value="336" calcext:value-type="float">
            <text:p>336</text:p>
          </table:table-cell>
          <table:table-cell table:style-name="ce21" table:formula="of:=NOW()" office:value-type="date" office:date-value="2024-07-09T04:16:15.33" calcext:value-type="date">
            <text:p>07/09/24 04:16 AM</text:p>
          </table:table-cell>
          <table:table-cell table:style-name="ce22" table:formula="of:=TIME(HOUR([$Calculations.$B35]);MINUTE([$Calculations.$B35]);SECOND([$Calculations.$B35]))" office:value-type="time" office:time-value="PT04H16M15S" calcext:value-type="time">
            <text:p>4:16 AM</text:p>
          </table:table-cell>
          <table:table-cell table:style-name="ce23" table:formula="of:=TIME(HOUR([$Starsheet.$C35]);(MINUTE([$Starsheet.$C35])+[$Starsheet.$B35]);0)" office:value-type="time" office:time-value="PT00H00M00S" calcext:value-type="time">
            <text:p>12:00 AM</text:p>
          </table:table-cell>
          <table:table-cell table:formula="of:=MINUTE([$Calculations.$D35])" office:value-type="float" office:value="0" calcext:value-type="float">
            <text:p>0</text:p>
          </table:table-cell>
          <table:table-cell table:number-columns-repeated="16379"/>
        </table:table-row>
        <table:table-row table:style-name="ro1">
          <table:table-cell office:value-type="float" office:value="337" calcext:value-type="float">
            <text:p>337</text:p>
          </table:table-cell>
          <table:table-cell table:style-name="ce21" table:formula="of:=NOW()" office:value-type="date" office:date-value="2024-07-09T04:16:15.33" calcext:value-type="date">
            <text:p>07/09/24 04:16 AM</text:p>
          </table:table-cell>
          <table:table-cell table:style-name="ce22" table:formula="of:=TIME(HOUR([$Calculations.$B36]);MINUTE([$Calculations.$B36]);SECOND([$Calculations.$B36]))" office:value-type="time" office:time-value="PT04H16M15S" calcext:value-type="time">
            <text:p>4:16 AM</text:p>
          </table:table-cell>
          <table:table-cell table:style-name="ce23" table:formula="of:=TIME(HOUR([$Starsheet.$C36]);(MINUTE([$Starsheet.$C36])+[$Starsheet.$B36]);0)" office:value-type="time" office:time-value="PT00H00M00S" calcext:value-type="time">
            <text:p>12:00 AM</text:p>
          </table:table-cell>
          <table:table-cell table:formula="of:=MINUTE([$Calculations.$D36])" office:value-type="float" office:value="0" calcext:value-type="float">
            <text:p>0</text:p>
          </table:table-cell>
          <table:table-cell table:number-columns-repeated="16379"/>
        </table:table-row>
        <table:table-row table:style-name="ro1">
          <table:table-cell office:value-type="float" office:value="338" calcext:value-type="float">
            <text:p>338</text:p>
          </table:table-cell>
          <table:table-cell table:style-name="ce21" table:formula="of:=NOW()" office:value-type="date" office:date-value="2024-07-09T04:16:15.33" calcext:value-type="date">
            <text:p>07/09/24 04:16 AM</text:p>
          </table:table-cell>
          <table:table-cell table:style-name="ce22" table:formula="of:=TIME(HOUR([$Calculations.$B37]);MINUTE([$Calculations.$B37]);SECOND([$Calculations.$B37]))" office:value-type="time" office:time-value="PT04H16M15S" calcext:value-type="time">
            <text:p>4:16 AM</text:p>
          </table:table-cell>
          <table:table-cell table:style-name="ce23" table:formula="of:=TIME(HOUR([$Starsheet.$C37]);(MINUTE([$Starsheet.$C37])+[$Starsheet.$B37]);0)" office:value-type="time" office:time-value="PT00H00M00S" calcext:value-type="time">
            <text:p>12:00 AM</text:p>
          </table:table-cell>
          <table:table-cell table:formula="of:=MINUTE([$Calculations.$D37])" office:value-type="float" office:value="0" calcext:value-type="float">
            <text:p>0</text:p>
          </table:table-cell>
          <table:table-cell table:number-columns-repeated="16379"/>
        </table:table-row>
        <table:table-row table:style-name="ro1">
          <table:table-cell office:value-type="float" office:value="339" calcext:value-type="float">
            <text:p>339</text:p>
          </table:table-cell>
          <table:table-cell table:style-name="ce21" table:formula="of:=NOW()" office:value-type="date" office:date-value="2024-07-09T04:16:15.33" calcext:value-type="date">
            <text:p>07/09/24 04:16 AM</text:p>
          </table:table-cell>
          <table:table-cell table:style-name="ce22" table:formula="of:=TIME(HOUR([$Calculations.$B38]);MINUTE([$Calculations.$B38]);SECOND([$Calculations.$B38]))" office:value-type="time" office:time-value="PT04H16M15S" calcext:value-type="time">
            <text:p>4:16 AM</text:p>
          </table:table-cell>
          <table:table-cell table:style-name="ce23" table:formula="of:=TIME(HOUR([$Starsheet.$C38]);(MINUTE([$Starsheet.$C38])+[$Starsheet.$B38]);0)" office:value-type="time" office:time-value="PT00H00M00S" calcext:value-type="time">
            <text:p>12:00 AM</text:p>
          </table:table-cell>
          <table:table-cell table:formula="of:=MINUTE([$Calculations.$D38])" office:value-type="float" office:value="0" calcext:value-type="float">
            <text:p>0</text:p>
          </table:table-cell>
          <table:table-cell table:number-columns-repeated="16379"/>
        </table:table-row>
        <table:table-row table:style-name="ro1">
          <table:table-cell office:value-type="float" office:value="340" calcext:value-type="float">
            <text:p>340</text:p>
          </table:table-cell>
          <table:table-cell table:style-name="ce21" table:formula="of:=NOW()" office:value-type="date" office:date-value="2024-07-09T04:16:15.33" calcext:value-type="date">
            <text:p>07/09/24 04:16 AM</text:p>
          </table:table-cell>
          <table:table-cell table:style-name="ce22" table:formula="of:=TIME(HOUR([$Calculations.$B39]);MINUTE([$Calculations.$B39]);SECOND([$Calculations.$B39]))" office:value-type="time" office:time-value="PT04H16M15S" calcext:value-type="time">
            <text:p>4:16 AM</text:p>
          </table:table-cell>
          <table:table-cell table:style-name="ce23" table:formula="of:=TIME(HOUR([$Starsheet.$C39]);(MINUTE([$Starsheet.$C39])+[$Starsheet.$B39]);0)" office:value-type="time" office:time-value="PT00H00M00S" calcext:value-type="time">
            <text:p>12:00 AM</text:p>
          </table:table-cell>
          <table:table-cell table:formula="of:=MINUTE([$Calculations.$D39])" office:value-type="float" office:value="0" calcext:value-type="float">
            <text:p>0</text:p>
          </table:table-cell>
          <table:table-cell table:number-columns-repeated="16379"/>
        </table:table-row>
        <table:table-row table:style-name="ro1">
          <table:table-cell office:value-type="float" office:value="341" calcext:value-type="float">
            <text:p>341</text:p>
          </table:table-cell>
          <table:table-cell table:style-name="ce21" table:formula="of:=NOW()" office:value-type="date" office:date-value="2024-07-09T04:16:15.33" calcext:value-type="date">
            <text:p>07/09/24 04:16 AM</text:p>
          </table:table-cell>
          <table:table-cell table:style-name="ce22" table:formula="of:=TIME(HOUR([$Calculations.$B40]);MINUTE([$Calculations.$B40]);SECOND([$Calculations.$B40]))" office:value-type="time" office:time-value="PT04H16M15S" calcext:value-type="time">
            <text:p>4:16 AM</text:p>
          </table:table-cell>
          <table:table-cell table:style-name="ce23" table:formula="of:=TIME(HOUR([$Starsheet.$C40]);(MINUTE([$Starsheet.$C40])+[$Starsheet.$B40]);0)" office:value-type="time" office:time-value="PT00H00M00S" calcext:value-type="time">
            <text:p>12:00 AM</text:p>
          </table:table-cell>
          <table:table-cell table:formula="of:=MINUTE([$Calculations.$D40])" office:value-type="float" office:value="0" calcext:value-type="float">
            <text:p>0</text:p>
          </table:table-cell>
          <table:table-cell table:number-columns-repeated="16379"/>
        </table:table-row>
        <table:table-row table:style-name="ro1">
          <table:table-cell office:value-type="float" office:value="342" calcext:value-type="float">
            <text:p>342</text:p>
          </table:table-cell>
          <table:table-cell table:style-name="ce21" table:formula="of:=NOW()" office:value-type="date" office:date-value="2024-07-09T04:16:15.33" calcext:value-type="date">
            <text:p>07/09/24 04:16 AM</text:p>
          </table:table-cell>
          <table:table-cell table:style-name="ce22" table:formula="of:=TIME(HOUR([$Calculations.$B41]);MINUTE([$Calculations.$B41]);SECOND([$Calculations.$B41]))" office:value-type="time" office:time-value="PT04H16M15S" calcext:value-type="time">
            <text:p>4:16 AM</text:p>
          </table:table-cell>
          <table:table-cell table:style-name="ce23" table:formula="of:=TIME(HOUR([$Starsheet.$C41]);(MINUTE([$Starsheet.$C41])+[$Starsheet.$B41]);0)" office:value-type="time" office:time-value="PT00H00M00S" calcext:value-type="time">
            <text:p>12:00 AM</text:p>
          </table:table-cell>
          <table:table-cell table:formula="of:=MINUTE([$Calculations.$D41])" office:value-type="float" office:value="0" calcext:value-type="float">
            <text:p>0</text:p>
          </table:table-cell>
          <table:table-cell table:number-columns-repeated="16379"/>
        </table:table-row>
        <table:table-row table:style-name="ro1">
          <table:table-cell office:value-type="float" office:value="343" calcext:value-type="float">
            <text:p>343</text:p>
          </table:table-cell>
          <table:table-cell table:style-name="ce21" table:formula="of:=NOW()" office:value-type="date" office:date-value="2024-07-09T04:16:15.33" calcext:value-type="date">
            <text:p>07/09/24 04:16 AM</text:p>
          </table:table-cell>
          <table:table-cell table:style-name="ce22" table:formula="of:=TIME(HOUR([$Calculations.$B42]);MINUTE([$Calculations.$B42]);SECOND([$Calculations.$B42]))" office:value-type="time" office:time-value="PT04H16M15S" calcext:value-type="time">
            <text:p>4:16 AM</text:p>
          </table:table-cell>
          <table:table-cell table:style-name="ce23" table:formula="of:=TIME(HOUR([$Starsheet.$C42]);(MINUTE([$Starsheet.$C42])+[$Starsheet.$B42]);0)" office:value-type="time" office:time-value="PT00H00M00S" calcext:value-type="time">
            <text:p>12:00 AM</text:p>
          </table:table-cell>
          <table:table-cell table:formula="of:=MINUTE([$Calculations.$D42])" office:value-type="float" office:value="0" calcext:value-type="float">
            <text:p>0</text:p>
          </table:table-cell>
          <table:table-cell table:number-columns-repeated="16379"/>
        </table:table-row>
        <table:table-row table:style-name="ro1">
          <table:table-cell office:value-type="float" office:value="344" calcext:value-type="float">
            <text:p>344</text:p>
          </table:table-cell>
          <table:table-cell table:style-name="ce21" table:formula="of:=NOW()" office:value-type="date" office:date-value="2024-07-09T04:16:15.33" calcext:value-type="date">
            <text:p>07/09/24 04:16 AM</text:p>
          </table:table-cell>
          <table:table-cell table:style-name="ce22" table:formula="of:=TIME(HOUR([$Calculations.$B43]);MINUTE([$Calculations.$B43]);SECOND([$Calculations.$B43]))" office:value-type="time" office:time-value="PT04H16M15S" calcext:value-type="time">
            <text:p>4:16 AM</text:p>
          </table:table-cell>
          <table:table-cell table:style-name="ce23" table:formula="of:=TIME(HOUR([$Starsheet.$C43]);(MINUTE([$Starsheet.$C43])+[$Starsheet.$B43]);0)" office:value-type="time" office:time-value="PT00H00M00S" calcext:value-type="time">
            <text:p>12:00 AM</text:p>
          </table:table-cell>
          <table:table-cell table:formula="of:=MINUTE([$Calculations.$D43])" office:value-type="float" office:value="0" calcext:value-type="float">
            <text:p>0</text:p>
          </table:table-cell>
          <table:table-cell table:number-columns-repeated="16379"/>
        </table:table-row>
        <table:table-row table:style-name="ro1">
          <table:table-cell office:value-type="float" office:value="345" calcext:value-type="float">
            <text:p>345</text:p>
          </table:table-cell>
          <table:table-cell table:style-name="ce21" table:formula="of:=NOW()" office:value-type="date" office:date-value="2024-07-09T04:16:15.33" calcext:value-type="date">
            <text:p>07/09/24 04:16 AM</text:p>
          </table:table-cell>
          <table:table-cell table:style-name="ce22" table:formula="of:=TIME(HOUR([$Calculations.$B44]);MINUTE([$Calculations.$B44]);SECOND([$Calculations.$B44]))" office:value-type="time" office:time-value="PT04H16M15S" calcext:value-type="time">
            <text:p>4:16 AM</text:p>
          </table:table-cell>
          <table:table-cell table:style-name="ce23" table:formula="of:=TIME(HOUR([$Starsheet.$C44]);(MINUTE([$Starsheet.$C44])+[$Starsheet.$B44]);0)" office:value-type="time" office:time-value="PT00H00M00S" calcext:value-type="time">
            <text:p>12:00 AM</text:p>
          </table:table-cell>
          <table:table-cell table:formula="of:=MINUTE([$Calculations.$D44])" office:value-type="float" office:value="0" calcext:value-type="float">
            <text:p>0</text:p>
          </table:table-cell>
          <table:table-cell table:number-columns-repeated="16379"/>
        </table:table-row>
        <table:table-row table:style-name="ro1">
          <table:table-cell office:value-type="float" office:value="346" calcext:value-type="float">
            <text:p>346</text:p>
          </table:table-cell>
          <table:table-cell table:style-name="ce21" table:formula="of:=NOW()" office:value-type="date" office:date-value="2024-07-09T04:16:15.33" calcext:value-type="date">
            <text:p>07/09/24 04:16 AM</text:p>
          </table:table-cell>
          <table:table-cell table:style-name="ce22" table:formula="of:=TIME(HOUR([$Calculations.$B45]);MINUTE([$Calculations.$B45]);SECOND([$Calculations.$B45]))" office:value-type="time" office:time-value="PT04H16M15S" calcext:value-type="time">
            <text:p>4:16 AM</text:p>
          </table:table-cell>
          <table:table-cell table:style-name="ce23" table:formula="of:=TIME(HOUR([$Starsheet.$C45]);(MINUTE([$Starsheet.$C45])+[$Starsheet.$B45]);0)" office:value-type="time" office:time-value="PT00H00M00S" calcext:value-type="time">
            <text:p>12:00 AM</text:p>
          </table:table-cell>
          <table:table-cell table:formula="of:=MINUTE([$Calculations.$D45])" office:value-type="float" office:value="0" calcext:value-type="float">
            <text:p>0</text:p>
          </table:table-cell>
          <table:table-cell table:number-columns-repeated="16379"/>
        </table:table-row>
        <table:table-row table:style-name="ro1">
          <table:table-cell office:value-type="float" office:value="347" calcext:value-type="float">
            <text:p>347</text:p>
          </table:table-cell>
          <table:table-cell table:style-name="ce21" table:formula="of:=NOW()" office:value-type="date" office:date-value="2024-07-09T04:16:15.33" calcext:value-type="date">
            <text:p>07/09/24 04:16 AM</text:p>
          </table:table-cell>
          <table:table-cell table:style-name="ce22" table:formula="of:=TIME(HOUR([$Calculations.$B46]);MINUTE([$Calculations.$B46]);SECOND([$Calculations.$B46]))" office:value-type="time" office:time-value="PT04H16M15S" calcext:value-type="time">
            <text:p>4:16 AM</text:p>
          </table:table-cell>
          <table:table-cell table:style-name="ce23" table:formula="of:=TIME(HOUR([$Starsheet.$C46]);(MINUTE([$Starsheet.$C46])+[$Starsheet.$B46]);0)" office:value-type="time" office:time-value="PT00H00M00S" calcext:value-type="time">
            <text:p>12:00 AM</text:p>
          </table:table-cell>
          <table:table-cell table:formula="of:=MINUTE([$Calculations.$D46])" office:value-type="float" office:value="0" calcext:value-type="float">
            <text:p>0</text:p>
          </table:table-cell>
          <table:table-cell table:number-columns-repeated="16379"/>
        </table:table-row>
        <table:table-row table:style-name="ro1">
          <table:table-cell office:value-type="float" office:value="348" calcext:value-type="float">
            <text:p>348</text:p>
          </table:table-cell>
          <table:table-cell table:style-name="ce21" table:formula="of:=NOW()" office:value-type="date" office:date-value="2024-07-09T04:16:15.33" calcext:value-type="date">
            <text:p>07/09/24 04:16 AM</text:p>
          </table:table-cell>
          <table:table-cell table:style-name="ce22" table:formula="of:=TIME(HOUR([$Calculations.$B47]);MINUTE([$Calculations.$B47]);SECOND([$Calculations.$B47]))" office:value-type="time" office:time-value="PT04H16M15S" calcext:value-type="time">
            <text:p>4:16 AM</text:p>
          </table:table-cell>
          <table:table-cell table:style-name="ce23" table:formula="of:=TIME(HOUR([$Starsheet.$C47]);(MINUTE([$Starsheet.$C47])+[$Starsheet.$B47]);0)" office:value-type="time" office:time-value="PT00H00M00S" calcext:value-type="time">
            <text:p>12:00 AM</text:p>
          </table:table-cell>
          <table:table-cell table:formula="of:=MINUTE([$Calculations.$D47])" office:value-type="float" office:value="0" calcext:value-type="float">
            <text:p>0</text:p>
          </table:table-cell>
          <table:table-cell table:number-columns-repeated="16379"/>
        </table:table-row>
        <table:table-row table:style-name="ro1">
          <table:table-cell office:value-type="float" office:value="349" calcext:value-type="float">
            <text:p>349</text:p>
          </table:table-cell>
          <table:table-cell table:style-name="ce21" table:formula="of:=NOW()" office:value-type="date" office:date-value="2024-07-09T04:16:15.33" calcext:value-type="date">
            <text:p>07/09/24 04:16 AM</text:p>
          </table:table-cell>
          <table:table-cell table:style-name="ce22" table:formula="of:=TIME(HOUR([$Calculations.$B48]);MINUTE([$Calculations.$B48]);SECOND([$Calculations.$B48]))" office:value-type="time" office:time-value="PT04H16M15S" calcext:value-type="time">
            <text:p>4:16 AM</text:p>
          </table:table-cell>
          <table:table-cell table:style-name="ce23" table:formula="of:=TIME(HOUR([$Starsheet.$C48]);(MINUTE([$Starsheet.$C48])+[$Starsheet.$B48]);0)" office:value-type="time" office:time-value="PT00H00M00S" calcext:value-type="time">
            <text:p>12:00 AM</text:p>
          </table:table-cell>
          <table:table-cell table:formula="of:=MINUTE([$Calculations.$D48])" office:value-type="float" office:value="0" calcext:value-type="float">
            <text:p>0</text:p>
          </table:table-cell>
          <table:table-cell table:number-columns-repeated="16379"/>
        </table:table-row>
        <table:table-row table:style-name="ro1">
          <table:table-cell office:value-type="float" office:value="350" calcext:value-type="float">
            <text:p>350</text:p>
          </table:table-cell>
          <table:table-cell table:style-name="ce21" table:formula="of:=NOW()" office:value-type="date" office:date-value="2024-07-09T04:16:15.33" calcext:value-type="date">
            <text:p>07/09/24 04:16 AM</text:p>
          </table:table-cell>
          <table:table-cell table:style-name="ce22" table:formula="of:=TIME(HOUR([$Calculations.$B49]);MINUTE([$Calculations.$B49]);SECOND([$Calculations.$B49]))" office:value-type="time" office:time-value="PT04H16M15S" calcext:value-type="time">
            <text:p>4:16 AM</text:p>
          </table:table-cell>
          <table:table-cell table:style-name="ce23" table:formula="of:=TIME(HOUR([$Starsheet.$C49]);(MINUTE([$Starsheet.$C49])+[$Starsheet.$B49]);0)" office:value-type="time" office:time-value="PT00H00M00S" calcext:value-type="time">
            <text:p>12:00 AM</text:p>
          </table:table-cell>
          <table:table-cell table:formula="of:=MINUTE([$Calculations.$D49])" office:value-type="float" office:value="0" calcext:value-type="float">
            <text:p>0</text:p>
          </table:table-cell>
          <table:table-cell table:number-columns-repeated="16379"/>
        </table:table-row>
        <table:table-row table:style-name="ro1">
          <table:table-cell office:value-type="float" office:value="351" calcext:value-type="float">
            <text:p>351</text:p>
          </table:table-cell>
          <table:table-cell table:style-name="ce21" table:formula="of:=NOW()" office:value-type="date" office:date-value="2024-07-09T04:16:15.33" calcext:value-type="date">
            <text:p>07/09/24 04:16 AM</text:p>
          </table:table-cell>
          <table:table-cell table:style-name="ce22" table:formula="of:=TIME(HOUR([$Calculations.$B50]);MINUTE([$Calculations.$B50]);SECOND([$Calculations.$B50]))" office:value-type="time" office:time-value="PT04H16M15S" calcext:value-type="time">
            <text:p>4:16 AM</text:p>
          </table:table-cell>
          <table:table-cell table:style-name="ce23" table:formula="of:=TIME(HOUR([$Starsheet.$C50]);(MINUTE([$Starsheet.$C50])+[$Starsheet.$B50]);0)" office:value-type="time" office:time-value="PT00H00M00S" calcext:value-type="time">
            <text:p>12:00 AM</text:p>
          </table:table-cell>
          <table:table-cell table:formula="of:=MINUTE([$Calculations.$D50])" office:value-type="float" office:value="0" calcext:value-type="float">
            <text:p>0</text:p>
          </table:table-cell>
          <table:table-cell table:number-columns-repeated="16379"/>
        </table:table-row>
        <table:table-row table:style-name="ro1">
          <table:table-cell office:value-type="float" office:value="352" calcext:value-type="float">
            <text:p>352</text:p>
          </table:table-cell>
          <table:table-cell table:style-name="ce21" table:formula="of:=NOW()" office:value-type="date" office:date-value="2024-07-09T04:16:15.33" calcext:value-type="date">
            <text:p>07/09/24 04:16 AM</text:p>
          </table:table-cell>
          <table:table-cell table:style-name="ce22" table:formula="of:=TIME(HOUR([$Calculations.$B51]);MINUTE([$Calculations.$B51]);SECOND([$Calculations.$B51]))" office:value-type="time" office:time-value="PT04H16M15S" calcext:value-type="time">
            <text:p>4:16 AM</text:p>
          </table:table-cell>
          <table:table-cell table:style-name="ce23" table:formula="of:=TIME(HOUR([$Starsheet.$C51]);(MINUTE([$Starsheet.$C51])+[$Starsheet.$B51]);0)" office:value-type="time" office:time-value="PT00H00M00S" calcext:value-type="time">
            <text:p>12:00 AM</text:p>
          </table:table-cell>
          <table:table-cell table:formula="of:=MINUTE([$Calculations.$D51])" office:value-type="float" office:value="0" calcext:value-type="float">
            <text:p>0</text:p>
          </table:table-cell>
          <table:table-cell table:number-columns-repeated="16379"/>
        </table:table-row>
        <table:table-row table:style-name="ro1">
          <table:table-cell office:value-type="float" office:value="353" calcext:value-type="float">
            <text:p>353</text:p>
          </table:table-cell>
          <table:table-cell table:style-name="ce21" table:formula="of:=NOW()" office:value-type="date" office:date-value="2024-07-09T04:16:15.33" calcext:value-type="date">
            <text:p>07/09/24 04:16 AM</text:p>
          </table:table-cell>
          <table:table-cell table:style-name="ce22" table:formula="of:=TIME(HOUR([$Calculations.$B52]);MINUTE([$Calculations.$B52]);SECOND([$Calculations.$B52]))" office:value-type="time" office:time-value="PT04H16M15S" calcext:value-type="time">
            <text:p>4:16 AM</text:p>
          </table:table-cell>
          <table:table-cell table:style-name="ce23" table:formula="of:=TIME(HOUR([$Starsheet.$C52]);(MINUTE([$Starsheet.$C52])+[$Starsheet.$B52]);0)" office:value-type="time" office:time-value="PT00H00M00S" calcext:value-type="time">
            <text:p>12:00 AM</text:p>
          </table:table-cell>
          <table:table-cell table:formula="of:=MINUTE([$Calculations.$D52])" office:value-type="float" office:value="0" calcext:value-type="float">
            <text:p>0</text:p>
          </table:table-cell>
          <table:table-cell table:number-columns-repeated="16379"/>
        </table:table-row>
        <table:table-row table:style-name="ro1">
          <table:table-cell office:value-type="float" office:value="354" calcext:value-type="float">
            <text:p>354</text:p>
          </table:table-cell>
          <table:table-cell table:style-name="ce21" table:formula="of:=NOW()" office:value-type="date" office:date-value="2024-07-09T04:16:15.33" calcext:value-type="date">
            <text:p>07/09/24 04:16 AM</text:p>
          </table:table-cell>
          <table:table-cell table:style-name="ce22" table:formula="of:=TIME(HOUR([$Calculations.$B53]);MINUTE([$Calculations.$B53]);SECOND([$Calculations.$B53]))" office:value-type="time" office:time-value="PT04H16M15S" calcext:value-type="time">
            <text:p>4:16 AM</text:p>
          </table:table-cell>
          <table:table-cell table:style-name="ce23" table:formula="of:=TIME(HOUR([$Starsheet.$C53]);(MINUTE([$Starsheet.$C53])+[$Starsheet.$B53]);0)" office:value-type="time" office:time-value="PT00H00M00S" calcext:value-type="time">
            <text:p>12:00 AM</text:p>
          </table:table-cell>
          <table:table-cell table:formula="of:=MINUTE([$Calculations.$D53])" office:value-type="float" office:value="0" calcext:value-type="float">
            <text:p>0</text:p>
          </table:table-cell>
          <table:table-cell table:number-columns-repeated="16379"/>
        </table:table-row>
        <table:table-row table:style-name="ro1">
          <table:table-cell office:value-type="float" office:value="355" calcext:value-type="float">
            <text:p>355</text:p>
          </table:table-cell>
          <table:table-cell table:style-name="ce21" table:formula="of:=NOW()" office:value-type="date" office:date-value="2024-07-09T04:16:15.33" calcext:value-type="date">
            <text:p>07/09/24 04:16 AM</text:p>
          </table:table-cell>
          <table:table-cell table:style-name="ce22" table:formula="of:=TIME(HOUR([$Calculations.$B54]);MINUTE([$Calculations.$B54]);SECOND([$Calculations.$B54]))" office:value-type="time" office:time-value="PT04H16M15S" calcext:value-type="time">
            <text:p>4:16 AM</text:p>
          </table:table-cell>
          <table:table-cell table:style-name="ce23" table:formula="of:=TIME(HOUR([$Starsheet.$C54]);(MINUTE([$Starsheet.$C54])+[$Starsheet.$B54]);0)" office:value-type="time" office:time-value="PT00H00M00S" calcext:value-type="time">
            <text:p>12:00 AM</text:p>
          </table:table-cell>
          <table:table-cell table:formula="of:=MINUTE([$Calculations.$D54])" office:value-type="float" office:value="0" calcext:value-type="float">
            <text:p>0</text:p>
          </table:table-cell>
          <table:table-cell table:number-columns-repeated="16379"/>
        </table:table-row>
        <table:table-row table:style-name="ro1">
          <table:table-cell office:value-type="float" office:value="356" calcext:value-type="float">
            <text:p>356</text:p>
          </table:table-cell>
          <table:table-cell table:style-name="ce21" table:formula="of:=NOW()" office:value-type="date" office:date-value="2024-07-09T04:16:15.33" calcext:value-type="date">
            <text:p>07/09/24 04:16 AM</text:p>
          </table:table-cell>
          <table:table-cell table:style-name="ce22" table:formula="of:=TIME(HOUR([$Calculations.$B55]);MINUTE([$Calculations.$B55]);SECOND([$Calculations.$B55]))" office:value-type="time" office:time-value="PT04H16M15S" calcext:value-type="time">
            <text:p>4:16 AM</text:p>
          </table:table-cell>
          <table:table-cell table:style-name="ce23" table:formula="of:=TIME(HOUR([$Starsheet.$C55]);(MINUTE([$Starsheet.$C55])+[$Starsheet.$B55]);0)" office:value-type="time" office:time-value="PT00H00M00S" calcext:value-type="time">
            <text:p>12:00 AM</text:p>
          </table:table-cell>
          <table:table-cell table:formula="of:=MINUTE([$Calculations.$D55])" office:value-type="float" office:value="0" calcext:value-type="float">
            <text:p>0</text:p>
          </table:table-cell>
          <table:table-cell table:number-columns-repeated="16379"/>
        </table:table-row>
        <table:table-row table:style-name="ro1">
          <table:table-cell office:value-type="float" office:value="357" calcext:value-type="float">
            <text:p>357</text:p>
          </table:table-cell>
          <table:table-cell table:style-name="ce21" table:formula="of:=NOW()" office:value-type="date" office:date-value="2024-07-09T04:16:15.33" calcext:value-type="date">
            <text:p>07/09/24 04:16 AM</text:p>
          </table:table-cell>
          <table:table-cell table:style-name="ce22" table:formula="of:=TIME(HOUR([$Calculations.$B56]);MINUTE([$Calculations.$B56]);SECOND([$Calculations.$B56]))" office:value-type="time" office:time-value="PT04H16M15S" calcext:value-type="time">
            <text:p>4:16 AM</text:p>
          </table:table-cell>
          <table:table-cell table:style-name="ce23" table:formula="of:=TIME(HOUR([$Starsheet.$C56]);(MINUTE([$Starsheet.$C56])+[$Starsheet.$B56]);0)" office:value-type="time" office:time-value="PT00H00M00S" calcext:value-type="time">
            <text:p>12:00 AM</text:p>
          </table:table-cell>
          <table:table-cell table:formula="of:=MINUTE([$Calculations.$D56])" office:value-type="float" office:value="0" calcext:value-type="float">
            <text:p>0</text:p>
          </table:table-cell>
          <table:table-cell table:number-columns-repeated="16379"/>
        </table:table-row>
        <table:table-row table:style-name="ro1">
          <table:table-cell office:value-type="float" office:value="358" calcext:value-type="float">
            <text:p>358</text:p>
          </table:table-cell>
          <table:table-cell table:style-name="ce21" table:formula="of:=NOW()" office:value-type="date" office:date-value="2024-07-09T04:16:15.33" calcext:value-type="date">
            <text:p>07/09/24 04:16 AM</text:p>
          </table:table-cell>
          <table:table-cell table:style-name="ce22" table:formula="of:=TIME(HOUR([$Calculations.$B57]);MINUTE([$Calculations.$B57]);SECOND([$Calculations.$B57]))" office:value-type="time" office:time-value="PT04H16M15S" calcext:value-type="time">
            <text:p>4:16 AM</text:p>
          </table:table-cell>
          <table:table-cell table:style-name="ce23" table:formula="of:=TIME(HOUR([$Starsheet.$C57]);(MINUTE([$Starsheet.$C57])+[$Starsheet.$B57]);0)" office:value-type="time" office:time-value="PT00H00M00S" calcext:value-type="time">
            <text:p>12:00 AM</text:p>
          </table:table-cell>
          <table:table-cell table:formula="of:=MINUTE([$Calculations.$D57])" office:value-type="float" office:value="0" calcext:value-type="float">
            <text:p>0</text:p>
          </table:table-cell>
          <table:table-cell table:number-columns-repeated="16379"/>
        </table:table-row>
        <table:table-row table:style-name="ro1">
          <table:table-cell office:value-type="float" office:value="359" calcext:value-type="float">
            <text:p>359</text:p>
          </table:table-cell>
          <table:table-cell table:style-name="ce21" table:formula="of:=NOW()" office:value-type="date" office:date-value="2024-07-09T04:16:15.33" calcext:value-type="date">
            <text:p>07/09/24 04:16 AM</text:p>
          </table:table-cell>
          <table:table-cell table:style-name="ce22" table:formula="of:=TIME(HOUR([$Calculations.$B58]);MINUTE([$Calculations.$B58]);SECOND([$Calculations.$B58]))" office:value-type="time" office:time-value="PT04H16M15S" calcext:value-type="time">
            <text:p>4:16 AM</text:p>
          </table:table-cell>
          <table:table-cell table:style-name="ce23" table:formula="of:=TIME(HOUR([$Starsheet.$C58]);(MINUTE([$Starsheet.$C58])+[$Starsheet.$B58]);0)" office:value-type="time" office:time-value="PT00H00M00S" calcext:value-type="time">
            <text:p>12:00 AM</text:p>
          </table:table-cell>
          <table:table-cell table:formula="of:=MINUTE([$Calculations.$D58])" office:value-type="float" office:value="0" calcext:value-type="float">
            <text:p>0</text:p>
          </table:table-cell>
          <table:table-cell table:number-columns-repeated="16379"/>
        </table:table-row>
        <table:table-row table:style-name="ro1">
          <table:table-cell office:value-type="float" office:value="360" calcext:value-type="float">
            <text:p>360</text:p>
          </table:table-cell>
          <table:table-cell table:style-name="ce21" table:formula="of:=NOW()" office:value-type="date" office:date-value="2024-07-09T04:16:15.33" calcext:value-type="date">
            <text:p>07/09/24 04:16 AM</text:p>
          </table:table-cell>
          <table:table-cell table:style-name="ce22" table:formula="of:=TIME(HOUR([$Calculations.$B59]);MINUTE([$Calculations.$B59]);SECOND([$Calculations.$B59]))" office:value-type="time" office:time-value="PT04H16M15S" calcext:value-type="time">
            <text:p>4:16 AM</text:p>
          </table:table-cell>
          <table:table-cell table:style-name="ce23" table:formula="of:=TIME(HOUR([$Starsheet.$C59]);(MINUTE([$Starsheet.$C59])+[$Starsheet.$B59]);0)" office:value-type="time" office:time-value="PT00H00M00S" calcext:value-type="time">
            <text:p>12:00 AM</text:p>
          </table:table-cell>
          <table:table-cell table:formula="of:=MINUTE([$Calculations.$D59])" office:value-type="float" office:value="0" calcext:value-type="float">
            <text:p>0</text:p>
          </table:table-cell>
          <table:table-cell table:number-columns-repeated="16379"/>
        </table:table-row>
        <table:table-row table:style-name="ro1">
          <table:table-cell office:value-type="float" office:value="361" calcext:value-type="float">
            <text:p>361</text:p>
          </table:table-cell>
          <table:table-cell table:style-name="ce21" table:formula="of:=NOW()" office:value-type="date" office:date-value="2024-07-09T04:16:15.33" calcext:value-type="date">
            <text:p>07/09/24 04:16 AM</text:p>
          </table:table-cell>
          <table:table-cell table:style-name="ce22" table:formula="of:=TIME(HOUR([$Calculations.$B60]);MINUTE([$Calculations.$B60]);SECOND([$Calculations.$B60]))" office:value-type="time" office:time-value="PT04H16M15S" calcext:value-type="time">
            <text:p>4:16 AM</text:p>
          </table:table-cell>
          <table:table-cell table:style-name="ce23" table:formula="of:=TIME(HOUR([$Starsheet.$C60]);(MINUTE([$Starsheet.$C60])+[$Starsheet.$B60]);0)" office:value-type="time" office:time-value="PT00H00M00S" calcext:value-type="time">
            <text:p>12:00 AM</text:p>
          </table:table-cell>
          <table:table-cell table:formula="of:=MINUTE([$Calculations.$D60])" office:value-type="float" office:value="0" calcext:value-type="float">
            <text:p>0</text:p>
          </table:table-cell>
          <table:table-cell table:number-columns-repeated="16379"/>
        </table:table-row>
        <table:table-row table:style-name="ro1">
          <table:table-cell office:value-type="float" office:value="362" calcext:value-type="float">
            <text:p>362</text:p>
          </table:table-cell>
          <table:table-cell table:style-name="ce21" table:formula="of:=NOW()" office:value-type="date" office:date-value="2024-07-09T04:16:15.33" calcext:value-type="date">
            <text:p>07/09/24 04:16 AM</text:p>
          </table:table-cell>
          <table:table-cell table:style-name="ce22" table:formula="of:=TIME(HOUR([$Calculations.$B61]);MINUTE([$Calculations.$B61]);SECOND([$Calculations.$B61]))" office:value-type="time" office:time-value="PT04H16M15S" calcext:value-type="time">
            <text:p>4:16 AM</text:p>
          </table:table-cell>
          <table:table-cell table:style-name="ce23" table:formula="of:=TIME(HOUR([$Starsheet.$C61]);(MINUTE([$Starsheet.$C61])+[$Starsheet.$B61]);0)" office:value-type="time" office:time-value="PT00H00M00S" calcext:value-type="time">
            <text:p>12:00 AM</text:p>
          </table:table-cell>
          <table:table-cell table:formula="of:=MINUTE([$Calculations.$D61])" office:value-type="float" office:value="0" calcext:value-type="float">
            <text:p>0</text:p>
          </table:table-cell>
          <table:table-cell table:number-columns-repeated="16379"/>
        </table:table-row>
        <table:table-row table:style-name="ro1">
          <table:table-cell office:value-type="float" office:value="363" calcext:value-type="float">
            <text:p>363</text:p>
          </table:table-cell>
          <table:table-cell table:style-name="ce21" table:formula="of:=NOW()" office:value-type="date" office:date-value="2024-07-09T04:16:15.33" calcext:value-type="date">
            <text:p>07/09/24 04:16 AM</text:p>
          </table:table-cell>
          <table:table-cell table:style-name="ce22" table:formula="of:=TIME(HOUR([$Calculations.$B62]);MINUTE([$Calculations.$B62]);SECOND([$Calculations.$B62]))" office:value-type="time" office:time-value="PT04H16M15S" calcext:value-type="time">
            <text:p>4:16 AM</text:p>
          </table:table-cell>
          <table:table-cell table:style-name="ce23" table:formula="of:=TIME(HOUR([$Starsheet.$C62]);(MINUTE([$Starsheet.$C62])+[$Starsheet.$B62]);0)" office:value-type="time" office:time-value="PT00H00M00S" calcext:value-type="time">
            <text:p>12:00 AM</text:p>
          </table:table-cell>
          <table:table-cell table:formula="of:=MINUTE([$Calculations.$D62])" office:value-type="float" office:value="0" calcext:value-type="float">
            <text:p>0</text:p>
          </table:table-cell>
          <table:table-cell table:number-columns-repeated="16379"/>
        </table:table-row>
        <table:table-row table:style-name="ro1">
          <table:table-cell office:value-type="float" office:value="364" calcext:value-type="float">
            <text:p>364</text:p>
          </table:table-cell>
          <table:table-cell table:style-name="ce21" table:formula="of:=NOW()" office:value-type="date" office:date-value="2024-07-09T04:16:15.33" calcext:value-type="date">
            <text:p>07/09/24 04:16 AM</text:p>
          </table:table-cell>
          <table:table-cell table:style-name="ce22" table:formula="of:=TIME(HOUR([$Calculations.$B63]);MINUTE([$Calculations.$B63]);SECOND([$Calculations.$B63]))" office:value-type="time" office:time-value="PT04H16M15S" calcext:value-type="time">
            <text:p>4:16 AM</text:p>
          </table:table-cell>
          <table:table-cell table:style-name="ce23" table:formula="of:=TIME(HOUR([$Starsheet.$C63]);(MINUTE([$Starsheet.$C63])+[$Starsheet.$B63]);0)" office:value-type="time" office:time-value="PT00H00M00S" calcext:value-type="time">
            <text:p>12:00 AM</text:p>
          </table:table-cell>
          <table:table-cell table:formula="of:=MINUTE([$Calculations.$D63])" office:value-type="float" office:value="0" calcext:value-type="float">
            <text:p>0</text:p>
          </table:table-cell>
          <table:table-cell table:number-columns-repeated="16379"/>
        </table:table-row>
        <table:table-row table:style-name="ro1">
          <table:table-cell office:value-type="float" office:value="365" calcext:value-type="float">
            <text:p>365</text:p>
          </table:table-cell>
          <table:table-cell table:style-name="ce21" table:formula="of:=NOW()" office:value-type="date" office:date-value="2024-07-09T04:16:15.33" calcext:value-type="date">
            <text:p>07/09/24 04:16 AM</text:p>
          </table:table-cell>
          <table:table-cell table:style-name="ce22" table:formula="of:=TIME(HOUR([$Calculations.$B64]);MINUTE([$Calculations.$B64]);SECOND([$Calculations.$B64]))" office:value-type="time" office:time-value="PT04H16M15S" calcext:value-type="time">
            <text:p>4:16 AM</text:p>
          </table:table-cell>
          <table:table-cell table:style-name="ce23" table:formula="of:=TIME(HOUR([$Starsheet.$C64]);(MINUTE([$Starsheet.$C64])+[$Starsheet.$B64]);0)" office:value-type="time" office:time-value="PT00H00M00S" calcext:value-type="time">
            <text:p>12:00 AM</text:p>
          </table:table-cell>
          <table:table-cell table:formula="of:=MINUTE([$Calculations.$D64])" office:value-type="float" office:value="0" calcext:value-type="float">
            <text:p>0</text:p>
          </table:table-cell>
          <table:table-cell table:number-columns-repeated="16379"/>
        </table:table-row>
        <table:table-row table:style-name="ro1">
          <table:table-cell office:value-type="float" office:value="366" calcext:value-type="float">
            <text:p>366</text:p>
          </table:table-cell>
          <table:table-cell table:style-name="ce21" table:formula="of:=NOW()" office:value-type="date" office:date-value="2024-07-09T04:16:15.33" calcext:value-type="date">
            <text:p>07/09/24 04:16 AM</text:p>
          </table:table-cell>
          <table:table-cell table:style-name="ce22" table:formula="of:=TIME(HOUR([$Calculations.$B65]);MINUTE([$Calculations.$B65]);SECOND([$Calculations.$B65]))" office:value-type="time" office:time-value="PT04H16M15S" calcext:value-type="time">
            <text:p>4:16 AM</text:p>
          </table:table-cell>
          <table:table-cell table:style-name="ce23" table:formula="of:=TIME(HOUR([$Starsheet.$C65]);(MINUTE([$Starsheet.$C65])+[$Starsheet.$B65]);0)" office:value-type="time" office:time-value="PT00H00M00S" calcext:value-type="time">
            <text:p>12:00 AM</text:p>
          </table:table-cell>
          <table:table-cell table:formula="of:=MINUTE([$Calculations.$D65])" office:value-type="float" office:value="0" calcext:value-type="float">
            <text:p>0</text:p>
          </table:table-cell>
          <table:table-cell table:number-columns-repeated="16379"/>
        </table:table-row>
        <table:table-row table:style-name="ro1">
          <table:table-cell office:value-type="float" office:value="367" calcext:value-type="float">
            <text:p>367</text:p>
          </table:table-cell>
          <table:table-cell table:style-name="ce21" table:formula="of:=NOW()" office:value-type="date" office:date-value="2024-07-09T04:16:15.33" calcext:value-type="date">
            <text:p>07/09/24 04:16 AM</text:p>
          </table:table-cell>
          <table:table-cell table:style-name="ce22" table:formula="of:=TIME(HOUR([$Calculations.$B66]);MINUTE([$Calculations.$B66]);SECOND([$Calculations.$B66]))" office:value-type="time" office:time-value="PT04H16M15S" calcext:value-type="time">
            <text:p>4:16 AM</text:p>
          </table:table-cell>
          <table:table-cell table:style-name="ce23" table:formula="of:=TIME(HOUR([$Starsheet.$C66]);(MINUTE([$Starsheet.$C66])+[$Starsheet.$B66]);0)" office:value-type="time" office:time-value="PT00H00M00S" calcext:value-type="time">
            <text:p>12:00 AM</text:p>
          </table:table-cell>
          <table:table-cell table:formula="of:=MINUTE([$Calculations.$D66])" office:value-type="float" office:value="0" calcext:value-type="float">
            <text:p>0</text:p>
          </table:table-cell>
          <table:table-cell table:number-columns-repeated="16379"/>
        </table:table-row>
        <table:table-row table:style-name="ro1">
          <table:table-cell office:value-type="float" office:value="368" calcext:value-type="float">
            <text:p>368</text:p>
          </table:table-cell>
          <table:table-cell table:style-name="ce21" table:formula="of:=NOW()" office:value-type="date" office:date-value="2024-07-09T04:16:15.33" calcext:value-type="date">
            <text:p>07/09/24 04:16 AM</text:p>
          </table:table-cell>
          <table:table-cell table:style-name="ce22" table:formula="of:=TIME(HOUR([$Calculations.$B67]);MINUTE([$Calculations.$B67]);SECOND([$Calculations.$B67]))" office:value-type="time" office:time-value="PT04H16M15S" calcext:value-type="time">
            <text:p>4:16 AM</text:p>
          </table:table-cell>
          <table:table-cell table:style-name="ce23" table:formula="of:=TIME(HOUR([$Starsheet.$C67]);(MINUTE([$Starsheet.$C67])+[$Starsheet.$B67]);0)" office:value-type="time" office:time-value="PT00H00M00S" calcext:value-type="time">
            <text:p>12:00 AM</text:p>
          </table:table-cell>
          <table:table-cell table:formula="of:=MINUTE([$Calculations.$D67])" office:value-type="float" office:value="0" calcext:value-type="float">
            <text:p>0</text:p>
          </table:table-cell>
          <table:table-cell table:number-columns-repeated="16379"/>
        </table:table-row>
        <table:table-row table:style-name="ro1">
          <table:table-cell office:value-type="float" office:value="369" calcext:value-type="float">
            <text:p>369</text:p>
          </table:table-cell>
          <table:table-cell table:style-name="ce21" table:formula="of:=NOW()" office:value-type="date" office:date-value="2024-07-09T04:16:15.33" calcext:value-type="date">
            <text:p>07/09/24 04:16 AM</text:p>
          </table:table-cell>
          <table:table-cell table:style-name="ce22" table:formula="of:=TIME(HOUR([$Calculations.$B68]);MINUTE([$Calculations.$B68]);SECOND([$Calculations.$B68]))" office:value-type="time" office:time-value="PT04H16M15S" calcext:value-type="time">
            <text:p>4:16 AM</text:p>
          </table:table-cell>
          <table:table-cell table:style-name="ce23" table:formula="of:=TIME(HOUR([$Starsheet.$C68]);(MINUTE([$Starsheet.$C68])+[$Starsheet.$B68]);0)" office:value-type="time" office:time-value="PT00H00M00S" calcext:value-type="time">
            <text:p>12:00 AM</text:p>
          </table:table-cell>
          <table:table-cell table:formula="of:=MINUTE([$Calculations.$D68])" office:value-type="float" office:value="0" calcext:value-type="float">
            <text:p>0</text:p>
          </table:table-cell>
          <table:table-cell table:number-columns-repeated="16379"/>
        </table:table-row>
        <table:table-row table:style-name="ro1">
          <table:table-cell office:value-type="float" office:value="370" calcext:value-type="float">
            <text:p>370</text:p>
          </table:table-cell>
          <table:table-cell table:style-name="ce21" table:formula="of:=NOW()" office:value-type="date" office:date-value="2024-07-09T04:16:15.33" calcext:value-type="date">
            <text:p>07/09/24 04:16 AM</text:p>
          </table:table-cell>
          <table:table-cell table:style-name="ce22" table:formula="of:=TIME(HOUR([$Calculations.$B69]);MINUTE([$Calculations.$B69]);SECOND([$Calculations.$B69]))" office:value-type="time" office:time-value="PT04H16M15S" calcext:value-type="time">
            <text:p>4:16 AM</text:p>
          </table:table-cell>
          <table:table-cell table:style-name="ce23" table:formula="of:=TIME(HOUR([$Starsheet.$C69]);(MINUTE([$Starsheet.$C69])+[$Starsheet.$B69]);0)" office:value-type="time" office:time-value="PT00H00M00S" calcext:value-type="time">
            <text:p>12:00 AM</text:p>
          </table:table-cell>
          <table:table-cell table:formula="of:=MINUTE([$Calculations.$D69])" office:value-type="float" office:value="0" calcext:value-type="float">
            <text:p>0</text:p>
          </table:table-cell>
          <table:table-cell table:number-columns-repeated="16379"/>
        </table:table-row>
        <table:table-row table:style-name="ro1">
          <table:table-cell office:value-type="float" office:value="371" calcext:value-type="float">
            <text:p>371</text:p>
          </table:table-cell>
          <table:table-cell table:style-name="ce21" table:formula="of:=NOW()" office:value-type="date" office:date-value="2024-07-09T04:16:15.33" calcext:value-type="date">
            <text:p>07/09/24 04:16 AM</text:p>
          </table:table-cell>
          <table:table-cell table:style-name="ce22" table:formula="of:=TIME(HOUR([$Calculations.$B70]);MINUTE([$Calculations.$B70]);SECOND([$Calculations.$B70]))" office:value-type="time" office:time-value="PT04H16M15S" calcext:value-type="time">
            <text:p>4:16 AM</text:p>
          </table:table-cell>
          <table:table-cell table:style-name="ce23" table:formula="of:=TIME(HOUR([$Starsheet.$C70]);(MINUTE([$Starsheet.$C70])+[$Starsheet.$B70]);0)" office:value-type="time" office:time-value="PT00H00M00S" calcext:value-type="time">
            <text:p>12:00 AM</text:p>
          </table:table-cell>
          <table:table-cell table:formula="of:=MINUTE([$Calculations.$D70])" office:value-type="float" office:value="0" calcext:value-type="float">
            <text:p>0</text:p>
          </table:table-cell>
          <table:table-cell table:number-columns-repeated="16379"/>
        </table:table-row>
        <table:table-row table:style-name="ro1">
          <table:table-cell office:value-type="float" office:value="372" calcext:value-type="float">
            <text:p>372</text:p>
          </table:table-cell>
          <table:table-cell table:style-name="ce21" table:formula="of:=NOW()" office:value-type="date" office:date-value="2024-07-09T04:16:15.33" calcext:value-type="date">
            <text:p>07/09/24 04:16 AM</text:p>
          </table:table-cell>
          <table:table-cell table:style-name="ce22" table:formula="of:=TIME(HOUR([$Calculations.$B71]);MINUTE([$Calculations.$B71]);SECOND([$Calculations.$B71]))" office:value-type="time" office:time-value="PT04H16M15S" calcext:value-type="time">
            <text:p>4:16 AM</text:p>
          </table:table-cell>
          <table:table-cell table:style-name="ce23" table:formula="of:=TIME(HOUR([$Starsheet.$C71]);(MINUTE([$Starsheet.$C71])+[$Starsheet.$B71]);0)" office:value-type="time" office:time-value="PT00H00M00S" calcext:value-type="time">
            <text:p>12:00 AM</text:p>
          </table:table-cell>
          <table:table-cell table:formula="of:=MINUTE([$Calculations.$D71])" office:value-type="float" office:value="0" calcext:value-type="float">
            <text:p>0</text:p>
          </table:table-cell>
          <table:table-cell table:number-columns-repeated="16379"/>
        </table:table-row>
        <table:table-row table:style-name="ro1">
          <table:table-cell office:value-type="float" office:value="373" calcext:value-type="float">
            <text:p>373</text:p>
          </table:table-cell>
          <table:table-cell table:style-name="ce21" table:formula="of:=NOW()" office:value-type="date" office:date-value="2024-07-09T04:16:15.33" calcext:value-type="date">
            <text:p>07/09/24 04:16 AM</text:p>
          </table:table-cell>
          <table:table-cell table:style-name="ce22" table:formula="of:=TIME(HOUR([$Calculations.$B72]);MINUTE([$Calculations.$B72]);SECOND([$Calculations.$B72]))" office:value-type="time" office:time-value="PT04H16M15S" calcext:value-type="time">
            <text:p>4:16 AM</text:p>
          </table:table-cell>
          <table:table-cell table:style-name="ce23" table:formula="of:=TIME(HOUR([$Starsheet.$C72]);(MINUTE([$Starsheet.$C72])+[$Starsheet.$B72]);0)" office:value-type="time" office:time-value="PT00H00M00S" calcext:value-type="time">
            <text:p>12:00 AM</text:p>
          </table:table-cell>
          <table:table-cell table:formula="of:=MINUTE([$Calculations.$D72])" office:value-type="float" office:value="0" calcext:value-type="float">
            <text:p>0</text:p>
          </table:table-cell>
          <table:table-cell table:number-columns-repeated="16379"/>
        </table:table-row>
        <table:table-row table:style-name="ro1">
          <table:table-cell office:value-type="float" office:value="374" calcext:value-type="float">
            <text:p>374</text:p>
          </table:table-cell>
          <table:table-cell table:style-name="ce21" table:formula="of:=NOW()" office:value-type="date" office:date-value="2024-07-09T04:16:15.33" calcext:value-type="date">
            <text:p>07/09/24 04:16 AM</text:p>
          </table:table-cell>
          <table:table-cell table:style-name="ce22" table:formula="of:=TIME(HOUR([$Calculations.$B73]);MINUTE([$Calculations.$B73]);SECOND([$Calculations.$B73]))" office:value-type="time" office:time-value="PT04H16M15S" calcext:value-type="time">
            <text:p>4:16 AM</text:p>
          </table:table-cell>
          <table:table-cell table:style-name="ce23" table:formula="of:=TIME(HOUR([$Starsheet.$C73]);(MINUTE([$Starsheet.$C73])+[$Starsheet.$B73]);0)" office:value-type="time" office:time-value="PT00H00M00S" calcext:value-type="time">
            <text:p>12:00 AM</text:p>
          </table:table-cell>
          <table:table-cell table:formula="of:=MINUTE([$Calculations.$D73])" office:value-type="float" office:value="0" calcext:value-type="float">
            <text:p>0</text:p>
          </table:table-cell>
          <table:table-cell table:number-columns-repeated="16379"/>
        </table:table-row>
        <table:table-row table:style-name="ro1">
          <table:table-cell office:value-type="float" office:value="375" calcext:value-type="float">
            <text:p>375</text:p>
          </table:table-cell>
          <table:table-cell table:style-name="ce21" table:formula="of:=NOW()" office:value-type="date" office:date-value="2024-07-09T04:16:15.33" calcext:value-type="date">
            <text:p>07/09/24 04:16 AM</text:p>
          </table:table-cell>
          <table:table-cell table:style-name="ce22" table:formula="of:=TIME(HOUR([$Calculations.$B74]);MINUTE([$Calculations.$B74]);SECOND([$Calculations.$B74]))" office:value-type="time" office:time-value="PT04H16M15S" calcext:value-type="time">
            <text:p>4:16 AM</text:p>
          </table:table-cell>
          <table:table-cell table:style-name="ce23" table:formula="of:=TIME(HOUR([$Starsheet.$C74]);(MINUTE([$Starsheet.$C74])+[$Starsheet.$B74]);0)" office:value-type="time" office:time-value="PT00H00M00S" calcext:value-type="time">
            <text:p>12:00 AM</text:p>
          </table:table-cell>
          <table:table-cell table:formula="of:=MINUTE([$Calculations.$D74])" office:value-type="float" office:value="0" calcext:value-type="float">
            <text:p>0</text:p>
          </table:table-cell>
          <table:table-cell table:number-columns-repeated="16379"/>
        </table:table-row>
        <table:table-row table:style-name="ro1">
          <table:table-cell office:value-type="float" office:value="376" calcext:value-type="float">
            <text:p>376</text:p>
          </table:table-cell>
          <table:table-cell table:style-name="ce21" table:formula="of:=NOW()" office:value-type="date" office:date-value="2024-07-09T04:16:15.33" calcext:value-type="date">
            <text:p>07/09/24 04:16 AM</text:p>
          </table:table-cell>
          <table:table-cell table:style-name="ce22" table:formula="of:=TIME(HOUR([$Calculations.$B75]);MINUTE([$Calculations.$B75]);SECOND([$Calculations.$B75]))" office:value-type="time" office:time-value="PT04H16M15S" calcext:value-type="time">
            <text:p>4:16 AM</text:p>
          </table:table-cell>
          <table:table-cell table:style-name="ce23" table:formula="of:=TIME(HOUR([$Starsheet.$C75]);(MINUTE([$Starsheet.$C75])+[$Starsheet.$B75]);0)" office:value-type="time" office:time-value="PT00H00M00S" calcext:value-type="time">
            <text:p>12:00 AM</text:p>
          </table:table-cell>
          <table:table-cell table:formula="of:=MINUTE([$Calculations.$D75])" office:value-type="float" office:value="0" calcext:value-type="float">
            <text:p>0</text:p>
          </table:table-cell>
          <table:table-cell table:number-columns-repeated="16379"/>
        </table:table-row>
        <table:table-row table:style-name="ro1">
          <table:table-cell office:value-type="float" office:value="377" calcext:value-type="float">
            <text:p>377</text:p>
          </table:table-cell>
          <table:table-cell table:style-name="ce21" table:formula="of:=NOW()" office:value-type="date" office:date-value="2024-07-09T04:16:15.33" calcext:value-type="date">
            <text:p>07/09/24 04:16 AM</text:p>
          </table:table-cell>
          <table:table-cell table:style-name="ce22" table:formula="of:=TIME(HOUR([$Calculations.$B76]);MINUTE([$Calculations.$B76]);SECOND([$Calculations.$B76]))" office:value-type="time" office:time-value="PT04H16M15S" calcext:value-type="time">
            <text:p>4:16 AM</text:p>
          </table:table-cell>
          <table:table-cell table:style-name="ce23" table:formula="of:=TIME(HOUR([$Starsheet.$C76]);(MINUTE([$Starsheet.$C76])+[$Starsheet.$B76]);0)" office:value-type="time" office:time-value="PT00H00M00S" calcext:value-type="time">
            <text:p>12:00 AM</text:p>
          </table:table-cell>
          <table:table-cell table:formula="of:=MINUTE([$Calculations.$D76])" office:value-type="float" office:value="0" calcext:value-type="float">
            <text:p>0</text:p>
          </table:table-cell>
          <table:table-cell table:number-columns-repeated="16379"/>
        </table:table-row>
        <table:table-row table:style-name="ro1">
          <table:table-cell office:value-type="float" office:value="378" calcext:value-type="float">
            <text:p>378</text:p>
          </table:table-cell>
          <table:table-cell table:style-name="ce21" table:formula="of:=NOW()" office:value-type="date" office:date-value="2024-07-09T04:16:15.33" calcext:value-type="date">
            <text:p>07/09/24 04:16 AM</text:p>
          </table:table-cell>
          <table:table-cell table:style-name="ce22" table:formula="of:=TIME(HOUR([$Calculations.$B77]);MINUTE([$Calculations.$B77]);SECOND([$Calculations.$B77]))" office:value-type="time" office:time-value="PT04H16M15S" calcext:value-type="time">
            <text:p>4:16 AM</text:p>
          </table:table-cell>
          <table:table-cell table:style-name="ce23" table:formula="of:=TIME(HOUR([$Starsheet.$C77]);(MINUTE([$Starsheet.$C77])+[$Starsheet.$B77]);0)" office:value-type="time" office:time-value="PT00H00M00S" calcext:value-type="time">
            <text:p>12:00 AM</text:p>
          </table:table-cell>
          <table:table-cell table:formula="of:=MINUTE([$Calculations.$D77])" office:value-type="float" office:value="0" calcext:value-type="float">
            <text:p>0</text:p>
          </table:table-cell>
          <table:table-cell table:number-columns-repeated="16379"/>
        </table:table-row>
        <table:table-row table:style-name="ro1">
          <table:table-cell office:value-type="float" office:value="379" calcext:value-type="float">
            <text:p>379</text:p>
          </table:table-cell>
          <table:table-cell table:style-name="ce21" table:formula="of:=NOW()" office:value-type="date" office:date-value="2024-07-09T04:16:15.33" calcext:value-type="date">
            <text:p>07/09/24 04:16 AM</text:p>
          </table:table-cell>
          <table:table-cell table:style-name="ce22" table:formula="of:=TIME(HOUR([$Calculations.$B78]);MINUTE([$Calculations.$B78]);SECOND([$Calculations.$B78]))" office:value-type="time" office:time-value="PT04H16M15S" calcext:value-type="time">
            <text:p>4:16 AM</text:p>
          </table:table-cell>
          <table:table-cell table:style-name="ce23" table:formula="of:=TIME(HOUR([$Starsheet.$C78]);(MINUTE([$Starsheet.$C78])+[$Starsheet.$B78]);0)" office:value-type="time" office:time-value="PT00H00M00S" calcext:value-type="time">
            <text:p>12:00 AM</text:p>
          </table:table-cell>
          <table:table-cell table:formula="of:=MINUTE([$Calculations.$D78])" office:value-type="float" office:value="0" calcext:value-type="float">
            <text:p>0</text:p>
          </table:table-cell>
          <table:table-cell table:number-columns-repeated="16379"/>
        </table:table-row>
        <table:table-row table:style-name="ro1">
          <table:table-cell office:value-type="float" office:value="380" calcext:value-type="float">
            <text:p>380</text:p>
          </table:table-cell>
          <table:table-cell table:style-name="ce21" table:formula="of:=NOW()" office:value-type="date" office:date-value="2024-07-09T04:16:15.33" calcext:value-type="date">
            <text:p>07/09/24 04:16 AM</text:p>
          </table:table-cell>
          <table:table-cell table:style-name="ce22" table:formula="of:=TIME(HOUR([$Calculations.$B79]);MINUTE([$Calculations.$B79]);SECOND([$Calculations.$B79]))" office:value-type="time" office:time-value="PT04H16M15S" calcext:value-type="time">
            <text:p>4:16 AM</text:p>
          </table:table-cell>
          <table:table-cell table:style-name="ce23" table:formula="of:=TIME(HOUR([$Starsheet.$C79]);(MINUTE([$Starsheet.$C79])+[$Starsheet.$B79]);0)" office:value-type="time" office:time-value="PT00H00M00S" calcext:value-type="time">
            <text:p>12:00 AM</text:p>
          </table:table-cell>
          <table:table-cell table:formula="of:=MINUTE([$Calculations.$D79])" office:value-type="float" office:value="0" calcext:value-type="float">
            <text:p>0</text:p>
          </table:table-cell>
          <table:table-cell table:number-columns-repeated="16379"/>
        </table:table-row>
        <table:table-row table:style-name="ro1">
          <table:table-cell office:value-type="float" office:value="381" calcext:value-type="float">
            <text:p>381</text:p>
          </table:table-cell>
          <table:table-cell table:style-name="ce21" table:formula="of:=NOW()" office:value-type="date" office:date-value="2024-07-09T04:16:15.33" calcext:value-type="date">
            <text:p>07/09/24 04:16 AM</text:p>
          </table:table-cell>
          <table:table-cell table:style-name="ce22" table:formula="of:=TIME(HOUR([$Calculations.$B80]);MINUTE([$Calculations.$B80]);SECOND([$Calculations.$B80]))" office:value-type="time" office:time-value="PT04H16M15S" calcext:value-type="time">
            <text:p>4:16 AM</text:p>
          </table:table-cell>
          <table:table-cell table:style-name="ce23" table:formula="of:=TIME(HOUR([$Starsheet.$C80]);(MINUTE([$Starsheet.$C80])+[$Starsheet.$B80]);0)" office:value-type="time" office:time-value="PT00H00M00S" calcext:value-type="time">
            <text:p>12:00 AM</text:p>
          </table:table-cell>
          <table:table-cell table:formula="of:=MINUTE([$Calculations.$D80])" office:value-type="float" office:value="0" calcext:value-type="float">
            <text:p>0</text:p>
          </table:table-cell>
          <table:table-cell table:number-columns-repeated="16379"/>
        </table:table-row>
        <table:table-row table:style-name="ro1">
          <table:table-cell office:value-type="float" office:value="382" calcext:value-type="float">
            <text:p>382</text:p>
          </table:table-cell>
          <table:table-cell table:style-name="ce21" table:formula="of:=NOW()" office:value-type="date" office:date-value="2024-07-09T04:16:15.33" calcext:value-type="date">
            <text:p>07/09/24 04:16 AM</text:p>
          </table:table-cell>
          <table:table-cell table:style-name="ce22" table:formula="of:=TIME(HOUR([$Calculations.$B81]);MINUTE([$Calculations.$B81]);SECOND([$Calculations.$B81]))" office:value-type="time" office:time-value="PT04H16M15S" calcext:value-type="time">
            <text:p>4:16 AM</text:p>
          </table:table-cell>
          <table:table-cell table:style-name="ce23" table:formula="of:=TIME(HOUR([$Starsheet.$C81]);(MINUTE([$Starsheet.$C81])+[$Starsheet.$B81]);0)" office:value-type="time" office:time-value="PT00H00M00S" calcext:value-type="time">
            <text:p>12:00 AM</text:p>
          </table:table-cell>
          <table:table-cell table:formula="of:=MINUTE([$Calculations.$D81])" office:value-type="float" office:value="0" calcext:value-type="float">
            <text:p>0</text:p>
          </table:table-cell>
          <table:table-cell table:number-columns-repeated="16379"/>
        </table:table-row>
        <table:table-row table:style-name="ro1">
          <table:table-cell office:value-type="float" office:value="383" calcext:value-type="float">
            <text:p>383</text:p>
          </table:table-cell>
          <table:table-cell table:style-name="ce21" table:formula="of:=NOW()" office:value-type="date" office:date-value="2024-07-09T04:16:15.33" calcext:value-type="date">
            <text:p>07/09/24 04:16 AM</text:p>
          </table:table-cell>
          <table:table-cell table:style-name="ce22" table:formula="of:=TIME(HOUR([$Calculations.$B82]);MINUTE([$Calculations.$B82]);SECOND([$Calculations.$B82]))" office:value-type="time" office:time-value="PT04H16M15S" calcext:value-type="time">
            <text:p>4:16 AM</text:p>
          </table:table-cell>
          <table:table-cell table:style-name="ce23" table:formula="of:=TIME(HOUR([$Starsheet.$C82]);(MINUTE([$Starsheet.$C82])+[$Starsheet.$B82]);0)" office:value-type="time" office:time-value="PT00H00M00S" calcext:value-type="time">
            <text:p>12:00 AM</text:p>
          </table:table-cell>
          <table:table-cell table:formula="of:=MINUTE([$Calculations.$D82])" office:value-type="float" office:value="0" calcext:value-type="float">
            <text:p>0</text:p>
          </table:table-cell>
          <table:table-cell table:number-columns-repeated="16379"/>
        </table:table-row>
        <table:table-row table:style-name="ro1">
          <table:table-cell office:value-type="float" office:value="384" calcext:value-type="float">
            <text:p>384</text:p>
          </table:table-cell>
          <table:table-cell table:style-name="ce21" table:formula="of:=NOW()" office:value-type="date" office:date-value="2024-07-09T04:16:15.33" calcext:value-type="date">
            <text:p>07/09/24 04:16 AM</text:p>
          </table:table-cell>
          <table:table-cell table:style-name="ce22" table:formula="of:=TIME(HOUR([$Calculations.$B83]);MINUTE([$Calculations.$B83]);SECOND([$Calculations.$B83]))" office:value-type="time" office:time-value="PT04H16M15S" calcext:value-type="time">
            <text:p>4:16 AM</text:p>
          </table:table-cell>
          <table:table-cell table:style-name="ce23" table:formula="of:=TIME(HOUR([$Starsheet.$C83]);(MINUTE([$Starsheet.$C83])+[$Starsheet.$B83]);0)" office:value-type="time" office:time-value="PT00H00M00S" calcext:value-type="time">
            <text:p>12:00 AM</text:p>
          </table:table-cell>
          <table:table-cell table:formula="of:=MINUTE([$Calculations.$D83])" office:value-type="float" office:value="0" calcext:value-type="float">
            <text:p>0</text:p>
          </table:table-cell>
          <table:table-cell table:number-columns-repeated="16379"/>
        </table:table-row>
        <table:table-row table:style-name="ro1">
          <table:table-cell office:value-type="float" office:value="385" calcext:value-type="float">
            <text:p>385</text:p>
          </table:table-cell>
          <table:table-cell table:style-name="ce21" table:formula="of:=NOW()" office:value-type="date" office:date-value="2024-07-09T04:16:15.33" calcext:value-type="date">
            <text:p>07/09/24 04:16 AM</text:p>
          </table:table-cell>
          <table:table-cell table:style-name="ce22" table:formula="of:=TIME(HOUR([$Calculations.$B84]);MINUTE([$Calculations.$B84]);SECOND([$Calculations.$B84]))" office:value-type="time" office:time-value="PT04H16M15S" calcext:value-type="time">
            <text:p>4:16 AM</text:p>
          </table:table-cell>
          <table:table-cell table:style-name="ce23" table:formula="of:=TIME(HOUR([$Starsheet.$C84]);(MINUTE([$Starsheet.$C84])+[$Starsheet.$B84]);0)" office:value-type="time" office:time-value="PT00H00M00S" calcext:value-type="time">
            <text:p>12:00 AM</text:p>
          </table:table-cell>
          <table:table-cell table:formula="of:=MINUTE([$Calculations.$D84])" office:value-type="float" office:value="0" calcext:value-type="float">
            <text:p>0</text:p>
          </table:table-cell>
          <table:table-cell table:number-columns-repeated="16379"/>
        </table:table-row>
        <table:table-row table:style-name="ro1">
          <table:table-cell office:value-type="float" office:value="386" calcext:value-type="float">
            <text:p>386</text:p>
          </table:table-cell>
          <table:table-cell table:style-name="ce21" table:formula="of:=NOW()" office:value-type="date" office:date-value="2024-07-09T04:16:15.33" calcext:value-type="date">
            <text:p>07/09/24 04:16 AM</text:p>
          </table:table-cell>
          <table:table-cell table:style-name="ce22" table:formula="of:=TIME(HOUR([$Calculations.$B85]);MINUTE([$Calculations.$B85]);SECOND([$Calculations.$B85]))" office:value-type="time" office:time-value="PT04H16M15S" calcext:value-type="time">
            <text:p>4:16 AM</text:p>
          </table:table-cell>
          <table:table-cell table:style-name="ce23" table:formula="of:=TIME(HOUR([$Starsheet.$C85]);(MINUTE([$Starsheet.$C85])+[$Starsheet.$B85]);0)" office:value-type="time" office:time-value="PT00H00M00S" calcext:value-type="time">
            <text:p>12:00 AM</text:p>
          </table:table-cell>
          <table:table-cell table:formula="of:=MINUTE([$Calculations.$D85])" office:value-type="float" office:value="0" calcext:value-type="float">
            <text:p>0</text:p>
          </table:table-cell>
          <table:table-cell table:number-columns-repeated="16379"/>
        </table:table-row>
        <table:table-row table:style-name="ro1">
          <table:table-cell office:value-type="float" office:value="387" calcext:value-type="float">
            <text:p>387</text:p>
          </table:table-cell>
          <table:table-cell table:style-name="ce21" table:formula="of:=NOW()" office:value-type="date" office:date-value="2024-07-09T04:16:15.33" calcext:value-type="date">
            <text:p>07/09/24 04:16 AM</text:p>
          </table:table-cell>
          <table:table-cell table:style-name="ce22" table:formula="of:=TIME(HOUR([$Calculations.$B86]);MINUTE([$Calculations.$B86]);SECOND([$Calculations.$B86]))" office:value-type="time" office:time-value="PT04H16M15S" calcext:value-type="time">
            <text:p>4:16 AM</text:p>
          </table:table-cell>
          <table:table-cell table:style-name="ce23" table:formula="of:=TIME(HOUR([$Starsheet.$C86]);(MINUTE([$Starsheet.$C86])+[$Starsheet.$B86]);0)" office:value-type="time" office:time-value="PT00H00M00S" calcext:value-type="time">
            <text:p>12:00 AM</text:p>
          </table:table-cell>
          <table:table-cell table:formula="of:=MINUTE([$Calculations.$D86])" office:value-type="float" office:value="0" calcext:value-type="float">
            <text:p>0</text:p>
          </table:table-cell>
          <table:table-cell table:number-columns-repeated="16379"/>
        </table:table-row>
        <table:table-row table:style-name="ro1">
          <table:table-cell office:value-type="float" office:value="388" calcext:value-type="float">
            <text:p>388</text:p>
          </table:table-cell>
          <table:table-cell table:style-name="ce21" table:formula="of:=NOW()" office:value-type="date" office:date-value="2024-07-09T04:16:15.33" calcext:value-type="date">
            <text:p>07/09/24 04:16 AM</text:p>
          </table:table-cell>
          <table:table-cell table:style-name="ce22" table:formula="of:=TIME(HOUR([$Calculations.$B87]);MINUTE([$Calculations.$B87]);SECOND([$Calculations.$B87]))" office:value-type="time" office:time-value="PT04H16M15S" calcext:value-type="time">
            <text:p>4:16 AM</text:p>
          </table:table-cell>
          <table:table-cell table:style-name="ce23" table:formula="of:=TIME(HOUR([$Starsheet.$C87]);(MINUTE([$Starsheet.$C87])+[$Starsheet.$B87]);0)" office:value-type="time" office:time-value="PT00H00M00S" calcext:value-type="time">
            <text:p>12:00 AM</text:p>
          </table:table-cell>
          <table:table-cell table:formula="of:=MINUTE([$Calculations.$D87])" office:value-type="float" office:value="0" calcext:value-type="float">
            <text:p>0</text:p>
          </table:table-cell>
          <table:table-cell table:number-columns-repeated="16379"/>
        </table:table-row>
        <table:table-row table:style-name="ro1">
          <table:table-cell office:value-type="float" office:value="389" calcext:value-type="float">
            <text:p>389</text:p>
          </table:table-cell>
          <table:table-cell table:style-name="ce21" table:formula="of:=NOW()" office:value-type="date" office:date-value="2024-07-09T04:16:15.33" calcext:value-type="date">
            <text:p>07/09/24 04:16 AM</text:p>
          </table:table-cell>
          <table:table-cell table:style-name="ce22" table:formula="of:=TIME(HOUR([$Calculations.$B88]);MINUTE([$Calculations.$B88]);SECOND([$Calculations.$B88]))" office:value-type="time" office:time-value="PT04H16M15S" calcext:value-type="time">
            <text:p>4:16 AM</text:p>
          </table:table-cell>
          <table:table-cell table:style-name="ce23" table:formula="of:=TIME(HOUR([$Starsheet.$C88]);(MINUTE([$Starsheet.$C88])+[$Starsheet.$B88]);0)" office:value-type="time" office:time-value="PT00H00M00S" calcext:value-type="time">
            <text:p>12:00 AM</text:p>
          </table:table-cell>
          <table:table-cell table:formula="of:=MINUTE([$Calculations.$D88])" office:value-type="float" office:value="0" calcext:value-type="float">
            <text:p>0</text:p>
          </table:table-cell>
          <table:table-cell table:number-columns-repeated="16379"/>
        </table:table-row>
        <table:table-row table:style-name="ro1">
          <table:table-cell office:value-type="float" office:value="390" calcext:value-type="float">
            <text:p>390</text:p>
          </table:table-cell>
          <table:table-cell table:style-name="ce21" table:formula="of:=NOW()" office:value-type="date" office:date-value="2024-07-09T04:16:15.33" calcext:value-type="date">
            <text:p>07/09/24 04:16 AM</text:p>
          </table:table-cell>
          <table:table-cell table:style-name="ce22" table:formula="of:=TIME(HOUR([$Calculations.$B89]);MINUTE([$Calculations.$B89]);SECOND([$Calculations.$B89]))" office:value-type="time" office:time-value="PT04H16M15S" calcext:value-type="time">
            <text:p>4:16 AM</text:p>
          </table:table-cell>
          <table:table-cell table:style-name="ce23" table:formula="of:=TIME(HOUR([$Starsheet.$C89]);(MINUTE([$Starsheet.$C89])+[$Starsheet.$B89]);0)" office:value-type="time" office:time-value="PT00H00M00S" calcext:value-type="time">
            <text:p>12:00 AM</text:p>
          </table:table-cell>
          <table:table-cell table:formula="of:=MINUTE([$Calculations.$D89])" office:value-type="float" office:value="0" calcext:value-type="float">
            <text:p>0</text:p>
          </table:table-cell>
          <table:table-cell table:number-columns-repeated="16379"/>
        </table:table-row>
        <table:table-row table:style-name="ro1">
          <table:table-cell office:value-type="float" office:value="391" calcext:value-type="float">
            <text:p>391</text:p>
          </table:table-cell>
          <table:table-cell table:style-name="ce21" table:formula="of:=NOW()" office:value-type="date" office:date-value="2024-07-09T04:16:15.33" calcext:value-type="date">
            <text:p>07/09/24 04:16 AM</text:p>
          </table:table-cell>
          <table:table-cell table:style-name="ce22" table:formula="of:=TIME(HOUR([$Calculations.$B90]);MINUTE([$Calculations.$B90]);SECOND([$Calculations.$B90]))" office:value-type="time" office:time-value="PT04H16M15S" calcext:value-type="time">
            <text:p>4:16 AM</text:p>
          </table:table-cell>
          <table:table-cell table:style-name="ce23" table:formula="of:=TIME(HOUR([$Starsheet.$C90]);(MINUTE([$Starsheet.$C90])+[$Starsheet.$B90]);0)" office:value-type="time" office:time-value="PT00H00M00S" calcext:value-type="time">
            <text:p>12:00 AM</text:p>
          </table:table-cell>
          <table:table-cell table:formula="of:=MINUTE([$Calculations.$D90])" office:value-type="float" office:value="0" calcext:value-type="float">
            <text:p>0</text:p>
          </table:table-cell>
          <table:table-cell table:number-columns-repeated="16379"/>
        </table:table-row>
        <table:table-row table:style-name="ro1">
          <table:table-cell office:value-type="float" office:value="392" calcext:value-type="float">
            <text:p>392</text:p>
          </table:table-cell>
          <table:table-cell table:style-name="ce21" table:formula="of:=NOW()" office:value-type="date" office:date-value="2024-07-09T04:16:15.33" calcext:value-type="date">
            <text:p>07/09/24 04:16 AM</text:p>
          </table:table-cell>
          <table:table-cell table:style-name="ce22" table:formula="of:=TIME(HOUR([$Calculations.$B91]);MINUTE([$Calculations.$B91]);SECOND([$Calculations.$B91]))" office:value-type="time" office:time-value="PT04H16M15S" calcext:value-type="time">
            <text:p>4:16 AM</text:p>
          </table:table-cell>
          <table:table-cell table:style-name="ce23" table:formula="of:=TIME(HOUR([$Starsheet.$C91]);(MINUTE([$Starsheet.$C91])+[$Starsheet.$B91]);0)" office:value-type="time" office:time-value="PT00H00M00S" calcext:value-type="time">
            <text:p>12:00 AM</text:p>
          </table:table-cell>
          <table:table-cell table:formula="of:=MINUTE([$Calculations.$D91])" office:value-type="float" office:value="0" calcext:value-type="float">
            <text:p>0</text:p>
          </table:table-cell>
          <table:table-cell table:number-columns-repeated="16379"/>
        </table:table-row>
        <table:table-row table:style-name="ro1">
          <table:table-cell office:value-type="float" office:value="393" calcext:value-type="float">
            <text:p>393</text:p>
          </table:table-cell>
          <table:table-cell table:style-name="ce21" table:formula="of:=NOW()" office:value-type="date" office:date-value="2024-07-09T04:16:15.33" calcext:value-type="date">
            <text:p>07/09/24 04:16 AM</text:p>
          </table:table-cell>
          <table:table-cell table:style-name="ce22" table:formula="of:=TIME(HOUR([$Calculations.$B92]);MINUTE([$Calculations.$B92]);SECOND([$Calculations.$B92]))" office:value-type="time" office:time-value="PT04H16M15S" calcext:value-type="time">
            <text:p>4:16 AM</text:p>
          </table:table-cell>
          <table:table-cell table:style-name="ce23" table:formula="of:=TIME(HOUR([$Starsheet.$C92]);(MINUTE([$Starsheet.$C92])+[$Starsheet.$B92]);0)" office:value-type="time" office:time-value="PT00H00M00S" calcext:value-type="time">
            <text:p>12:00 AM</text:p>
          </table:table-cell>
          <table:table-cell table:formula="of:=MINUTE([$Calculations.$D92])" office:value-type="float" office:value="0" calcext:value-type="float">
            <text:p>0</text:p>
          </table:table-cell>
          <table:table-cell table:number-columns-repeated="16379"/>
        </table:table-row>
        <table:table-row table:style-name="ro1">
          <table:table-cell office:value-type="float" office:value="394" calcext:value-type="float">
            <text:p>394</text:p>
          </table:table-cell>
          <table:table-cell table:style-name="ce21" table:formula="of:=NOW()" office:value-type="date" office:date-value="2024-07-09T04:16:15.33" calcext:value-type="date">
            <text:p>07/09/24 04:16 AM</text:p>
          </table:table-cell>
          <table:table-cell table:style-name="ce22" table:formula="of:=TIME(HOUR([$Calculations.$B93]);MINUTE([$Calculations.$B93]);SECOND([$Calculations.$B93]))" office:value-type="time" office:time-value="PT04H16M15S" calcext:value-type="time">
            <text:p>4:16 AM</text:p>
          </table:table-cell>
          <table:table-cell table:style-name="ce23" table:formula="of:=TIME(HOUR([$Starsheet.$C93]);(MINUTE([$Starsheet.$C93])+[$Starsheet.$B93]);0)" office:value-type="time" office:time-value="PT00H00M00S" calcext:value-type="time">
            <text:p>12:00 AM</text:p>
          </table:table-cell>
          <table:table-cell table:formula="of:=MINUTE([$Calculations.$D93])" office:value-type="float" office:value="0" calcext:value-type="float">
            <text:p>0</text:p>
          </table:table-cell>
          <table:table-cell table:number-columns-repeated="16379"/>
        </table:table-row>
        <table:table-row table:style-name="ro1">
          <table:table-cell office:value-type="float" office:value="395" calcext:value-type="float">
            <text:p>395</text:p>
          </table:table-cell>
          <table:table-cell table:style-name="ce21" table:formula="of:=NOW()" office:value-type="date" office:date-value="2024-07-09T04:16:15.33" calcext:value-type="date">
            <text:p>07/09/24 04:16 AM</text:p>
          </table:table-cell>
          <table:table-cell table:style-name="ce22" table:formula="of:=TIME(HOUR([$Calculations.$B94]);MINUTE([$Calculations.$B94]);SECOND([$Calculations.$B94]))" office:value-type="time" office:time-value="PT04H16M15S" calcext:value-type="time">
            <text:p>4:16 AM</text:p>
          </table:table-cell>
          <table:table-cell table:style-name="ce23" table:formula="of:=TIME(HOUR([$Starsheet.$C94]);(MINUTE([$Starsheet.$C94])+[$Starsheet.$B94]);0)" office:value-type="time" office:time-value="PT00H00M00S" calcext:value-type="time">
            <text:p>12:00 AM</text:p>
          </table:table-cell>
          <table:table-cell table:formula="of:=MINUTE([$Calculations.$D94])" office:value-type="float" office:value="0" calcext:value-type="float">
            <text:p>0</text:p>
          </table:table-cell>
          <table:table-cell table:number-columns-repeated="16379"/>
        </table:table-row>
        <table:table-row table:style-name="ro1">
          <table:table-cell office:value-type="float" office:value="396" calcext:value-type="float">
            <text:p>396</text:p>
          </table:table-cell>
          <table:table-cell table:style-name="ce21" table:formula="of:=NOW()" office:value-type="date" office:date-value="2024-07-09T04:16:15.33" calcext:value-type="date">
            <text:p>07/09/24 04:16 AM</text:p>
          </table:table-cell>
          <table:table-cell table:style-name="ce22" table:formula="of:=TIME(HOUR([$Calculations.$B95]);MINUTE([$Calculations.$B95]);SECOND([$Calculations.$B95]))" office:value-type="time" office:time-value="PT04H16M15S" calcext:value-type="time">
            <text:p>4:16 AM</text:p>
          </table:table-cell>
          <table:table-cell table:style-name="ce23" table:formula="of:=TIME(HOUR([$Starsheet.$C95]);(MINUTE([$Starsheet.$C95])+[$Starsheet.$B95]);0)" office:value-type="time" office:time-value="PT00H00M00S" calcext:value-type="time">
            <text:p>12:00 AM</text:p>
          </table:table-cell>
          <table:table-cell table:formula="of:=MINUTE([$Calculations.$D95])" office:value-type="float" office:value="0" calcext:value-type="float">
            <text:p>0</text:p>
          </table:table-cell>
          <table:table-cell table:number-columns-repeated="16379"/>
        </table:table-row>
        <table:table-row table:style-name="ro1">
          <table:table-cell office:value-type="float" office:value="397" calcext:value-type="float">
            <text:p>397</text:p>
          </table:table-cell>
          <table:table-cell table:style-name="ce21" table:formula="of:=NOW()" office:value-type="date" office:date-value="2024-07-09T04:16:15.33" calcext:value-type="date">
            <text:p>07/09/24 04:16 AM</text:p>
          </table:table-cell>
          <table:table-cell table:style-name="ce22" table:formula="of:=TIME(HOUR([$Calculations.$B96]);MINUTE([$Calculations.$B96]);SECOND([$Calculations.$B96]))" office:value-type="time" office:time-value="PT04H16M15S" calcext:value-type="time">
            <text:p>4:16 AM</text:p>
          </table:table-cell>
          <table:table-cell table:style-name="ce23" table:formula="of:=TIME(HOUR([$Starsheet.$C96]);(MINUTE([$Starsheet.$C96])+[$Starsheet.$B96]);0)" office:value-type="time" office:time-value="PT00H00M00S" calcext:value-type="time">
            <text:p>12:00 AM</text:p>
          </table:table-cell>
          <table:table-cell table:formula="of:=MINUTE([$Calculations.$D96])" office:value-type="float" office:value="0" calcext:value-type="float">
            <text:p>0</text:p>
          </table:table-cell>
          <table:table-cell table:number-columns-repeated="16379"/>
        </table:table-row>
        <table:table-row table:style-name="ro1">
          <table:table-cell office:value-type="float" office:value="398" calcext:value-type="float">
            <text:p>398</text:p>
          </table:table-cell>
          <table:table-cell table:style-name="ce21" table:formula="of:=NOW()" office:value-type="date" office:date-value="2024-07-09T04:16:15.33" calcext:value-type="date">
            <text:p>07/09/24 04:16 AM</text:p>
          </table:table-cell>
          <table:table-cell table:style-name="ce22" table:formula="of:=TIME(HOUR([$Calculations.$B97]);MINUTE([$Calculations.$B97]);SECOND([$Calculations.$B97]))" office:value-type="time" office:time-value="PT04H16M15S" calcext:value-type="time">
            <text:p>4:16 AM</text:p>
          </table:table-cell>
          <table:table-cell table:style-name="ce23" table:formula="of:=TIME(HOUR([$Starsheet.$C97]);(MINUTE([$Starsheet.$C97])+[$Starsheet.$B97]);0)" office:value-type="time" office:time-value="PT00H00M00S" calcext:value-type="time">
            <text:p>12:00 AM</text:p>
          </table:table-cell>
          <table:table-cell table:formula="of:=MINUTE([$Calculations.$D97])" office:value-type="float" office:value="0" calcext:value-type="float">
            <text:p>0</text:p>
          </table:table-cell>
          <table:table-cell table:number-columns-repeated="16379"/>
        </table:table-row>
        <table:table-row table:style-name="ro1">
          <table:table-cell office:value-type="float" office:value="399" calcext:value-type="float">
            <text:p>399</text:p>
          </table:table-cell>
          <table:table-cell table:style-name="ce21" table:formula="of:=NOW()" office:value-type="date" office:date-value="2024-07-09T04:16:15.33" calcext:value-type="date">
            <text:p>07/09/24 04:16 AM</text:p>
          </table:table-cell>
          <table:table-cell table:style-name="ce22" table:formula="of:=TIME(HOUR([$Calculations.$B98]);MINUTE([$Calculations.$B98]);SECOND([$Calculations.$B98]))" office:value-type="time" office:time-value="PT04H16M15S" calcext:value-type="time">
            <text:p>4:16 AM</text:p>
          </table:table-cell>
          <table:table-cell table:style-name="ce23" table:formula="of:=TIME(HOUR([$Starsheet.$C98]);(MINUTE([$Starsheet.$C98])+[$Starsheet.$B98]);0)" office:value-type="time" office:time-value="PT00H00M00S" calcext:value-type="time">
            <text:p>12:00 AM</text:p>
          </table:table-cell>
          <table:table-cell table:formula="of:=MINUTE([$Calculations.$D98])" office:value-type="float" office:value="0" calcext:value-type="float">
            <text:p>0</text:p>
          </table:table-cell>
          <table:table-cell table:number-columns-repeated="16379"/>
        </table:table-row>
        <table:table-row table:style-name="ro1">
          <table:table-cell office:value-type="float" office:value="400" calcext:value-type="float">
            <text:p>400</text:p>
          </table:table-cell>
          <table:table-cell table:style-name="ce21" table:formula="of:=NOW()" office:value-type="date" office:date-value="2024-07-09T04:16:15.33" calcext:value-type="date">
            <text:p>07/09/24 04:16 AM</text:p>
          </table:table-cell>
          <table:table-cell table:style-name="ce22" table:formula="of:=TIME(HOUR([$Calculations.$B99]);MINUTE([$Calculations.$B99]);SECOND([$Calculations.$B99]))" office:value-type="time" office:time-value="PT04H16M15S" calcext:value-type="time">
            <text:p>4:16 AM</text:p>
          </table:table-cell>
          <table:table-cell table:style-name="ce23" table:formula="of:=TIME(HOUR([$Starsheet.$C99]);(MINUTE([$Starsheet.$C99])+[$Starsheet.$B99]);0)" office:value-type="time" office:time-value="PT00H00M00S" calcext:value-type="time">
            <text:p>12:00 AM</text:p>
          </table:table-cell>
          <table:table-cell table:formula="of:=MINUTE([$Calculations.$D99])" office:value-type="float" office:value="0" calcext:value-type="float">
            <text:p>0</text:p>
          </table:table-cell>
          <table:table-cell table:number-columns-repeated="16379"/>
        </table:table-row>
        <table:table-row table:style-name="ro1">
          <table:table-cell office:value-type="float" office:value="401" calcext:value-type="float">
            <text:p>401</text:p>
          </table:table-cell>
          <table:table-cell table:style-name="ce21" table:formula="of:=NOW()" office:value-type="date" office:date-value="2024-07-09T04:16:15.33" calcext:value-type="date">
            <text:p>07/09/24 04:16 AM</text:p>
          </table:table-cell>
          <table:table-cell table:style-name="ce22" table:formula="of:=TIME(HOUR([$Calculations.$B100]);MINUTE([$Calculations.$B100]);SECOND([$Calculations.$B100]))" office:value-type="time" office:time-value="PT04H16M15S" calcext:value-type="time">
            <text:p>4:16 AM</text:p>
          </table:table-cell>
          <table:table-cell table:style-name="ce23" table:formula="of:=TIME(HOUR([$Starsheet.$C100]);(MINUTE([$Starsheet.$C100])+[$Starsheet.$B100]);0)" office:value-type="time" office:time-value="PT00H00M00S" calcext:value-type="time">
            <text:p>12:00 AM</text:p>
          </table:table-cell>
          <table:table-cell table:formula="of:=MINUTE([$Calculations.$D100])" office:value-type="float" office:value="0" calcext:value-type="float">
            <text:p>0</text:p>
          </table:table-cell>
          <table:table-cell table:number-columns-repeated="16379"/>
        </table:table-row>
        <table:table-row table:style-name="ro1">
          <table:table-cell office:value-type="float" office:value="402" calcext:value-type="float">
            <text:p>402</text:p>
          </table:table-cell>
          <table:table-cell table:style-name="ce21" table:formula="of:=NOW()" office:value-type="date" office:date-value="2024-07-09T04:16:15.33" calcext:value-type="date">
            <text:p>07/09/24 04:16 AM</text:p>
          </table:table-cell>
          <table:table-cell table:style-name="ce22" table:formula="of:=TIME(HOUR([$Calculations.$B101]);MINUTE([$Calculations.$B101]);SECOND([$Calculations.$B101]))" office:value-type="time" office:time-value="PT04H16M15S" calcext:value-type="time">
            <text:p>4:16 AM</text:p>
          </table:table-cell>
          <table:table-cell table:style-name="ce23" table:formula="of:=TIME(HOUR([$Starsheet.$C101]);(MINUTE([$Starsheet.$C101])+[$Starsheet.$B101]);0)" office:value-type="time" office:time-value="PT00H00M00S" calcext:value-type="time">
            <text:p>12:00 AM</text:p>
          </table:table-cell>
          <table:table-cell table:formula="of:=MINUTE([$Calculations.$D101])" office:value-type="float" office:value="0" calcext:value-type="float">
            <text:p>0</text:p>
          </table:table-cell>
          <table:table-cell table:number-columns-repeated="16379"/>
        </table:table-row>
        <table:table-row table:style-name="ro1">
          <table:table-cell office:value-type="float" office:value="403" calcext:value-type="float">
            <text:p>403</text:p>
          </table:table-cell>
          <table:table-cell table:style-name="ce21" table:formula="of:=NOW()" office:value-type="date" office:date-value="2024-07-09T04:16:15.33" calcext:value-type="date">
            <text:p>07/09/24 04:16 AM</text:p>
          </table:table-cell>
          <table:table-cell table:style-name="ce22" table:formula="of:=TIME(HOUR([$Calculations.$B102]);MINUTE([$Calculations.$B102]);SECOND([$Calculations.$B102]))" office:value-type="time" office:time-value="PT04H16M15S" calcext:value-type="time">
            <text:p>4:16 AM</text:p>
          </table:table-cell>
          <table:table-cell table:style-name="ce23" table:formula="of:=TIME(HOUR([$Starsheet.$C102]);(MINUTE([$Starsheet.$C102])+[$Starsheet.$B102]);0)" office:value-type="time" office:time-value="PT00H00M00S" calcext:value-type="time">
            <text:p>12:00 AM</text:p>
          </table:table-cell>
          <table:table-cell table:formula="of:=MINUTE([$Calculations.$D102])" office:value-type="float" office:value="0" calcext:value-type="float">
            <text:p>0</text:p>
          </table:table-cell>
          <table:table-cell table:number-columns-repeated="16379"/>
        </table:table-row>
        <table:table-row table:style-name="ro1">
          <table:table-cell office:value-type="float" office:value="404" calcext:value-type="float">
            <text:p>404</text:p>
          </table:table-cell>
          <table:table-cell table:style-name="ce21" table:formula="of:=NOW()" office:value-type="date" office:date-value="2024-07-09T04:16:15.33" calcext:value-type="date">
            <text:p>07/09/24 04:16 AM</text:p>
          </table:table-cell>
          <table:table-cell table:style-name="ce22" table:formula="of:=TIME(HOUR([$Calculations.$B103]);MINUTE([$Calculations.$B103]);SECOND([$Calculations.$B103]))" office:value-type="time" office:time-value="PT04H16M15S" calcext:value-type="time">
            <text:p>4:16 AM</text:p>
          </table:table-cell>
          <table:table-cell table:style-name="ce23" table:formula="of:=TIME(HOUR([$Starsheet.$C103]);(MINUTE([$Starsheet.$C103])+[$Starsheet.$B103]);0)" office:value-type="time" office:time-value="PT00H00M00S" calcext:value-type="time">
            <text:p>12:00 AM</text:p>
          </table:table-cell>
          <table:table-cell table:formula="of:=MINUTE([$Calculations.$D103])" office:value-type="float" office:value="0" calcext:value-type="float">
            <text:p>0</text:p>
          </table:table-cell>
          <table:table-cell table:number-columns-repeated="16379"/>
        </table:table-row>
        <table:table-row table:style-name="ro1">
          <table:table-cell office:value-type="float" office:value="405" calcext:value-type="float">
            <text:p>405</text:p>
          </table:table-cell>
          <table:table-cell table:style-name="ce21" table:formula="of:=NOW()" office:value-type="date" office:date-value="2024-07-09T04:16:15.33" calcext:value-type="date">
            <text:p>07/09/24 04:16 AM</text:p>
          </table:table-cell>
          <table:table-cell table:style-name="ce22" table:formula="of:=TIME(HOUR([$Calculations.$B104]);MINUTE([$Calculations.$B104]);SECOND([$Calculations.$B104]))" office:value-type="time" office:time-value="PT04H16M15S" calcext:value-type="time">
            <text:p>4:16 AM</text:p>
          </table:table-cell>
          <table:table-cell table:style-name="ce23" table:formula="of:=TIME(HOUR([$Starsheet.$C104]);(MINUTE([$Starsheet.$C104])+[$Starsheet.$B104]);0)" office:value-type="time" office:time-value="PT00H00M00S" calcext:value-type="time">
            <text:p>12:00 AM</text:p>
          </table:table-cell>
          <table:table-cell table:formula="of:=MINUTE([$Calculations.$D104])" office:value-type="float" office:value="0" calcext:value-type="float">
            <text:p>0</text:p>
          </table:table-cell>
          <table:table-cell table:number-columns-repeated="16379"/>
        </table:table-row>
        <table:table-row table:style-name="ro1">
          <table:table-cell office:value-type="float" office:value="406" calcext:value-type="float">
            <text:p>406</text:p>
          </table:table-cell>
          <table:table-cell table:style-name="ce21" table:formula="of:=NOW()" office:value-type="date" office:date-value="2024-07-09T04:16:15.33" calcext:value-type="date">
            <text:p>07/09/24 04:16 AM</text:p>
          </table:table-cell>
          <table:table-cell table:style-name="ce22" table:formula="of:=TIME(HOUR([$Calculations.$B105]);MINUTE([$Calculations.$B105]);SECOND([$Calculations.$B105]))" office:value-type="time" office:time-value="PT04H16M15S" calcext:value-type="time">
            <text:p>4:16 AM</text:p>
          </table:table-cell>
          <table:table-cell table:style-name="ce23" table:formula="of:=TIME(HOUR([$Starsheet.$C105]);(MINUTE([$Starsheet.$C105])+[$Starsheet.$B105]);0)" office:value-type="time" office:time-value="PT00H00M00S" calcext:value-type="time">
            <text:p>12:00 AM</text:p>
          </table:table-cell>
          <table:table-cell table:formula="of:=MINUTE([$Calculations.$D105])" office:value-type="float" office:value="0" calcext:value-type="float">
            <text:p>0</text:p>
          </table:table-cell>
          <table:table-cell table:number-columns-repeated="16379"/>
        </table:table-row>
        <table:table-row table:style-name="ro1">
          <table:table-cell office:value-type="float" office:value="407" calcext:value-type="float">
            <text:p>407</text:p>
          </table:table-cell>
          <table:table-cell table:style-name="ce21" table:formula="of:=NOW()" office:value-type="date" office:date-value="2024-07-09T04:16:15.33" calcext:value-type="date">
            <text:p>07/09/24 04:16 AM</text:p>
          </table:table-cell>
          <table:table-cell table:style-name="ce22" table:formula="of:=TIME(HOUR([$Calculations.$B106]);MINUTE([$Calculations.$B106]);SECOND([$Calculations.$B106]))" office:value-type="time" office:time-value="PT04H16M15S" calcext:value-type="time">
            <text:p>4:16 AM</text:p>
          </table:table-cell>
          <table:table-cell table:style-name="ce23" table:formula="of:=TIME(HOUR([$Starsheet.$C106]);(MINUTE([$Starsheet.$C106])+[$Starsheet.$B106]);0)" office:value-type="time" office:time-value="PT00H00M00S" calcext:value-type="time">
            <text:p>12:00 AM</text:p>
          </table:table-cell>
          <table:table-cell table:formula="of:=MINUTE([$Calculations.$D106])" office:value-type="float" office:value="0" calcext:value-type="float">
            <text:p>0</text:p>
          </table:table-cell>
          <table:table-cell table:number-columns-repeated="16379"/>
        </table:table-row>
        <table:table-row table:style-name="ro1">
          <table:table-cell office:value-type="float" office:value="408" calcext:value-type="float">
            <text:p>408</text:p>
          </table:table-cell>
          <table:table-cell table:style-name="ce21" table:formula="of:=NOW()" office:value-type="date" office:date-value="2024-07-09T04:16:15.33" calcext:value-type="date">
            <text:p>07/09/24 04:16 AM</text:p>
          </table:table-cell>
          <table:table-cell table:style-name="ce22" table:formula="of:=TIME(HOUR([$Calculations.$B107]);MINUTE([$Calculations.$B107]);SECOND([$Calculations.$B107]))" office:value-type="time" office:time-value="PT04H16M15S" calcext:value-type="time">
            <text:p>4:16 AM</text:p>
          </table:table-cell>
          <table:table-cell table:style-name="ce23" table:formula="of:=TIME(HOUR([$Starsheet.$C107]);(MINUTE([$Starsheet.$C107])+[$Starsheet.$B107]);0)" office:value-type="time" office:time-value="PT00H00M00S" calcext:value-type="time">
            <text:p>12:00 AM</text:p>
          </table:table-cell>
          <table:table-cell table:formula="of:=MINUTE([$Calculations.$D107])" office:value-type="float" office:value="0" calcext:value-type="float">
            <text:p>0</text:p>
          </table:table-cell>
          <table:table-cell table:number-columns-repeated="16379"/>
        </table:table-row>
        <table:table-row table:style-name="ro1">
          <table:table-cell office:value-type="float" office:value="409" calcext:value-type="float">
            <text:p>409</text:p>
          </table:table-cell>
          <table:table-cell table:style-name="ce21" table:formula="of:=NOW()" office:value-type="date" office:date-value="2024-07-09T04:16:15.33" calcext:value-type="date">
            <text:p>07/09/24 04:16 AM</text:p>
          </table:table-cell>
          <table:table-cell table:style-name="ce22" table:formula="of:=TIME(HOUR([$Calculations.$B108]);MINUTE([$Calculations.$B108]);SECOND([$Calculations.$B108]))" office:value-type="time" office:time-value="PT04H16M15S" calcext:value-type="time">
            <text:p>4:16 AM</text:p>
          </table:table-cell>
          <table:table-cell table:style-name="ce23" table:formula="of:=TIME(HOUR([$Starsheet.$C108]);(MINUTE([$Starsheet.$C108])+[$Starsheet.$B108]);0)" office:value-type="time" office:time-value="PT00H00M00S" calcext:value-type="time">
            <text:p>12:00 AM</text:p>
          </table:table-cell>
          <table:table-cell table:formula="of:=MINUTE([$Calculations.$D108])" office:value-type="float" office:value="0" calcext:value-type="float">
            <text:p>0</text:p>
          </table:table-cell>
          <table:table-cell table:number-columns-repeated="16379"/>
        </table:table-row>
        <table:table-row table:style-name="ro1">
          <table:table-cell office:value-type="float" office:value="410" calcext:value-type="float">
            <text:p>410</text:p>
          </table:table-cell>
          <table:table-cell table:style-name="ce21" table:formula="of:=NOW()" office:value-type="date" office:date-value="2024-07-09T04:16:15.33" calcext:value-type="date">
            <text:p>07/09/24 04:16 AM</text:p>
          </table:table-cell>
          <table:table-cell table:style-name="ce22" table:formula="of:=TIME(HOUR([$Calculations.$B109]);MINUTE([$Calculations.$B109]);SECOND([$Calculations.$B109]))" office:value-type="time" office:time-value="PT04H16M15S" calcext:value-type="time">
            <text:p>4:16 AM</text:p>
          </table:table-cell>
          <table:table-cell table:style-name="ce23" table:formula="of:=TIME(HOUR([$Starsheet.$C109]);(MINUTE([$Starsheet.$C109])+[$Starsheet.$B109]);0)" office:value-type="time" office:time-value="PT00H00M00S" calcext:value-type="time">
            <text:p>12:00 AM</text:p>
          </table:table-cell>
          <table:table-cell table:formula="of:=MINUTE([$Calculations.$D109])" office:value-type="float" office:value="0" calcext:value-type="float">
            <text:p>0</text:p>
          </table:table-cell>
          <table:table-cell table:number-columns-repeated="16379"/>
        </table:table-row>
        <table:table-row table:style-name="ro1">
          <table:table-cell office:value-type="float" office:value="411" calcext:value-type="float">
            <text:p>411</text:p>
          </table:table-cell>
          <table:table-cell table:style-name="ce21" table:formula="of:=NOW()" office:value-type="date" office:date-value="2024-07-09T04:16:15.33" calcext:value-type="date">
            <text:p>07/09/24 04:16 AM</text:p>
          </table:table-cell>
          <table:table-cell table:style-name="ce22" table:formula="of:=TIME(HOUR([$Calculations.$B110]);MINUTE([$Calculations.$B110]);SECOND([$Calculations.$B110]))" office:value-type="time" office:time-value="PT04H16M15S" calcext:value-type="time">
            <text:p>4:16 AM</text:p>
          </table:table-cell>
          <table:table-cell table:style-name="ce23" table:formula="of:=TIME(HOUR([$Starsheet.$C110]);(MINUTE([$Starsheet.$C110])+[$Starsheet.$B110]);0)" office:value-type="time" office:time-value="PT00H00M00S" calcext:value-type="time">
            <text:p>12:00 AM</text:p>
          </table:table-cell>
          <table:table-cell table:formula="of:=MINUTE([$Calculations.$D110])" office:value-type="float" office:value="0" calcext:value-type="float">
            <text:p>0</text:p>
          </table:table-cell>
          <table:table-cell table:number-columns-repeated="16379"/>
        </table:table-row>
        <table:table-row table:style-name="ro1">
          <table:table-cell office:value-type="float" office:value="412" calcext:value-type="float">
            <text:p>412</text:p>
          </table:table-cell>
          <table:table-cell table:style-name="ce21" table:formula="of:=NOW()" office:value-type="date" office:date-value="2024-07-09T04:16:15.33" calcext:value-type="date">
            <text:p>07/09/24 04:16 AM</text:p>
          </table:table-cell>
          <table:table-cell table:style-name="ce22" table:formula="of:=TIME(HOUR([$Calculations.$B111]);MINUTE([$Calculations.$B111]);SECOND([$Calculations.$B111]))" office:value-type="time" office:time-value="PT04H16M15S" calcext:value-type="time">
            <text:p>4:16 AM</text:p>
          </table:table-cell>
          <table:table-cell table:style-name="ce23" table:formula="of:=TIME(HOUR([$Starsheet.$C111]);(MINUTE([$Starsheet.$C111])+[$Starsheet.$B111]);0)" office:value-type="time" office:time-value="PT00H00M00S" calcext:value-type="time">
            <text:p>12:00 AM</text:p>
          </table:table-cell>
          <table:table-cell table:formula="of:=MINUTE([$Calculations.$D111])" office:value-type="float" office:value="0" calcext:value-type="float">
            <text:p>0</text:p>
          </table:table-cell>
          <table:table-cell table:number-columns-repeated="16379"/>
        </table:table-row>
        <table:table-row table:style-name="ro1">
          <table:table-cell office:value-type="float" office:value="413" calcext:value-type="float">
            <text:p>413</text:p>
          </table:table-cell>
          <table:table-cell table:style-name="ce21" table:formula="of:=NOW()" office:value-type="date" office:date-value="2024-07-09T04:16:15.33" calcext:value-type="date">
            <text:p>07/09/24 04:16 AM</text:p>
          </table:table-cell>
          <table:table-cell table:style-name="ce22" table:formula="of:=TIME(HOUR([$Calculations.$B112]);MINUTE([$Calculations.$B112]);SECOND([$Calculations.$B112]))" office:value-type="time" office:time-value="PT04H16M15S" calcext:value-type="time">
            <text:p>4:16 AM</text:p>
          </table:table-cell>
          <table:table-cell table:style-name="ce23" table:formula="of:=TIME(HOUR([$Starsheet.$C112]);(MINUTE([$Starsheet.$C112])+[$Starsheet.$B112]);0)" office:value-type="time" office:time-value="PT00H00M00S" calcext:value-type="time">
            <text:p>12:00 AM</text:p>
          </table:table-cell>
          <table:table-cell table:formula="of:=MINUTE([$Calculations.$D112])" office:value-type="float" office:value="0" calcext:value-type="float">
            <text:p>0</text:p>
          </table:table-cell>
          <table:table-cell table:number-columns-repeated="16379"/>
        </table:table-row>
        <table:table-row table:style-name="ro1">
          <table:table-cell office:value-type="float" office:value="414" calcext:value-type="float">
            <text:p>414</text:p>
          </table:table-cell>
          <table:table-cell table:style-name="ce21" table:formula="of:=NOW()" office:value-type="date" office:date-value="2024-07-09T04:16:15.33" calcext:value-type="date">
            <text:p>07/09/24 04:16 AM</text:p>
          </table:table-cell>
          <table:table-cell table:style-name="ce22" table:formula="of:=TIME(HOUR([$Calculations.$B113]);MINUTE([$Calculations.$B113]);SECOND([$Calculations.$B113]))" office:value-type="time" office:time-value="PT04H16M15S" calcext:value-type="time">
            <text:p>4:16 AM</text:p>
          </table:table-cell>
          <table:table-cell table:style-name="ce23" table:formula="of:=TIME(HOUR([$Starsheet.$C113]);(MINUTE([$Starsheet.$C113])+[$Starsheet.$B113]);0)" office:value-type="time" office:time-value="PT00H00M00S" calcext:value-type="time">
            <text:p>12:00 AM</text:p>
          </table:table-cell>
          <table:table-cell table:formula="of:=MINUTE([$Calculations.$D113])" office:value-type="float" office:value="0" calcext:value-type="float">
            <text:p>0</text:p>
          </table:table-cell>
          <table:table-cell table:number-columns-repeated="16379"/>
        </table:table-row>
        <table:table-row table:style-name="ro1">
          <table:table-cell office:value-type="float" office:value="415" calcext:value-type="float">
            <text:p>415</text:p>
          </table:table-cell>
          <table:table-cell table:style-name="ce21" table:formula="of:=NOW()" office:value-type="date" office:date-value="2024-07-09T04:16:15.33" calcext:value-type="date">
            <text:p>07/09/24 04:16 AM</text:p>
          </table:table-cell>
          <table:table-cell table:style-name="ce22" table:formula="of:=TIME(HOUR([$Calculations.$B114]);MINUTE([$Calculations.$B114]);SECOND([$Calculations.$B114]))" office:value-type="time" office:time-value="PT04H16M15S" calcext:value-type="time">
            <text:p>4:16 AM</text:p>
          </table:table-cell>
          <table:table-cell table:style-name="ce23" table:formula="of:=TIME(HOUR([$Starsheet.$C114]);(MINUTE([$Starsheet.$C114])+[$Starsheet.$B114]);0)" office:value-type="time" office:time-value="PT00H00M00S" calcext:value-type="time">
            <text:p>12:00 AM</text:p>
          </table:table-cell>
          <table:table-cell table:formula="of:=MINUTE([$Calculations.$D114])" office:value-type="float" office:value="0" calcext:value-type="float">
            <text:p>0</text:p>
          </table:table-cell>
          <table:table-cell table:number-columns-repeated="16379"/>
        </table:table-row>
        <table:table-row table:style-name="ro1">
          <table:table-cell office:value-type="float" office:value="416" calcext:value-type="float">
            <text:p>416</text:p>
          </table:table-cell>
          <table:table-cell table:style-name="ce21" table:formula="of:=NOW()" office:value-type="date" office:date-value="2024-07-09T04:16:15.33" calcext:value-type="date">
            <text:p>07/09/24 04:16 AM</text:p>
          </table:table-cell>
          <table:table-cell table:style-name="ce22" table:formula="of:=TIME(HOUR([$Calculations.$B115]);MINUTE([$Calculations.$B115]);SECOND([$Calculations.$B115]))" office:value-type="time" office:time-value="PT04H16M15S" calcext:value-type="time">
            <text:p>4:16 AM</text:p>
          </table:table-cell>
          <table:table-cell table:style-name="ce23" table:formula="of:=TIME(HOUR([$Starsheet.$C115]);(MINUTE([$Starsheet.$C115])+[$Starsheet.$B115]);0)" office:value-type="time" office:time-value="PT00H00M00S" calcext:value-type="time">
            <text:p>12:00 AM</text:p>
          </table:table-cell>
          <table:table-cell table:formula="of:=MINUTE([$Calculations.$D115])" office:value-type="float" office:value="0" calcext:value-type="float">
            <text:p>0</text:p>
          </table:table-cell>
          <table:table-cell table:number-columns-repeated="16379"/>
        </table:table-row>
        <table:table-row table:style-name="ro1">
          <table:table-cell office:value-type="float" office:value="417" calcext:value-type="float">
            <text:p>417</text:p>
          </table:table-cell>
          <table:table-cell table:style-name="ce21" table:formula="of:=NOW()" office:value-type="date" office:date-value="2024-07-09T04:16:15.33" calcext:value-type="date">
            <text:p>07/09/24 04:16 AM</text:p>
          </table:table-cell>
          <table:table-cell table:style-name="ce22" table:formula="of:=TIME(HOUR([$Calculations.$B116]);MINUTE([$Calculations.$B116]);SECOND([$Calculations.$B116]))" office:value-type="time" office:time-value="PT04H16M15S" calcext:value-type="time">
            <text:p>4:16 AM</text:p>
          </table:table-cell>
          <table:table-cell table:style-name="ce23" table:formula="of:=TIME(HOUR([$Starsheet.$C116]);(MINUTE([$Starsheet.$C116])+[$Starsheet.$B116]);0)" office:value-type="time" office:time-value="PT00H00M00S" calcext:value-type="time">
            <text:p>12:00 AM</text:p>
          </table:table-cell>
          <table:table-cell table:formula="of:=MINUTE([$Calculations.$D116])" office:value-type="float" office:value="0" calcext:value-type="float">
            <text:p>0</text:p>
          </table:table-cell>
          <table:table-cell table:number-columns-repeated="16379"/>
        </table:table-row>
        <table:table-row table:style-name="ro1">
          <table:table-cell office:value-type="float" office:value="418" calcext:value-type="float">
            <text:p>418</text:p>
          </table:table-cell>
          <table:table-cell table:style-name="ce21" table:formula="of:=NOW()" office:value-type="date" office:date-value="2024-07-09T04:16:15.33" calcext:value-type="date">
            <text:p>07/09/24 04:16 AM</text:p>
          </table:table-cell>
          <table:table-cell table:style-name="ce22" table:formula="of:=TIME(HOUR([$Calculations.$B117]);MINUTE([$Calculations.$B117]);SECOND([$Calculations.$B117]))" office:value-type="time" office:time-value="PT04H16M15S" calcext:value-type="time">
            <text:p>4:16 AM</text:p>
          </table:table-cell>
          <table:table-cell table:style-name="ce23" table:formula="of:=TIME(HOUR([$Starsheet.$C117]);(MINUTE([$Starsheet.$C117])+[$Starsheet.$B117]);0)" office:value-type="time" office:time-value="PT00H00M00S" calcext:value-type="time">
            <text:p>12:00 AM</text:p>
          </table:table-cell>
          <table:table-cell table:formula="of:=MINUTE([$Calculations.$D117])" office:value-type="float" office:value="0" calcext:value-type="float">
            <text:p>0</text:p>
          </table:table-cell>
          <table:table-cell table:number-columns-repeated="16379"/>
        </table:table-row>
        <table:table-row table:style-name="ro1">
          <table:table-cell office:value-type="float" office:value="419" calcext:value-type="float">
            <text:p>419</text:p>
          </table:table-cell>
          <table:table-cell table:style-name="ce21" table:formula="of:=NOW()" office:value-type="date" office:date-value="2024-07-09T04:16:15.33" calcext:value-type="date">
            <text:p>07/09/24 04:16 AM</text:p>
          </table:table-cell>
          <table:table-cell table:style-name="ce22" table:formula="of:=TIME(HOUR([$Calculations.$B118]);MINUTE([$Calculations.$B118]);SECOND([$Calculations.$B118]))" office:value-type="time" office:time-value="PT04H16M15S" calcext:value-type="time">
            <text:p>4:16 AM</text:p>
          </table:table-cell>
          <table:table-cell table:style-name="ce23" table:formula="of:=TIME(HOUR([$Starsheet.$C118]);(MINUTE([$Starsheet.$C118])+[$Starsheet.$B118]);0)" office:value-type="time" office:time-value="PT00H00M00S" calcext:value-type="time">
            <text:p>12:00 AM</text:p>
          </table:table-cell>
          <table:table-cell table:formula="of:=MINUTE([$Calculations.$D118])" office:value-type="float" office:value="0" calcext:value-type="float">
            <text:p>0</text:p>
          </table:table-cell>
          <table:table-cell table:number-columns-repeated="16379"/>
        </table:table-row>
        <table:table-row table:style-name="ro1">
          <table:table-cell office:value-type="float" office:value="420" calcext:value-type="float">
            <text:p>420</text:p>
          </table:table-cell>
          <table:table-cell table:style-name="ce21" table:formula="of:=NOW()" office:value-type="date" office:date-value="2024-07-09T04:16:15.33" calcext:value-type="date">
            <text:p>07/09/24 04:16 AM</text:p>
          </table:table-cell>
          <table:table-cell table:style-name="ce22" table:formula="of:=TIME(HOUR([$Calculations.$B119]);MINUTE([$Calculations.$B119]);SECOND([$Calculations.$B119]))" office:value-type="time" office:time-value="PT04H16M15S" calcext:value-type="time">
            <text:p>4:16 AM</text:p>
          </table:table-cell>
          <table:table-cell table:style-name="ce23" table:formula="of:=TIME(HOUR([$Starsheet.$C119]);(MINUTE([$Starsheet.$C119])+[$Starsheet.$B119]);0)" office:value-type="time" office:time-value="PT00H00M00S" calcext:value-type="time">
            <text:p>12:00 AM</text:p>
          </table:table-cell>
          <table:table-cell table:formula="of:=MINUTE([$Calculations.$D119])" office:value-type="float" office:value="0" calcext:value-type="float">
            <text:p>0</text:p>
          </table:table-cell>
          <table:table-cell table:number-columns-repeated="16379"/>
        </table:table-row>
        <table:table-row table:style-name="ro1">
          <table:table-cell office:value-type="float" office:value="421" calcext:value-type="float">
            <text:p>421</text:p>
          </table:table-cell>
          <table:table-cell table:style-name="ce21" table:formula="of:=NOW()" office:value-type="date" office:date-value="2024-07-09T04:16:15.33" calcext:value-type="date">
            <text:p>07/09/24 04:16 AM</text:p>
          </table:table-cell>
          <table:table-cell table:style-name="ce22" table:formula="of:=TIME(HOUR([$Calculations.$B120]);MINUTE([$Calculations.$B120]);SECOND([$Calculations.$B120]))" office:value-type="time" office:time-value="PT04H16M15S" calcext:value-type="time">
            <text:p>4:16 AM</text:p>
          </table:table-cell>
          <table:table-cell table:style-name="ce23" table:formula="of:=TIME(HOUR([$Starsheet.$C120]);(MINUTE([$Starsheet.$C120])+[$Starsheet.$B120]);0)" office:value-type="time" office:time-value="PT00H00M00S" calcext:value-type="time">
            <text:p>12:00 AM</text:p>
          </table:table-cell>
          <table:table-cell table:formula="of:=MINUTE([$Calculations.$D120])" office:value-type="float" office:value="0" calcext:value-type="float">
            <text:p>0</text:p>
          </table:table-cell>
          <table:table-cell table:number-columns-repeated="16379"/>
        </table:table-row>
        <table:table-row table:style-name="ro1">
          <table:table-cell office:value-type="float" office:value="422" calcext:value-type="float">
            <text:p>422</text:p>
          </table:table-cell>
          <table:table-cell table:style-name="ce21" table:formula="of:=NOW()" office:value-type="date" office:date-value="2024-07-09T04:16:15.33" calcext:value-type="date">
            <text:p>07/09/24 04:16 AM</text:p>
          </table:table-cell>
          <table:table-cell table:style-name="ce22" table:formula="of:=TIME(HOUR([$Calculations.$B121]);MINUTE([$Calculations.$B121]);SECOND([$Calculations.$B121]))" office:value-type="time" office:time-value="PT04H16M15S" calcext:value-type="time">
            <text:p>4:16 AM</text:p>
          </table:table-cell>
          <table:table-cell table:style-name="ce23" table:formula="of:=TIME(HOUR([$Starsheet.$C121]);(MINUTE([$Starsheet.$C121])+[$Starsheet.$B121]);0)" office:value-type="time" office:time-value="PT00H00M00S" calcext:value-type="time">
            <text:p>12:00 AM</text:p>
          </table:table-cell>
          <table:table-cell table:formula="of:=MINUTE([$Calculations.$D121])" office:value-type="float" office:value="0" calcext:value-type="float">
            <text:p>0</text:p>
          </table:table-cell>
          <table:table-cell table:number-columns-repeated="16379"/>
        </table:table-row>
        <table:table-row table:style-name="ro1">
          <table:table-cell office:value-type="float" office:value="423" calcext:value-type="float">
            <text:p>423</text:p>
          </table:table-cell>
          <table:table-cell table:style-name="ce21" table:formula="of:=NOW()" office:value-type="date" office:date-value="2024-07-09T04:16:15.33" calcext:value-type="date">
            <text:p>07/09/24 04:16 AM</text:p>
          </table:table-cell>
          <table:table-cell table:style-name="ce22" table:formula="of:=TIME(HOUR([$Calculations.$B122]);MINUTE([$Calculations.$B122]);SECOND([$Calculations.$B122]))" office:value-type="time" office:time-value="PT04H16M15S" calcext:value-type="time">
            <text:p>4:16 AM</text:p>
          </table:table-cell>
          <table:table-cell table:style-name="ce23" table:formula="of:=TIME(HOUR([$Starsheet.$C122]);(MINUTE([$Starsheet.$C122])+[$Starsheet.$B122]);0)" office:value-type="time" office:time-value="PT00H00M00S" calcext:value-type="time">
            <text:p>12:00 AM</text:p>
          </table:table-cell>
          <table:table-cell table:formula="of:=MINUTE([$Calculations.$D122])" office:value-type="float" office:value="0" calcext:value-type="float">
            <text:p>0</text:p>
          </table:table-cell>
          <table:table-cell table:number-columns-repeated="16379"/>
        </table:table-row>
        <table:table-row table:style-name="ro1">
          <table:table-cell office:value-type="float" office:value="424" calcext:value-type="float">
            <text:p>424</text:p>
          </table:table-cell>
          <table:table-cell table:style-name="ce21" table:formula="of:=NOW()" office:value-type="date" office:date-value="2024-07-09T04:16:15.33" calcext:value-type="date">
            <text:p>07/09/24 04:16 AM</text:p>
          </table:table-cell>
          <table:table-cell table:style-name="ce22" table:formula="of:=TIME(HOUR([$Calculations.$B123]);MINUTE([$Calculations.$B123]);SECOND([$Calculations.$B123]))" office:value-type="time" office:time-value="PT04H16M15S" calcext:value-type="time">
            <text:p>4:16 AM</text:p>
          </table:table-cell>
          <table:table-cell table:style-name="ce23" table:formula="of:=TIME(HOUR([$Starsheet.$C123]);(MINUTE([$Starsheet.$C123])+[$Starsheet.$B123]);0)" office:value-type="time" office:time-value="PT00H00M00S" calcext:value-type="time">
            <text:p>12:00 AM</text:p>
          </table:table-cell>
          <table:table-cell table:formula="of:=MINUTE([$Calculations.$D123])" office:value-type="float" office:value="0" calcext:value-type="float">
            <text:p>0</text:p>
          </table:table-cell>
          <table:table-cell table:number-columns-repeated="16379"/>
        </table:table-row>
        <table:table-row table:style-name="ro1">
          <table:table-cell office:value-type="float" office:value="425" calcext:value-type="float">
            <text:p>425</text:p>
          </table:table-cell>
          <table:table-cell table:style-name="ce21" table:formula="of:=NOW()" office:value-type="date" office:date-value="2024-07-09T04:16:15.33" calcext:value-type="date">
            <text:p>07/09/24 04:16 AM</text:p>
          </table:table-cell>
          <table:table-cell table:style-name="ce22" table:formula="of:=TIME(HOUR([$Calculations.$B124]);MINUTE([$Calculations.$B124]);SECOND([$Calculations.$B124]))" office:value-type="time" office:time-value="PT04H16M15S" calcext:value-type="time">
            <text:p>4:16 AM</text:p>
          </table:table-cell>
          <table:table-cell table:style-name="ce23" table:formula="of:=TIME(HOUR([$Starsheet.$C124]);(MINUTE([$Starsheet.$C124])+[$Starsheet.$B124]);0)" office:value-type="time" office:time-value="PT00H00M00S" calcext:value-type="time">
            <text:p>12:00 AM</text:p>
          </table:table-cell>
          <table:table-cell table:formula="of:=MINUTE([$Calculations.$D124])" office:value-type="float" office:value="0" calcext:value-type="float">
            <text:p>0</text:p>
          </table:table-cell>
          <table:table-cell table:number-columns-repeated="16379"/>
        </table:table-row>
        <table:table-row table:style-name="ro1">
          <table:table-cell office:value-type="float" office:value="426" calcext:value-type="float">
            <text:p>426</text:p>
          </table:table-cell>
          <table:table-cell table:style-name="ce21" table:formula="of:=NOW()" office:value-type="date" office:date-value="2024-07-09T04:16:15.33" calcext:value-type="date">
            <text:p>07/09/24 04:16 AM</text:p>
          </table:table-cell>
          <table:table-cell table:style-name="ce22" table:formula="of:=TIME(HOUR([$Calculations.$B125]);MINUTE([$Calculations.$B125]);SECOND([$Calculations.$B125]))" office:value-type="time" office:time-value="PT04H16M15S" calcext:value-type="time">
            <text:p>4:16 AM</text:p>
          </table:table-cell>
          <table:table-cell table:style-name="ce23" table:formula="of:=TIME(HOUR([$Starsheet.$C125]);(MINUTE([$Starsheet.$C125])+[$Starsheet.$B125]);0)" office:value-type="time" office:time-value="PT00H00M00S" calcext:value-type="time">
            <text:p>12:00 AM</text:p>
          </table:table-cell>
          <table:table-cell table:formula="of:=MINUTE([$Calculations.$D125])" office:value-type="float" office:value="0" calcext:value-type="float">
            <text:p>0</text:p>
          </table:table-cell>
          <table:table-cell table:number-columns-repeated="16379"/>
        </table:table-row>
        <table:table-row table:style-name="ro1">
          <table:table-cell office:value-type="float" office:value="427" calcext:value-type="float">
            <text:p>427</text:p>
          </table:table-cell>
          <table:table-cell table:style-name="ce21" table:formula="of:=NOW()" office:value-type="date" office:date-value="2024-07-09T04:16:15.33" calcext:value-type="date">
            <text:p>07/09/24 04:16 AM</text:p>
          </table:table-cell>
          <table:table-cell table:style-name="ce22" table:formula="of:=TIME(HOUR([$Calculations.$B126]);MINUTE([$Calculations.$B126]);SECOND([$Calculations.$B126]))" office:value-type="time" office:time-value="PT04H16M15S" calcext:value-type="time">
            <text:p>4:16 AM</text:p>
          </table:table-cell>
          <table:table-cell table:style-name="ce23" table:formula="of:=TIME(HOUR([$Starsheet.$C126]);(MINUTE([$Starsheet.$C126])+[$Starsheet.$B126]);0)" office:value-type="time" office:time-value="PT00H00M00S" calcext:value-type="time">
            <text:p>12:00 AM</text:p>
          </table:table-cell>
          <table:table-cell table:formula="of:=MINUTE([$Calculations.$D126])" office:value-type="float" office:value="0" calcext:value-type="float">
            <text:p>0</text:p>
          </table:table-cell>
          <table:table-cell table:number-columns-repeated="16379"/>
        </table:table-row>
        <table:table-row table:style-name="ro1">
          <table:table-cell office:value-type="float" office:value="428" calcext:value-type="float">
            <text:p>428</text:p>
          </table:table-cell>
          <table:table-cell table:style-name="ce21" table:formula="of:=NOW()" office:value-type="date" office:date-value="2024-07-09T04:16:15.33" calcext:value-type="date">
            <text:p>07/09/24 04:16 AM</text:p>
          </table:table-cell>
          <table:table-cell table:style-name="ce22" table:formula="of:=TIME(HOUR([$Calculations.$B127]);MINUTE([$Calculations.$B127]);SECOND([$Calculations.$B127]))" office:value-type="time" office:time-value="PT04H16M15S" calcext:value-type="time">
            <text:p>4:16 AM</text:p>
          </table:table-cell>
          <table:table-cell table:style-name="ce23" table:formula="of:=TIME(HOUR([$Starsheet.$C127]);(MINUTE([$Starsheet.$C127])+[$Starsheet.$B127]);0)" office:value-type="time" office:time-value="PT00H00M00S" calcext:value-type="time">
            <text:p>12:00 AM</text:p>
          </table:table-cell>
          <table:table-cell table:formula="of:=MINUTE([$Calculations.$D127])" office:value-type="float" office:value="0" calcext:value-type="float">
            <text:p>0</text:p>
          </table:table-cell>
          <table:table-cell table:number-columns-repeated="16379"/>
        </table:table-row>
        <table:table-row table:style-name="ro1">
          <table:table-cell office:value-type="float" office:value="429" calcext:value-type="float">
            <text:p>429</text:p>
          </table:table-cell>
          <table:table-cell table:style-name="ce21" table:formula="of:=NOW()" office:value-type="date" office:date-value="2024-07-09T04:16:15.33" calcext:value-type="date">
            <text:p>07/09/24 04:16 AM</text:p>
          </table:table-cell>
          <table:table-cell table:style-name="ce22" table:formula="of:=TIME(HOUR([$Calculations.$B128]);MINUTE([$Calculations.$B128]);SECOND([$Calculations.$B128]))" office:value-type="time" office:time-value="PT04H16M15S" calcext:value-type="time">
            <text:p>4:16 AM</text:p>
          </table:table-cell>
          <table:table-cell table:style-name="ce23" table:formula="of:=TIME(HOUR([$Starsheet.$C128]);(MINUTE([$Starsheet.$C128])+[$Starsheet.$B128]);0)" office:value-type="time" office:time-value="PT00H00M00S" calcext:value-type="time">
            <text:p>12:00 AM</text:p>
          </table:table-cell>
          <table:table-cell table:formula="of:=MINUTE([$Calculations.$D128])" office:value-type="float" office:value="0" calcext:value-type="float">
            <text:p>0</text:p>
          </table:table-cell>
          <table:table-cell table:number-columns-repeated="16379"/>
        </table:table-row>
        <table:table-row table:style-name="ro1">
          <table:table-cell office:value-type="float" office:value="430" calcext:value-type="float">
            <text:p>430</text:p>
          </table:table-cell>
          <table:table-cell table:style-name="ce21" table:formula="of:=NOW()" office:value-type="date" office:date-value="2024-07-09T04:16:15.33" calcext:value-type="date">
            <text:p>07/09/24 04:16 AM</text:p>
          </table:table-cell>
          <table:table-cell table:style-name="ce22" table:formula="of:=TIME(HOUR([$Calculations.$B129]);MINUTE([$Calculations.$B129]);SECOND([$Calculations.$B129]))" office:value-type="time" office:time-value="PT04H16M15S" calcext:value-type="time">
            <text:p>4:16 AM</text:p>
          </table:table-cell>
          <table:table-cell table:style-name="ce23" table:formula="of:=TIME(HOUR([$Starsheet.$C129]);(MINUTE([$Starsheet.$C129])+[$Starsheet.$B129]);0)" office:value-type="time" office:time-value="PT02H50M00S" calcext:value-type="time">
            <text:p>2:50 AM</text:p>
          </table:table-cell>
          <table:table-cell table:formula="of:=MINUTE([$Calculations.$D129])" office:value-type="float" office:value="50" calcext:value-type="float">
            <text:p>50</text:p>
          </table:table-cell>
          <table:table-cell table:number-columns-repeated="16379"/>
        </table:table-row>
        <table:table-row table:style-name="ro1">
          <table:table-cell office:value-type="float" office:value="431" calcext:value-type="float">
            <text:p>431</text:p>
          </table:table-cell>
          <table:table-cell table:style-name="ce21" table:formula="of:=NOW()" office:value-type="date" office:date-value="2024-07-09T04:16:15.33" calcext:value-type="date">
            <text:p>07/09/24 04:16 AM</text:p>
          </table:table-cell>
          <table:table-cell table:style-name="ce22" table:formula="of:=TIME(HOUR([$Calculations.$B130]);MINUTE([$Calculations.$B130]);SECOND([$Calculations.$B130]))" office:value-type="time" office:time-value="PT04H16M15S" calcext:value-type="time">
            <text:p>4:16 AM</text:p>
          </table:table-cell>
          <table:table-cell table:style-name="ce23" table:formula="of:=TIME(HOUR([$Starsheet.$C130]);(MINUTE([$Starsheet.$C130])+[$Starsheet.$B130]);0)" office:value-type="time" office:time-value="PT00H00M00S" calcext:value-type="time">
            <text:p>12:00 AM</text:p>
          </table:table-cell>
          <table:table-cell table:formula="of:=MINUTE([$Calculations.$D130])" office:value-type="float" office:value="0" calcext:value-type="float">
            <text:p>0</text:p>
          </table:table-cell>
          <table:table-cell table:number-columns-repeated="16379"/>
        </table:table-row>
        <table:table-row table:style-name="ro1">
          <table:table-cell office:value-type="float" office:value="432" calcext:value-type="float">
            <text:p>432</text:p>
          </table:table-cell>
          <table:table-cell table:style-name="ce21" table:formula="of:=NOW()" office:value-type="date" office:date-value="2024-07-09T04:16:15.33" calcext:value-type="date">
            <text:p>07/09/24 04:16 AM</text:p>
          </table:table-cell>
          <table:table-cell table:style-name="ce22" table:formula="of:=TIME(HOUR([$Calculations.$B131]);MINUTE([$Calculations.$B131]);SECOND([$Calculations.$B131]))" office:value-type="time" office:time-value="PT04H16M15S" calcext:value-type="time">
            <text:p>4:16 AM</text:p>
          </table:table-cell>
          <table:table-cell table:style-name="ce23" table:formula="of:=TIME(HOUR([$Starsheet.$C131]);(MINUTE([$Starsheet.$C131])+[$Starsheet.$B131]);0)" office:value-type="time" office:time-value="PT00H00M00S" calcext:value-type="time">
            <text:p>12:00 AM</text:p>
          </table:table-cell>
          <table:table-cell table:formula="of:=MINUTE([$Calculations.$D131])" office:value-type="float" office:value="0" calcext:value-type="float">
            <text:p>0</text:p>
          </table:table-cell>
          <table:table-cell table:number-columns-repeated="16379"/>
        </table:table-row>
        <table:table-row table:style-name="ro1">
          <table:table-cell office:value-type="float" office:value="433" calcext:value-type="float">
            <text:p>433</text:p>
          </table:table-cell>
          <table:table-cell table:style-name="ce21" table:formula="of:=NOW()" office:value-type="date" office:date-value="2024-07-09T04:16:15.33" calcext:value-type="date">
            <text:p>07/09/24 04:16 AM</text:p>
          </table:table-cell>
          <table:table-cell table:style-name="ce22" table:formula="of:=TIME(HOUR([$Calculations.$B132]);MINUTE([$Calculations.$B132]);SECOND([$Calculations.$B132]))" office:value-type="time" office:time-value="PT04H16M15S" calcext:value-type="time">
            <text:p>4:16 AM</text:p>
          </table:table-cell>
          <table:table-cell table:style-name="ce23" table:formula="of:=TIME(HOUR([$Starsheet.$C132]);(MINUTE([$Starsheet.$C132])+[$Starsheet.$B132]);0)" office:value-type="time" office:time-value="PT00H00M00S" calcext:value-type="time">
            <text:p>12:00 AM</text:p>
          </table:table-cell>
          <table:table-cell table:formula="of:=MINUTE([$Calculations.$D132])" office:value-type="float" office:value="0" calcext:value-type="float">
            <text:p>0</text:p>
          </table:table-cell>
          <table:table-cell table:number-columns-repeated="16379"/>
        </table:table-row>
        <table:table-row table:style-name="ro1">
          <table:table-cell office:value-type="float" office:value="434" calcext:value-type="float">
            <text:p>434</text:p>
          </table:table-cell>
          <table:table-cell table:style-name="ce21" table:formula="of:=NOW()" office:value-type="date" office:date-value="2024-07-09T04:16:15.33" calcext:value-type="date">
            <text:p>07/09/24 04:16 AM</text:p>
          </table:table-cell>
          <table:table-cell table:style-name="ce22" table:formula="of:=TIME(HOUR([$Calculations.$B133]);MINUTE([$Calculations.$B133]);SECOND([$Calculations.$B133]))" office:value-type="time" office:time-value="PT04H16M15S" calcext:value-type="time">
            <text:p>4:16 AM</text:p>
          </table:table-cell>
          <table:table-cell table:style-name="ce23" table:formula="of:=TIME(HOUR([$Starsheet.$C133]);(MINUTE([$Starsheet.$C133])+[$Starsheet.$B133]);0)" office:value-type="time" office:time-value="PT00H00M00S" calcext:value-type="time">
            <text:p>12:00 AM</text:p>
          </table:table-cell>
          <table:table-cell table:formula="of:=MINUTE([$Calculations.$D133])" office:value-type="float" office:value="0" calcext:value-type="float">
            <text:p>0</text:p>
          </table:table-cell>
          <table:table-cell table:number-columns-repeated="16379"/>
        </table:table-row>
        <table:table-row table:style-name="ro1">
          <table:table-cell office:value-type="float" office:value="435" calcext:value-type="float">
            <text:p>435</text:p>
          </table:table-cell>
          <table:table-cell table:style-name="ce21" table:formula="of:=NOW()" office:value-type="date" office:date-value="2024-07-09T04:16:15.33" calcext:value-type="date">
            <text:p>07/09/24 04:16 AM</text:p>
          </table:table-cell>
          <table:table-cell table:style-name="ce22" table:formula="of:=TIME(HOUR([$Calculations.$B134]);MINUTE([$Calculations.$B134]);SECOND([$Calculations.$B134]))" office:value-type="time" office:time-value="PT04H16M15S" calcext:value-type="time">
            <text:p>4:16 AM</text:p>
          </table:table-cell>
          <table:table-cell table:style-name="ce23" table:formula="of:=TIME(HOUR([$Starsheet.$C134]);(MINUTE([$Starsheet.$C134])+[$Starsheet.$B134]);0)" office:value-type="time" office:time-value="PT00H00M00S" calcext:value-type="time">
            <text:p>12:00 AM</text:p>
          </table:table-cell>
          <table:table-cell table:formula="of:=MINUTE([$Calculations.$D134])" office:value-type="float" office:value="0" calcext:value-type="float">
            <text:p>0</text:p>
          </table:table-cell>
          <table:table-cell table:number-columns-repeated="16379"/>
        </table:table-row>
        <table:table-row table:style-name="ro1">
          <table:table-cell office:value-type="float" office:value="436" calcext:value-type="float">
            <text:p>436</text:p>
          </table:table-cell>
          <table:table-cell table:style-name="ce21" table:formula="of:=NOW()" office:value-type="date" office:date-value="2024-07-09T04:16:15.33" calcext:value-type="date">
            <text:p>07/09/24 04:16 AM</text:p>
          </table:table-cell>
          <table:table-cell table:style-name="ce22" table:formula="of:=TIME(HOUR([$Calculations.$B135]);MINUTE([$Calculations.$B135]);SECOND([$Calculations.$B135]))" office:value-type="time" office:time-value="PT04H16M15S" calcext:value-type="time">
            <text:p>4:16 AM</text:p>
          </table:table-cell>
          <table:table-cell table:style-name="ce23" table:formula="of:=TIME(HOUR([$Starsheet.$C135]);(MINUTE([$Starsheet.$C135])+[$Starsheet.$B135]);0)" office:value-type="time" office:time-value="PT00H00M00S" calcext:value-type="time">
            <text:p>12:00 AM</text:p>
          </table:table-cell>
          <table:table-cell table:formula="of:=MINUTE([$Calculations.$D135])" office:value-type="float" office:value="0" calcext:value-type="float">
            <text:p>0</text:p>
          </table:table-cell>
          <table:table-cell table:number-columns-repeated="16379"/>
        </table:table-row>
        <table:table-row table:style-name="ro1">
          <table:table-cell office:value-type="float" office:value="437" calcext:value-type="float">
            <text:p>437</text:p>
          </table:table-cell>
          <table:table-cell table:style-name="ce21" table:formula="of:=NOW()" office:value-type="date" office:date-value="2024-07-09T04:16:15.33" calcext:value-type="date">
            <text:p>07/09/24 04:16 AM</text:p>
          </table:table-cell>
          <table:table-cell table:style-name="ce22" table:formula="of:=TIME(HOUR([$Calculations.$B136]);MINUTE([$Calculations.$B136]);SECOND([$Calculations.$B136]))" office:value-type="time" office:time-value="PT04H16M15S" calcext:value-type="time">
            <text:p>4:16 AM</text:p>
          </table:table-cell>
          <table:table-cell table:style-name="ce23" table:formula="of:=TIME(HOUR([$Starsheet.$C136]);(MINUTE([$Starsheet.$C136])+[$Starsheet.$B136]);0)" office:value-type="time" office:time-value="PT00H00M00S" calcext:value-type="time">
            <text:p>12:00 AM</text:p>
          </table:table-cell>
          <table:table-cell table:formula="of:=MINUTE([$Calculations.$D136])" office:value-type="float" office:value="0" calcext:value-type="float">
            <text:p>0</text:p>
          </table:table-cell>
          <table:table-cell table:number-columns-repeated="16379"/>
        </table:table-row>
        <table:table-row table:style-name="ro1">
          <table:table-cell office:value-type="float" office:value="438" calcext:value-type="float">
            <text:p>438</text:p>
          </table:table-cell>
          <table:table-cell table:style-name="ce21" table:formula="of:=NOW()" office:value-type="date" office:date-value="2024-07-09T04:16:15.33" calcext:value-type="date">
            <text:p>07/09/24 04:16 AM</text:p>
          </table:table-cell>
          <table:table-cell table:style-name="ce22" table:formula="of:=TIME(HOUR([$Calculations.$B137]);MINUTE([$Calculations.$B137]);SECOND([$Calculations.$B137]))" office:value-type="time" office:time-value="PT04H16M15S" calcext:value-type="time">
            <text:p>4:16 AM</text:p>
          </table:table-cell>
          <table:table-cell table:style-name="ce23" table:formula="of:=TIME(HOUR([$Starsheet.$C137]);(MINUTE([$Starsheet.$C137])+[$Starsheet.$B137]);0)" office:value-type="time" office:time-value="PT00H00M00S" calcext:value-type="time">
            <text:p>12:00 AM</text:p>
          </table:table-cell>
          <table:table-cell table:formula="of:=MINUTE([$Calculations.$D137])" office:value-type="float" office:value="0" calcext:value-type="float">
            <text:p>0</text:p>
          </table:table-cell>
          <table:table-cell table:number-columns-repeated="16379"/>
        </table:table-row>
        <table:table-row table:style-name="ro1">
          <table:table-cell office:value-type="float" office:value="439" calcext:value-type="float">
            <text:p>439</text:p>
          </table:table-cell>
          <table:table-cell table:style-name="ce21" table:formula="of:=NOW()" office:value-type="date" office:date-value="2024-07-09T04:16:15.33" calcext:value-type="date">
            <text:p>07/09/24 04:16 AM</text:p>
          </table:table-cell>
          <table:table-cell table:style-name="ce22" table:formula="of:=TIME(HOUR([$Calculations.$B138]);MINUTE([$Calculations.$B138]);SECOND([$Calculations.$B138]))" office:value-type="time" office:time-value="PT04H16M15S" calcext:value-type="time">
            <text:p>4:16 AM</text:p>
          </table:table-cell>
          <table:table-cell table:style-name="ce23" table:formula="of:=TIME(HOUR([$Starsheet.$C138]);(MINUTE([$Starsheet.$C138])+[$Starsheet.$B138]);0)" office:value-type="time" office:time-value="PT00H00M00S" calcext:value-type="time">
            <text:p>12:00 AM</text:p>
          </table:table-cell>
          <table:table-cell table:formula="of:=MINUTE([$Calculations.$D138])" office:value-type="float" office:value="0" calcext:value-type="float">
            <text:p>0</text:p>
          </table:table-cell>
          <table:table-cell table:number-columns-repeated="16379"/>
        </table:table-row>
        <table:table-row table:style-name="ro1">
          <table:table-cell office:value-type="float" office:value="440" calcext:value-type="float">
            <text:p>440</text:p>
          </table:table-cell>
          <table:table-cell table:style-name="ce21" table:formula="of:=NOW()" office:value-type="date" office:date-value="2024-07-09T04:16:15.33" calcext:value-type="date">
            <text:p>07/09/24 04:16 AM</text:p>
          </table:table-cell>
          <table:table-cell table:style-name="ce22" table:formula="of:=TIME(HOUR([$Calculations.$B139]);MINUTE([$Calculations.$B139]);SECOND([$Calculations.$B139]))" office:value-type="time" office:time-value="PT04H16M15S" calcext:value-type="time">
            <text:p>4:16 AM</text:p>
          </table:table-cell>
          <table:table-cell table:style-name="ce23" table:formula="of:=TIME(HOUR([$Starsheet.$C139]);(MINUTE([$Starsheet.$C139])+[$Starsheet.$B139]);0)" office:value-type="time" office:time-value="PT00H00M00S" calcext:value-type="time">
            <text:p>12:00 AM</text:p>
          </table:table-cell>
          <table:table-cell table:formula="of:=MINUTE([$Calculations.$D139])" office:value-type="float" office:value="0" calcext:value-type="float">
            <text:p>0</text:p>
          </table:table-cell>
          <table:table-cell table:number-columns-repeated="16379"/>
        </table:table-row>
        <table:table-row table:style-name="ro1">
          <table:table-cell office:value-type="float" office:value="441" calcext:value-type="float">
            <text:p>441</text:p>
          </table:table-cell>
          <table:table-cell table:style-name="ce21" table:formula="of:=NOW()" office:value-type="date" office:date-value="2024-07-09T04:16:15.33" calcext:value-type="date">
            <text:p>07/09/24 04:16 AM</text:p>
          </table:table-cell>
          <table:table-cell table:style-name="ce22" table:formula="of:=TIME(HOUR([$Calculations.$B140]);MINUTE([$Calculations.$B140]);SECOND([$Calculations.$B140]))" office:value-type="time" office:time-value="PT04H16M15S" calcext:value-type="time">
            <text:p>4:16 AM</text:p>
          </table:table-cell>
          <table:table-cell table:style-name="ce23" table:formula="of:=TIME(HOUR([$Starsheet.$C140]);(MINUTE([$Starsheet.$C140])+[$Starsheet.$B140]);0)" office:value-type="time" office:time-value="PT00H00M00S" calcext:value-type="time">
            <text:p>12:00 AM</text:p>
          </table:table-cell>
          <table:table-cell table:formula="of:=MINUTE([$Calculations.$D140])" office:value-type="float" office:value="0" calcext:value-type="float">
            <text:p>0</text:p>
          </table:table-cell>
          <table:table-cell table:number-columns-repeated="16379"/>
        </table:table-row>
        <table:table-row table:style-name="ro1">
          <table:table-cell office:value-type="float" office:value="442" calcext:value-type="float">
            <text:p>442</text:p>
          </table:table-cell>
          <table:table-cell table:style-name="ce21" table:formula="of:=NOW()" office:value-type="date" office:date-value="2024-07-09T04:16:15.33" calcext:value-type="date">
            <text:p>07/09/24 04:16 AM</text:p>
          </table:table-cell>
          <table:table-cell table:style-name="ce22" table:formula="of:=TIME(HOUR([$Calculations.$B141]);MINUTE([$Calculations.$B141]);SECOND([$Calculations.$B141]))" office:value-type="time" office:time-value="PT04H16M15S" calcext:value-type="time">
            <text:p>4:16 AM</text:p>
          </table:table-cell>
          <table:table-cell table:style-name="ce23" table:formula="of:=TIME(HOUR([$Starsheet.$C141]);(MINUTE([$Starsheet.$C141])+[$Starsheet.$B141]);0)" office:value-type="time" office:time-value="PT00H00M00S" calcext:value-type="time">
            <text:p>12:00 AM</text:p>
          </table:table-cell>
          <table:table-cell table:formula="of:=MINUTE([$Calculations.$D141])" office:value-type="float" office:value="0" calcext:value-type="float">
            <text:p>0</text:p>
          </table:table-cell>
          <table:table-cell table:number-columns-repeated="16379"/>
        </table:table-row>
        <table:table-row table:style-name="ro1">
          <table:table-cell office:value-type="float" office:value="443" calcext:value-type="float">
            <text:p>443</text:p>
          </table:table-cell>
          <table:table-cell table:style-name="ce21" table:formula="of:=NOW()" office:value-type="date" office:date-value="2024-07-09T04:16:15.33" calcext:value-type="date">
            <text:p>07/09/24 04:16 AM</text:p>
          </table:table-cell>
          <table:table-cell table:style-name="ce22" table:formula="of:=TIME(HOUR([$Calculations.$B142]);MINUTE([$Calculations.$B142]);SECOND([$Calculations.$B142]))" office:value-type="time" office:time-value="PT04H16M15S" calcext:value-type="time">
            <text:p>4:16 AM</text:p>
          </table:table-cell>
          <table:table-cell table:style-name="ce23" table:formula="of:=TIME(HOUR([$Starsheet.$C142]);(MINUTE([$Starsheet.$C142])+[$Starsheet.$B142]);0)" office:value-type="time" office:time-value="PT00H00M00S" calcext:value-type="time">
            <text:p>12:00 AM</text:p>
          </table:table-cell>
          <table:table-cell table:formula="of:=MINUTE([$Calculations.$D142])" office:value-type="float" office:value="0" calcext:value-type="float">
            <text:p>0</text:p>
          </table:table-cell>
          <table:table-cell table:number-columns-repeated="16379"/>
        </table:table-row>
        <table:table-row table:style-name="ro1">
          <table:table-cell office:value-type="float" office:value="444" calcext:value-type="float">
            <text:p>444</text:p>
          </table:table-cell>
          <table:table-cell table:style-name="ce21" table:formula="of:=NOW()" office:value-type="date" office:date-value="2024-07-09T04:16:15.33" calcext:value-type="date">
            <text:p>07/09/24 04:16 AM</text:p>
          </table:table-cell>
          <table:table-cell table:style-name="ce22" table:formula="of:=TIME(HOUR([$Calculations.$B143]);MINUTE([$Calculations.$B143]);SECOND([$Calculations.$B143]))" office:value-type="time" office:time-value="PT04H16M15S" calcext:value-type="time">
            <text:p>4:16 AM</text:p>
          </table:table-cell>
          <table:table-cell table:style-name="ce23" table:formula="of:=TIME(HOUR([$Starsheet.$C143]);(MINUTE([$Starsheet.$C143])+[$Starsheet.$B143]);0)" office:value-type="time" office:time-value="PT00H00M00S" calcext:value-type="time">
            <text:p>12:00 AM</text:p>
          </table:table-cell>
          <table:table-cell table:formula="of:=MINUTE([$Calculations.$D143])" office:value-type="float" office:value="0" calcext:value-type="float">
            <text:p>0</text:p>
          </table:table-cell>
          <table:table-cell table:number-columns-repeated="16379"/>
        </table:table-row>
        <table:table-row table:style-name="ro1">
          <table:table-cell office:value-type="float" office:value="445" calcext:value-type="float">
            <text:p>445</text:p>
          </table:table-cell>
          <table:table-cell table:style-name="ce21" table:formula="of:=NOW()" office:value-type="date" office:date-value="2024-07-09T04:16:15.33" calcext:value-type="date">
            <text:p>07/09/24 04:16 AM</text:p>
          </table:table-cell>
          <table:table-cell table:style-name="ce22" table:formula="of:=TIME(HOUR([$Calculations.$B144]);MINUTE([$Calculations.$B144]);SECOND([$Calculations.$B144]))" office:value-type="time" office:time-value="PT04H16M15S" calcext:value-type="time">
            <text:p>4:16 AM</text:p>
          </table:table-cell>
          <table:table-cell table:style-name="ce23" table:formula="of:=TIME(HOUR([$Starsheet.$C144]);(MINUTE([$Starsheet.$C144])+[$Starsheet.$B144]);0)" office:value-type="time" office:time-value="PT00H00M00S" calcext:value-type="time">
            <text:p>12:00 AM</text:p>
          </table:table-cell>
          <table:table-cell table:formula="of:=MINUTE([$Calculations.$D144])" office:value-type="float" office:value="0" calcext:value-type="float">
            <text:p>0</text:p>
          </table:table-cell>
          <table:table-cell table:number-columns-repeated="16379"/>
        </table:table-row>
        <table:table-row table:style-name="ro1">
          <table:table-cell office:value-type="float" office:value="446" calcext:value-type="float">
            <text:p>446</text:p>
          </table:table-cell>
          <table:table-cell table:style-name="ce21" table:formula="of:=NOW()" office:value-type="date" office:date-value="2024-07-09T04:16:15.33" calcext:value-type="date">
            <text:p>07/09/24 04:16 AM</text:p>
          </table:table-cell>
          <table:table-cell table:style-name="ce22" table:formula="of:=TIME(HOUR([$Calculations.$B145]);MINUTE([$Calculations.$B145]);SECOND([$Calculations.$B145]))" office:value-type="time" office:time-value="PT04H16M15S" calcext:value-type="time">
            <text:p>4:16 AM</text:p>
          </table:table-cell>
          <table:table-cell table:style-name="ce23" table:formula="of:=TIME(HOUR([$Starsheet.$C145]);(MINUTE([$Starsheet.$C145])+[$Starsheet.$B145]);0)" office:value-type="time" office:time-value="PT00H00M00S" calcext:value-type="time">
            <text:p>12:00 AM</text:p>
          </table:table-cell>
          <table:table-cell table:formula="of:=MINUTE([$Calculations.$D145])" office:value-type="float" office:value="0" calcext:value-type="float">
            <text:p>0</text:p>
          </table:table-cell>
          <table:table-cell table:number-columns-repeated="16379"/>
        </table:table-row>
        <table:table-row table:style-name="ro1">
          <table:table-cell office:value-type="float" office:value="447" calcext:value-type="float">
            <text:p>447</text:p>
          </table:table-cell>
          <table:table-cell table:style-name="ce21" table:formula="of:=NOW()" office:value-type="date" office:date-value="2024-07-09T04:16:15.33" calcext:value-type="date">
            <text:p>07/09/24 04:16 AM</text:p>
          </table:table-cell>
          <table:table-cell table:style-name="ce22" table:formula="of:=TIME(HOUR([$Calculations.$B146]);MINUTE([$Calculations.$B146]);SECOND([$Calculations.$B146]))" office:value-type="time" office:time-value="PT04H16M15S" calcext:value-type="time">
            <text:p>4:16 AM</text:p>
          </table:table-cell>
          <table:table-cell table:style-name="ce23" table:formula="of:=TIME(HOUR([$Starsheet.$C146]);(MINUTE([$Starsheet.$C146])+[$Starsheet.$B146]);0)" office:value-type="time" office:time-value="PT00H00M00S" calcext:value-type="time">
            <text:p>12:00 AM</text:p>
          </table:table-cell>
          <table:table-cell table:formula="of:=MINUTE([$Calculations.$D146])" office:value-type="float" office:value="0" calcext:value-type="float">
            <text:p>0</text:p>
          </table:table-cell>
          <table:table-cell table:number-columns-repeated="16379"/>
        </table:table-row>
        <table:table-row table:style-name="ro1">
          <table:table-cell office:value-type="float" office:value="448" calcext:value-type="float">
            <text:p>448</text:p>
          </table:table-cell>
          <table:table-cell table:style-name="ce21" table:formula="of:=NOW()" office:value-type="date" office:date-value="2024-07-09T04:16:15.33" calcext:value-type="date">
            <text:p>07/09/24 04:16 AM</text:p>
          </table:table-cell>
          <table:table-cell table:style-name="ce22" table:formula="of:=TIME(HOUR([$Calculations.$B147]);MINUTE([$Calculations.$B147]);SECOND([$Calculations.$B147]))" office:value-type="time" office:time-value="PT04H16M15S" calcext:value-type="time">
            <text:p>4:16 AM</text:p>
          </table:table-cell>
          <table:table-cell table:style-name="ce23" table:formula="of:=TIME(HOUR([$Starsheet.$C147]);(MINUTE([$Starsheet.$C147])+[$Starsheet.$B147]);0)" office:value-type="time" office:time-value="PT00H00M00S" calcext:value-type="time">
            <text:p>12:00 AM</text:p>
          </table:table-cell>
          <table:table-cell table:formula="of:=MINUTE([$Calculations.$D147])" office:value-type="float" office:value="0" calcext:value-type="float">
            <text:p>0</text:p>
          </table:table-cell>
          <table:table-cell table:number-columns-repeated="16379"/>
        </table:table-row>
        <table:table-row table:style-name="ro1">
          <table:table-cell office:value-type="float" office:value="449" calcext:value-type="float">
            <text:p>449</text:p>
          </table:table-cell>
          <table:table-cell table:style-name="ce21" table:formula="of:=NOW()" office:value-type="date" office:date-value="2024-07-09T04:16:15.33" calcext:value-type="date">
            <text:p>07/09/24 04:16 AM</text:p>
          </table:table-cell>
          <table:table-cell table:style-name="ce22" table:formula="of:=TIME(HOUR([$Calculations.$B148]);MINUTE([$Calculations.$B148]);SECOND([$Calculations.$B148]))" office:value-type="time" office:time-value="PT04H16M15S" calcext:value-type="time">
            <text:p>4:16 AM</text:p>
          </table:table-cell>
          <table:table-cell table:style-name="ce23" table:formula="of:=TIME(HOUR([$Starsheet.$C148]);(MINUTE([$Starsheet.$C148])+[$Starsheet.$B148]);0)" office:value-type="time" office:time-value="PT00H00M00S" calcext:value-type="time">
            <text:p>12:00 AM</text:p>
          </table:table-cell>
          <table:table-cell table:formula="of:=MINUTE([$Calculations.$D148])" office:value-type="float" office:value="0" calcext:value-type="float">
            <text:p>0</text:p>
          </table:table-cell>
          <table:table-cell table:number-columns-repeated="16379"/>
        </table:table-row>
        <table:table-row table:style-name="ro1">
          <table:table-cell office:value-type="float" office:value="450" calcext:value-type="float">
            <text:p>450</text:p>
          </table:table-cell>
          <table:table-cell table:style-name="ce21" table:formula="of:=NOW()" office:value-type="date" office:date-value="2024-07-09T04:16:15.33" calcext:value-type="date">
            <text:p>07/09/24 04:16 AM</text:p>
          </table:table-cell>
          <table:table-cell table:style-name="ce22" table:formula="of:=TIME(HOUR([$Calculations.$B149]);MINUTE([$Calculations.$B149]);SECOND([$Calculations.$B149]))" office:value-type="time" office:time-value="PT04H16M15S" calcext:value-type="time">
            <text:p>4:16 AM</text:p>
          </table:table-cell>
          <table:table-cell table:style-name="ce23" table:formula="of:=TIME(HOUR([$Starsheet.$C149]);(MINUTE([$Starsheet.$C149])+[$Starsheet.$B149]);0)" office:value-type="time" office:time-value="PT00H00M00S" calcext:value-type="time">
            <text:p>12:00 AM</text:p>
          </table:table-cell>
          <table:table-cell table:formula="of:=MINUTE([$Calculations.$D149])" office:value-type="float" office:value="0" calcext:value-type="float">
            <text:p>0</text:p>
          </table:table-cell>
          <table:table-cell table:number-columns-repeated="16379"/>
        </table:table-row>
        <table:table-row table:style-name="ro1">
          <table:table-cell office:value-type="float" office:value="451" calcext:value-type="float">
            <text:p>451</text:p>
          </table:table-cell>
          <table:table-cell table:style-name="ce21" table:formula="of:=NOW()" office:value-type="date" office:date-value="2024-07-09T04:16:15.33" calcext:value-type="date">
            <text:p>07/09/24 04:16 AM</text:p>
          </table:table-cell>
          <table:table-cell table:style-name="ce22" table:formula="of:=TIME(HOUR([$Calculations.$B150]);MINUTE([$Calculations.$B150]);SECOND([$Calculations.$B150]))" office:value-type="time" office:time-value="PT04H16M15S" calcext:value-type="time">
            <text:p>4:16 AM</text:p>
          </table:table-cell>
          <table:table-cell table:style-name="ce23" table:formula="of:=TIME(HOUR([$Starsheet.$C150]);(MINUTE([$Starsheet.$C150])+[$Starsheet.$B150]);0)" office:value-type="time" office:time-value="PT00H00M00S" calcext:value-type="time">
            <text:p>12:00 AM</text:p>
          </table:table-cell>
          <table:table-cell table:formula="of:=MINUTE([$Calculations.$D150])" office:value-type="float" office:value="0" calcext:value-type="float">
            <text:p>0</text:p>
          </table:table-cell>
          <table:table-cell table:number-columns-repeated="16379"/>
        </table:table-row>
        <table:table-row table:style-name="ro1">
          <table:table-cell office:value-type="float" office:value="452" calcext:value-type="float">
            <text:p>452</text:p>
          </table:table-cell>
          <table:table-cell table:style-name="ce21" table:formula="of:=NOW()" office:value-type="date" office:date-value="2024-07-09T04:16:15.33" calcext:value-type="date">
            <text:p>07/09/24 04:16 AM</text:p>
          </table:table-cell>
          <table:table-cell table:style-name="ce22" table:formula="of:=TIME(HOUR([$Calculations.$B151]);MINUTE([$Calculations.$B151]);SECOND([$Calculations.$B151]))" office:value-type="time" office:time-value="PT04H16M15S" calcext:value-type="time">
            <text:p>4:16 AM</text:p>
          </table:table-cell>
          <table:table-cell table:style-name="ce23" table:formula="of:=TIME(HOUR([$Starsheet.$C151]);(MINUTE([$Starsheet.$C151])+[$Starsheet.$B151]);0)" office:value-type="time" office:time-value="PT00H00M00S" calcext:value-type="time">
            <text:p>12:00 AM</text:p>
          </table:table-cell>
          <table:table-cell table:formula="of:=MINUTE([$Calculations.$D151])" office:value-type="float" office:value="0" calcext:value-type="float">
            <text:p>0</text:p>
          </table:table-cell>
          <table:table-cell table:number-columns-repeated="16379"/>
        </table:table-row>
        <table:table-row table:style-name="ro1">
          <table:table-cell office:value-type="float" office:value="453" calcext:value-type="float">
            <text:p>453</text:p>
          </table:table-cell>
          <table:table-cell table:style-name="ce21" table:formula="of:=NOW()" office:value-type="date" office:date-value="2024-07-09T04:16:15.33" calcext:value-type="date">
            <text:p>07/09/24 04:16 AM</text:p>
          </table:table-cell>
          <table:table-cell table:style-name="ce22" table:formula="of:=TIME(HOUR([$Calculations.$B152]);MINUTE([$Calculations.$B152]);SECOND([$Calculations.$B152]))" office:value-type="time" office:time-value="PT04H16M15S" calcext:value-type="time">
            <text:p>4:16 AM</text:p>
          </table:table-cell>
          <table:table-cell table:style-name="ce23" table:formula="of:=TIME(HOUR([$Starsheet.$C152]);(MINUTE([$Starsheet.$C152])+[$Starsheet.$B152]);0)" office:value-type="time" office:time-value="PT00H00M00S" calcext:value-type="time">
            <text:p>12:00 AM</text:p>
          </table:table-cell>
          <table:table-cell table:formula="of:=MINUTE([$Calculations.$D152])" office:value-type="float" office:value="0" calcext:value-type="float">
            <text:p>0</text:p>
          </table:table-cell>
          <table:table-cell table:number-columns-repeated="16379"/>
        </table:table-row>
        <table:table-row table:style-name="ro1">
          <table:table-cell office:value-type="float" office:value="454" calcext:value-type="float">
            <text:p>454</text:p>
          </table:table-cell>
          <table:table-cell table:style-name="ce21" table:formula="of:=NOW()" office:value-type="date" office:date-value="2024-07-09T04:16:15.33" calcext:value-type="date">
            <text:p>07/09/24 04:16 AM</text:p>
          </table:table-cell>
          <table:table-cell table:style-name="ce22" table:formula="of:=TIME(HOUR([$Calculations.$B153]);MINUTE([$Calculations.$B153]);SECOND([$Calculations.$B153]))" office:value-type="time" office:time-value="PT04H16M15S" calcext:value-type="time">
            <text:p>4:16 AM</text:p>
          </table:table-cell>
          <table:table-cell table:style-name="ce23" table:formula="of:=TIME(HOUR([$Starsheet.$C153]);(MINUTE([$Starsheet.$C153])+[$Starsheet.$B153]);0)" office:value-type="time" office:time-value="PT00H00M00S" calcext:value-type="time">
            <text:p>12:00 AM</text:p>
          </table:table-cell>
          <table:table-cell table:formula="of:=MINUTE([$Calculations.$D153])" office:value-type="float" office:value="0" calcext:value-type="float">
            <text:p>0</text:p>
          </table:table-cell>
          <table:table-cell table:number-columns-repeated="16379"/>
        </table:table-row>
        <table:table-row table:style-name="ro1">
          <table:table-cell office:value-type="float" office:value="455" calcext:value-type="float">
            <text:p>455</text:p>
          </table:table-cell>
          <table:table-cell table:style-name="ce21" table:formula="of:=NOW()" office:value-type="date" office:date-value="2024-07-09T04:16:15.33" calcext:value-type="date">
            <text:p>07/09/24 04:16 AM</text:p>
          </table:table-cell>
          <table:table-cell table:style-name="ce22" table:formula="of:=TIME(HOUR([$Calculations.$B154]);MINUTE([$Calculations.$B154]);SECOND([$Calculations.$B154]))" office:value-type="time" office:time-value="PT04H16M15S" calcext:value-type="time">
            <text:p>4:16 AM</text:p>
          </table:table-cell>
          <table:table-cell table:style-name="ce23" table:formula="of:=TIME(HOUR([$Starsheet.$C154]);(MINUTE([$Starsheet.$C154])+[$Starsheet.$B154]);0)" office:value-type="time" office:time-value="PT00H00M00S" calcext:value-type="time">
            <text:p>12:00 AM</text:p>
          </table:table-cell>
          <table:table-cell table:formula="of:=MINUTE([$Calculations.$D154])" office:value-type="float" office:value="0" calcext:value-type="float">
            <text:p>0</text:p>
          </table:table-cell>
          <table:table-cell table:number-columns-repeated="16379"/>
        </table:table-row>
        <table:table-row table:style-name="ro1">
          <table:table-cell office:value-type="float" office:value="456" calcext:value-type="float">
            <text:p>456</text:p>
          </table:table-cell>
          <table:table-cell table:style-name="ce21" table:formula="of:=NOW()" office:value-type="date" office:date-value="2024-07-09T04:16:15.33" calcext:value-type="date">
            <text:p>07/09/24 04:16 AM</text:p>
          </table:table-cell>
          <table:table-cell table:style-name="ce22" table:formula="of:=TIME(HOUR([$Calculations.$B155]);MINUTE([$Calculations.$B155]);SECOND([$Calculations.$B155]))" office:value-type="time" office:time-value="PT04H16M15S" calcext:value-type="time">
            <text:p>4:16 AM</text:p>
          </table:table-cell>
          <table:table-cell table:style-name="ce23" table:formula="of:=TIME(HOUR([$Starsheet.$C155]);(MINUTE([$Starsheet.$C155])+[$Starsheet.$B155]);0)" office:value-type="time" office:time-value="PT00H00M00S" calcext:value-type="time">
            <text:p>12:00 AM</text:p>
          </table:table-cell>
          <table:table-cell table:formula="of:=MINUTE([$Calculations.$D155])" office:value-type="float" office:value="0" calcext:value-type="float">
            <text:p>0</text:p>
          </table:table-cell>
          <table:table-cell table:number-columns-repeated="16379"/>
        </table:table-row>
        <table:table-row table:style-name="ro1">
          <table:table-cell office:value-type="float" office:value="457" calcext:value-type="float">
            <text:p>457</text:p>
          </table:table-cell>
          <table:table-cell table:style-name="ce21" table:formula="of:=NOW()" office:value-type="date" office:date-value="2024-07-09T04:16:15.33" calcext:value-type="date">
            <text:p>07/09/24 04:16 AM</text:p>
          </table:table-cell>
          <table:table-cell table:style-name="ce22" table:formula="of:=TIME(HOUR([$Calculations.$B156]);MINUTE([$Calculations.$B156]);SECOND([$Calculations.$B156]))" office:value-type="time" office:time-value="PT04H16M15S" calcext:value-type="time">
            <text:p>4:16 AM</text:p>
          </table:table-cell>
          <table:table-cell table:style-name="ce23" table:formula="of:=TIME(HOUR([$Starsheet.$C156]);(MINUTE([$Starsheet.$C156])+[$Starsheet.$B156]);0)" office:value-type="time" office:time-value="PT00H00M00S" calcext:value-type="time">
            <text:p>12:00 AM</text:p>
          </table:table-cell>
          <table:table-cell table:formula="of:=MINUTE([$Calculations.$D156])" office:value-type="float" office:value="0" calcext:value-type="float">
            <text:p>0</text:p>
          </table:table-cell>
          <table:table-cell table:number-columns-repeated="16379"/>
        </table:table-row>
        <table:table-row table:style-name="ro1">
          <table:table-cell office:value-type="float" office:value="458" calcext:value-type="float">
            <text:p>458</text:p>
          </table:table-cell>
          <table:table-cell table:style-name="ce21" table:formula="of:=NOW()" office:value-type="date" office:date-value="2024-07-09T04:16:15.33" calcext:value-type="date">
            <text:p>07/09/24 04:16 AM</text:p>
          </table:table-cell>
          <table:table-cell table:style-name="ce22" table:formula="of:=TIME(HOUR([$Calculations.$B157]);MINUTE([$Calculations.$B157]);SECOND([$Calculations.$B157]))" office:value-type="time" office:time-value="PT04H16M15S" calcext:value-type="time">
            <text:p>4:16 AM</text:p>
          </table:table-cell>
          <table:table-cell table:style-name="ce23" table:formula="of:=TIME(HOUR([$Starsheet.$C157]);(MINUTE([$Starsheet.$C157])+[$Starsheet.$B157]);0)" office:value-type="time" office:time-value="PT00H00M00S" calcext:value-type="time">
            <text:p>12:00 AM</text:p>
          </table:table-cell>
          <table:table-cell table:formula="of:=MINUTE([$Calculations.$D157])" office:value-type="float" office:value="0" calcext:value-type="float">
            <text:p>0</text:p>
          </table:table-cell>
          <table:table-cell table:number-columns-repeated="16379"/>
        </table:table-row>
        <table:table-row table:style-name="ro1">
          <table:table-cell office:value-type="float" office:value="459" calcext:value-type="float">
            <text:p>459</text:p>
          </table:table-cell>
          <table:table-cell table:style-name="ce21" table:formula="of:=NOW()" office:value-type="date" office:date-value="2024-07-09T04:16:15.33" calcext:value-type="date">
            <text:p>07/09/24 04:16 AM</text:p>
          </table:table-cell>
          <table:table-cell table:style-name="ce22" table:formula="of:=TIME(HOUR([$Calculations.$B158]);MINUTE([$Calculations.$B158]);SECOND([$Calculations.$B158]))" office:value-type="time" office:time-value="PT04H16M15S" calcext:value-type="time">
            <text:p>4:16 AM</text:p>
          </table:table-cell>
          <table:table-cell table:style-name="ce23" table:formula="of:=TIME(HOUR([$Starsheet.$C158]);(MINUTE([$Starsheet.$C158])+[$Starsheet.$B158]);0)" office:value-type="time" office:time-value="PT00H00M00S" calcext:value-type="time">
            <text:p>12:00 AM</text:p>
          </table:table-cell>
          <table:table-cell table:formula="of:=MINUTE([$Calculations.$D158])" office:value-type="float" office:value="0" calcext:value-type="float">
            <text:p>0</text:p>
          </table:table-cell>
          <table:table-cell table:number-columns-repeated="16379"/>
        </table:table-row>
        <table:table-row table:style-name="ro1">
          <table:table-cell office:value-type="float" office:value="460" calcext:value-type="float">
            <text:p>460</text:p>
          </table:table-cell>
          <table:table-cell table:style-name="ce21" table:formula="of:=NOW()" office:value-type="date" office:date-value="2024-07-09T04:16:15.33" calcext:value-type="date">
            <text:p>07/09/24 04:16 AM</text:p>
          </table:table-cell>
          <table:table-cell table:style-name="ce22" table:formula="of:=TIME(HOUR([$Calculations.$B159]);MINUTE([$Calculations.$B159]);SECOND([$Calculations.$B159]))" office:value-type="time" office:time-value="PT04H16M15S" calcext:value-type="time">
            <text:p>4:16 AM</text:p>
          </table:table-cell>
          <table:table-cell table:style-name="ce23" table:formula="of:=TIME(HOUR([$Starsheet.$C159]);(MINUTE([$Starsheet.$C159])+[$Starsheet.$B159]);0)" office:value-type="time" office:time-value="PT00H00M00S" calcext:value-type="time">
            <text:p>12:00 AM</text:p>
          </table:table-cell>
          <table:table-cell table:formula="of:=MINUTE([$Calculations.$D159])" office:value-type="float" office:value="0" calcext:value-type="float">
            <text:p>0</text:p>
          </table:table-cell>
          <table:table-cell table:number-columns-repeated="16379"/>
        </table:table-row>
        <table:table-row table:style-name="ro1">
          <table:table-cell office:value-type="float" office:value="461" calcext:value-type="float">
            <text:p>461</text:p>
          </table:table-cell>
          <table:table-cell table:style-name="ce21" table:formula="of:=NOW()" office:value-type="date" office:date-value="2024-07-09T04:16:15.33" calcext:value-type="date">
            <text:p>07/09/24 04:16 AM</text:p>
          </table:table-cell>
          <table:table-cell table:style-name="ce22" table:formula="of:=TIME(HOUR([$Calculations.$B160]);MINUTE([$Calculations.$B160]);SECOND([$Calculations.$B160]))" office:value-type="time" office:time-value="PT04H16M15S" calcext:value-type="time">
            <text:p>4:16 AM</text:p>
          </table:table-cell>
          <table:table-cell table:style-name="ce23" table:formula="of:=TIME(HOUR([$Starsheet.$C160]);(MINUTE([$Starsheet.$C160])+[$Starsheet.$B160]);0)" office:value-type="time" office:time-value="PT00H00M00S" calcext:value-type="time">
            <text:p>12:00 AM</text:p>
          </table:table-cell>
          <table:table-cell table:formula="of:=MINUTE([$Calculations.$D160])" office:value-type="float" office:value="0" calcext:value-type="float">
            <text:p>0</text:p>
          </table:table-cell>
          <table:table-cell table:number-columns-repeated="16379"/>
        </table:table-row>
        <table:table-row table:style-name="ro1">
          <table:table-cell office:value-type="float" office:value="462" calcext:value-type="float">
            <text:p>462</text:p>
          </table:table-cell>
          <table:table-cell table:style-name="ce21" table:formula="of:=NOW()" office:value-type="date" office:date-value="2024-07-09T04:16:15.33" calcext:value-type="date">
            <text:p>07/09/24 04:16 AM</text:p>
          </table:table-cell>
          <table:table-cell table:style-name="ce22" table:formula="of:=TIME(HOUR([$Calculations.$B161]);MINUTE([$Calculations.$B161]);SECOND([$Calculations.$B161]))" office:value-type="time" office:time-value="PT04H16M15S" calcext:value-type="time">
            <text:p>4:16 AM</text:p>
          </table:table-cell>
          <table:table-cell table:style-name="ce23" table:formula="of:=TIME(HOUR([$Starsheet.$C161]);(MINUTE([$Starsheet.$C161])+[$Starsheet.$B161]);0)" office:value-type="time" office:time-value="PT00H00M00S" calcext:value-type="time">
            <text:p>12:00 AM</text:p>
          </table:table-cell>
          <table:table-cell table:formula="of:=MINUTE([$Calculations.$D161])" office:value-type="float" office:value="0" calcext:value-type="float">
            <text:p>0</text:p>
          </table:table-cell>
          <table:table-cell table:number-columns-repeated="16379"/>
        </table:table-row>
        <table:table-row table:style-name="ro1">
          <table:table-cell office:value-type="float" office:value="463" calcext:value-type="float">
            <text:p>463</text:p>
          </table:table-cell>
          <table:table-cell table:style-name="ce21" table:formula="of:=NOW()" office:value-type="date" office:date-value="2024-07-09T04:16:15.33" calcext:value-type="date">
            <text:p>07/09/24 04:16 AM</text:p>
          </table:table-cell>
          <table:table-cell table:style-name="ce22" table:formula="of:=TIME(HOUR([$Calculations.$B162]);MINUTE([$Calculations.$B162]);SECOND([$Calculations.$B162]))" office:value-type="time" office:time-value="PT04H16M15S" calcext:value-type="time">
            <text:p>4:16 AM</text:p>
          </table:table-cell>
          <table:table-cell table:style-name="ce23" table:formula="of:=TIME(HOUR([$Starsheet.$C162]);(MINUTE([$Starsheet.$C162])+[$Starsheet.$B162]);0)" office:value-type="time" office:time-value="PT00H00M00S" calcext:value-type="time">
            <text:p>12:00 AM</text:p>
          </table:table-cell>
          <table:table-cell table:formula="of:=MINUTE([$Calculations.$D162])" office:value-type="float" office:value="0" calcext:value-type="float">
            <text:p>0</text:p>
          </table:table-cell>
          <table:table-cell table:number-columns-repeated="16379"/>
        </table:table-row>
        <table:table-row table:style-name="ro1">
          <table:table-cell office:value-type="float" office:value="464" calcext:value-type="float">
            <text:p>464</text:p>
          </table:table-cell>
          <table:table-cell table:style-name="ce21" table:formula="of:=NOW()" office:value-type="date" office:date-value="2024-07-09T04:16:15.33" calcext:value-type="date">
            <text:p>07/09/24 04:16 AM</text:p>
          </table:table-cell>
          <table:table-cell table:style-name="ce22" table:formula="of:=TIME(HOUR([$Calculations.$B163]);MINUTE([$Calculations.$B163]);SECOND([$Calculations.$B163]))" office:value-type="time" office:time-value="PT04H16M15S" calcext:value-type="time">
            <text:p>4:16 AM</text:p>
          </table:table-cell>
          <table:table-cell table:style-name="ce23" table:formula="of:=TIME(HOUR([$Starsheet.$C163]);(MINUTE([$Starsheet.$C163])+[$Starsheet.$B163]);0)" office:value-type="time" office:time-value="PT00H00M00S" calcext:value-type="time">
            <text:p>12:00 AM</text:p>
          </table:table-cell>
          <table:table-cell table:formula="of:=MINUTE([$Calculations.$D163])" office:value-type="float" office:value="0" calcext:value-type="float">
            <text:p>0</text:p>
          </table:table-cell>
          <table:table-cell table:number-columns-repeated="16379"/>
        </table:table-row>
        <table:table-row table:style-name="ro1">
          <table:table-cell office:value-type="float" office:value="465" calcext:value-type="float">
            <text:p>465</text:p>
          </table:table-cell>
          <table:table-cell table:style-name="ce21" table:formula="of:=NOW()" office:value-type="date" office:date-value="2024-07-09T04:16:15.33" calcext:value-type="date">
            <text:p>07/09/24 04:16 AM</text:p>
          </table:table-cell>
          <table:table-cell table:style-name="ce22" table:formula="of:=TIME(HOUR([$Calculations.$B164]);MINUTE([$Calculations.$B164]);SECOND([$Calculations.$B164]))" office:value-type="time" office:time-value="PT04H16M15S" calcext:value-type="time">
            <text:p>4:16 AM</text:p>
          </table:table-cell>
          <table:table-cell table:style-name="ce23" table:formula="of:=TIME(HOUR([$Starsheet.$C164]);(MINUTE([$Starsheet.$C164])+[$Starsheet.$B164]);0)" office:value-type="time" office:time-value="PT00H00M00S" calcext:value-type="time">
            <text:p>12:00 AM</text:p>
          </table:table-cell>
          <table:table-cell table:formula="of:=MINUTE([$Calculations.$D164])" office:value-type="float" office:value="0" calcext:value-type="float">
            <text:p>0</text:p>
          </table:table-cell>
          <table:table-cell table:number-columns-repeated="16379"/>
        </table:table-row>
        <table:table-row table:style-name="ro1">
          <table:table-cell office:value-type="float" office:value="466" calcext:value-type="float">
            <text:p>466</text:p>
          </table:table-cell>
          <table:table-cell table:style-name="ce21" table:formula="of:=NOW()" office:value-type="date" office:date-value="2024-07-09T04:16:15.33" calcext:value-type="date">
            <text:p>07/09/24 04:16 AM</text:p>
          </table:table-cell>
          <table:table-cell table:style-name="ce22" table:formula="of:=TIME(HOUR([$Calculations.$B165]);MINUTE([$Calculations.$B165]);SECOND([$Calculations.$B165]))" office:value-type="time" office:time-value="PT04H16M15S" calcext:value-type="time">
            <text:p>4:16 AM</text:p>
          </table:table-cell>
          <table:table-cell table:style-name="ce23" table:formula="of:=TIME(HOUR([$Starsheet.$C165]);(MINUTE([$Starsheet.$C165])+[$Starsheet.$B165]);0)" office:value-type="time" office:time-value="PT00H00M00S" calcext:value-type="time">
            <text:p>12:00 AM</text:p>
          </table:table-cell>
          <table:table-cell table:formula="of:=MINUTE([$Calculations.$D165])" office:value-type="float" office:value="0" calcext:value-type="float">
            <text:p>0</text:p>
          </table:table-cell>
          <table:table-cell table:number-columns-repeated="16379"/>
        </table:table-row>
        <table:table-row table:style-name="ro1">
          <table:table-cell office:value-type="float" office:value="467" calcext:value-type="float">
            <text:p>467</text:p>
          </table:table-cell>
          <table:table-cell table:style-name="ce21" table:formula="of:=NOW()" office:value-type="date" office:date-value="2024-07-09T04:16:15.33" calcext:value-type="date">
            <text:p>07/09/24 04:16 AM</text:p>
          </table:table-cell>
          <table:table-cell table:style-name="ce22" table:formula="of:=TIME(HOUR([$Calculations.$B166]);MINUTE([$Calculations.$B166]);SECOND([$Calculations.$B166]))" office:value-type="time" office:time-value="PT04H16M15S" calcext:value-type="time">
            <text:p>4:16 AM</text:p>
          </table:table-cell>
          <table:table-cell table:style-name="ce23" table:formula="of:=TIME(HOUR([$Starsheet.$C166]);(MINUTE([$Starsheet.$C166])+[$Starsheet.$B166]);0)" office:value-type="time" office:time-value="PT00H00M00S" calcext:value-type="time">
            <text:p>12:00 AM</text:p>
          </table:table-cell>
          <table:table-cell table:formula="of:=MINUTE([$Calculations.$D166])" office:value-type="float" office:value="0" calcext:value-type="float">
            <text:p>0</text:p>
          </table:table-cell>
          <table:table-cell table:number-columns-repeated="16379"/>
        </table:table-row>
        <table:table-row table:style-name="ro1">
          <table:table-cell office:value-type="float" office:value="468" calcext:value-type="float">
            <text:p>468</text:p>
          </table:table-cell>
          <table:table-cell table:style-name="ce21" table:formula="of:=NOW()" office:value-type="date" office:date-value="2024-07-09T04:16:15.33" calcext:value-type="date">
            <text:p>07/09/24 04:16 AM</text:p>
          </table:table-cell>
          <table:table-cell table:style-name="ce22" table:formula="of:=TIME(HOUR([$Calculations.$B167]);MINUTE([$Calculations.$B167]);SECOND([$Calculations.$B167]))" office:value-type="time" office:time-value="PT04H16M15S" calcext:value-type="time">
            <text:p>4:16 AM</text:p>
          </table:table-cell>
          <table:table-cell table:style-name="ce23" table:formula="of:=TIME(HOUR([$Starsheet.$C167]);(MINUTE([$Starsheet.$C167])+[$Starsheet.$B167]);0)" office:value-type="time" office:time-value="PT00H00M00S" calcext:value-type="time">
            <text:p>12:00 AM</text:p>
          </table:table-cell>
          <table:table-cell table:formula="of:=MINUTE([$Calculations.$D167])" office:value-type="float" office:value="0" calcext:value-type="float">
            <text:p>0</text:p>
          </table:table-cell>
          <table:table-cell table:number-columns-repeated="16379"/>
        </table:table-row>
        <table:table-row table:style-name="ro1">
          <table:table-cell office:value-type="float" office:value="469" calcext:value-type="float">
            <text:p>469</text:p>
          </table:table-cell>
          <table:table-cell table:style-name="ce21" table:formula="of:=NOW()" office:value-type="date" office:date-value="2024-07-09T04:16:15.33" calcext:value-type="date">
            <text:p>07/09/24 04:16 AM</text:p>
          </table:table-cell>
          <table:table-cell table:style-name="ce22" table:formula="of:=TIME(HOUR([$Calculations.$B168]);MINUTE([$Calculations.$B168]);SECOND([$Calculations.$B168]))" office:value-type="time" office:time-value="PT04H16M15S" calcext:value-type="time">
            <text:p>4:16 AM</text:p>
          </table:table-cell>
          <table:table-cell table:style-name="ce23" table:formula="of:=TIME(HOUR([$Starsheet.$C168]);(MINUTE([$Starsheet.$C168])+[$Starsheet.$B168]);0)" office:value-type="time" office:time-value="PT00H00M00S" calcext:value-type="time">
            <text:p>12:00 AM</text:p>
          </table:table-cell>
          <table:table-cell table:formula="of:=MINUTE([$Calculations.$D168])" office:value-type="float" office:value="0" calcext:value-type="float">
            <text:p>0</text:p>
          </table:table-cell>
          <table:table-cell table:number-columns-repeated="16379"/>
        </table:table-row>
        <table:table-row table:style-name="ro1">
          <table:table-cell office:value-type="float" office:value="470" calcext:value-type="float">
            <text:p>470</text:p>
          </table:table-cell>
          <table:table-cell table:style-name="ce21" table:formula="of:=NOW()" office:value-type="date" office:date-value="2024-07-09T04:16:15.33" calcext:value-type="date">
            <text:p>07/09/24 04:16 AM</text:p>
          </table:table-cell>
          <table:table-cell table:style-name="ce22" table:formula="of:=TIME(HOUR([$Calculations.$B169]);MINUTE([$Calculations.$B169]);SECOND([$Calculations.$B169]))" office:value-type="time" office:time-value="PT04H16M15S" calcext:value-type="time">
            <text:p>4:16 AM</text:p>
          </table:table-cell>
          <table:table-cell table:style-name="ce23" table:formula="of:=TIME(HOUR([$Starsheet.$C169]);(MINUTE([$Starsheet.$C169])+[$Starsheet.$B169]);0)" office:value-type="time" office:time-value="PT00H00M00S" calcext:value-type="time">
            <text:p>12:00 AM</text:p>
          </table:table-cell>
          <table:table-cell table:formula="of:=MINUTE([$Calculations.$D169])" office:value-type="float" office:value="0" calcext:value-type="float">
            <text:p>0</text:p>
          </table:table-cell>
          <table:table-cell table:number-columns-repeated="16379"/>
        </table:table-row>
        <table:table-row table:style-name="ro1">
          <table:table-cell office:value-type="float" office:value="471" calcext:value-type="float">
            <text:p>471</text:p>
          </table:table-cell>
          <table:table-cell table:style-name="ce21" table:formula="of:=NOW()" office:value-type="date" office:date-value="2024-07-09T04:16:15.33" calcext:value-type="date">
            <text:p>07/09/24 04:16 AM</text:p>
          </table:table-cell>
          <table:table-cell table:style-name="ce22" table:formula="of:=TIME(HOUR([$Calculations.$B170]);MINUTE([$Calculations.$B170]);SECOND([$Calculations.$B170]))" office:value-type="time" office:time-value="PT04H16M15S" calcext:value-type="time">
            <text:p>4:16 AM</text:p>
          </table:table-cell>
          <table:table-cell table:style-name="ce23" table:formula="of:=TIME(HOUR([$Starsheet.$C170]);(MINUTE([$Starsheet.$C170])+[$Starsheet.$B170]);0)" office:value-type="time" office:time-value="PT00H00M00S" calcext:value-type="time">
            <text:p>12:00 AM</text:p>
          </table:table-cell>
          <table:table-cell table:formula="of:=MINUTE([$Calculations.$D170])" office:value-type="float" office:value="0" calcext:value-type="float">
            <text:p>0</text:p>
          </table:table-cell>
          <table:table-cell table:number-columns-repeated="16379"/>
        </table:table-row>
        <table:table-row table:style-name="ro1">
          <table:table-cell office:value-type="float" office:value="472" calcext:value-type="float">
            <text:p>472</text:p>
          </table:table-cell>
          <table:table-cell table:style-name="ce21" table:formula="of:=NOW()" office:value-type="date" office:date-value="2024-07-09T04:16:15.33" calcext:value-type="date">
            <text:p>07/09/24 04:16 AM</text:p>
          </table:table-cell>
          <table:table-cell table:style-name="ce22" table:formula="of:=TIME(HOUR([$Calculations.$B171]);MINUTE([$Calculations.$B171]);SECOND([$Calculations.$B171]))" office:value-type="time" office:time-value="PT04H16M15S" calcext:value-type="time">
            <text:p>4:16 AM</text:p>
          </table:table-cell>
          <table:table-cell table:style-name="ce23" table:formula="of:=TIME(HOUR([$Starsheet.$C171]);(MINUTE([$Starsheet.$C171])+[$Starsheet.$B171]);0)" office:value-type="time" office:time-value="PT00H00M00S" calcext:value-type="time">
            <text:p>12:00 AM</text:p>
          </table:table-cell>
          <table:table-cell table:formula="of:=MINUTE([$Calculations.$D171])" office:value-type="float" office:value="0" calcext:value-type="float">
            <text:p>0</text:p>
          </table:table-cell>
          <table:table-cell table:number-columns-repeated="16379"/>
        </table:table-row>
        <table:table-row table:style-name="ro1">
          <table:table-cell office:value-type="float" office:value="473" calcext:value-type="float">
            <text:p>473</text:p>
          </table:table-cell>
          <table:table-cell table:style-name="ce21" table:formula="of:=NOW()" office:value-type="date" office:date-value="2024-07-09T04:16:15.33" calcext:value-type="date">
            <text:p>07/09/24 04:16 AM</text:p>
          </table:table-cell>
          <table:table-cell table:style-name="ce22" table:formula="of:=TIME(HOUR([$Calculations.$B172]);MINUTE([$Calculations.$B172]);SECOND([$Calculations.$B172]))" office:value-type="time" office:time-value="PT04H16M15S" calcext:value-type="time">
            <text:p>4:16 AM</text:p>
          </table:table-cell>
          <table:table-cell table:style-name="ce23" table:formula="of:=TIME(HOUR([$Starsheet.$C172]);(MINUTE([$Starsheet.$C172])+[$Starsheet.$B172]);0)" office:value-type="time" office:time-value="PT00H00M00S" calcext:value-type="time">
            <text:p>12:00 AM</text:p>
          </table:table-cell>
          <table:table-cell table:formula="of:=MINUTE([$Calculations.$D172])" office:value-type="float" office:value="0" calcext:value-type="float">
            <text:p>0</text:p>
          </table:table-cell>
          <table:table-cell table:number-columns-repeated="16379"/>
        </table:table-row>
        <table:table-row table:style-name="ro1">
          <table:table-cell office:value-type="float" office:value="474" calcext:value-type="float">
            <text:p>474</text:p>
          </table:table-cell>
          <table:table-cell table:style-name="ce21" table:formula="of:=NOW()" office:value-type="date" office:date-value="2024-07-09T04:16:15.33" calcext:value-type="date">
            <text:p>07/09/24 04:16 AM</text:p>
          </table:table-cell>
          <table:table-cell table:style-name="ce22" table:formula="of:=TIME(HOUR([$Calculations.$B173]);MINUTE([$Calculations.$B173]);SECOND([$Calculations.$B173]))" office:value-type="time" office:time-value="PT04H16M15S" calcext:value-type="time">
            <text:p>4:16 AM</text:p>
          </table:table-cell>
          <table:table-cell table:style-name="ce23" table:formula="of:=TIME(HOUR([$Starsheet.$C173]);(MINUTE([$Starsheet.$C173])+[$Starsheet.$B173]);0)" office:value-type="time" office:time-value="PT00H00M00S" calcext:value-type="time">
            <text:p>12:00 AM</text:p>
          </table:table-cell>
          <table:table-cell table:formula="of:=MINUTE([$Calculations.$D173])" office:value-type="float" office:value="0" calcext:value-type="float">
            <text:p>0</text:p>
          </table:table-cell>
          <table:table-cell table:number-columns-repeated="16379"/>
        </table:table-row>
        <table:table-row table:style-name="ro1">
          <table:table-cell office:value-type="float" office:value="475" calcext:value-type="float">
            <text:p>475</text:p>
          </table:table-cell>
          <table:table-cell table:style-name="ce21" table:formula="of:=NOW()" office:value-type="date" office:date-value="2024-07-09T04:16:15.33" calcext:value-type="date">
            <text:p>07/09/24 04:16 AM</text:p>
          </table:table-cell>
          <table:table-cell table:style-name="ce22" table:formula="of:=TIME(HOUR([$Calculations.$B174]);MINUTE([$Calculations.$B174]);SECOND([$Calculations.$B174]))" office:value-type="time" office:time-value="PT04H16M15S" calcext:value-type="time">
            <text:p>4:16 AM</text:p>
          </table:table-cell>
          <table:table-cell table:style-name="ce23" table:formula="of:=TIME(HOUR([$Starsheet.$C174]);(MINUTE([$Starsheet.$C174])+[$Starsheet.$B174]);0)" office:value-type="time" office:time-value="PT00H00M00S" calcext:value-type="time">
            <text:p>12:00 AM</text:p>
          </table:table-cell>
          <table:table-cell table:formula="of:=MINUTE([$Calculations.$D174])" office:value-type="float" office:value="0" calcext:value-type="float">
            <text:p>0</text:p>
          </table:table-cell>
          <table:table-cell table:number-columns-repeated="16379"/>
        </table:table-row>
        <table:table-row table:style-name="ro1">
          <table:table-cell office:value-type="float" office:value="476" calcext:value-type="float">
            <text:p>476</text:p>
          </table:table-cell>
          <table:table-cell table:style-name="ce21" table:formula="of:=NOW()" office:value-type="date" office:date-value="2024-07-09T04:16:15.33" calcext:value-type="date">
            <text:p>07/09/24 04:16 AM</text:p>
          </table:table-cell>
          <table:table-cell table:style-name="ce22" table:formula="of:=TIME(HOUR([$Calculations.$B175]);MINUTE([$Calculations.$B175]);SECOND([$Calculations.$B175]))" office:value-type="time" office:time-value="PT04H16M15S" calcext:value-type="time">
            <text:p>4:16 AM</text:p>
          </table:table-cell>
          <table:table-cell table:style-name="ce23" table:formula="of:=TIME(HOUR([$Starsheet.$C175]);(MINUTE([$Starsheet.$C175])+[$Starsheet.$B175]);0)" office:value-type="time" office:time-value="PT00H00M00S" calcext:value-type="time">
            <text:p>12:00 AM</text:p>
          </table:table-cell>
          <table:table-cell table:formula="of:=MINUTE([$Calculations.$D175])" office:value-type="float" office:value="0" calcext:value-type="float">
            <text:p>0</text:p>
          </table:table-cell>
          <table:table-cell table:number-columns-repeated="16379"/>
        </table:table-row>
        <table:table-row table:style-name="ro1">
          <table:table-cell office:value-type="float" office:value="477" calcext:value-type="float">
            <text:p>477</text:p>
          </table:table-cell>
          <table:table-cell table:style-name="ce21" table:formula="of:=NOW()" office:value-type="date" office:date-value="2024-07-09T04:16:15.33" calcext:value-type="date">
            <text:p>07/09/24 04:16 AM</text:p>
          </table:table-cell>
          <table:table-cell table:style-name="ce22" table:formula="of:=TIME(HOUR([$Calculations.$B176]);MINUTE([$Calculations.$B176]);SECOND([$Calculations.$B176]))" office:value-type="time" office:time-value="PT04H16M15S" calcext:value-type="time">
            <text:p>4:16 AM</text:p>
          </table:table-cell>
          <table:table-cell table:style-name="ce23" table:formula="of:=TIME(HOUR([$Starsheet.$C176]);(MINUTE([$Starsheet.$C176])+[$Starsheet.$B176]);0)" office:value-type="time" office:time-value="PT00H00M00S" calcext:value-type="time">
            <text:p>12:00 AM</text:p>
          </table:table-cell>
          <table:table-cell table:formula="of:=MINUTE([$Calculations.$D176])" office:value-type="float" office:value="0" calcext:value-type="float">
            <text:p>0</text:p>
          </table:table-cell>
          <table:table-cell table:number-columns-repeated="16379"/>
        </table:table-row>
        <table:table-row table:style-name="ro1">
          <table:table-cell office:value-type="float" office:value="478" calcext:value-type="float">
            <text:p>478</text:p>
          </table:table-cell>
          <table:table-cell table:style-name="ce21" table:formula="of:=NOW()" office:value-type="date" office:date-value="2024-07-09T04:16:15.33" calcext:value-type="date">
            <text:p>07/09/24 04:16 AM</text:p>
          </table:table-cell>
          <table:table-cell table:style-name="ce22" table:formula="of:=TIME(HOUR([$Calculations.$B177]);MINUTE([$Calculations.$B177]);SECOND([$Calculations.$B177]))" office:value-type="time" office:time-value="PT04H16M15S" calcext:value-type="time">
            <text:p>4:16 AM</text:p>
          </table:table-cell>
          <table:table-cell table:style-name="ce23" table:formula="of:=TIME(HOUR([$Starsheet.$C177]);(MINUTE([$Starsheet.$C177])+[$Starsheet.$B177]);0)" office:value-type="time" office:time-value="PT00H00M00S" calcext:value-type="time">
            <text:p>12:00 AM</text:p>
          </table:table-cell>
          <table:table-cell table:formula="of:=MINUTE([$Calculations.$D177])" office:value-type="float" office:value="0" calcext:value-type="float">
            <text:p>0</text:p>
          </table:table-cell>
          <table:table-cell table:number-columns-repeated="16379"/>
        </table:table-row>
        <table:table-row table:style-name="ro1">
          <table:table-cell office:value-type="float" office:value="479" calcext:value-type="float">
            <text:p>479</text:p>
          </table:table-cell>
          <table:table-cell table:style-name="ce21" table:formula="of:=NOW()" office:value-type="date" office:date-value="2024-07-09T04:16:15.33" calcext:value-type="date">
            <text:p>07/09/24 04:16 AM</text:p>
          </table:table-cell>
          <table:table-cell table:style-name="ce22" table:formula="of:=TIME(HOUR([$Calculations.$B178]);MINUTE([$Calculations.$B178]);SECOND([$Calculations.$B178]))" office:value-type="time" office:time-value="PT04H16M15S" calcext:value-type="time">
            <text:p>4:16 AM</text:p>
          </table:table-cell>
          <table:table-cell table:style-name="ce23" table:formula="of:=TIME(HOUR([$Starsheet.$C178]);(MINUTE([$Starsheet.$C178])+[$Starsheet.$B178]);0)" office:value-type="time" office:time-value="PT00H00M00S" calcext:value-type="time">
            <text:p>12:00 AM</text:p>
          </table:table-cell>
          <table:table-cell table:formula="of:=MINUTE([$Calculations.$D178])" office:value-type="float" office:value="0" calcext:value-type="float">
            <text:p>0</text:p>
          </table:table-cell>
          <table:table-cell table:number-columns-repeated="16379"/>
        </table:table-row>
        <table:table-row table:style-name="ro1">
          <table:table-cell office:value-type="float" office:value="480" calcext:value-type="float">
            <text:p>480</text:p>
          </table:table-cell>
          <table:table-cell table:style-name="ce21" table:formula="of:=NOW()" office:value-type="date" office:date-value="2024-07-09T04:16:15.33" calcext:value-type="date">
            <text:p>07/09/24 04:16 AM</text:p>
          </table:table-cell>
          <table:table-cell table:style-name="ce22" table:formula="of:=TIME(HOUR([$Calculations.$B179]);MINUTE([$Calculations.$B179]);SECOND([$Calculations.$B179]))" office:value-type="time" office:time-value="PT04H16M15S" calcext:value-type="time">
            <text:p>4:16 AM</text:p>
          </table:table-cell>
          <table:table-cell table:style-name="ce23" table:formula="of:=TIME(HOUR([$Starsheet.$C179]);(MINUTE([$Starsheet.$C179])+[$Starsheet.$B179]);0)" office:value-type="time" office:time-value="PT00H00M00S" calcext:value-type="time">
            <text:p>12:00 AM</text:p>
          </table:table-cell>
          <table:table-cell table:formula="of:=MINUTE([$Calculations.$D179])" office:value-type="float" office:value="0" calcext:value-type="float">
            <text:p>0</text:p>
          </table:table-cell>
          <table:table-cell table:number-columns-repeated="16379"/>
        </table:table-row>
        <table:table-row table:style-name="ro1">
          <table:table-cell office:value-type="float" office:value="481" calcext:value-type="float">
            <text:p>481</text:p>
          </table:table-cell>
          <table:table-cell table:style-name="ce21" table:formula="of:=NOW()" office:value-type="date" office:date-value="2024-07-09T04:16:15.33" calcext:value-type="date">
            <text:p>07/09/24 04:16 AM</text:p>
          </table:table-cell>
          <table:table-cell table:style-name="ce22" table:formula="of:=TIME(HOUR([$Calculations.$B180]);MINUTE([$Calculations.$B180]);SECOND([$Calculations.$B180]))" office:value-type="time" office:time-value="PT04H16M15S" calcext:value-type="time">
            <text:p>4:16 AM</text:p>
          </table:table-cell>
          <table:table-cell table:style-name="ce23" table:formula="of:=TIME(HOUR([$Starsheet.$C180]);(MINUTE([$Starsheet.$C180])+[$Starsheet.$B180]);0)" office:value-type="time" office:time-value="PT00H00M00S" calcext:value-type="time">
            <text:p>12:00 AM</text:p>
          </table:table-cell>
          <table:table-cell table:formula="of:=MINUTE([$Calculations.$D180])" office:value-type="float" office:value="0" calcext:value-type="float">
            <text:p>0</text:p>
          </table:table-cell>
          <table:table-cell table:number-columns-repeated="16379"/>
        </table:table-row>
        <table:table-row table:style-name="ro1">
          <table:table-cell office:value-type="float" office:value="482" calcext:value-type="float">
            <text:p>482</text:p>
          </table:table-cell>
          <table:table-cell table:style-name="ce21" table:formula="of:=NOW()" office:value-type="date" office:date-value="2024-07-09T04:16:15.33" calcext:value-type="date">
            <text:p>07/09/24 04:16 AM</text:p>
          </table:table-cell>
          <table:table-cell table:style-name="ce22" table:formula="of:=TIME(HOUR([$Calculations.$B181]);MINUTE([$Calculations.$B181]);SECOND([$Calculations.$B181]))" office:value-type="time" office:time-value="PT04H16M15S" calcext:value-type="time">
            <text:p>4:16 AM</text:p>
          </table:table-cell>
          <table:table-cell table:style-name="ce23" table:formula="of:=TIME(HOUR([$Starsheet.$C181]);(MINUTE([$Starsheet.$C181])+[$Starsheet.$B181]);0)" office:value-type="time" office:time-value="PT00H00M00S" calcext:value-type="time">
            <text:p>12:00 AM</text:p>
          </table:table-cell>
          <table:table-cell table:formula="of:=MINUTE([$Calculations.$D181])" office:value-type="float" office:value="0" calcext:value-type="float">
            <text:p>0</text:p>
          </table:table-cell>
          <table:table-cell table:number-columns-repeated="16379"/>
        </table:table-row>
        <table:table-row table:style-name="ro1">
          <table:table-cell office:value-type="float" office:value="483" calcext:value-type="float">
            <text:p>483</text:p>
          </table:table-cell>
          <table:table-cell table:style-name="ce21" table:formula="of:=NOW()" office:value-type="date" office:date-value="2024-07-09T04:16:15.33" calcext:value-type="date">
            <text:p>07/09/24 04:16 AM</text:p>
          </table:table-cell>
          <table:table-cell table:style-name="ce22" table:formula="of:=TIME(HOUR([$Calculations.$B182]);MINUTE([$Calculations.$B182]);SECOND([$Calculations.$B182]))" office:value-type="time" office:time-value="PT04H16M15S" calcext:value-type="time">
            <text:p>4:16 AM</text:p>
          </table:table-cell>
          <table:table-cell table:style-name="ce23" table:formula="of:=TIME(HOUR([$Starsheet.$C182]);(MINUTE([$Starsheet.$C182])+[$Starsheet.$B182]);0)" office:value-type="time" office:time-value="PT00H00M00S" calcext:value-type="time">
            <text:p>12:00 AM</text:p>
          </table:table-cell>
          <table:table-cell table:formula="of:=MINUTE([$Calculations.$D182])" office:value-type="float" office:value="0" calcext:value-type="float">
            <text:p>0</text:p>
          </table:table-cell>
          <table:table-cell table:number-columns-repeated="16379"/>
        </table:table-row>
        <table:table-row table:style-name="ro1">
          <table:table-cell office:value-type="float" office:value="484" calcext:value-type="float">
            <text:p>484</text:p>
          </table:table-cell>
          <table:table-cell table:style-name="ce21" table:formula="of:=NOW()" office:value-type="date" office:date-value="2024-07-09T04:16:15.33" calcext:value-type="date">
            <text:p>07/09/24 04:16 AM</text:p>
          </table:table-cell>
          <table:table-cell table:style-name="ce22" table:formula="of:=TIME(HOUR([$Calculations.$B183]);MINUTE([$Calculations.$B183]);SECOND([$Calculations.$B183]))" office:value-type="time" office:time-value="PT04H16M15S" calcext:value-type="time">
            <text:p>4:16 AM</text:p>
          </table:table-cell>
          <table:table-cell table:style-name="ce23" table:formula="of:=TIME(HOUR([$Starsheet.$C183]);(MINUTE([$Starsheet.$C183])+[$Starsheet.$B183]);0)" office:value-type="time" office:time-value="PT00H00M00S" calcext:value-type="time">
            <text:p>12:00 AM</text:p>
          </table:table-cell>
          <table:table-cell table:formula="of:=MINUTE([$Calculations.$D183])" office:value-type="float" office:value="0" calcext:value-type="float">
            <text:p>0</text:p>
          </table:table-cell>
          <table:table-cell table:number-columns-repeated="16379"/>
        </table:table-row>
        <table:table-row table:style-name="ro1">
          <table:table-cell office:value-type="float" office:value="485" calcext:value-type="float">
            <text:p>485</text:p>
          </table:table-cell>
          <table:table-cell table:style-name="ce21" table:formula="of:=NOW()" office:value-type="date" office:date-value="2024-07-09T04:16:15.33" calcext:value-type="date">
            <text:p>07/09/24 04:16 AM</text:p>
          </table:table-cell>
          <table:table-cell table:style-name="ce22" table:formula="of:=TIME(HOUR([$Calculations.$B184]);MINUTE([$Calculations.$B184]);SECOND([$Calculations.$B184]))" office:value-type="time" office:time-value="PT04H16M15S" calcext:value-type="time">
            <text:p>4:16 AM</text:p>
          </table:table-cell>
          <table:table-cell table:style-name="ce23" table:formula="of:=TIME(HOUR([$Starsheet.$C184]);(MINUTE([$Starsheet.$C184])+[$Starsheet.$B184]);0)" office:value-type="time" office:time-value="PT00H00M00S" calcext:value-type="time">
            <text:p>12:00 AM</text:p>
          </table:table-cell>
          <table:table-cell table:formula="of:=MINUTE([$Calculations.$D184])" office:value-type="float" office:value="0" calcext:value-type="float">
            <text:p>0</text:p>
          </table:table-cell>
          <table:table-cell table:number-columns-repeated="16379"/>
        </table:table-row>
        <table:table-row table:style-name="ro1">
          <table:table-cell office:value-type="float" office:value="486" calcext:value-type="float">
            <text:p>486</text:p>
          </table:table-cell>
          <table:table-cell table:style-name="ce21" table:formula="of:=NOW()" office:value-type="date" office:date-value="2024-07-09T04:16:15.33" calcext:value-type="date">
            <text:p>07/09/24 04:16 AM</text:p>
          </table:table-cell>
          <table:table-cell table:style-name="ce22" table:formula="of:=TIME(HOUR([$Calculations.$B185]);MINUTE([$Calculations.$B185]);SECOND([$Calculations.$B185]))" office:value-type="time" office:time-value="PT04H16M15S" calcext:value-type="time">
            <text:p>4:16 AM</text:p>
          </table:table-cell>
          <table:table-cell table:style-name="ce23" table:formula="of:=TIME(HOUR([$Starsheet.$C185]);(MINUTE([$Starsheet.$C185])+[$Starsheet.$B185]);0)" office:value-type="time" office:time-value="PT00H00M00S" calcext:value-type="time">
            <text:p>12:00 AM</text:p>
          </table:table-cell>
          <table:table-cell table:formula="of:=MINUTE([$Calculations.$D185])" office:value-type="float" office:value="0" calcext:value-type="float">
            <text:p>0</text:p>
          </table:table-cell>
          <table:table-cell table:number-columns-repeated="16379"/>
        </table:table-row>
        <table:table-row table:style-name="ro1">
          <table:table-cell office:value-type="float" office:value="487" calcext:value-type="float">
            <text:p>487</text:p>
          </table:table-cell>
          <table:table-cell table:style-name="ce21" table:formula="of:=NOW()" office:value-type="date" office:date-value="2024-07-09T04:16:15.33" calcext:value-type="date">
            <text:p>07/09/24 04:16 AM</text:p>
          </table:table-cell>
          <table:table-cell table:style-name="ce22" table:formula="of:=TIME(HOUR([$Calculations.$B186]);MINUTE([$Calculations.$B186]);SECOND([$Calculations.$B186]))" office:value-type="time" office:time-value="PT04H16M15S" calcext:value-type="time">
            <text:p>4:16 AM</text:p>
          </table:table-cell>
          <table:table-cell table:style-name="ce23" table:formula="of:=TIME(HOUR([$Starsheet.$C186]);(MINUTE([$Starsheet.$C186])+[$Starsheet.$B186]);0)" office:value-type="time" office:time-value="PT00H00M00S" calcext:value-type="time">
            <text:p>12:00 AM</text:p>
          </table:table-cell>
          <table:table-cell table:formula="of:=MINUTE([$Calculations.$D186])" office:value-type="float" office:value="0" calcext:value-type="float">
            <text:p>0</text:p>
          </table:table-cell>
          <table:table-cell table:number-columns-repeated="16379"/>
        </table:table-row>
        <table:table-row table:style-name="ro1">
          <table:table-cell office:value-type="float" office:value="488" calcext:value-type="float">
            <text:p>488</text:p>
          </table:table-cell>
          <table:table-cell table:style-name="ce21" table:formula="of:=NOW()" office:value-type="date" office:date-value="2024-07-09T04:16:15.33" calcext:value-type="date">
            <text:p>07/09/24 04:16 AM</text:p>
          </table:table-cell>
          <table:table-cell table:style-name="ce22" table:formula="of:=TIME(HOUR([$Calculations.$B187]);MINUTE([$Calculations.$B187]);SECOND([$Calculations.$B187]))" office:value-type="time" office:time-value="PT04H16M15S" calcext:value-type="time">
            <text:p>4:16 AM</text:p>
          </table:table-cell>
          <table:table-cell table:style-name="ce23" table:formula="of:=TIME(HOUR([$Starsheet.$C187]);(MINUTE([$Starsheet.$C187])+[$Starsheet.$B187]);0)" office:value-type="time" office:time-value="PT00H00M00S" calcext:value-type="time">
            <text:p>12:00 AM</text:p>
          </table:table-cell>
          <table:table-cell table:formula="of:=MINUTE([$Calculations.$D187])" office:value-type="float" office:value="0" calcext:value-type="float">
            <text:p>0</text:p>
          </table:table-cell>
          <table:table-cell table:number-columns-repeated="16379"/>
        </table:table-row>
        <table:table-row table:style-name="ro1">
          <table:table-cell office:value-type="float" office:value="489" calcext:value-type="float">
            <text:p>489</text:p>
          </table:table-cell>
          <table:table-cell table:style-name="ce21" table:formula="of:=NOW()" office:value-type="date" office:date-value="2024-07-09T04:16:15.33" calcext:value-type="date">
            <text:p>07/09/24 04:16 AM</text:p>
          </table:table-cell>
          <table:table-cell table:style-name="ce22" table:formula="of:=TIME(HOUR([$Calculations.$B188]);MINUTE([$Calculations.$B188]);SECOND([$Calculations.$B188]))" office:value-type="time" office:time-value="PT04H16M15S" calcext:value-type="time">
            <text:p>4:16 AM</text:p>
          </table:table-cell>
          <table:table-cell table:style-name="ce23" table:formula="of:=TIME(HOUR([$Starsheet.$C188]);(MINUTE([$Starsheet.$C188])+[$Starsheet.$B188]);0)" office:value-type="time" office:time-value="PT00H00M00S" calcext:value-type="time">
            <text:p>12:00 AM</text:p>
          </table:table-cell>
          <table:table-cell table:formula="of:=MINUTE([$Calculations.$D188])" office:value-type="float" office:value="0" calcext:value-type="float">
            <text:p>0</text:p>
          </table:table-cell>
          <table:table-cell table:number-columns-repeated="16379"/>
        </table:table-row>
        <table:table-row table:style-name="ro1">
          <table:table-cell office:value-type="float" office:value="490" calcext:value-type="float">
            <text:p>490</text:p>
          </table:table-cell>
          <table:table-cell table:style-name="ce21" table:formula="of:=NOW()" office:value-type="date" office:date-value="2024-07-09T04:16:15.33" calcext:value-type="date">
            <text:p>07/09/24 04:16 AM</text:p>
          </table:table-cell>
          <table:table-cell table:style-name="ce22" table:formula="of:=TIME(HOUR([$Calculations.$B189]);MINUTE([$Calculations.$B189]);SECOND([$Calculations.$B189]))" office:value-type="time" office:time-value="PT04H16M15S" calcext:value-type="time">
            <text:p>4:16 AM</text:p>
          </table:table-cell>
          <table:table-cell table:style-name="ce23" table:formula="of:=TIME(HOUR([$Starsheet.$C189]);(MINUTE([$Starsheet.$C189])+[$Starsheet.$B189]);0)" office:value-type="time" office:time-value="PT00H00M00S" calcext:value-type="time">
            <text:p>12:00 AM</text:p>
          </table:table-cell>
          <table:table-cell table:formula="of:=MINUTE([$Calculations.$D189])" office:value-type="float" office:value="0" calcext:value-type="float">
            <text:p>0</text:p>
          </table:table-cell>
          <table:table-cell table:number-columns-repeated="16379"/>
        </table:table-row>
        <table:table-row table:style-name="ro1">
          <table:table-cell office:value-type="float" office:value="491" calcext:value-type="float">
            <text:p>491</text:p>
          </table:table-cell>
          <table:table-cell table:style-name="ce21" table:formula="of:=NOW()" office:value-type="date" office:date-value="2024-07-09T04:16:15.33" calcext:value-type="date">
            <text:p>07/09/24 04:16 AM</text:p>
          </table:table-cell>
          <table:table-cell table:style-name="ce22" table:formula="of:=TIME(HOUR([$Calculations.$B190]);MINUTE([$Calculations.$B190]);SECOND([$Calculations.$B190]))" office:value-type="time" office:time-value="PT04H16M15S" calcext:value-type="time">
            <text:p>4:16 AM</text:p>
          </table:table-cell>
          <table:table-cell table:style-name="ce23" table:formula="of:=TIME(HOUR([$Starsheet.$C190]);(MINUTE([$Starsheet.$C190])+[$Starsheet.$B190]);0)" office:value-type="time" office:time-value="PT00H00M00S" calcext:value-type="time">
            <text:p>12:00 AM</text:p>
          </table:table-cell>
          <table:table-cell table:formula="of:=MINUTE([$Calculations.$D190])" office:value-type="float" office:value="0" calcext:value-type="float">
            <text:p>0</text:p>
          </table:table-cell>
          <table:table-cell table:number-columns-repeated="16379"/>
        </table:table-row>
        <table:table-row table:style-name="ro1">
          <table:table-cell office:value-type="float" office:value="492" calcext:value-type="float">
            <text:p>492</text:p>
          </table:table-cell>
          <table:table-cell table:style-name="ce21" table:formula="of:=NOW()" office:value-type="date" office:date-value="2024-07-09T04:16:15.33" calcext:value-type="date">
            <text:p>07/09/24 04:16 AM</text:p>
          </table:table-cell>
          <table:table-cell table:style-name="ce22" table:formula="of:=TIME(HOUR([$Calculations.$B191]);MINUTE([$Calculations.$B191]);SECOND([$Calculations.$B191]))" office:value-type="time" office:time-value="PT04H16M15S" calcext:value-type="time">
            <text:p>4:16 AM</text:p>
          </table:table-cell>
          <table:table-cell table:style-name="ce23" table:formula="of:=TIME(HOUR([$Starsheet.$C191]);(MINUTE([$Starsheet.$C191])+[$Starsheet.$B191]);0)" office:value-type="time" office:time-value="PT00H00M00S" calcext:value-type="time">
            <text:p>12:00 AM</text:p>
          </table:table-cell>
          <table:table-cell table:formula="of:=MINUTE([$Calculations.$D191])" office:value-type="float" office:value="0" calcext:value-type="float">
            <text:p>0</text:p>
          </table:table-cell>
          <table:table-cell table:number-columns-repeated="16379"/>
        </table:table-row>
        <table:table-row table:style-name="ro1">
          <table:table-cell office:value-type="float" office:value="493" calcext:value-type="float">
            <text:p>493</text:p>
          </table:table-cell>
          <table:table-cell table:style-name="ce21" table:formula="of:=NOW()" office:value-type="date" office:date-value="2024-07-09T04:16:15.33" calcext:value-type="date">
            <text:p>07/09/24 04:16 AM</text:p>
          </table:table-cell>
          <table:table-cell table:style-name="ce22" table:formula="of:=TIME(HOUR([$Calculations.$B192]);MINUTE([$Calculations.$B192]);SECOND([$Calculations.$B192]))" office:value-type="time" office:time-value="PT04H16M15S" calcext:value-type="time">
            <text:p>4:16 AM</text:p>
          </table:table-cell>
          <table:table-cell table:style-name="ce23" table:formula="of:=TIME(HOUR([$Starsheet.$C192]);(MINUTE([$Starsheet.$C192])+[$Starsheet.$B192]);0)" office:value-type="time" office:time-value="PT00H00M00S" calcext:value-type="time">
            <text:p>12:00 AM</text:p>
          </table:table-cell>
          <table:table-cell table:formula="of:=MINUTE([$Calculations.$D192])" office:value-type="float" office:value="0" calcext:value-type="float">
            <text:p>0</text:p>
          </table:table-cell>
          <table:table-cell table:number-columns-repeated="16379"/>
        </table:table-row>
        <table:table-row table:style-name="ro1">
          <table:table-cell office:value-type="float" office:value="494" calcext:value-type="float">
            <text:p>494</text:p>
          </table:table-cell>
          <table:table-cell table:style-name="ce21" table:formula="of:=NOW()" office:value-type="date" office:date-value="2024-07-09T04:16:15.33" calcext:value-type="date">
            <text:p>07/09/24 04:16 AM</text:p>
          </table:table-cell>
          <table:table-cell table:style-name="ce22" table:formula="of:=TIME(HOUR([$Calculations.$B193]);MINUTE([$Calculations.$B193]);SECOND([$Calculations.$B193]))" office:value-type="time" office:time-value="PT04H16M15S" calcext:value-type="time">
            <text:p>4:16 AM</text:p>
          </table:table-cell>
          <table:table-cell table:style-name="ce23" table:formula="of:=TIME(HOUR([$Starsheet.$C193]);(MINUTE([$Starsheet.$C193])+[$Starsheet.$B193]);0)" office:value-type="time" office:time-value="PT00H00M00S" calcext:value-type="time">
            <text:p>12:00 AM</text:p>
          </table:table-cell>
          <table:table-cell table:formula="of:=MINUTE([$Calculations.$D193])" office:value-type="float" office:value="0" calcext:value-type="float">
            <text:p>0</text:p>
          </table:table-cell>
          <table:table-cell table:number-columns-repeated="16379"/>
        </table:table-row>
        <table:table-row table:style-name="ro1">
          <table:table-cell office:value-type="float" office:value="495" calcext:value-type="float">
            <text:p>495</text:p>
          </table:table-cell>
          <table:table-cell table:style-name="ce21" table:formula="of:=NOW()" office:value-type="date" office:date-value="2024-07-09T04:16:15.33" calcext:value-type="date">
            <text:p>07/09/24 04:16 AM</text:p>
          </table:table-cell>
          <table:table-cell table:style-name="ce22" table:formula="of:=TIME(HOUR([$Calculations.$B194]);MINUTE([$Calculations.$B194]);SECOND([$Calculations.$B194]))" office:value-type="time" office:time-value="PT04H16M15S" calcext:value-type="time">
            <text:p>4:16 AM</text:p>
          </table:table-cell>
          <table:table-cell table:style-name="ce23" table:formula="of:=TIME(HOUR([$Starsheet.$C194]);(MINUTE([$Starsheet.$C194])+[$Starsheet.$B194]);0)" office:value-type="time" office:time-value="PT00H00M00S" calcext:value-type="time">
            <text:p>12:00 AM</text:p>
          </table:table-cell>
          <table:table-cell table:formula="of:=MINUTE([$Calculations.$D194])" office:value-type="float" office:value="0" calcext:value-type="float">
            <text:p>0</text:p>
          </table:table-cell>
          <table:table-cell table:number-columns-repeated="16379"/>
        </table:table-row>
        <table:table-row table:style-name="ro1">
          <table:table-cell office:value-type="float" office:value="496" calcext:value-type="float">
            <text:p>496</text:p>
          </table:table-cell>
          <table:table-cell table:style-name="ce21" table:formula="of:=NOW()" office:value-type="date" office:date-value="2024-07-09T04:16:15.33" calcext:value-type="date">
            <text:p>07/09/24 04:16 AM</text:p>
          </table:table-cell>
          <table:table-cell table:style-name="ce22" table:formula="of:=TIME(HOUR([$Calculations.$B195]);MINUTE([$Calculations.$B195]);SECOND([$Calculations.$B195]))" office:value-type="time" office:time-value="PT04H16M15S" calcext:value-type="time">
            <text:p>4:16 AM</text:p>
          </table:table-cell>
          <table:table-cell table:style-name="ce23" table:formula="of:=TIME(HOUR([$Starsheet.$C195]);(MINUTE([$Starsheet.$C195])+[$Starsheet.$B195]);0)" office:value-type="time" office:time-value="PT00H00M00S" calcext:value-type="time">
            <text:p>12:00 AM</text:p>
          </table:table-cell>
          <table:table-cell table:formula="of:=MINUTE([$Calculations.$D195])" office:value-type="float" office:value="0" calcext:value-type="float">
            <text:p>0</text:p>
          </table:table-cell>
          <table:table-cell table:number-columns-repeated="16379"/>
        </table:table-row>
        <table:table-row table:style-name="ro1">
          <table:table-cell office:value-type="float" office:value="497" calcext:value-type="float">
            <text:p>497</text:p>
          </table:table-cell>
          <table:table-cell table:style-name="ce21" table:formula="of:=NOW()" office:value-type="date" office:date-value="2024-07-09T04:16:15.33" calcext:value-type="date">
            <text:p>07/09/24 04:16 AM</text:p>
          </table:table-cell>
          <table:table-cell table:style-name="ce22" table:formula="of:=TIME(HOUR([$Calculations.$B196]);MINUTE([$Calculations.$B196]);SECOND([$Calculations.$B196]))" office:value-type="time" office:time-value="PT04H16M15S" calcext:value-type="time">
            <text:p>4:16 AM</text:p>
          </table:table-cell>
          <table:table-cell table:style-name="ce23" table:formula="of:=TIME(HOUR([$Starsheet.$C196]);(MINUTE([$Starsheet.$C196])+[$Starsheet.$B196]);0)" office:value-type="time" office:time-value="PT00H00M00S" calcext:value-type="time">
            <text:p>12:00 AM</text:p>
          </table:table-cell>
          <table:table-cell table:formula="of:=MINUTE([$Calculations.$D196])" office:value-type="float" office:value="0" calcext:value-type="float">
            <text:p>0</text:p>
          </table:table-cell>
          <table:table-cell table:number-columns-repeated="16379"/>
        </table:table-row>
        <table:table-row table:style-name="ro1">
          <table:table-cell office:value-type="float" office:value="498" calcext:value-type="float">
            <text:p>498</text:p>
          </table:table-cell>
          <table:table-cell table:style-name="ce21" table:formula="of:=NOW()" office:value-type="date" office:date-value="2024-07-09T04:16:15.33" calcext:value-type="date">
            <text:p>07/09/24 04:16 AM</text:p>
          </table:table-cell>
          <table:table-cell table:style-name="ce22" table:formula="of:=TIME(HOUR([$Calculations.$B197]);MINUTE([$Calculations.$B197]);SECOND([$Calculations.$B197]))" office:value-type="time" office:time-value="PT04H16M15S" calcext:value-type="time">
            <text:p>4:16 AM</text:p>
          </table:table-cell>
          <table:table-cell table:style-name="ce23" table:formula="of:=TIME(HOUR([$Starsheet.$C197]);(MINUTE([$Starsheet.$C197])+[$Starsheet.$B197]);0)" office:value-type="time" office:time-value="PT00H00M00S" calcext:value-type="time">
            <text:p>12:00 AM</text:p>
          </table:table-cell>
          <table:table-cell table:formula="of:=MINUTE([$Calculations.$D197])" office:value-type="float" office:value="0" calcext:value-type="float">
            <text:p>0</text:p>
          </table:table-cell>
          <table:table-cell table:number-columns-repeated="16379"/>
        </table:table-row>
        <table:table-row table:style-name="ro1">
          <table:table-cell office:value-type="float" office:value="499" calcext:value-type="float">
            <text:p>499</text:p>
          </table:table-cell>
          <table:table-cell table:style-name="ce21" table:formula="of:=NOW()" office:value-type="date" office:date-value="2024-07-09T04:16:15.33" calcext:value-type="date">
            <text:p>07/09/24 04:16 AM</text:p>
          </table:table-cell>
          <table:table-cell table:style-name="ce22" table:formula="of:=TIME(HOUR([$Calculations.$B198]);MINUTE([$Calculations.$B198]);SECOND([$Calculations.$B198]))" office:value-type="time" office:time-value="PT04H16M15S" calcext:value-type="time">
            <text:p>4:16 AM</text:p>
          </table:table-cell>
          <table:table-cell table:style-name="ce23" table:formula="of:=TIME(HOUR([$Starsheet.$C198]);(MINUTE([$Starsheet.$C198])+[$Starsheet.$B198]);0)" office:value-type="time" office:time-value="PT00H00M00S" calcext:value-type="time">
            <text:p>12:00 AM</text:p>
          </table:table-cell>
          <table:table-cell table:formula="of:=MINUTE([$Calculations.$D198])" office:value-type="float" office:value="0" calcext:value-type="float">
            <text:p>0</text:p>
          </table:table-cell>
          <table:table-cell table:number-columns-repeated="16379"/>
        </table:table-row>
        <table:table-row table:style-name="ro1">
          <table:table-cell office:value-type="float" office:value="500" calcext:value-type="float">
            <text:p>500</text:p>
          </table:table-cell>
          <table:table-cell table:style-name="ce21" table:formula="of:=NOW()" office:value-type="date" office:date-value="2024-07-09T04:16:15.33" calcext:value-type="date">
            <text:p>07/09/24 04:16 AM</text:p>
          </table:table-cell>
          <table:table-cell table:style-name="ce22" table:formula="of:=TIME(HOUR([$Calculations.$B199]);MINUTE([$Calculations.$B199]);SECOND([$Calculations.$B199]))" office:value-type="time" office:time-value="PT04H16M15S" calcext:value-type="time">
            <text:p>4:16 AM</text:p>
          </table:table-cell>
          <table:table-cell table:style-name="ce23" table:formula="of:=TIME(HOUR([$Starsheet.$C199]);(MINUTE([$Starsheet.$C199])+[$Starsheet.$B199]);0)" office:value-type="time" office:time-value="PT00H00M00S" calcext:value-type="time">
            <text:p>12:00 AM</text:p>
          </table:table-cell>
          <table:table-cell table:formula="of:=MINUTE([$Calculations.$D199])" office:value-type="float" office:value="0" calcext:value-type="float">
            <text:p>0</text:p>
          </table:table-cell>
          <table:table-cell table:number-columns-repeated="16379"/>
        </table:table-row>
        <table:table-row table:style-name="ro1">
          <table:table-cell office:value-type="float" office:value="501" calcext:value-type="float">
            <text:p>501</text:p>
          </table:table-cell>
          <table:table-cell table:style-name="ce21" table:formula="of:=NOW()" office:value-type="date" office:date-value="2024-07-09T04:16:15.33" calcext:value-type="date">
            <text:p>07/09/24 04:16 AM</text:p>
          </table:table-cell>
          <table:table-cell table:style-name="ce22" table:formula="of:=TIME(HOUR([$Calculations.$B200]);MINUTE([$Calculations.$B200]);SECOND([$Calculations.$B200]))" office:value-type="time" office:time-value="PT04H16M15S" calcext:value-type="time">
            <text:p>4:16 AM</text:p>
          </table:table-cell>
          <table:table-cell table:style-name="ce23" table:formula="of:=TIME(HOUR([$Starsheet.$C200]);(MINUTE([$Starsheet.$C200])+[$Starsheet.$B200]);0)" office:value-type="time" office:time-value="PT00H00M00S" calcext:value-type="time">
            <text:p>12:00 AM</text:p>
          </table:table-cell>
          <table:table-cell table:formula="of:=MINUTE([$Calculations.$D200])" office:value-type="float" office:value="0" calcext:value-type="float">
            <text:p>0</text:p>
          </table:table-cell>
          <table:table-cell table:number-columns-repeated="16379"/>
        </table:table-row>
        <table:table-row table:style-name="ro1">
          <table:table-cell office:value-type="float" office:value="502" calcext:value-type="float">
            <text:p>502</text:p>
          </table:table-cell>
          <table:table-cell table:style-name="ce21" table:formula="of:=NOW()" office:value-type="date" office:date-value="2024-07-09T04:16:15.33" calcext:value-type="date">
            <text:p>07/09/24 04:16 AM</text:p>
          </table:table-cell>
          <table:table-cell table:style-name="ce22" table:formula="of:=TIME(HOUR([$Calculations.$B201]);MINUTE([$Calculations.$B201]);SECOND([$Calculations.$B201]))" office:value-type="time" office:time-value="PT04H16M15S" calcext:value-type="time">
            <text:p>4:16 AM</text:p>
          </table:table-cell>
          <table:table-cell table:style-name="ce23" table:formula="of:=TIME(HOUR([$Starsheet.$C201]);(MINUTE([$Starsheet.$C201])+[$Starsheet.$B201]);0)" office:value-type="time" office:time-value="PT00H00M00S" calcext:value-type="time">
            <text:p>12:00 AM</text:p>
          </table:table-cell>
          <table:table-cell table:formula="of:=MINUTE([$Calculations.$D201])" office:value-type="float" office:value="0" calcext:value-type="float">
            <text:p>0</text:p>
          </table:table-cell>
          <table:table-cell table:number-columns-repeated="16379"/>
        </table:table-row>
        <table:table-row table:style-name="ro2">
          <table:table-cell office:value-type="float" office:value="503" calcext:value-type="float">
            <text:p>503</text:p>
          </table:table-cell>
          <table:table-cell table:style-name="ce21" table:formula="of:=NOW()" office:value-type="date" office:date-value="2024-07-09T04:16:15.33" calcext:value-type="date">
            <text:p>07/09/24 04:16 AM</text:p>
          </table:table-cell>
          <table:table-cell table:style-name="ce22" table:formula="of:=TIME(HOUR([$Calculations.$B202]);MINUTE([$Calculations.$B202]);SECOND([$Calculations.$B202]))" office:value-type="time" office:time-value="PT04H16M15S" calcext:value-type="time">
            <text:p>4:16 AM</text:p>
          </table:table-cell>
          <table:table-cell table:style-name="ce23" table:formula="of:=TIME(HOUR([$Starsheet.$C202]);(MINUTE([$Starsheet.$C202])+[$Starsheet.$B202]);0)" office:value-type="time" office:time-value="PT00H00M00S" calcext:value-type="time">
            <text:p>12:00 AM</text:p>
          </table:table-cell>
          <table:table-cell table:formula="of:=MINUTE([$Calculations.$D202])" office:value-type="float" office:value="0" calcext:value-type="float">
            <text:p>0</text:p>
          </table:table-cell>
          <table:table-cell table:number-columns-repeated="16379"/>
        </table:table-row>
        <table:table-row table:style-name="ro2">
          <table:table-cell office:value-type="float" office:value="504" calcext:value-type="float">
            <text:p>504</text:p>
          </table:table-cell>
          <table:table-cell table:style-name="ce21" table:formula="of:=NOW()" office:value-type="date" office:date-value="2024-07-09T04:16:15.33" calcext:value-type="date">
            <text:p>07/09/24 04:16 AM</text:p>
          </table:table-cell>
          <table:table-cell table:style-name="ce22" table:formula="of:=TIME(HOUR([$Calculations.$B203]);MINUTE([$Calculations.$B203]);SECOND([$Calculations.$B203]))" office:value-type="time" office:time-value="PT04H16M15S" calcext:value-type="time">
            <text:p>4:16 AM</text:p>
          </table:table-cell>
          <table:table-cell table:style-name="ce23" table:formula="of:=TIME(HOUR([$Starsheet.$C203]);(MINUTE([$Starsheet.$C203])+[$Starsheet.$B203]);0)" office:value-type="time" office:time-value="PT00H00M00S" calcext:value-type="time">
            <text:p>12:00 AM</text:p>
          </table:table-cell>
          <table:table-cell table:formula="of:=MINUTE([$Calculations.$D203])" office:value-type="float" office:value="0" calcext:value-type="float">
            <text:p>0</text:p>
          </table:table-cell>
          <table:table-cell table:number-columns-repeated="16379"/>
        </table:table-row>
        <table:table-row table:style-name="ro2">
          <table:table-cell office:value-type="float" office:value="505" calcext:value-type="float">
            <text:p>505</text:p>
          </table:table-cell>
          <table:table-cell table:style-name="ce21" table:formula="of:=NOW()" office:value-type="date" office:date-value="2024-07-09T04:16:15.33" calcext:value-type="date">
            <text:p>07/09/24 04:16 AM</text:p>
          </table:table-cell>
          <table:table-cell table:style-name="ce22" table:formula="of:=TIME(HOUR([$Calculations.$B204]);MINUTE([$Calculations.$B204]);SECOND([$Calculations.$B204]))" office:value-type="time" office:time-value="PT04H16M15S" calcext:value-type="time">
            <text:p>4:16 AM</text:p>
          </table:table-cell>
          <table:table-cell table:style-name="ce23" table:formula="of:=TIME(HOUR([$Starsheet.$C204]);(MINUTE([$Starsheet.$C204])+[$Starsheet.$B204]);0)" office:value-type="time" office:time-value="PT00H00M00S" calcext:value-type="time">
            <text:p>12:00 AM</text:p>
          </table:table-cell>
          <table:table-cell table:formula="of:=MINUTE([$Calculations.$D204])" office:value-type="float" office:value="0" calcext:value-type="float">
            <text:p>0</text:p>
          </table:table-cell>
          <table:table-cell table:number-columns-repeated="16379"/>
        </table:table-row>
        <table:table-row table:style-name="ro2">
          <table:table-cell office:value-type="float" office:value="506" calcext:value-type="float">
            <text:p>506</text:p>
          </table:table-cell>
          <table:table-cell table:style-name="ce21" table:formula="of:=NOW()" office:value-type="date" office:date-value="2024-07-09T04:16:15.33" calcext:value-type="date">
            <text:p>07/09/24 04:16 AM</text:p>
          </table:table-cell>
          <table:table-cell table:style-name="ce22" table:formula="of:=TIME(HOUR([$Calculations.$B205]);MINUTE([$Calculations.$B205]);SECOND([$Calculations.$B205]))" office:value-type="time" office:time-value="PT04H16M15S" calcext:value-type="time">
            <text:p>4:16 AM</text:p>
          </table:table-cell>
          <table:table-cell table:style-name="ce23" table:formula="of:=TIME(HOUR([$Starsheet.$C205]);(MINUTE([$Starsheet.$C205])+[$Starsheet.$B205]);0)" office:value-type="time" office:time-value="PT00H00M00S" calcext:value-type="time">
            <text:p>12:00 AM</text:p>
          </table:table-cell>
          <table:table-cell table:formula="of:=MINUTE([$Calculations.$D205])" office:value-type="float" office:value="0" calcext:value-type="float">
            <text:p>0</text:p>
          </table:table-cell>
          <table:table-cell table:number-columns-repeated="16379"/>
        </table:table-row>
        <table:table-row table:style-name="ro2">
          <table:table-cell office:value-type="float" office:value="507" calcext:value-type="float">
            <text:p>507</text:p>
          </table:table-cell>
          <table:table-cell table:style-name="ce21" table:formula="of:=NOW()" office:value-type="date" office:date-value="2024-07-09T04:16:15.33" calcext:value-type="date">
            <text:p>07/09/24 04:16 AM</text:p>
          </table:table-cell>
          <table:table-cell table:style-name="ce22" table:formula="of:=TIME(HOUR([$Calculations.$B206]);MINUTE([$Calculations.$B206]);SECOND([$Calculations.$B206]))" office:value-type="time" office:time-value="PT04H16M15S" calcext:value-type="time">
            <text:p>4:16 AM</text:p>
          </table:table-cell>
          <table:table-cell table:style-name="ce23" table:formula="of:=TIME(HOUR([$Starsheet.$C206]);(MINUTE([$Starsheet.$C206])+[$Starsheet.$B206]);0)" office:value-type="time" office:time-value="PT00H00M00S" calcext:value-type="time">
            <text:p>12:00 AM</text:p>
          </table:table-cell>
          <table:table-cell table:formula="of:=MINUTE([$Calculations.$D206])" office:value-type="float" office:value="0" calcext:value-type="float">
            <text:p>0</text:p>
          </table:table-cell>
          <table:table-cell table:number-columns-repeated="16379"/>
        </table:table-row>
        <table:table-row table:style-name="ro2">
          <table:table-cell office:value-type="float" office:value="508" calcext:value-type="float">
            <text:p>508</text:p>
          </table:table-cell>
          <table:table-cell table:style-name="ce21" table:formula="of:=NOW()" office:value-type="date" office:date-value="2024-07-09T04:16:15.33" calcext:value-type="date">
            <text:p>07/09/24 04:16 AM</text:p>
          </table:table-cell>
          <table:table-cell table:style-name="ce22" table:formula="of:=TIME(HOUR([$Calculations.$B207]);MINUTE([$Calculations.$B207]);SECOND([$Calculations.$B207]))" office:value-type="time" office:time-value="PT04H16M15S" calcext:value-type="time">
            <text:p>4:16 AM</text:p>
          </table:table-cell>
          <table:table-cell table:style-name="ce23" table:formula="of:=TIME(HOUR([$Starsheet.$C207]);(MINUTE([$Starsheet.$C207])+[$Starsheet.$B207]);0)" office:value-type="time" office:time-value="PT00H00M00S" calcext:value-type="time">
            <text:p>12:00 AM</text:p>
          </table:table-cell>
          <table:table-cell table:formula="of:=MINUTE([$Calculations.$D207])" office:value-type="float" office:value="0" calcext:value-type="float">
            <text:p>0</text:p>
          </table:table-cell>
          <table:table-cell table:number-columns-repeated="16379"/>
        </table:table-row>
        <table:table-row table:style-name="ro2">
          <table:table-cell office:value-type="float" office:value="509" calcext:value-type="float">
            <text:p>509</text:p>
          </table:table-cell>
          <table:table-cell table:style-name="ce21" table:formula="of:=NOW()" office:value-type="date" office:date-value="2024-07-09T04:16:15.33" calcext:value-type="date">
            <text:p>07/09/24 04:16 AM</text:p>
          </table:table-cell>
          <table:table-cell table:style-name="ce22" table:formula="of:=TIME(HOUR([$Calculations.$B208]);MINUTE([$Calculations.$B208]);SECOND([$Calculations.$B208]))" office:value-type="time" office:time-value="PT04H16M15S" calcext:value-type="time">
            <text:p>4:16 AM</text:p>
          </table:table-cell>
          <table:table-cell table:style-name="ce23" table:formula="of:=TIME(HOUR([$Starsheet.$C208]);(MINUTE([$Starsheet.$C208])+[$Starsheet.$B208]);0)" office:value-type="time" office:time-value="PT00H00M00S" calcext:value-type="time">
            <text:p>12:00 AM</text:p>
          </table:table-cell>
          <table:table-cell table:formula="of:=MINUTE([$Calculations.$D208])" office:value-type="float" office:value="0" calcext:value-type="float">
            <text:p>0</text:p>
          </table:table-cell>
          <table:table-cell table:number-columns-repeated="16379"/>
        </table:table-row>
        <table:table-row table:style-name="ro2">
          <table:table-cell office:value-type="float" office:value="510" calcext:value-type="float">
            <text:p>510</text:p>
          </table:table-cell>
          <table:table-cell table:style-name="ce21" table:formula="of:=NOW()" office:value-type="date" office:date-value="2024-07-09T04:16:15.33" calcext:value-type="date">
            <text:p>07/09/24 04:16 AM</text:p>
          </table:table-cell>
          <table:table-cell table:style-name="ce22" table:formula="of:=TIME(HOUR([$Calculations.$B209]);MINUTE([$Calculations.$B209]);SECOND([$Calculations.$B209]))" office:value-type="time" office:time-value="PT04H16M15S" calcext:value-type="time">
            <text:p>4:16 AM</text:p>
          </table:table-cell>
          <table:table-cell table:style-name="ce23" table:formula="of:=TIME(HOUR([$Starsheet.$C209]);(MINUTE([$Starsheet.$C209])+[$Starsheet.$B209]);0)" office:value-type="time" office:time-value="PT00H00M00S" calcext:value-type="time">
            <text:p>12:00 AM</text:p>
          </table:table-cell>
          <table:table-cell table:formula="of:=MINUTE([$Calculations.$D209])" office:value-type="float" office:value="0" calcext:value-type="float">
            <text:p>0</text:p>
          </table:table-cell>
          <table:table-cell table:number-columns-repeated="16379"/>
        </table:table-row>
        <table:table-row table:style-name="ro2">
          <table:table-cell office:value-type="float" office:value="511" calcext:value-type="float">
            <text:p>511</text:p>
          </table:table-cell>
          <table:table-cell table:style-name="ce21" table:formula="of:=NOW()" office:value-type="date" office:date-value="2024-07-09T04:16:15.33" calcext:value-type="date">
            <text:p>07/09/24 04:16 AM</text:p>
          </table:table-cell>
          <table:table-cell table:style-name="ce22" table:formula="of:=TIME(HOUR([$Calculations.$B210]);MINUTE([$Calculations.$B210]);SECOND([$Calculations.$B210]))" office:value-type="time" office:time-value="PT04H16M15S" calcext:value-type="time">
            <text:p>4:16 AM</text:p>
          </table:table-cell>
          <table:table-cell table:style-name="ce23" table:formula="of:=TIME(HOUR([$Starsheet.$C210]);(MINUTE([$Starsheet.$C210])+[$Starsheet.$B210]);0)" office:value-type="time" office:time-value="PT00H00M00S" calcext:value-type="time">
            <text:p>12:00 AM</text:p>
          </table:table-cell>
          <table:table-cell table:formula="of:=MINUTE([$Calculations.$D210])" office:value-type="float" office:value="0" calcext:value-type="float">
            <text:p>0</text:p>
          </table:table-cell>
          <table:table-cell table:number-columns-repeated="16379"/>
        </table:table-row>
        <table:table-row table:style-name="ro2">
          <table:table-cell office:value-type="float" office:value="512" calcext:value-type="float">
            <text:p>512</text:p>
          </table:table-cell>
          <table:table-cell table:style-name="ce21" table:formula="of:=NOW()" office:value-type="date" office:date-value="2024-07-09T04:16:15.33" calcext:value-type="date">
            <text:p>07/09/24 04:16 AM</text:p>
          </table:table-cell>
          <table:table-cell table:style-name="ce22" table:formula="of:=TIME(HOUR([$Calculations.$B211]);MINUTE([$Calculations.$B211]);SECOND([$Calculations.$B211]))" office:value-type="time" office:time-value="PT04H16M15S" calcext:value-type="time">
            <text:p>4:16 AM</text:p>
          </table:table-cell>
          <table:table-cell table:style-name="ce23" table:formula="of:=TIME(HOUR([$Starsheet.$C211]);(MINUTE([$Starsheet.$C211])+[$Starsheet.$B211]);0)" office:value-type="time" office:time-value="PT00H00M00S" calcext:value-type="time">
            <text:p>12:00 AM</text:p>
          </table:table-cell>
          <table:table-cell table:formula="of:=MINUTE([$Calculations.$D211])" office:value-type="float" office:value="0" calcext:value-type="float">
            <text:p>0</text:p>
          </table:table-cell>
          <table:table-cell table:number-columns-repeated="16379"/>
        </table:table-row>
        <table:table-row table:style-name="ro2">
          <table:table-cell office:value-type="float" office:value="513" calcext:value-type="float">
            <text:p>513</text:p>
          </table:table-cell>
          <table:table-cell table:style-name="ce21" table:formula="of:=NOW()" office:value-type="date" office:date-value="2024-07-09T04:16:15.33" calcext:value-type="date">
            <text:p>07/09/24 04:16 AM</text:p>
          </table:table-cell>
          <table:table-cell table:style-name="ce22" table:formula="of:=TIME(HOUR([$Calculations.$B212]);MINUTE([$Calculations.$B212]);SECOND([$Calculations.$B212]))" office:value-type="time" office:time-value="PT04H16M15S" calcext:value-type="time">
            <text:p>4:16 AM</text:p>
          </table:table-cell>
          <table:table-cell table:style-name="ce23" table:formula="of:=TIME(HOUR([$Starsheet.$C212]);(MINUTE([$Starsheet.$C212])+[$Starsheet.$B212]);0)" office:value-type="time" office:time-value="PT00H00M00S" calcext:value-type="time">
            <text:p>12:00 AM</text:p>
          </table:table-cell>
          <table:table-cell table:formula="of:=MINUTE([$Calculations.$D212])" office:value-type="float" office:value="0" calcext:value-type="float">
            <text:p>0</text:p>
          </table:table-cell>
          <table:table-cell table:number-columns-repeated="16379"/>
        </table:table-row>
        <table:table-row table:style-name="ro2">
          <table:table-cell office:value-type="float" office:value="514" calcext:value-type="float">
            <text:p>514</text:p>
          </table:table-cell>
          <table:table-cell table:style-name="ce21" table:formula="of:=NOW()" office:value-type="date" office:date-value="2024-07-09T04:16:15.33" calcext:value-type="date">
            <text:p>07/09/24 04:16 AM</text:p>
          </table:table-cell>
          <table:table-cell table:style-name="ce22" table:formula="of:=TIME(HOUR([$Calculations.$B213]);MINUTE([$Calculations.$B213]);SECOND([$Calculations.$B213]))" office:value-type="time" office:time-value="PT04H16M15S" calcext:value-type="time">
            <text:p>4:16 AM</text:p>
          </table:table-cell>
          <table:table-cell table:style-name="ce23" table:formula="of:=TIME(HOUR([$Starsheet.$C213]);(MINUTE([$Starsheet.$C213])+[$Starsheet.$B213]);0)" office:value-type="time" office:time-value="PT00H00M00S" calcext:value-type="time">
            <text:p>12:00 AM</text:p>
          </table:table-cell>
          <table:table-cell table:formula="of:=MINUTE([$Calculations.$D213])" office:value-type="float" office:value="0" calcext:value-type="float">
            <text:p>0</text:p>
          </table:table-cell>
          <table:table-cell table:number-columns-repeated="16379"/>
        </table:table-row>
        <table:table-row table:style-name="ro2">
          <table:table-cell office:value-type="float" office:value="515" calcext:value-type="float">
            <text:p>515</text:p>
          </table:table-cell>
          <table:table-cell table:style-name="ce21" table:formula="of:=NOW()" office:value-type="date" office:date-value="2024-07-09T04:16:15.33" calcext:value-type="date">
            <text:p>07/09/24 04:16 AM</text:p>
          </table:table-cell>
          <table:table-cell table:style-name="ce22" table:formula="of:=TIME(HOUR([$Calculations.$B214]);MINUTE([$Calculations.$B214]);SECOND([$Calculations.$B214]))" office:value-type="time" office:time-value="PT04H16M15S" calcext:value-type="time">
            <text:p>4:16 AM</text:p>
          </table:table-cell>
          <table:table-cell table:style-name="ce23" table:formula="of:=TIME(HOUR([$Starsheet.$C214]);(MINUTE([$Starsheet.$C214])+[$Starsheet.$B214]);0)" office:value-type="time" office:time-value="PT00H00M00S" calcext:value-type="time">
            <text:p>12:00 AM</text:p>
          </table:table-cell>
          <table:table-cell table:formula="of:=MINUTE([$Calculations.$D214])" office:value-type="float" office:value="0" calcext:value-type="float">
            <text:p>0</text:p>
          </table:table-cell>
          <table:table-cell table:number-columns-repeated="16379"/>
        </table:table-row>
        <table:table-row table:style-name="ro2">
          <table:table-cell office:value-type="float" office:value="516" calcext:value-type="float">
            <text:p>516</text:p>
          </table:table-cell>
          <table:table-cell table:style-name="ce21" table:formula="of:=NOW()" office:value-type="date" office:date-value="2024-07-09T04:16:15.33" calcext:value-type="date">
            <text:p>07/09/24 04:16 AM</text:p>
          </table:table-cell>
          <table:table-cell table:style-name="ce22" table:formula="of:=TIME(HOUR([$Calculations.$B215]);MINUTE([$Calculations.$B215]);SECOND([$Calculations.$B215]))" office:value-type="time" office:time-value="PT04H16M15S" calcext:value-type="time">
            <text:p>4:16 AM</text:p>
          </table:table-cell>
          <table:table-cell table:style-name="ce23" table:formula="of:=TIME(HOUR([$Starsheet.$C215]);(MINUTE([$Starsheet.$C215])+[$Starsheet.$B215]);0)" office:value-type="time" office:time-value="PT00H00M00S" calcext:value-type="time">
            <text:p>12:00 AM</text:p>
          </table:table-cell>
          <table:table-cell table:formula="of:=MINUTE([$Calculations.$D215])" office:value-type="float" office:value="0" calcext:value-type="float">
            <text:p>0</text:p>
          </table:table-cell>
          <table:table-cell table:number-columns-repeated="16379"/>
        </table:table-row>
        <table:table-row table:style-name="ro2">
          <table:table-cell office:value-type="float" office:value="517" calcext:value-type="float">
            <text:p>517</text:p>
          </table:table-cell>
          <table:table-cell table:style-name="ce21" table:formula="of:=NOW()" office:value-type="date" office:date-value="2024-07-09T04:16:15.33" calcext:value-type="date">
            <text:p>07/09/24 04:16 AM</text:p>
          </table:table-cell>
          <table:table-cell table:style-name="ce22" table:formula="of:=TIME(HOUR([$Calculations.$B216]);MINUTE([$Calculations.$B216]);SECOND([$Calculations.$B216]))" office:value-type="time" office:time-value="PT04H16M15S" calcext:value-type="time">
            <text:p>4:16 AM</text:p>
          </table:table-cell>
          <table:table-cell table:style-name="ce23" table:formula="of:=TIME(HOUR([$Starsheet.$C216]);(MINUTE([$Starsheet.$C216])+[$Starsheet.$B216]);0)" office:value-type="time" office:time-value="PT00H00M00S" calcext:value-type="time">
            <text:p>12:00 AM</text:p>
          </table:table-cell>
          <table:table-cell table:formula="of:=MINUTE([$Calculations.$D216])" office:value-type="float" office:value="0" calcext:value-type="float">
            <text:p>0</text:p>
          </table:table-cell>
          <table:table-cell table:number-columns-repeated="16379"/>
        </table:table-row>
        <table:table-row table:style-name="ro2">
          <table:table-cell office:value-type="float" office:value="518" calcext:value-type="float">
            <text:p>518</text:p>
          </table:table-cell>
          <table:table-cell table:style-name="ce21" table:formula="of:=NOW()" office:value-type="date" office:date-value="2024-07-09T04:16:15.33" calcext:value-type="date">
            <text:p>07/09/24 04:16 AM</text:p>
          </table:table-cell>
          <table:table-cell table:style-name="ce22" table:formula="of:=TIME(HOUR([$Calculations.$B217]);MINUTE([$Calculations.$B217]);SECOND([$Calculations.$B217]))" office:value-type="time" office:time-value="PT04H16M15S" calcext:value-type="time">
            <text:p>4:16 AM</text:p>
          </table:table-cell>
          <table:table-cell table:style-name="ce23" table:formula="of:=TIME(HOUR([$Starsheet.$C217]);(MINUTE([$Starsheet.$C217])+[$Starsheet.$B217]);0)" office:value-type="time" office:time-value="PT00H00M00S" calcext:value-type="time">
            <text:p>12:00 AM</text:p>
          </table:table-cell>
          <table:table-cell table:formula="of:=MINUTE([$Calculations.$D217])" office:value-type="float" office:value="0" calcext:value-type="float">
            <text:p>0</text:p>
          </table:table-cell>
          <table:table-cell table:number-columns-repeated="16379"/>
        </table:table-row>
        <table:table-row table:style-name="ro2">
          <table:table-cell office:value-type="float" office:value="519" calcext:value-type="float">
            <text:p>519</text:p>
          </table:table-cell>
          <table:table-cell table:style-name="ce21" table:formula="of:=NOW()" office:value-type="date" office:date-value="2024-07-09T04:16:15.33" calcext:value-type="date">
            <text:p>07/09/24 04:16 AM</text:p>
          </table:table-cell>
          <table:table-cell table:style-name="ce22" table:formula="of:=TIME(HOUR([$Calculations.$B218]);MINUTE([$Calculations.$B218]);SECOND([$Calculations.$B218]))" office:value-type="time" office:time-value="PT04H16M15S" calcext:value-type="time">
            <text:p>4:16 AM</text:p>
          </table:table-cell>
          <table:table-cell table:style-name="ce23" table:formula="of:=TIME(HOUR([$Starsheet.$C218]);(MINUTE([$Starsheet.$C218])+[$Starsheet.$B218]);0)" office:value-type="time" office:time-value="PT00H00M00S" calcext:value-type="time">
            <text:p>12:00 AM</text:p>
          </table:table-cell>
          <table:table-cell table:formula="of:=MINUTE([$Calculations.$D218])" office:value-type="float" office:value="0" calcext:value-type="float">
            <text:p>0</text:p>
          </table:table-cell>
          <table:table-cell table:number-columns-repeated="16379"/>
        </table:table-row>
        <table:table-row table:style-name="ro2">
          <table:table-cell office:value-type="float" office:value="520" calcext:value-type="float">
            <text:p>520</text:p>
          </table:table-cell>
          <table:table-cell table:style-name="ce21" table:formula="of:=NOW()" office:value-type="date" office:date-value="2024-07-09T04:16:15.33" calcext:value-type="date">
            <text:p>07/09/24 04:16 AM</text:p>
          </table:table-cell>
          <table:table-cell table:style-name="ce22" table:formula="of:=TIME(HOUR([$Calculations.$B219]);MINUTE([$Calculations.$B219]);SECOND([$Calculations.$B219]))" office:value-type="time" office:time-value="PT04H16M15S" calcext:value-type="time">
            <text:p>4:16 AM</text:p>
          </table:table-cell>
          <table:table-cell table:style-name="ce23" table:formula="of:=TIME(HOUR([$Starsheet.$C219]);(MINUTE([$Starsheet.$C219])+[$Starsheet.$B219]);0)" office:value-type="time" office:time-value="PT00H00M00S" calcext:value-type="time">
            <text:p>12:00 AM</text:p>
          </table:table-cell>
          <table:table-cell table:formula="of:=MINUTE([$Calculations.$D219])" office:value-type="float" office:value="0" calcext:value-type="float">
            <text:p>0</text:p>
          </table:table-cell>
          <table:table-cell table:number-columns-repeated="16379"/>
        </table:table-row>
        <table:table-row table:style-name="ro2">
          <table:table-cell office:value-type="float" office:value="521" calcext:value-type="float">
            <text:p>521</text:p>
          </table:table-cell>
          <table:table-cell table:style-name="ce21" table:formula="of:=NOW()" office:value-type="date" office:date-value="2024-07-09T04:16:15.33" calcext:value-type="date">
            <text:p>07/09/24 04:16 AM</text:p>
          </table:table-cell>
          <table:table-cell table:style-name="ce22" table:formula="of:=TIME(HOUR([$Calculations.$B220]);MINUTE([$Calculations.$B220]);SECOND([$Calculations.$B220]))" office:value-type="time" office:time-value="PT04H16M15S" calcext:value-type="time">
            <text:p>4:16 AM</text:p>
          </table:table-cell>
          <table:table-cell table:style-name="ce23" table:formula="of:=TIME(HOUR([$Starsheet.$C220]);(MINUTE([$Starsheet.$C220])+[$Starsheet.$B220]);0)" office:value-type="time" office:time-value="PT00H00M00S" calcext:value-type="time">
            <text:p>12:00 AM</text:p>
          </table:table-cell>
          <table:table-cell table:formula="of:=MINUTE([$Calculations.$D220])" office:value-type="float" office:value="0" calcext:value-type="float">
            <text:p>0</text:p>
          </table:table-cell>
          <table:table-cell table:number-columns-repeated="16379"/>
        </table:table-row>
        <table:table-row table:style-name="ro2">
          <table:table-cell office:value-type="float" office:value="522" calcext:value-type="float">
            <text:p>522</text:p>
          </table:table-cell>
          <table:table-cell table:style-name="ce21" table:formula="of:=NOW()" office:value-type="date" office:date-value="2024-07-09T04:16:15.33" calcext:value-type="date">
            <text:p>07/09/24 04:16 AM</text:p>
          </table:table-cell>
          <table:table-cell table:style-name="ce22" table:formula="of:=TIME(HOUR([$Calculations.$B221]);MINUTE([$Calculations.$B221]);SECOND([$Calculations.$B221]))" office:value-type="time" office:time-value="PT04H16M15S" calcext:value-type="time">
            <text:p>4:16 AM</text:p>
          </table:table-cell>
          <table:table-cell table:style-name="ce23" table:formula="of:=TIME(HOUR([$Starsheet.$C221]);(MINUTE([$Starsheet.$C221])+[$Starsheet.$B221]);0)" office:value-type="time" office:time-value="PT00H00M00S" calcext:value-type="time">
            <text:p>12:00 AM</text:p>
          </table:table-cell>
          <table:table-cell table:formula="of:=MINUTE([$Calculations.$D221])" office:value-type="float" office:value="0" calcext:value-type="float">
            <text:p>0</text:p>
          </table:table-cell>
          <table:table-cell table:number-columns-repeated="16379"/>
        </table:table-row>
        <table:table-row table:style-name="ro2">
          <table:table-cell office:value-type="float" office:value="523" calcext:value-type="float">
            <text:p>523</text:p>
          </table:table-cell>
          <table:table-cell table:style-name="ce21" table:formula="of:=NOW()" office:value-type="date" office:date-value="2024-07-09T04:16:15.33" calcext:value-type="date">
            <text:p>07/09/24 04:16 AM</text:p>
          </table:table-cell>
          <table:table-cell table:style-name="ce22" table:formula="of:=TIME(HOUR([$Calculations.$B222]);MINUTE([$Calculations.$B222]);SECOND([$Calculations.$B222]))" office:value-type="time" office:time-value="PT04H16M15S" calcext:value-type="time">
            <text:p>4:16 AM</text:p>
          </table:table-cell>
          <table:table-cell table:style-name="ce23" table:formula="of:=TIME(HOUR([$Starsheet.$C222]);(MINUTE([$Starsheet.$C222])+[$Starsheet.$B222]);0)" office:value-type="time" office:time-value="PT00H00M00S" calcext:value-type="time">
            <text:p>12:00 AM</text:p>
          </table:table-cell>
          <table:table-cell table:formula="of:=MINUTE([$Calculations.$D222])" office:value-type="float" office:value="0" calcext:value-type="float">
            <text:p>0</text:p>
          </table:table-cell>
          <table:table-cell table:number-columns-repeated="16379"/>
        </table:table-row>
        <table:table-row table:style-name="ro2">
          <table:table-cell office:value-type="float" office:value="524" calcext:value-type="float">
            <text:p>524</text:p>
          </table:table-cell>
          <table:table-cell table:style-name="ce21" table:formula="of:=NOW()" office:value-type="date" office:date-value="2024-07-09T04:16:15.33" calcext:value-type="date">
            <text:p>07/09/24 04:16 AM</text:p>
          </table:table-cell>
          <table:table-cell table:style-name="ce22" table:formula="of:=TIME(HOUR([$Calculations.$B223]);MINUTE([$Calculations.$B223]);SECOND([$Calculations.$B223]))" office:value-type="time" office:time-value="PT04H16M15S" calcext:value-type="time">
            <text:p>4:16 AM</text:p>
          </table:table-cell>
          <table:table-cell table:style-name="ce23" table:formula="of:=TIME(HOUR([$Starsheet.$C223]);(MINUTE([$Starsheet.$C223])+[$Starsheet.$B223]);0)" office:value-type="time" office:time-value="PT00H00M00S" calcext:value-type="time">
            <text:p>12:00 AM</text:p>
          </table:table-cell>
          <table:table-cell table:formula="of:=MINUTE([$Calculations.$D223])" office:value-type="float" office:value="0" calcext:value-type="float">
            <text:p>0</text:p>
          </table:table-cell>
          <table:table-cell table:number-columns-repeated="16379"/>
        </table:table-row>
        <table:table-row table:style-name="ro2">
          <table:table-cell office:value-type="float" office:value="525" calcext:value-type="float">
            <text:p>525</text:p>
          </table:table-cell>
          <table:table-cell table:style-name="ce21" table:formula="of:=NOW()" office:value-type="date" office:date-value="2024-07-09T04:16:15.33" calcext:value-type="date">
            <text:p>07/09/24 04:16 AM</text:p>
          </table:table-cell>
          <table:table-cell table:style-name="ce22" table:formula="of:=TIME(HOUR([$Calculations.$B224]);MINUTE([$Calculations.$B224]);SECOND([$Calculations.$B224]))" office:value-type="time" office:time-value="PT04H16M15S" calcext:value-type="time">
            <text:p>4:16 AM</text:p>
          </table:table-cell>
          <table:table-cell table:style-name="ce23" table:formula="of:=TIME(HOUR([$Starsheet.$C224]);(MINUTE([$Starsheet.$C224])+[$Starsheet.$B224]);0)" office:value-type="time" office:time-value="PT00H00M00S" calcext:value-type="time">
            <text:p>12:00 AM</text:p>
          </table:table-cell>
          <table:table-cell table:formula="of:=MINUTE([$Calculations.$D224])" office:value-type="float" office:value="0" calcext:value-type="float">
            <text:p>0</text:p>
          </table:table-cell>
          <table:table-cell table:number-columns-repeated="16379"/>
        </table:table-row>
        <table:table-row table:style-name="ro2">
          <table:table-cell office:value-type="float" office:value="526" calcext:value-type="float">
            <text:p>526</text:p>
          </table:table-cell>
          <table:table-cell table:style-name="ce21" table:formula="of:=NOW()" office:value-type="date" office:date-value="2024-07-09T04:16:15.33" calcext:value-type="date">
            <text:p>07/09/24 04:16 AM</text:p>
          </table:table-cell>
          <table:table-cell table:style-name="ce22" table:formula="of:=TIME(HOUR([$Calculations.$B225]);MINUTE([$Calculations.$B225]);SECOND([$Calculations.$B225]))" office:value-type="time" office:time-value="PT04H16M15S" calcext:value-type="time">
            <text:p>4:16 AM</text:p>
          </table:table-cell>
          <table:table-cell table:style-name="ce23" table:formula="of:=TIME(HOUR([$Starsheet.$C225]);(MINUTE([$Starsheet.$C225])+[$Starsheet.$B225]);0)" office:value-type="time" office:time-value="PT00H00M00S" calcext:value-type="time">
            <text:p>12:00 AM</text:p>
          </table:table-cell>
          <table:table-cell table:formula="of:=MINUTE([$Calculations.$D225])" office:value-type="float" office:value="0" calcext:value-type="float">
            <text:p>0</text:p>
          </table:table-cell>
          <table:table-cell table:number-columns-repeated="16379"/>
        </table:table-row>
        <table:table-row table:style-name="ro2">
          <table:table-cell office:value-type="float" office:value="527" calcext:value-type="float">
            <text:p>527</text:p>
          </table:table-cell>
          <table:table-cell table:style-name="ce21" table:formula="of:=NOW()" office:value-type="date" office:date-value="2024-07-09T04:16:15.33" calcext:value-type="date">
            <text:p>07/09/24 04:16 AM</text:p>
          </table:table-cell>
          <table:table-cell table:style-name="ce22" table:formula="of:=TIME(HOUR([$Calculations.$B226]);MINUTE([$Calculations.$B226]);SECOND([$Calculations.$B226]))" office:value-type="time" office:time-value="PT04H16M15S" calcext:value-type="time">
            <text:p>4:16 AM</text:p>
          </table:table-cell>
          <table:table-cell table:style-name="ce23" table:formula="of:=TIME(HOUR([$Starsheet.$C226]);(MINUTE([$Starsheet.$C226])+[$Starsheet.$B226]);0)" office:value-type="time" office:time-value="PT00H00M00S" calcext:value-type="time">
            <text:p>12:00 AM</text:p>
          </table:table-cell>
          <table:table-cell table:formula="of:=MINUTE([$Calculations.$D226])" office:value-type="float" office:value="0" calcext:value-type="float">
            <text:p>0</text:p>
          </table:table-cell>
          <table:table-cell table:number-columns-repeated="16379"/>
        </table:table-row>
        <table:table-row table:style-name="ro2">
          <table:table-cell office:value-type="float" office:value="528" calcext:value-type="float">
            <text:p>528</text:p>
          </table:table-cell>
          <table:table-cell table:style-name="ce21" table:formula="of:=NOW()" office:value-type="date" office:date-value="2024-07-09T04:16:15.33" calcext:value-type="date">
            <text:p>07/09/24 04:16 AM</text:p>
          </table:table-cell>
          <table:table-cell table:style-name="ce22" table:formula="of:=TIME(HOUR([$Calculations.$B227]);MINUTE([$Calculations.$B227]);SECOND([$Calculations.$B227]))" office:value-type="time" office:time-value="PT04H16M15S" calcext:value-type="time">
            <text:p>4:16 AM</text:p>
          </table:table-cell>
          <table:table-cell table:style-name="ce23" table:formula="of:=TIME(HOUR([$Starsheet.$C227]);(MINUTE([$Starsheet.$C227])+[$Starsheet.$B227]);0)" office:value-type="time" office:time-value="PT00H00M00S" calcext:value-type="time">
            <text:p>12:00 AM</text:p>
          </table:table-cell>
          <table:table-cell table:formula="of:=MINUTE([$Calculations.$D227])" office:value-type="float" office:value="0" calcext:value-type="float">
            <text:p>0</text:p>
          </table:table-cell>
          <table:table-cell table:number-columns-repeated="16379"/>
        </table:table-row>
        <table:table-row table:style-name="ro2">
          <table:table-cell office:value-type="float" office:value="529" calcext:value-type="float">
            <text:p>529</text:p>
          </table:table-cell>
          <table:table-cell table:style-name="ce21" table:formula="of:=NOW()" office:value-type="date" office:date-value="2024-07-09T04:16:15.33" calcext:value-type="date">
            <text:p>07/09/24 04:16 AM</text:p>
          </table:table-cell>
          <table:table-cell table:style-name="ce22" table:formula="of:=TIME(HOUR([$Calculations.$B228]);MINUTE([$Calculations.$B228]);SECOND([$Calculations.$B228]))" office:value-type="time" office:time-value="PT04H16M15S" calcext:value-type="time">
            <text:p>4:16 AM</text:p>
          </table:table-cell>
          <table:table-cell table:style-name="ce23" table:formula="of:=TIME(HOUR([$Starsheet.$C228]);(MINUTE([$Starsheet.$C228])+[$Starsheet.$B228]);0)" office:value-type="time" office:time-value="PT00H00M00S" calcext:value-type="time">
            <text:p>12:00 AM</text:p>
          </table:table-cell>
          <table:table-cell table:formula="of:=MINUTE([$Calculations.$D228])" office:value-type="float" office:value="0" calcext:value-type="float">
            <text:p>0</text:p>
          </table:table-cell>
          <table:table-cell table:number-columns-repeated="16379"/>
        </table:table-row>
        <table:table-row table:style-name="ro2">
          <table:table-cell office:value-type="float" office:value="530" calcext:value-type="float">
            <text:p>530</text:p>
          </table:table-cell>
          <table:table-cell table:style-name="ce21" table:formula="of:=NOW()" office:value-type="date" office:date-value="2024-07-09T04:16:15.33" calcext:value-type="date">
            <text:p>07/09/24 04:16 AM</text:p>
          </table:table-cell>
          <table:table-cell table:style-name="ce22" table:formula="of:=TIME(HOUR([$Calculations.$B229]);MINUTE([$Calculations.$B229]);SECOND([$Calculations.$B229]))" office:value-type="time" office:time-value="PT04H16M15S" calcext:value-type="time">
            <text:p>4:16 AM</text:p>
          </table:table-cell>
          <table:table-cell table:style-name="ce23" table:formula="of:=TIME(HOUR([$Starsheet.$C229]);(MINUTE([$Starsheet.$C229])+[$Starsheet.$B229]);0)" office:value-type="time" office:time-value="PT00H00M00S" calcext:value-type="time">
            <text:p>12:00 AM</text:p>
          </table:table-cell>
          <table:table-cell table:formula="of:=MINUTE([$Calculations.$D229])" office:value-type="float" office:value="0" calcext:value-type="float">
            <text:p>0</text:p>
          </table:table-cell>
          <table:table-cell table:number-columns-repeated="16379"/>
        </table:table-row>
        <table:table-row table:style-name="ro2">
          <table:table-cell office:value-type="float" office:value="531" calcext:value-type="float">
            <text:p>531</text:p>
          </table:table-cell>
          <table:table-cell table:style-name="ce21" table:formula="of:=NOW()" office:value-type="date" office:date-value="2024-07-09T04:16:15.33" calcext:value-type="date">
            <text:p>07/09/24 04:16 AM</text:p>
          </table:table-cell>
          <table:table-cell table:style-name="ce22" table:formula="of:=TIME(HOUR([$Calculations.$B230]);MINUTE([$Calculations.$B230]);SECOND([$Calculations.$B230]))" office:value-type="time" office:time-value="PT04H16M15S" calcext:value-type="time">
            <text:p>4:16 AM</text:p>
          </table:table-cell>
          <table:table-cell table:style-name="ce23" table:formula="of:=TIME(HOUR([$Starsheet.$C230]);(MINUTE([$Starsheet.$C230])+[$Starsheet.$B230]);0)" office:value-type="time" office:time-value="PT00H00M00S" calcext:value-type="time">
            <text:p>12:00 AM</text:p>
          </table:table-cell>
          <table:table-cell table:formula="of:=MINUTE([$Calculations.$D230])" office:value-type="float" office:value="0" calcext:value-type="float">
            <text:p>0</text:p>
          </table:table-cell>
          <table:table-cell table:number-columns-repeated="16379"/>
        </table:table-row>
        <table:table-row table:style-name="ro2">
          <table:table-cell office:value-type="float" office:value="532" calcext:value-type="float">
            <text:p>532</text:p>
          </table:table-cell>
          <table:table-cell table:style-name="ce21" table:formula="of:=NOW()" office:value-type="date" office:date-value="2024-07-09T04:16:15.33" calcext:value-type="date">
            <text:p>07/09/24 04:16 AM</text:p>
          </table:table-cell>
          <table:table-cell table:style-name="ce22" table:formula="of:=TIME(HOUR([$Calculations.$B231]);MINUTE([$Calculations.$B231]);SECOND([$Calculations.$B231]))" office:value-type="time" office:time-value="PT04H16M15S" calcext:value-type="time">
            <text:p>4:16 AM</text:p>
          </table:table-cell>
          <table:table-cell table:style-name="ce23" table:formula="of:=TIME(HOUR([$Starsheet.$C231]);(MINUTE([$Starsheet.$C231])+[$Starsheet.$B231]);0)" office:value-type="time" office:time-value="PT00H00M00S" calcext:value-type="time">
            <text:p>12:00 AM</text:p>
          </table:table-cell>
          <table:table-cell table:formula="of:=MINUTE([$Calculations.$D231])" office:value-type="float" office:value="0" calcext:value-type="float">
            <text:p>0</text:p>
          </table:table-cell>
          <table:table-cell table:number-columns-repeated="16379"/>
        </table:table-row>
        <table:table-row table:style-name="ro2">
          <table:table-cell office:value-type="float" office:value="533" calcext:value-type="float">
            <text:p>533</text:p>
          </table:table-cell>
          <table:table-cell table:style-name="ce21" table:formula="of:=NOW()" office:value-type="date" office:date-value="2024-07-09T04:16:15.33" calcext:value-type="date">
            <text:p>07/09/24 04:16 AM</text:p>
          </table:table-cell>
          <table:table-cell table:style-name="ce22" table:formula="of:=TIME(HOUR([$Calculations.$B232]);MINUTE([$Calculations.$B232]);SECOND([$Calculations.$B232]))" office:value-type="time" office:time-value="PT04H16M15S" calcext:value-type="time">
            <text:p>4:16 AM</text:p>
          </table:table-cell>
          <table:table-cell table:style-name="ce23" table:formula="of:=TIME(HOUR([$Starsheet.$C232]);(MINUTE([$Starsheet.$C232])+[$Starsheet.$B232]);0)" office:value-type="time" office:time-value="PT00H00M00S" calcext:value-type="time">
            <text:p>12:00 AM</text:p>
          </table:table-cell>
          <table:table-cell table:formula="of:=MINUTE([$Calculations.$D232])" office:value-type="float" office:value="0" calcext:value-type="float">
            <text:p>0</text:p>
          </table:table-cell>
          <table:table-cell table:number-columns-repeated="16379"/>
        </table:table-row>
        <table:table-row table:style-name="ro2">
          <table:table-cell office:value-type="float" office:value="534" calcext:value-type="float">
            <text:p>534</text:p>
          </table:table-cell>
          <table:table-cell table:style-name="ce21" table:formula="of:=NOW()" office:value-type="date" office:date-value="2024-07-09T04:16:15.33" calcext:value-type="date">
            <text:p>07/09/24 04:16 AM</text:p>
          </table:table-cell>
          <table:table-cell table:style-name="ce22" table:formula="of:=TIME(HOUR([$Calculations.$B233]);MINUTE([$Calculations.$B233]);SECOND([$Calculations.$B233]))" office:value-type="time" office:time-value="PT04H16M15S" calcext:value-type="time">
            <text:p>4:16 AM</text:p>
          </table:table-cell>
          <table:table-cell table:style-name="ce23" table:formula="of:=TIME(HOUR([$Starsheet.$C233]);(MINUTE([$Starsheet.$C233])+[$Starsheet.$B233]);0)" office:value-type="time" office:time-value="PT00H00M00S" calcext:value-type="time">
            <text:p>12:00 AM</text:p>
          </table:table-cell>
          <table:table-cell table:formula="of:=MINUTE([$Calculations.$D233])" office:value-type="float" office:value="0" calcext:value-type="float">
            <text:p>0</text:p>
          </table:table-cell>
          <table:table-cell table:number-columns-repeated="16379"/>
        </table:table-row>
        <table:table-row table:style-name="ro2">
          <table:table-cell office:value-type="float" office:value="535" calcext:value-type="float">
            <text:p>535</text:p>
          </table:table-cell>
          <table:table-cell table:style-name="ce21" table:formula="of:=NOW()" office:value-type="date" office:date-value="2024-07-09T04:16:15.33" calcext:value-type="date">
            <text:p>07/09/24 04:16 AM</text:p>
          </table:table-cell>
          <table:table-cell table:style-name="ce22" table:formula="of:=TIME(HOUR([$Calculations.$B234]);MINUTE([$Calculations.$B234]);SECOND([$Calculations.$B234]))" office:value-type="time" office:time-value="PT04H16M15S" calcext:value-type="time">
            <text:p>4:16 AM</text:p>
          </table:table-cell>
          <table:table-cell table:style-name="ce23" table:formula="of:=TIME(HOUR([$Starsheet.$C234]);(MINUTE([$Starsheet.$C234])+[$Starsheet.$B234]);0)" office:value-type="time" office:time-value="PT00H00M00S" calcext:value-type="time">
            <text:p>12:00 AM</text:p>
          </table:table-cell>
          <table:table-cell table:formula="of:=MINUTE([$Calculations.$D234])" office:value-type="float" office:value="0" calcext:value-type="float">
            <text:p>0</text:p>
          </table:table-cell>
          <table:table-cell table:number-columns-repeated="16379"/>
        </table:table-row>
        <table:table-row table:style-name="ro2">
          <table:table-cell office:value-type="float" office:value="536" calcext:value-type="float">
            <text:p>536</text:p>
          </table:table-cell>
          <table:table-cell table:style-name="ce21" table:formula="of:=NOW()" office:value-type="date" office:date-value="2024-07-09T04:16:15.33" calcext:value-type="date">
            <text:p>07/09/24 04:16 AM</text:p>
          </table:table-cell>
          <table:table-cell table:style-name="ce22" table:formula="of:=TIME(HOUR([$Calculations.$B235]);MINUTE([$Calculations.$B235]);SECOND([$Calculations.$B235]))" office:value-type="time" office:time-value="PT04H16M15S" calcext:value-type="time">
            <text:p>4:16 AM</text:p>
          </table:table-cell>
          <table:table-cell table:style-name="ce23" table:formula="of:=TIME(HOUR([$Starsheet.$C235]);(MINUTE([$Starsheet.$C235])+[$Starsheet.$B235]);0)" office:value-type="time" office:time-value="PT00H00M00S" calcext:value-type="time">
            <text:p>12:00 AM</text:p>
          </table:table-cell>
          <table:table-cell table:formula="of:=MINUTE([$Calculations.$D235])" office:value-type="float" office:value="0" calcext:value-type="float">
            <text:p>0</text:p>
          </table:table-cell>
          <table:table-cell table:number-columns-repeated="16379"/>
        </table:table-row>
        <table:table-row table:style-name="ro2">
          <table:table-cell office:value-type="float" office:value="537" calcext:value-type="float">
            <text:p>537</text:p>
          </table:table-cell>
          <table:table-cell table:style-name="ce21" table:formula="of:=NOW()" office:value-type="date" office:date-value="2024-07-09T04:16:15.33" calcext:value-type="date">
            <text:p>07/09/24 04:16 AM</text:p>
          </table:table-cell>
          <table:table-cell table:style-name="ce22" table:formula="of:=TIME(HOUR([$Calculations.$B236]);MINUTE([$Calculations.$B236]);SECOND([$Calculations.$B236]))" office:value-type="time" office:time-value="PT04H16M15S" calcext:value-type="time">
            <text:p>4:16 AM</text:p>
          </table:table-cell>
          <table:table-cell table:style-name="ce23" table:formula="of:=TIME(HOUR([$Starsheet.$C236]);(MINUTE([$Starsheet.$C236])+[$Starsheet.$B236]);0)" office:value-type="time" office:time-value="PT00H00M00S" calcext:value-type="time">
            <text:p>12:00 AM</text:p>
          </table:table-cell>
          <table:table-cell table:formula="of:=MINUTE([$Calculations.$D236])" office:value-type="float" office:value="0" calcext:value-type="float">
            <text:p>0</text:p>
          </table:table-cell>
          <table:table-cell table:number-columns-repeated="16379"/>
        </table:table-row>
        <table:table-row table:style-name="ro2">
          <table:table-cell office:value-type="float" office:value="538" calcext:value-type="float">
            <text:p>538</text:p>
          </table:table-cell>
          <table:table-cell table:style-name="ce21" table:formula="of:=NOW()" office:value-type="date" office:date-value="2024-07-09T04:16:15.33" calcext:value-type="date">
            <text:p>07/09/24 04:16 AM</text:p>
          </table:table-cell>
          <table:table-cell table:style-name="ce22" table:formula="of:=TIME(HOUR([$Calculations.$B237]);MINUTE([$Calculations.$B237]);SECOND([$Calculations.$B237]))" office:value-type="time" office:time-value="PT04H16M15S" calcext:value-type="time">
            <text:p>4:16 AM</text:p>
          </table:table-cell>
          <table:table-cell table:style-name="ce23" table:formula="of:=TIME(HOUR([$Starsheet.$C237]);(MINUTE([$Starsheet.$C237])+[$Starsheet.$B237]);0)" office:value-type="time" office:time-value="PT00H00M00S" calcext:value-type="time">
            <text:p>12:00 AM</text:p>
          </table:table-cell>
          <table:table-cell table:formula="of:=MINUTE([$Calculations.$D237])" office:value-type="float" office:value="0" calcext:value-type="float">
            <text:p>0</text:p>
          </table:table-cell>
          <table:table-cell table:number-columns-repeated="16379"/>
        </table:table-row>
        <table:table-row table:style-name="ro2">
          <table:table-cell office:value-type="float" office:value="539" calcext:value-type="float">
            <text:p>539</text:p>
          </table:table-cell>
          <table:table-cell table:style-name="ce21" table:formula="of:=NOW()" office:value-type="date" office:date-value="2024-07-09T04:16:15.33" calcext:value-type="date">
            <text:p>07/09/24 04:16 AM</text:p>
          </table:table-cell>
          <table:table-cell table:style-name="ce22" table:formula="of:=TIME(HOUR([$Calculations.$B238]);MINUTE([$Calculations.$B238]);SECOND([$Calculations.$B238]))" office:value-type="time" office:time-value="PT04H16M15S" calcext:value-type="time">
            <text:p>4:16 AM</text:p>
          </table:table-cell>
          <table:table-cell table:style-name="ce23" table:formula="of:=TIME(HOUR([$Starsheet.$C238]);(MINUTE([$Starsheet.$C238])+[$Starsheet.$B238]);0)" office:value-type="time" office:time-value="PT00H00M00S" calcext:value-type="time">
            <text:p>12:00 AM</text:p>
          </table:table-cell>
          <table:table-cell table:formula="of:=MINUTE([$Calculations.$D238])" office:value-type="float" office:value="0" calcext:value-type="float">
            <text:p>0</text:p>
          </table:table-cell>
          <table:table-cell table:number-columns-repeated="16379"/>
        </table:table-row>
        <table:table-row table:style-name="ro2">
          <table:table-cell office:value-type="float" office:value="540" calcext:value-type="float">
            <text:p>540</text:p>
          </table:table-cell>
          <table:table-cell table:style-name="ce21" table:formula="of:=NOW()" office:value-type="date" office:date-value="2024-07-09T04:16:15.33" calcext:value-type="date">
            <text:p>07/09/24 04:16 AM</text:p>
          </table:table-cell>
          <table:table-cell table:style-name="ce22" table:formula="of:=TIME(HOUR([$Calculations.$B239]);MINUTE([$Calculations.$B239]);SECOND([$Calculations.$B239]))" office:value-type="time" office:time-value="PT04H16M15S" calcext:value-type="time">
            <text:p>4:16 AM</text:p>
          </table:table-cell>
          <table:table-cell table:style-name="ce23" table:formula="of:=TIME(HOUR([$Starsheet.$C239]);(MINUTE([$Starsheet.$C239])+[$Starsheet.$B239]);0)" office:value-type="time" office:time-value="PT00H00M00S" calcext:value-type="time">
            <text:p>12:00 AM</text:p>
          </table:table-cell>
          <table:table-cell table:formula="of:=MINUTE([$Calculations.$D239])" office:value-type="float" office:value="0" calcext:value-type="float">
            <text:p>0</text:p>
          </table:table-cell>
          <table:table-cell table:number-columns-repeated="16379"/>
        </table:table-row>
        <table:table-row table:style-name="ro2">
          <table:table-cell office:value-type="float" office:value="541" calcext:value-type="float">
            <text:p>541</text:p>
          </table:table-cell>
          <table:table-cell table:style-name="ce21" table:formula="of:=NOW()" office:value-type="date" office:date-value="2024-07-09T04:16:15.33" calcext:value-type="date">
            <text:p>07/09/24 04:16 AM</text:p>
          </table:table-cell>
          <table:table-cell table:style-name="ce22" table:formula="of:=TIME(HOUR([$Calculations.$B240]);MINUTE([$Calculations.$B240]);SECOND([$Calculations.$B240]))" office:value-type="time" office:time-value="PT04H16M15S" calcext:value-type="time">
            <text:p>4:16 AM</text:p>
          </table:table-cell>
          <table:table-cell table:style-name="ce23" table:formula="of:=TIME(HOUR([$Starsheet.$C240]);(MINUTE([$Starsheet.$C240])+[$Starsheet.$B240]);0)" office:value-type="time" office:time-value="PT00H00M00S" calcext:value-type="time">
            <text:p>12:00 AM</text:p>
          </table:table-cell>
          <table:table-cell table:formula="of:=MINUTE([$Calculations.$D240])" office:value-type="float" office:value="0" calcext:value-type="float">
            <text:p>0</text:p>
          </table:table-cell>
          <table:table-cell table:number-columns-repeated="16379"/>
        </table:table-row>
        <table:table-row table:style-name="ro2">
          <table:table-cell office:value-type="float" office:value="542" calcext:value-type="float">
            <text:p>542</text:p>
          </table:table-cell>
          <table:table-cell table:style-name="ce21" table:formula="of:=NOW()" office:value-type="date" office:date-value="2024-07-09T04:16:15.33" calcext:value-type="date">
            <text:p>07/09/24 04:16 AM</text:p>
          </table:table-cell>
          <table:table-cell table:style-name="ce22" table:formula="of:=TIME(HOUR([$Calculations.$B241]);MINUTE([$Calculations.$B241]);SECOND([$Calculations.$B241]))" office:value-type="time" office:time-value="PT04H16M15S" calcext:value-type="time">
            <text:p>4:16 AM</text:p>
          </table:table-cell>
          <table:table-cell table:style-name="ce23" table:formula="of:=TIME(HOUR([$Starsheet.$C241]);(MINUTE([$Starsheet.$C241])+[$Starsheet.$B241]);0)" office:value-type="time" office:time-value="PT00H00M00S" calcext:value-type="time">
            <text:p>12:00 AM</text:p>
          </table:table-cell>
          <table:table-cell table:formula="of:=MINUTE([$Calculations.$D241])" office:value-type="float" office:value="0" calcext:value-type="float">
            <text:p>0</text:p>
          </table:table-cell>
          <table:table-cell table:number-columns-repeated="16379"/>
        </table:table-row>
        <table:table-row table:style-name="ro2">
          <table:table-cell office:value-type="float" office:value="543" calcext:value-type="float">
            <text:p>543</text:p>
          </table:table-cell>
          <table:table-cell table:style-name="ce21" table:formula="of:=NOW()" office:value-type="date" office:date-value="2024-07-09T04:16:15.33" calcext:value-type="date">
            <text:p>07/09/24 04:16 AM</text:p>
          </table:table-cell>
          <table:table-cell table:style-name="ce22" table:formula="of:=TIME(HOUR([$Calculations.$B242]);MINUTE([$Calculations.$B242]);SECOND([$Calculations.$B242]))" office:value-type="time" office:time-value="PT04H16M15S" calcext:value-type="time">
            <text:p>4:16 AM</text:p>
          </table:table-cell>
          <table:table-cell table:style-name="ce23" table:formula="of:=TIME(HOUR([$Starsheet.$C242]);(MINUTE([$Starsheet.$C242])+[$Starsheet.$B242]);0)" office:value-type="time" office:time-value="PT00H00M00S" calcext:value-type="time">
            <text:p>12:00 AM</text:p>
          </table:table-cell>
          <table:table-cell table:formula="of:=MINUTE([$Calculations.$D242])" office:value-type="float" office:value="0" calcext:value-type="float">
            <text:p>0</text:p>
          </table:table-cell>
          <table:table-cell table:number-columns-repeated="16379"/>
        </table:table-row>
        <table:table-row table:style-name="ro2">
          <table:table-cell office:value-type="float" office:value="544" calcext:value-type="float">
            <text:p>544</text:p>
          </table:table-cell>
          <table:table-cell table:style-name="ce21" table:formula="of:=NOW()" office:value-type="date" office:date-value="2024-07-09T04:16:15.33" calcext:value-type="date">
            <text:p>07/09/24 04:16 AM</text:p>
          </table:table-cell>
          <table:table-cell table:style-name="ce22" table:formula="of:=TIME(HOUR([$Calculations.$B243]);MINUTE([$Calculations.$B243]);SECOND([$Calculations.$B243]))" office:value-type="time" office:time-value="PT04H16M15S" calcext:value-type="time">
            <text:p>4:16 AM</text:p>
          </table:table-cell>
          <table:table-cell table:style-name="ce23" table:formula="of:=TIME(HOUR([$Starsheet.$C243]);(MINUTE([$Starsheet.$C243])+[$Starsheet.$B243]);0)" office:value-type="time" office:time-value="PT00H00M00S" calcext:value-type="time">
            <text:p>12:00 AM</text:p>
          </table:table-cell>
          <table:table-cell table:formula="of:=MINUTE([$Calculations.$D243])" office:value-type="float" office:value="0" calcext:value-type="float">
            <text:p>0</text:p>
          </table:table-cell>
          <table:table-cell table:number-columns-repeated="16379"/>
        </table:table-row>
        <table:table-row table:style-name="ro2">
          <table:table-cell office:value-type="float" office:value="545" calcext:value-type="float">
            <text:p>545</text:p>
          </table:table-cell>
          <table:table-cell table:style-name="ce21" table:formula="of:=NOW()" office:value-type="date" office:date-value="2024-07-09T04:16:15.33" calcext:value-type="date">
            <text:p>07/09/24 04:16 AM</text:p>
          </table:table-cell>
          <table:table-cell table:style-name="ce22" table:formula="of:=TIME(HOUR([$Calculations.$B244]);MINUTE([$Calculations.$B244]);SECOND([$Calculations.$B244]))" office:value-type="time" office:time-value="PT04H16M15S" calcext:value-type="time">
            <text:p>4:16 AM</text:p>
          </table:table-cell>
          <table:table-cell table:style-name="ce23" table:formula="of:=TIME(HOUR([$Starsheet.$C244]);(MINUTE([$Starsheet.$C244])+[$Starsheet.$B244]);0)" office:value-type="time" office:time-value="PT00H00M00S" calcext:value-type="time">
            <text:p>12:00 AM</text:p>
          </table:table-cell>
          <table:table-cell table:formula="of:=MINUTE([$Calculations.$D244])" office:value-type="float" office:value="0" calcext:value-type="float">
            <text:p>0</text:p>
          </table:table-cell>
          <table:table-cell table:number-columns-repeated="16379"/>
        </table:table-row>
        <table:table-row table:style-name="ro2">
          <table:table-cell office:value-type="float" office:value="546" calcext:value-type="float">
            <text:p>546</text:p>
          </table:table-cell>
          <table:table-cell table:style-name="ce21" table:formula="of:=NOW()" office:value-type="date" office:date-value="2024-07-09T04:16:15.33" calcext:value-type="date">
            <text:p>07/09/24 04:16 AM</text:p>
          </table:table-cell>
          <table:table-cell table:style-name="ce22" table:formula="of:=TIME(HOUR([$Calculations.$B245]);MINUTE([$Calculations.$B245]);SECOND([$Calculations.$B245]))" office:value-type="time" office:time-value="PT04H16M15S" calcext:value-type="time">
            <text:p>4:16 AM</text:p>
          </table:table-cell>
          <table:table-cell table:style-name="ce23" table:formula="of:=TIME(HOUR([$Starsheet.$C245]);(MINUTE([$Starsheet.$C245])+[$Starsheet.$B245]);0)" office:value-type="time" office:time-value="PT00H00M00S" calcext:value-type="time">
            <text:p>12:00 AM</text:p>
          </table:table-cell>
          <table:table-cell table:formula="of:=MINUTE([$Calculations.$D245])" office:value-type="float" office:value="0" calcext:value-type="float">
            <text:p>0</text:p>
          </table:table-cell>
          <table:table-cell table:number-columns-repeated="16379"/>
        </table:table-row>
        <table:table-row table:style-name="ro2">
          <table:table-cell office:value-type="float" office:value="547" calcext:value-type="float">
            <text:p>547</text:p>
          </table:table-cell>
          <table:table-cell table:style-name="ce21" table:formula="of:=NOW()" office:value-type="date" office:date-value="2024-07-09T04:16:15.33" calcext:value-type="date">
            <text:p>07/09/24 04:16 AM</text:p>
          </table:table-cell>
          <table:table-cell table:style-name="ce22" table:formula="of:=TIME(HOUR([$Calculations.$B246]);MINUTE([$Calculations.$B246]);SECOND([$Calculations.$B246]))" office:value-type="time" office:time-value="PT04H16M15S" calcext:value-type="time">
            <text:p>4:16 AM</text:p>
          </table:table-cell>
          <table:table-cell table:style-name="ce23" table:formula="of:=TIME(HOUR([$Starsheet.$C246]);(MINUTE([$Starsheet.$C246])+[$Starsheet.$B246]);0)" office:value-type="time" office:time-value="PT00H00M00S" calcext:value-type="time">
            <text:p>12:00 AM</text:p>
          </table:table-cell>
          <table:table-cell table:formula="of:=MINUTE([$Calculations.$D246])" office:value-type="float" office:value="0" calcext:value-type="float">
            <text:p>0</text:p>
          </table:table-cell>
          <table:table-cell table:number-columns-repeated="16379"/>
        </table:table-row>
        <table:table-row table:style-name="ro2">
          <table:table-cell office:value-type="float" office:value="548" calcext:value-type="float">
            <text:p>548</text:p>
          </table:table-cell>
          <table:table-cell table:style-name="ce21" table:formula="of:=NOW()" office:value-type="date" office:date-value="2024-07-09T04:16:15.33" calcext:value-type="date">
            <text:p>07/09/24 04:16 AM</text:p>
          </table:table-cell>
          <table:table-cell table:style-name="ce22" table:formula="of:=TIME(HOUR([$Calculations.$B247]);MINUTE([$Calculations.$B247]);SECOND([$Calculations.$B247]))" office:value-type="time" office:time-value="PT04H16M15S" calcext:value-type="time">
            <text:p>4:16 AM</text:p>
          </table:table-cell>
          <table:table-cell table:style-name="ce23" table:formula="of:=TIME(HOUR([$Starsheet.$C247]);(MINUTE([$Starsheet.$C247])+[$Starsheet.$B247]);0)" office:value-type="time" office:time-value="PT00H00M00S" calcext:value-type="time">
            <text:p>12:00 AM</text:p>
          </table:table-cell>
          <table:table-cell table:formula="of:=MINUTE([$Calculations.$D247])" office:value-type="float" office:value="0" calcext:value-type="float">
            <text:p>0</text:p>
          </table:table-cell>
          <table:table-cell table:number-columns-repeated="16379"/>
        </table:table-row>
        <table:table-row table:style-name="ro2">
          <table:table-cell office:value-type="float" office:value="549" calcext:value-type="float">
            <text:p>549</text:p>
          </table:table-cell>
          <table:table-cell table:style-name="ce21" table:formula="of:=NOW()" office:value-type="date" office:date-value="2024-07-09T04:16:15.33" calcext:value-type="date">
            <text:p>07/09/24 04:16 AM</text:p>
          </table:table-cell>
          <table:table-cell table:style-name="ce22" table:formula="of:=TIME(HOUR([$Calculations.$B248]);MINUTE([$Calculations.$B248]);SECOND([$Calculations.$B248]))" office:value-type="time" office:time-value="PT04H16M15S" calcext:value-type="time">
            <text:p>4:16 AM</text:p>
          </table:table-cell>
          <table:table-cell table:style-name="ce23" table:formula="of:=TIME(HOUR([$Starsheet.$C248]);(MINUTE([$Starsheet.$C248])+[$Starsheet.$B248]);0)" office:value-type="time" office:time-value="PT00H00M00S" calcext:value-type="time">
            <text:p>12:00 AM</text:p>
          </table:table-cell>
          <table:table-cell table:formula="of:=MINUTE([$Calculations.$D248])" office:value-type="float" office:value="0" calcext:value-type="float">
            <text:p>0</text:p>
          </table:table-cell>
          <table:table-cell table:number-columns-repeated="16379"/>
        </table:table-row>
        <table:table-row table:style-name="ro2">
          <table:table-cell office:value-type="float" office:value="550" calcext:value-type="float">
            <text:p>550</text:p>
          </table:table-cell>
          <table:table-cell table:style-name="ce21" table:formula="of:=NOW()" office:value-type="date" office:date-value="2024-07-09T04:16:15.33" calcext:value-type="date">
            <text:p>07/09/24 04:16 AM</text:p>
          </table:table-cell>
          <table:table-cell table:style-name="ce22" table:formula="of:=TIME(HOUR([$Calculations.$B249]);MINUTE([$Calculations.$B249]);SECOND([$Calculations.$B249]))" office:value-type="time" office:time-value="PT04H16M15S" calcext:value-type="time">
            <text:p>4:16 AM</text:p>
          </table:table-cell>
          <table:table-cell table:style-name="ce23" table:formula="of:=TIME(HOUR([$Starsheet.$C249]);(MINUTE([$Starsheet.$C249])+[$Starsheet.$B249]);0)" office:value-type="time" office:time-value="PT00H00M00S" calcext:value-type="time">
            <text:p>12:00 AM</text:p>
          </table:table-cell>
          <table:table-cell table:formula="of:=MINUTE([$Calculations.$D249])" office:value-type="float" office:value="0" calcext:value-type="float">
            <text:p>0</text:p>
          </table:table-cell>
          <table:table-cell table:number-columns-repeated="16379"/>
        </table:table-row>
        <table:table-row table:style-name="ro2">
          <table:table-cell office:value-type="float" office:value="551" calcext:value-type="float">
            <text:p>551</text:p>
          </table:table-cell>
          <table:table-cell table:style-name="ce21" table:formula="of:=NOW()" office:value-type="date" office:date-value="2024-07-09T04:16:15.33" calcext:value-type="date">
            <text:p>07/09/24 04:16 AM</text:p>
          </table:table-cell>
          <table:table-cell table:style-name="ce22" table:formula="of:=TIME(HOUR([$Calculations.$B250]);MINUTE([$Calculations.$B250]);SECOND([$Calculations.$B250]))" office:value-type="time" office:time-value="PT04H16M15S" calcext:value-type="time">
            <text:p>4:16 AM</text:p>
          </table:table-cell>
          <table:table-cell table:style-name="ce23" table:formula="of:=TIME(HOUR([$Starsheet.$C250]);(MINUTE([$Starsheet.$C250])+[$Starsheet.$B250]);0)" office:value-type="time" office:time-value="PT00H00M00S" calcext:value-type="time">
            <text:p>12:00 AM</text:p>
          </table:table-cell>
          <table:table-cell table:formula="of:=MINUTE([$Calculations.$D250])" office:value-type="float" office:value="0" calcext:value-type="float">
            <text:p>0</text:p>
          </table:table-cell>
          <table:table-cell table:number-columns-repeated="16379"/>
        </table:table-row>
        <table:table-row table:style-name="ro2">
          <table:table-cell office:value-type="float" office:value="552" calcext:value-type="float">
            <text:p>552</text:p>
          </table:table-cell>
          <table:table-cell table:style-name="ce21" table:formula="of:=NOW()" office:value-type="date" office:date-value="2024-07-09T04:16:15.33" calcext:value-type="date">
            <text:p>07/09/24 04:16 AM</text:p>
          </table:table-cell>
          <table:table-cell table:style-name="ce22" table:formula="of:=TIME(HOUR([$Calculations.$B251]);MINUTE([$Calculations.$B251]);SECOND([$Calculations.$B251]))" office:value-type="time" office:time-value="PT04H16M15S" calcext:value-type="time">
            <text:p>4:16 AM</text:p>
          </table:table-cell>
          <table:table-cell table:style-name="ce23" table:formula="of:=TIME(HOUR([$Starsheet.$C251]);(MINUTE([$Starsheet.$C251])+[$Starsheet.$B251]);0)" office:value-type="time" office:time-value="PT00H00M00S" calcext:value-type="time">
            <text:p>12:00 AM</text:p>
          </table:table-cell>
          <table:table-cell table:formula="of:=MINUTE([$Calculations.$D251])" office:value-type="float" office:value="0" calcext:value-type="float">
            <text:p>0</text:p>
          </table:table-cell>
          <table:table-cell table:number-columns-repeated="16379"/>
        </table:table-row>
        <table:table-row table:style-name="ro2">
          <table:table-cell office:value-type="float" office:value="553" calcext:value-type="float">
            <text:p>553</text:p>
          </table:table-cell>
          <table:table-cell table:style-name="ce21" table:formula="of:=NOW()" office:value-type="date" office:date-value="2024-07-09T04:16:15.33" calcext:value-type="date">
            <text:p>07/09/24 04:16 AM</text:p>
          </table:table-cell>
          <table:table-cell table:style-name="ce22" table:formula="of:=TIME(HOUR([$Calculations.$B252]);MINUTE([$Calculations.$B252]);SECOND([$Calculations.$B252]))" office:value-type="time" office:time-value="PT04H16M15S" calcext:value-type="time">
            <text:p>4:16 AM</text:p>
          </table:table-cell>
          <table:table-cell table:style-name="ce23" table:formula="of:=TIME(HOUR([$Starsheet.$C252]);(MINUTE([$Starsheet.$C252])+[$Starsheet.$B252]);0)" office:value-type="time" office:time-value="PT00H00M00S" calcext:value-type="time">
            <text:p>12:00 AM</text:p>
          </table:table-cell>
          <table:table-cell table:formula="of:=MINUTE([$Calculations.$D252])" office:value-type="float" office:value="0" calcext:value-type="float">
            <text:p>0</text:p>
          </table:table-cell>
          <table:table-cell table:number-columns-repeated="16379"/>
        </table:table-row>
        <table:table-row table:style-name="ro2">
          <table:table-cell office:value-type="float" office:value="554" calcext:value-type="float">
            <text:p>554</text:p>
          </table:table-cell>
          <table:table-cell table:style-name="ce21" table:formula="of:=NOW()" office:value-type="date" office:date-value="2024-07-09T04:16:15.33" calcext:value-type="date">
            <text:p>07/09/24 04:16 AM</text:p>
          </table:table-cell>
          <table:table-cell table:style-name="ce22" table:formula="of:=TIME(HOUR([$Calculations.$B253]);MINUTE([$Calculations.$B253]);SECOND([$Calculations.$B253]))" office:value-type="time" office:time-value="PT04H16M15S" calcext:value-type="time">
            <text:p>4:16 AM</text:p>
          </table:table-cell>
          <table:table-cell table:style-name="ce23" table:formula="of:=TIME(HOUR([$Starsheet.$C253]);(MINUTE([$Starsheet.$C253])+[$Starsheet.$B253]);0)" office:value-type="time" office:time-value="PT00H00M00S" calcext:value-type="time">
            <text:p>12:00 AM</text:p>
          </table:table-cell>
          <table:table-cell table:formula="of:=MINUTE([$Calculations.$D253])" office:value-type="float" office:value="0" calcext:value-type="float">
            <text:p>0</text:p>
          </table:table-cell>
          <table:table-cell table:number-columns-repeated="16379"/>
        </table:table-row>
        <table:table-row table:style-name="ro2">
          <table:table-cell office:value-type="float" office:value="555" calcext:value-type="float">
            <text:p>555</text:p>
          </table:table-cell>
          <table:table-cell table:style-name="ce21" table:formula="of:=NOW()" office:value-type="date" office:date-value="2024-07-09T04:16:15.33" calcext:value-type="date">
            <text:p>07/09/24 04:16 AM</text:p>
          </table:table-cell>
          <table:table-cell table:style-name="ce22" table:formula="of:=TIME(HOUR([$Calculations.$B254]);MINUTE([$Calculations.$B254]);SECOND([$Calculations.$B254]))" office:value-type="time" office:time-value="PT04H16M15S" calcext:value-type="time">
            <text:p>4:16 AM</text:p>
          </table:table-cell>
          <table:table-cell table:style-name="ce23" table:formula="of:=TIME(HOUR([$Starsheet.$C254]);(MINUTE([$Starsheet.$C254])+[$Starsheet.$B254]);0)" office:value-type="time" office:time-value="PT00H00M00S" calcext:value-type="time">
            <text:p>12:00 AM</text:p>
          </table:table-cell>
          <table:table-cell table:formula="of:=MINUTE([$Calculations.$D254])" office:value-type="float" office:value="0" calcext:value-type="float">
            <text:p>0</text:p>
          </table:table-cell>
          <table:table-cell table:number-columns-repeated="16379"/>
        </table:table-row>
        <table:table-row table:style-name="ro2">
          <table:table-cell office:value-type="float" office:value="556" calcext:value-type="float">
            <text:p>556</text:p>
          </table:table-cell>
          <table:table-cell table:style-name="ce21" table:formula="of:=NOW()" office:value-type="date" office:date-value="2024-07-09T04:16:15.33" calcext:value-type="date">
            <text:p>07/09/24 04:16 AM</text:p>
          </table:table-cell>
          <table:table-cell table:style-name="ce22" table:formula="of:=TIME(HOUR([$Calculations.$B255]);MINUTE([$Calculations.$B255]);SECOND([$Calculations.$B255]))" office:value-type="time" office:time-value="PT04H16M15S" calcext:value-type="time">
            <text:p>4:16 AM</text:p>
          </table:table-cell>
          <table:table-cell table:style-name="ce23" table:formula="of:=TIME(HOUR([$Starsheet.$C255]);(MINUTE([$Starsheet.$C255])+[$Starsheet.$B255]);0)" office:value-type="time" office:time-value="PT00H00M00S" calcext:value-type="time">
            <text:p>12:00 AM</text:p>
          </table:table-cell>
          <table:table-cell table:formula="of:=MINUTE([$Calculations.$D255])" office:value-type="float" office:value="0" calcext:value-type="float">
            <text:p>0</text:p>
          </table:table-cell>
          <table:table-cell table:number-columns-repeated="16379"/>
        </table:table-row>
        <table:table-row table:style-name="ro2">
          <table:table-cell office:value-type="float" office:value="557" calcext:value-type="float">
            <text:p>557</text:p>
          </table:table-cell>
          <table:table-cell table:style-name="ce21" table:formula="of:=NOW()" office:value-type="date" office:date-value="2024-07-09T04:16:15.33" calcext:value-type="date">
            <text:p>07/09/24 04:16 AM</text:p>
          </table:table-cell>
          <table:table-cell table:style-name="ce22" table:formula="of:=TIME(HOUR([$Calculations.$B256]);MINUTE([$Calculations.$B256]);SECOND([$Calculations.$B256]))" office:value-type="time" office:time-value="PT04H16M15S" calcext:value-type="time">
            <text:p>4:16 AM</text:p>
          </table:table-cell>
          <table:table-cell table:style-name="ce23" table:formula="of:=TIME(HOUR([$Starsheet.$C256]);(MINUTE([$Starsheet.$C256])+[$Starsheet.$B256]);0)" office:value-type="time" office:time-value="PT00H00M00S" calcext:value-type="time">
            <text:p>12:00 AM</text:p>
          </table:table-cell>
          <table:table-cell table:formula="of:=MINUTE([$Calculations.$D256])" office:value-type="float" office:value="0" calcext:value-type="float">
            <text:p>0</text:p>
          </table:table-cell>
          <table:table-cell table:number-columns-repeated="16379"/>
        </table:table-row>
        <table:table-row table:style-name="ro2">
          <table:table-cell office:value-type="float" office:value="558" calcext:value-type="float">
            <text:p>558</text:p>
          </table:table-cell>
          <table:table-cell table:style-name="ce21" table:formula="of:=NOW()" office:value-type="date" office:date-value="2024-07-09T04:16:15.33" calcext:value-type="date">
            <text:p>07/09/24 04:16 AM</text:p>
          </table:table-cell>
          <table:table-cell table:style-name="ce22" table:formula="of:=TIME(HOUR([$Calculations.$B257]);MINUTE([$Calculations.$B257]);SECOND([$Calculations.$B257]))" office:value-type="time" office:time-value="PT04H16M15S" calcext:value-type="time">
            <text:p>4:16 AM</text:p>
          </table:table-cell>
          <table:table-cell table:style-name="ce23" table:formula="of:=TIME(HOUR([$Starsheet.$C257]);(MINUTE([$Starsheet.$C257])+[$Starsheet.$B257]);0)" office:value-type="time" office:time-value="PT00H00M00S" calcext:value-type="time">
            <text:p>12:00 AM</text:p>
          </table:table-cell>
          <table:table-cell table:formula="of:=MINUTE([$Calculations.$D257])" office:value-type="float" office:value="0" calcext:value-type="float">
            <text:p>0</text:p>
          </table:table-cell>
          <table:table-cell table:number-columns-repeated="16379"/>
        </table:table-row>
        <table:table-row table:style-name="ro2">
          <table:table-cell office:value-type="float" office:value="559" calcext:value-type="float">
            <text:p>559</text:p>
          </table:table-cell>
          <table:table-cell table:style-name="ce21" table:formula="of:=NOW()" office:value-type="date" office:date-value="2024-07-09T04:16:15.33" calcext:value-type="date">
            <text:p>07/09/24 04:16 AM</text:p>
          </table:table-cell>
          <table:table-cell table:style-name="ce22" table:formula="of:=TIME(HOUR([$Calculations.$B258]);MINUTE([$Calculations.$B258]);SECOND([$Calculations.$B258]))" office:value-type="time" office:time-value="PT04H16M15S" calcext:value-type="time">
            <text:p>4:16 AM</text:p>
          </table:table-cell>
          <table:table-cell table:style-name="ce23" table:formula="of:=TIME(HOUR([$Starsheet.$C258]);(MINUTE([$Starsheet.$C258])+[$Starsheet.$B258]);0)" office:value-type="time" office:time-value="PT00H00M00S" calcext:value-type="time">
            <text:p>12:00 AM</text:p>
          </table:table-cell>
          <table:table-cell table:formula="of:=MINUTE([$Calculations.$D258])" office:value-type="float" office:value="0" calcext:value-type="float">
            <text:p>0</text:p>
          </table:table-cell>
          <table:table-cell table:number-columns-repeated="16379"/>
        </table:table-row>
        <table:table-row table:style-name="ro2">
          <table:table-cell office:value-type="float" office:value="560" calcext:value-type="float">
            <text:p>560</text:p>
          </table:table-cell>
          <table:table-cell table:style-name="ce21" table:formula="of:=NOW()" office:value-type="date" office:date-value="2024-07-09T04:16:15.33" calcext:value-type="date">
            <text:p>07/09/24 04:16 AM</text:p>
          </table:table-cell>
          <table:table-cell table:style-name="ce22" table:formula="of:=TIME(HOUR([$Calculations.$B259]);MINUTE([$Calculations.$B259]);SECOND([$Calculations.$B259]))" office:value-type="time" office:time-value="PT04H16M15S" calcext:value-type="time">
            <text:p>4:16 AM</text:p>
          </table:table-cell>
          <table:table-cell table:style-name="ce23" table:formula="of:=TIME(HOUR([$Starsheet.$C259]);(MINUTE([$Starsheet.$C259])+[$Starsheet.$B259]);0)" office:value-type="time" office:time-value="PT00H00M00S" calcext:value-type="time">
            <text:p>12:00 AM</text:p>
          </table:table-cell>
          <table:table-cell table:formula="of:=MINUTE([$Calculations.$D259])" office:value-type="float" office:value="0" calcext:value-type="float">
            <text:p>0</text:p>
          </table:table-cell>
          <table:table-cell table:number-columns-repeated="16379"/>
        </table:table-row>
        <table:table-row table:style-name="ro2">
          <table:table-cell office:value-type="float" office:value="561" calcext:value-type="float">
            <text:p>561</text:p>
          </table:table-cell>
          <table:table-cell table:style-name="ce21" table:formula="of:=NOW()" office:value-type="date" office:date-value="2024-07-09T04:16:15.33" calcext:value-type="date">
            <text:p>07/09/24 04:16 AM</text:p>
          </table:table-cell>
          <table:table-cell table:style-name="ce22" table:formula="of:=TIME(HOUR([$Calculations.$B260]);MINUTE([$Calculations.$B260]);SECOND([$Calculations.$B260]))" office:value-type="time" office:time-value="PT04H16M15S" calcext:value-type="time">
            <text:p>4:16 AM</text:p>
          </table:table-cell>
          <table:table-cell table:style-name="ce23" table:formula="of:=TIME(HOUR([$Starsheet.$C260]);(MINUTE([$Starsheet.$C260])+[$Starsheet.$B260]);0)" office:value-type="time" office:time-value="PT00H00M00S" calcext:value-type="time">
            <text:p>12:00 AM</text:p>
          </table:table-cell>
          <table:table-cell table:formula="of:=MINUTE([$Calculations.$D260])" office:value-type="float" office:value="0" calcext:value-type="float">
            <text:p>0</text:p>
          </table:table-cell>
          <table:table-cell table:number-columns-repeated="16379"/>
        </table:table-row>
        <table:table-row table:style-name="ro2">
          <table:table-cell office:value-type="float" office:value="562" calcext:value-type="float">
            <text:p>562</text:p>
          </table:table-cell>
          <table:table-cell table:style-name="ce21" table:formula="of:=NOW()" office:value-type="date" office:date-value="2024-07-09T04:16:15.33" calcext:value-type="date">
            <text:p>07/09/24 04:16 AM</text:p>
          </table:table-cell>
          <table:table-cell table:style-name="ce22" table:formula="of:=TIME(HOUR([$Calculations.$B261]);MINUTE([$Calculations.$B261]);SECOND([$Calculations.$B261]))" office:value-type="time" office:time-value="PT04H16M15S" calcext:value-type="time">
            <text:p>4:16 AM</text:p>
          </table:table-cell>
          <table:table-cell table:style-name="ce23" table:formula="of:=TIME(HOUR([$Starsheet.$C261]);(MINUTE([$Starsheet.$C261])+[$Starsheet.$B261]);0)" office:value-type="time" office:time-value="PT00H00M00S" calcext:value-type="time">
            <text:p>12:00 AM</text:p>
          </table:table-cell>
          <table:table-cell table:formula="of:=MINUTE([$Calculations.$D261])" office:value-type="float" office:value="0" calcext:value-type="float">
            <text:p>0</text:p>
          </table:table-cell>
          <table:table-cell table:number-columns-repeated="16379"/>
        </table:table-row>
        <table:table-row table:style-name="ro2">
          <table:table-cell office:value-type="float" office:value="563" calcext:value-type="float">
            <text:p>563</text:p>
          </table:table-cell>
          <table:table-cell table:style-name="ce21" table:formula="of:=NOW()" office:value-type="date" office:date-value="2024-07-09T04:16:15.33" calcext:value-type="date">
            <text:p>07/09/24 04:16 AM</text:p>
          </table:table-cell>
          <table:table-cell table:style-name="ce22" table:formula="of:=TIME(HOUR([$Calculations.$B262]);MINUTE([$Calculations.$B262]);SECOND([$Calculations.$B262]))" office:value-type="time" office:time-value="PT04H16M15S" calcext:value-type="time">
            <text:p>4:16 AM</text:p>
          </table:table-cell>
          <table:table-cell table:style-name="ce23" table:formula="of:=TIME(HOUR([$Starsheet.$C262]);(MINUTE([$Starsheet.$C262])+[$Starsheet.$B262]);0)" office:value-type="time" office:time-value="PT00H00M00S" calcext:value-type="time">
            <text:p>12:00 AM</text:p>
          </table:table-cell>
          <table:table-cell table:formula="of:=MINUTE([$Calculations.$D262])" office:value-type="float" office:value="0" calcext:value-type="float">
            <text:p>0</text:p>
          </table:table-cell>
          <table:table-cell table:number-columns-repeated="16379"/>
        </table:table-row>
        <table:table-row table:style-name="ro2">
          <table:table-cell office:value-type="float" office:value="564" calcext:value-type="float">
            <text:p>564</text:p>
          </table:table-cell>
          <table:table-cell table:style-name="ce21" table:formula="of:=NOW()" office:value-type="date" office:date-value="2024-07-09T04:16:15.33" calcext:value-type="date">
            <text:p>07/09/24 04:16 AM</text:p>
          </table:table-cell>
          <table:table-cell table:style-name="ce22" table:formula="of:=TIME(HOUR([$Calculations.$B263]);MINUTE([$Calculations.$B263]);SECOND([$Calculations.$B263]))" office:value-type="time" office:time-value="PT04H16M15S" calcext:value-type="time">
            <text:p>4:16 AM</text:p>
          </table:table-cell>
          <table:table-cell table:style-name="ce23" table:formula="of:=TIME(HOUR([$Starsheet.$C263]);(MINUTE([$Starsheet.$C263])+[$Starsheet.$B263]);0)" office:value-type="time" office:time-value="PT00H00M00S" calcext:value-type="time">
            <text:p>12:00 AM</text:p>
          </table:table-cell>
          <table:table-cell table:formula="of:=MINUTE([$Calculations.$D263])" office:value-type="float" office:value="0" calcext:value-type="float">
            <text:p>0</text:p>
          </table:table-cell>
          <table:table-cell table:number-columns-repeated="16379"/>
        </table:table-row>
        <table:table-row table:style-name="ro2">
          <table:table-cell office:value-type="float" office:value="565" calcext:value-type="float">
            <text:p>565</text:p>
          </table:table-cell>
          <table:table-cell table:style-name="ce21" table:formula="of:=NOW()" office:value-type="date" office:date-value="2024-07-09T04:16:15.33" calcext:value-type="date">
            <text:p>07/09/24 04:16 AM</text:p>
          </table:table-cell>
          <table:table-cell table:style-name="ce22" table:formula="of:=TIME(HOUR([$Calculations.$B264]);MINUTE([$Calculations.$B264]);SECOND([$Calculations.$B264]))" office:value-type="time" office:time-value="PT04H16M15S" calcext:value-type="time">
            <text:p>4:16 AM</text:p>
          </table:table-cell>
          <table:table-cell table:style-name="ce23" table:formula="of:=TIME(HOUR([$Starsheet.$C264]);(MINUTE([$Starsheet.$C264])+[$Starsheet.$B264]);0)" office:value-type="time" office:time-value="PT00H00M00S" calcext:value-type="time">
            <text:p>12:00 AM</text:p>
          </table:table-cell>
          <table:table-cell table:formula="of:=MINUTE([$Calculations.$D264])" office:value-type="float" office:value="0" calcext:value-type="float">
            <text:p>0</text:p>
          </table:table-cell>
          <table:table-cell table:number-columns-repeated="16379"/>
        </table:table-row>
        <table:table-row table:style-name="ro2">
          <table:table-cell office:value-type="float" office:value="566" calcext:value-type="float">
            <text:p>566</text:p>
          </table:table-cell>
          <table:table-cell table:style-name="ce21" table:formula="of:=NOW()" office:value-type="date" office:date-value="2024-07-09T04:16:15.33" calcext:value-type="date">
            <text:p>07/09/24 04:16 AM</text:p>
          </table:table-cell>
          <table:table-cell table:style-name="ce22" table:formula="of:=TIME(HOUR([$Calculations.$B265]);MINUTE([$Calculations.$B265]);SECOND([$Calculations.$B265]))" office:value-type="time" office:time-value="PT04H16M15S" calcext:value-type="time">
            <text:p>4:16 AM</text:p>
          </table:table-cell>
          <table:table-cell table:style-name="ce23" table:formula="of:=TIME(HOUR([$Starsheet.$C265]);(MINUTE([$Starsheet.$C265])+[$Starsheet.$B265]);0)" office:value-type="time" office:time-value="PT00H00M00S" calcext:value-type="time">
            <text:p>12:00 AM</text:p>
          </table:table-cell>
          <table:table-cell table:formula="of:=MINUTE([$Calculations.$D265])" office:value-type="float" office:value="0" calcext:value-type="float">
            <text:p>0</text:p>
          </table:table-cell>
          <table:table-cell table:number-columns-repeated="16379"/>
        </table:table-row>
        <table:table-row table:style-name="ro2">
          <table:table-cell office:value-type="float" office:value="567" calcext:value-type="float">
            <text:p>567</text:p>
          </table:table-cell>
          <table:table-cell table:style-name="ce21" table:formula="of:=NOW()" office:value-type="date" office:date-value="2024-07-09T04:16:15.33" calcext:value-type="date">
            <text:p>07/09/24 04:16 AM</text:p>
          </table:table-cell>
          <table:table-cell table:style-name="ce22" table:formula="of:=TIME(HOUR([$Calculations.$B266]);MINUTE([$Calculations.$B266]);SECOND([$Calculations.$B266]))" office:value-type="time" office:time-value="PT04H16M15S" calcext:value-type="time">
            <text:p>4:16 AM</text:p>
          </table:table-cell>
          <table:table-cell table:style-name="ce23" table:formula="of:=TIME(HOUR([$Starsheet.$C266]);(MINUTE([$Starsheet.$C266])+[$Starsheet.$B266]);0)" office:value-type="time" office:time-value="PT00H00M00S" calcext:value-type="time">
            <text:p>12:00 AM</text:p>
          </table:table-cell>
          <table:table-cell table:formula="of:=MINUTE([$Calculations.$D266])" office:value-type="float" office:value="0" calcext:value-type="float">
            <text:p>0</text:p>
          </table:table-cell>
          <table:table-cell table:number-columns-repeated="16379"/>
        </table:table-row>
        <table:table-row table:style-name="ro2">
          <table:table-cell office:value-type="float" office:value="568" calcext:value-type="float">
            <text:p>568</text:p>
          </table:table-cell>
          <table:table-cell table:style-name="ce21" table:formula="of:=NOW()" office:value-type="date" office:date-value="2024-07-09T04:16:15.33" calcext:value-type="date">
            <text:p>07/09/24 04:16 AM</text:p>
          </table:table-cell>
          <table:table-cell table:style-name="ce22" table:formula="of:=TIME(HOUR([$Calculations.$B267]);MINUTE([$Calculations.$B267]);SECOND([$Calculations.$B267]))" office:value-type="time" office:time-value="PT04H16M15S" calcext:value-type="time">
            <text:p>4:16 AM</text:p>
          </table:table-cell>
          <table:table-cell table:style-name="ce23" table:formula="of:=TIME(HOUR([$Starsheet.$C267]);(MINUTE([$Starsheet.$C267])+[$Starsheet.$B267]);0)" office:value-type="time" office:time-value="PT00H00M00S" calcext:value-type="time">
            <text:p>12:00 AM</text:p>
          </table:table-cell>
          <table:table-cell table:formula="of:=MINUTE([$Calculations.$D267])" office:value-type="float" office:value="0" calcext:value-type="float">
            <text:p>0</text:p>
          </table:table-cell>
          <table:table-cell table:number-columns-repeated="16379"/>
        </table:table-row>
        <table:table-row table:style-name="ro2">
          <table:table-cell office:value-type="float" office:value="569" calcext:value-type="float">
            <text:p>569</text:p>
          </table:table-cell>
          <table:table-cell table:style-name="ce21" table:formula="of:=NOW()" office:value-type="date" office:date-value="2024-07-09T04:16:15.33" calcext:value-type="date">
            <text:p>07/09/24 04:16 AM</text:p>
          </table:table-cell>
          <table:table-cell table:style-name="ce22" table:formula="of:=TIME(HOUR([$Calculations.$B268]);MINUTE([$Calculations.$B268]);SECOND([$Calculations.$B268]))" office:value-type="time" office:time-value="PT04H16M15S" calcext:value-type="time">
            <text:p>4:16 AM</text:p>
          </table:table-cell>
          <table:table-cell table:style-name="ce23" table:formula="of:=TIME(HOUR([$Starsheet.$C268]);(MINUTE([$Starsheet.$C268])+[$Starsheet.$B268]);0)" office:value-type="time" office:time-value="PT00H00M00S" calcext:value-type="time">
            <text:p>12:00 AM</text:p>
          </table:table-cell>
          <table:table-cell table:formula="of:=MINUTE([$Calculations.$D268])" office:value-type="float" office:value="0" calcext:value-type="float">
            <text:p>0</text:p>
          </table:table-cell>
          <table:table-cell table:number-columns-repeated="16379"/>
        </table:table-row>
        <table:table-row table:style-name="ro2">
          <table:table-cell office:value-type="float" office:value="570" calcext:value-type="float">
            <text:p>570</text:p>
          </table:table-cell>
          <table:table-cell table:style-name="ce21" table:formula="of:=NOW()" office:value-type="date" office:date-value="2024-07-09T04:16:15.33" calcext:value-type="date">
            <text:p>07/09/24 04:16 AM</text:p>
          </table:table-cell>
          <table:table-cell table:style-name="ce22" table:formula="of:=TIME(HOUR([$Calculations.$B269]);MINUTE([$Calculations.$B269]);SECOND([$Calculations.$B269]))" office:value-type="time" office:time-value="PT04H16M15S" calcext:value-type="time">
            <text:p>4:16 AM</text:p>
          </table:table-cell>
          <table:table-cell table:style-name="ce23" table:formula="of:=TIME(HOUR([$Starsheet.$C269]);(MINUTE([$Starsheet.$C269])+[$Starsheet.$B269]);0)" office:value-type="time" office:time-value="PT00H00M00S" calcext:value-type="time">
            <text:p>12:00 AM</text:p>
          </table:table-cell>
          <table:table-cell table:formula="of:=MINUTE([$Calculations.$D269])" office:value-type="float" office:value="0" calcext:value-type="float">
            <text:p>0</text:p>
          </table:table-cell>
          <table:table-cell table:number-columns-repeated="16379"/>
        </table:table-row>
        <table:table-row table:style-name="ro2">
          <table:table-cell office:value-type="float" office:value="571" calcext:value-type="float">
            <text:p>571</text:p>
          </table:table-cell>
          <table:table-cell table:style-name="ce21" table:formula="of:=NOW()" office:value-type="date" office:date-value="2024-07-09T04:16:15.33" calcext:value-type="date">
            <text:p>07/09/24 04:16 AM</text:p>
          </table:table-cell>
          <table:table-cell table:style-name="ce22" table:formula="of:=TIME(HOUR([$Calculations.$B270]);MINUTE([$Calculations.$B270]);SECOND([$Calculations.$B270]))" office:value-type="time" office:time-value="PT04H16M15S" calcext:value-type="time">
            <text:p>4:16 AM</text:p>
          </table:table-cell>
          <table:table-cell table:style-name="ce23" table:formula="of:=TIME(HOUR([$Starsheet.$C270]);(MINUTE([$Starsheet.$C270])+[$Starsheet.$B270]);0)" office:value-type="time" office:time-value="PT00H00M00S" calcext:value-type="time">
            <text:p>12:00 AM</text:p>
          </table:table-cell>
          <table:table-cell table:formula="of:=MINUTE([$Calculations.$D270])" office:value-type="float" office:value="0" calcext:value-type="float">
            <text:p>0</text:p>
          </table:table-cell>
          <table:table-cell table:number-columns-repeated="16379"/>
        </table:table-row>
        <table:table-row table:style-name="ro2">
          <table:table-cell office:value-type="float" office:value="572" calcext:value-type="float">
            <text:p>572</text:p>
          </table:table-cell>
          <table:table-cell table:style-name="ce21" table:formula="of:=NOW()" office:value-type="date" office:date-value="2024-07-09T04:16:15.33" calcext:value-type="date">
            <text:p>07/09/24 04:16 AM</text:p>
          </table:table-cell>
          <table:table-cell table:style-name="ce22" table:formula="of:=TIME(HOUR([$Calculations.$B271]);MINUTE([$Calculations.$B271]);SECOND([$Calculations.$B271]))" office:value-type="time" office:time-value="PT04H16M15S" calcext:value-type="time">
            <text:p>4:16 AM</text:p>
          </table:table-cell>
          <table:table-cell table:style-name="ce23" table:formula="of:=TIME(HOUR([$Starsheet.$C271]);(MINUTE([$Starsheet.$C271])+[$Starsheet.$B271]);0)" office:value-type="time" office:time-value="PT00H00M00S" calcext:value-type="time">
            <text:p>12:00 AM</text:p>
          </table:table-cell>
          <table:table-cell table:formula="of:=MINUTE([$Calculations.$D271])" office:value-type="float" office:value="0" calcext:value-type="float">
            <text:p>0</text:p>
          </table:table-cell>
          <table:table-cell table:number-columns-repeated="16379"/>
        </table:table-row>
        <table:table-row table:style-name="ro2">
          <table:table-cell office:value-type="float" office:value="573" calcext:value-type="float">
            <text:p>573</text:p>
          </table:table-cell>
          <table:table-cell table:style-name="ce21" table:formula="of:=NOW()" office:value-type="date" office:date-value="2024-07-09T04:16:15.33" calcext:value-type="date">
            <text:p>07/09/24 04:16 AM</text:p>
          </table:table-cell>
          <table:table-cell table:style-name="ce22" table:formula="of:=TIME(HOUR([$Calculations.$B272]);MINUTE([$Calculations.$B272]);SECOND([$Calculations.$B272]))" office:value-type="time" office:time-value="PT04H16M15S" calcext:value-type="time">
            <text:p>4:16 AM</text:p>
          </table:table-cell>
          <table:table-cell table:style-name="ce23" table:formula="of:=TIME(HOUR([$Starsheet.$C272]);(MINUTE([$Starsheet.$C272])+[$Starsheet.$B272]);0)" office:value-type="time" office:time-value="PT00H00M00S" calcext:value-type="time">
            <text:p>12:00 AM</text:p>
          </table:table-cell>
          <table:table-cell table:formula="of:=MINUTE([$Calculations.$D272])" office:value-type="float" office:value="0" calcext:value-type="float">
            <text:p>0</text:p>
          </table:table-cell>
          <table:table-cell table:number-columns-repeated="16379"/>
        </table:table-row>
        <table:table-row table:style-name="ro2">
          <table:table-cell office:value-type="float" office:value="574" calcext:value-type="float">
            <text:p>574</text:p>
          </table:table-cell>
          <table:table-cell table:style-name="ce21" table:formula="of:=NOW()" office:value-type="date" office:date-value="2024-07-09T04:16:15.33" calcext:value-type="date">
            <text:p>07/09/24 04:16 AM</text:p>
          </table:table-cell>
          <table:table-cell table:style-name="ce22" table:formula="of:=TIME(HOUR([$Calculations.$B273]);MINUTE([$Calculations.$B273]);SECOND([$Calculations.$B273]))" office:value-type="time" office:time-value="PT04H16M15S" calcext:value-type="time">
            <text:p>4:16 AM</text:p>
          </table:table-cell>
          <table:table-cell table:style-name="ce23" table:formula="of:=TIME(HOUR([$Starsheet.$C273]);(MINUTE([$Starsheet.$C273])+[$Starsheet.$B273]);0)" office:value-type="time" office:time-value="PT00H00M00S" calcext:value-type="time">
            <text:p>12:00 AM</text:p>
          </table:table-cell>
          <table:table-cell table:formula="of:=MINUTE([$Calculations.$D273])" office:value-type="float" office:value="0" calcext:value-type="float">
            <text:p>0</text:p>
          </table:table-cell>
          <table:table-cell table:number-columns-repeated="16379"/>
        </table:table-row>
        <table:table-row table:style-name="ro2">
          <table:table-cell office:value-type="float" office:value="575" calcext:value-type="float">
            <text:p>575</text:p>
          </table:table-cell>
          <table:table-cell table:style-name="ce21" table:formula="of:=NOW()" office:value-type="date" office:date-value="2024-07-09T04:16:15.33" calcext:value-type="date">
            <text:p>07/09/24 04:16 AM</text:p>
          </table:table-cell>
          <table:table-cell table:style-name="ce22" table:formula="of:=TIME(HOUR([$Calculations.$B274]);MINUTE([$Calculations.$B274]);SECOND([$Calculations.$B274]))" office:value-type="time" office:time-value="PT04H16M15S" calcext:value-type="time">
            <text:p>4:16 AM</text:p>
          </table:table-cell>
          <table:table-cell table:style-name="ce23" table:formula="of:=TIME(HOUR([$Starsheet.$C274]);(MINUTE([$Starsheet.$C274])+[$Starsheet.$B274]);0)" office:value-type="time" office:time-value="PT00H00M00S" calcext:value-type="time">
            <text:p>12:00 AM</text:p>
          </table:table-cell>
          <table:table-cell table:formula="of:=MINUTE([$Calculations.$D274])" office:value-type="float" office:value="0" calcext:value-type="float">
            <text:p>0</text:p>
          </table:table-cell>
          <table:table-cell table:number-columns-repeated="16379"/>
        </table:table-row>
        <table:table-row table:style-name="ro2">
          <table:table-cell office:value-type="float" office:value="576" calcext:value-type="float">
            <text:p>576</text:p>
          </table:table-cell>
          <table:table-cell table:style-name="ce21" table:formula="of:=NOW()" office:value-type="date" office:date-value="2024-07-09T04:16:15.33" calcext:value-type="date">
            <text:p>07/09/24 04:16 AM</text:p>
          </table:table-cell>
          <table:table-cell table:style-name="ce22" table:formula="of:=TIME(HOUR([$Calculations.$B275]);MINUTE([$Calculations.$B275]);SECOND([$Calculations.$B275]))" office:value-type="time" office:time-value="PT04H16M15S" calcext:value-type="time">
            <text:p>4:16 AM</text:p>
          </table:table-cell>
          <table:table-cell table:style-name="ce23" table:formula="of:=TIME(HOUR([$Starsheet.$C275]);(MINUTE([$Starsheet.$C275])+[$Starsheet.$B275]);0)" office:value-type="time" office:time-value="PT00H00M00S" calcext:value-type="time">
            <text:p>12:00 AM</text:p>
          </table:table-cell>
          <table:table-cell table:formula="of:=MINUTE([$Calculations.$D275])" office:value-type="float" office:value="0" calcext:value-type="float">
            <text:p>0</text:p>
          </table:table-cell>
          <table:table-cell table:number-columns-repeated="16379"/>
        </table:table-row>
        <table:table-row table:style-name="ro2">
          <table:table-cell office:value-type="float" office:value="577" calcext:value-type="float">
            <text:p>577</text:p>
          </table:table-cell>
          <table:table-cell table:style-name="ce21" table:formula="of:=NOW()" office:value-type="date" office:date-value="2024-07-09T04:16:15.33" calcext:value-type="date">
            <text:p>07/09/24 04:16 AM</text:p>
          </table:table-cell>
          <table:table-cell table:style-name="ce22" table:formula="of:=TIME(HOUR([$Calculations.$B276]);MINUTE([$Calculations.$B276]);SECOND([$Calculations.$B276]))" office:value-type="time" office:time-value="PT04H16M15S" calcext:value-type="time">
            <text:p>4:16 AM</text:p>
          </table:table-cell>
          <table:table-cell table:style-name="ce23" table:formula="of:=TIME(HOUR([$Starsheet.$C276]);(MINUTE([$Starsheet.$C276])+[$Starsheet.$B276]);0)" office:value-type="time" office:time-value="PT00H00M00S" calcext:value-type="time">
            <text:p>12:00 AM</text:p>
          </table:table-cell>
          <table:table-cell table:formula="of:=MINUTE([$Calculations.$D276])" office:value-type="float" office:value="0" calcext:value-type="float">
            <text:p>0</text:p>
          </table:table-cell>
          <table:table-cell table:number-columns-repeated="16379"/>
        </table:table-row>
        <table:table-row table:style-name="ro2">
          <table:table-cell office:value-type="float" office:value="578" calcext:value-type="float">
            <text:p>578</text:p>
          </table:table-cell>
          <table:table-cell table:style-name="ce21" table:formula="of:=NOW()" office:value-type="date" office:date-value="2024-07-09T04:16:15.33" calcext:value-type="date">
            <text:p>07/09/24 04:16 AM</text:p>
          </table:table-cell>
          <table:table-cell table:style-name="ce22" table:formula="of:=TIME(HOUR([$Calculations.$B277]);MINUTE([$Calculations.$B277]);SECOND([$Calculations.$B277]))" office:value-type="time" office:time-value="PT04H16M15S" calcext:value-type="time">
            <text:p>4:16 AM</text:p>
          </table:table-cell>
          <table:table-cell table:style-name="ce23" table:formula="of:=TIME(HOUR([$Starsheet.$C277]);(MINUTE([$Starsheet.$C277])+[$Starsheet.$B277]);0)" office:value-type="time" office:time-value="PT00H00M00S" calcext:value-type="time">
            <text:p>12:00 AM</text:p>
          </table:table-cell>
          <table:table-cell table:formula="of:=MINUTE([$Calculations.$D277])" office:value-type="float" office:value="0" calcext:value-type="float">
            <text:p>0</text:p>
          </table:table-cell>
          <table:table-cell table:number-columns-repeated="16379"/>
        </table:table-row>
        <table:table-row table:style-name="ro2">
          <table:table-cell office:value-type="float" office:value="579" calcext:value-type="float">
            <text:p>579</text:p>
          </table:table-cell>
          <table:table-cell table:style-name="ce21" table:formula="of:=NOW()" office:value-type="date" office:date-value="2024-07-09T04:16:15.33" calcext:value-type="date">
            <text:p>07/09/24 04:16 AM</text:p>
          </table:table-cell>
          <table:table-cell table:style-name="ce22" table:formula="of:=TIME(HOUR([$Calculations.$B278]);MINUTE([$Calculations.$B278]);SECOND([$Calculations.$B278]))" office:value-type="time" office:time-value="PT04H16M15S" calcext:value-type="time">
            <text:p>4:16 AM</text:p>
          </table:table-cell>
          <table:table-cell table:style-name="ce23" table:formula="of:=TIME(HOUR([$Starsheet.$C278]);(MINUTE([$Starsheet.$C278])+[$Starsheet.$B278]);0)" office:value-type="time" office:time-value="PT00H00M00S" calcext:value-type="time">
            <text:p>12:00 AM</text:p>
          </table:table-cell>
          <table:table-cell table:formula="of:=MINUTE([$Calculations.$D278])" office:value-type="float" office:value="0" calcext:value-type="float">
            <text:p>0</text:p>
          </table:table-cell>
          <table:table-cell table:number-columns-repeated="16379"/>
        </table:table-row>
        <table:table-row table:style-name="ro2">
          <table:table-cell office:value-type="float" office:value="580" calcext:value-type="float">
            <text:p>580</text:p>
          </table:table-cell>
          <table:table-cell table:style-name="ce21" table:formula="of:=NOW()" office:value-type="date" office:date-value="2024-07-09T04:16:15.33" calcext:value-type="date">
            <text:p>07/09/24 04:16 AM</text:p>
          </table:table-cell>
          <table:table-cell table:style-name="ce22" table:formula="of:=TIME(HOUR([$Calculations.$B279]);MINUTE([$Calculations.$B279]);SECOND([$Calculations.$B279]))" office:value-type="time" office:time-value="PT04H16M15S" calcext:value-type="time">
            <text:p>4:16 AM</text:p>
          </table:table-cell>
          <table:table-cell table:style-name="ce23" table:formula="of:=TIME(HOUR([$Starsheet.$C279]);(MINUTE([$Starsheet.$C279])+[$Starsheet.$B279]);0)" office:value-type="time" office:time-value="PT00H00M00S" calcext:value-type="time">
            <text:p>12:00 AM</text:p>
          </table:table-cell>
          <table:table-cell table:formula="of:=MINUTE([$Calculations.$D279])" office:value-type="float" office:value="0" calcext:value-type="float">
            <text:p>0</text:p>
          </table:table-cell>
          <table:table-cell table:number-columns-repeated="16379"/>
        </table:table-row>
        <table:table-row table:style-name="ro2">
          <table:table-cell office:value-type="float" office:value="581" calcext:value-type="float">
            <text:p>581</text:p>
          </table:table-cell>
          <table:table-cell table:style-name="ce21" table:formula="of:=NOW()" office:value-type="date" office:date-value="2024-07-09T04:16:15.33" calcext:value-type="date">
            <text:p>07/09/24 04:16 AM</text:p>
          </table:table-cell>
          <table:table-cell table:style-name="ce22" table:formula="of:=TIME(HOUR([$Calculations.$B280]);MINUTE([$Calculations.$B280]);SECOND([$Calculations.$B280]))" office:value-type="time" office:time-value="PT04H16M15S" calcext:value-type="time">
            <text:p>4:16 AM</text:p>
          </table:table-cell>
          <table:table-cell table:style-name="ce23" table:formula="of:=TIME(HOUR([$Starsheet.$C280]);(MINUTE([$Starsheet.$C280])+[$Starsheet.$B280]);0)" office:value-type="time" office:time-value="PT00H00M00S" calcext:value-type="time">
            <text:p>12:00 AM</text:p>
          </table:table-cell>
          <table:table-cell table:formula="of:=MINUTE([$Calculations.$D280])" office:value-type="float" office:value="0" calcext:value-type="float">
            <text:p>0</text:p>
          </table:table-cell>
          <table:table-cell table:number-columns-repeated="16379"/>
        </table:table-row>
        <table:table-row table:style-name="ro2">
          <table:table-cell office:value-type="float" office:value="582" calcext:value-type="float">
            <text:p>582</text:p>
          </table:table-cell>
          <table:table-cell table:style-name="ce21" table:formula="of:=NOW()" office:value-type="date" office:date-value="2024-07-09T04:16:15.33" calcext:value-type="date">
            <text:p>07/09/24 04:16 AM</text:p>
          </table:table-cell>
          <table:table-cell table:style-name="ce22" table:formula="of:=TIME(HOUR([$Calculations.$B281]);MINUTE([$Calculations.$B281]);SECOND([$Calculations.$B281]))" office:value-type="time" office:time-value="PT04H16M15S" calcext:value-type="time">
            <text:p>4:16 AM</text:p>
          </table:table-cell>
          <table:table-cell table:style-name="ce23" table:formula="of:=TIME(HOUR([$Starsheet.$C281]);(MINUTE([$Starsheet.$C281])+[$Starsheet.$B281]);0)" office:value-type="time" office:time-value="PT00H00M00S" calcext:value-type="time">
            <text:p>12:00 AM</text:p>
          </table:table-cell>
          <table:table-cell table:formula="of:=MINUTE([$Calculations.$D281])" office:value-type="float" office:value="0" calcext:value-type="float">
            <text:p>0</text:p>
          </table:table-cell>
          <table:table-cell table:number-columns-repeated="16379"/>
        </table:table-row>
        <table:table-row table:style-name="ro2">
          <table:table-cell office:value-type="float" office:value="583" calcext:value-type="float">
            <text:p>583</text:p>
          </table:table-cell>
          <table:table-cell table:style-name="ce21" table:formula="of:=NOW()" office:value-type="date" office:date-value="2024-07-09T04:16:15.33" calcext:value-type="date">
            <text:p>07/09/24 04:16 AM</text:p>
          </table:table-cell>
          <table:table-cell table:style-name="ce22" table:formula="of:=TIME(HOUR([$Calculations.$B282]);MINUTE([$Calculations.$B282]);SECOND([$Calculations.$B282]))" office:value-type="time" office:time-value="PT04H16M15S" calcext:value-type="time">
            <text:p>4:16 AM</text:p>
          </table:table-cell>
          <table:table-cell table:style-name="ce23" table:formula="of:=TIME(HOUR([$Starsheet.$C282]);(MINUTE([$Starsheet.$C282])+[$Starsheet.$B282]);0)" office:value-type="time" office:time-value="PT00H00M00S" calcext:value-type="time">
            <text:p>12:00 AM</text:p>
          </table:table-cell>
          <table:table-cell table:formula="of:=MINUTE([$Calculations.$D282])" office:value-type="float" office:value="0" calcext:value-type="float">
            <text:p>0</text:p>
          </table:table-cell>
          <table:table-cell table:number-columns-repeated="16379"/>
        </table:table-row>
        <table:table-row table:style-name="ro2">
          <table:table-cell office:value-type="float" office:value="584" calcext:value-type="float">
            <text:p>584</text:p>
          </table:table-cell>
          <table:table-cell table:style-name="ce21" table:formula="of:=NOW()" office:value-type="date" office:date-value="2024-07-09T04:16:15.33" calcext:value-type="date">
            <text:p>07/09/24 04:16 AM</text:p>
          </table:table-cell>
          <table:table-cell table:style-name="ce22" table:formula="of:=TIME(HOUR([$Calculations.$B283]);MINUTE([$Calculations.$B283]);SECOND([$Calculations.$B283]))" office:value-type="time" office:time-value="PT04H16M15S" calcext:value-type="time">
            <text:p>4:16 AM</text:p>
          </table:table-cell>
          <table:table-cell table:style-name="ce23" table:formula="of:=TIME(HOUR([$Starsheet.$C283]);(MINUTE([$Starsheet.$C283])+[$Starsheet.$B283]);0)" office:value-type="time" office:time-value="PT00H00M00S" calcext:value-type="time">
            <text:p>12:00 AM</text:p>
          </table:table-cell>
          <table:table-cell table:formula="of:=MINUTE([$Calculations.$D283])" office:value-type="float" office:value="0" calcext:value-type="float">
            <text:p>0</text:p>
          </table:table-cell>
          <table:table-cell table:number-columns-repeated="16379"/>
        </table:table-row>
        <table:table-row table:style-name="ro2">
          <table:table-cell office:value-type="float" office:value="585" calcext:value-type="float">
            <text:p>585</text:p>
          </table:table-cell>
          <table:table-cell table:style-name="ce21" table:formula="of:=NOW()" office:value-type="date" office:date-value="2024-07-09T04:16:15.33" calcext:value-type="date">
            <text:p>07/09/24 04:16 AM</text:p>
          </table:table-cell>
          <table:table-cell table:style-name="ce22" table:formula="of:=TIME(HOUR([$Calculations.$B284]);MINUTE([$Calculations.$B284]);SECOND([$Calculations.$B284]))" office:value-type="time" office:time-value="PT04H16M15S" calcext:value-type="time">
            <text:p>4:16 AM</text:p>
          </table:table-cell>
          <table:table-cell table:style-name="ce23" table:formula="of:=TIME(HOUR([$Starsheet.$C284]);(MINUTE([$Starsheet.$C284])+[$Starsheet.$B284]);0)" office:value-type="time" office:time-value="PT00H00M00S" calcext:value-type="time">
            <text:p>12:00 AM</text:p>
          </table:table-cell>
          <table:table-cell table:formula="of:=MINUTE([$Calculations.$D284])" office:value-type="float" office:value="0" calcext:value-type="float">
            <text:p>0</text:p>
          </table:table-cell>
          <table:table-cell table:number-columns-repeated="16379"/>
        </table:table-row>
        <table:table-row table:style-name="ro2">
          <table:table-cell office:value-type="float" office:value="586" calcext:value-type="float">
            <text:p>586</text:p>
          </table:table-cell>
          <table:table-cell table:style-name="ce21" table:formula="of:=NOW()" office:value-type="date" office:date-value="2024-07-09T04:16:15.33" calcext:value-type="date">
            <text:p>07/09/24 04:16 AM</text:p>
          </table:table-cell>
          <table:table-cell table:style-name="ce22" table:formula="of:=TIME(HOUR([$Calculations.$B285]);MINUTE([$Calculations.$B285]);SECOND([$Calculations.$B285]))" office:value-type="time" office:time-value="PT04H16M15S" calcext:value-type="time">
            <text:p>4:16 AM</text:p>
          </table:table-cell>
          <table:table-cell table:style-name="ce23" table:formula="of:=TIME(HOUR([$Starsheet.$C285]);(MINUTE([$Starsheet.$C285])+[$Starsheet.$B285]);0)" office:value-type="time" office:time-value="PT00H00M00S" calcext:value-type="time">
            <text:p>12:00 AM</text:p>
          </table:table-cell>
          <table:table-cell table:formula="of:=MINUTE([$Calculations.$D285])" office:value-type="float" office:value="0" calcext:value-type="float">
            <text:p>0</text:p>
          </table:table-cell>
          <table:table-cell table:number-columns-repeated="16379"/>
        </table:table-row>
        <table:table-row table:style-name="ro2">
          <table:table-cell office:value-type="float" office:value="587" calcext:value-type="float">
            <text:p>587</text:p>
          </table:table-cell>
          <table:table-cell table:style-name="ce21" table:formula="of:=NOW()" office:value-type="date" office:date-value="2024-07-09T04:16:15.33" calcext:value-type="date">
            <text:p>07/09/24 04:16 AM</text:p>
          </table:table-cell>
          <table:table-cell table:style-name="ce22" table:formula="of:=TIME(HOUR([$Calculations.$B286]);MINUTE([$Calculations.$B286]);SECOND([$Calculations.$B286]))" office:value-type="time" office:time-value="PT04H16M15S" calcext:value-type="time">
            <text:p>4:16 AM</text:p>
          </table:table-cell>
          <table:table-cell table:style-name="ce23" table:formula="of:=TIME(HOUR([$Starsheet.$C286]);(MINUTE([$Starsheet.$C286])+[$Starsheet.$B286]);0)" office:value-type="time" office:time-value="PT00H00M00S" calcext:value-type="time">
            <text:p>12:00 AM</text:p>
          </table:table-cell>
          <table:table-cell table:formula="of:=MINUTE([$Calculations.$D286])" office:value-type="float" office:value="0" calcext:value-type="float">
            <text:p>0</text:p>
          </table:table-cell>
          <table:table-cell table:number-columns-repeated="16379"/>
        </table:table-row>
        <table:table-row table:style-name="ro2">
          <table:table-cell office:value-type="float" office:value="588" calcext:value-type="float">
            <text:p>588</text:p>
          </table:table-cell>
          <table:table-cell table:style-name="ce21" table:formula="of:=NOW()" office:value-type="date" office:date-value="2024-07-09T04:16:15.33" calcext:value-type="date">
            <text:p>07/09/24 04:16 AM</text:p>
          </table:table-cell>
          <table:table-cell table:style-name="ce22" table:formula="of:=TIME(HOUR([$Calculations.$B287]);MINUTE([$Calculations.$B287]);SECOND([$Calculations.$B287]))" office:value-type="time" office:time-value="PT04H16M15S" calcext:value-type="time">
            <text:p>4:16 AM</text:p>
          </table:table-cell>
          <table:table-cell table:style-name="ce23" table:formula="of:=TIME(HOUR([$Starsheet.$C287]);(MINUTE([$Starsheet.$C287])+[$Starsheet.$B287]);0)" office:value-type="time" office:time-value="PT00H00M00S" calcext:value-type="time">
            <text:p>12:00 AM</text:p>
          </table:table-cell>
          <table:table-cell table:formula="of:=MINUTE([$Calculations.$D287])" office:value-type="float" office:value="0" calcext:value-type="float">
            <text:p>0</text:p>
          </table:table-cell>
          <table:table-cell table:number-columns-repeated="16379"/>
        </table:table-row>
        <table:table-row table:style-name="ro2">
          <table:table-cell office:value-type="float" office:value="589" calcext:value-type="float">
            <text:p>589</text:p>
          </table:table-cell>
          <table:table-cell table:style-name="ce21" table:formula="of:=NOW()" office:value-type="date" office:date-value="2024-07-09T04:16:15.33" calcext:value-type="date">
            <text:p>07/09/24 04:16 AM</text:p>
          </table:table-cell>
          <table:table-cell table:style-name="ce22" table:formula="of:=TIME(HOUR([$Calculations.$B288]);MINUTE([$Calculations.$B288]);SECOND([$Calculations.$B288]))" office:value-type="time" office:time-value="PT04H16M15S" calcext:value-type="time">
            <text:p>4:16 AM</text:p>
          </table:table-cell>
          <table:table-cell table:style-name="ce23" table:formula="of:=TIME(HOUR([$Starsheet.$C288]);(MINUTE([$Starsheet.$C288])+[$Starsheet.$B288]);0)" office:value-type="time" office:time-value="PT00H00M00S" calcext:value-type="time">
            <text:p>12:00 AM</text:p>
          </table:table-cell>
          <table:table-cell table:formula="of:=MINUTE([$Calculations.$D288])" office:value-type="float" office:value="0" calcext:value-type="float">
            <text:p>0</text:p>
          </table:table-cell>
          <table:table-cell table:number-columns-repeated="16379"/>
        </table:table-row>
        <table:table-row table:style-name="ro2">
          <table:table-cell office:value-type="float" office:value="590" calcext:value-type="float">
            <text:p>590</text:p>
          </table:table-cell>
          <table:table-cell table:style-name="ce21" table:formula="of:=NOW()" office:value-type="date" office:date-value="2024-07-09T04:16:15.33" calcext:value-type="date">
            <text:p>07/09/24 04:16 AM</text:p>
          </table:table-cell>
          <table:table-cell table:style-name="ce22" table:formula="of:=TIME(HOUR([$Calculations.$B289]);MINUTE([$Calculations.$B289]);SECOND([$Calculations.$B289]))" office:value-type="time" office:time-value="PT04H16M15S" calcext:value-type="time">
            <text:p>4:16 AM</text:p>
          </table:table-cell>
          <table:table-cell table:style-name="ce23" table:formula="of:=TIME(HOUR([$Starsheet.$C289]);(MINUTE([$Starsheet.$C289])+[$Starsheet.$B289]);0)" office:value-type="time" office:time-value="PT00H00M00S" calcext:value-type="time">
            <text:p>12:00 AM</text:p>
          </table:table-cell>
          <table:table-cell table:formula="of:=MINUTE([$Calculations.$D289])" office:value-type="float" office:value="0" calcext:value-type="float">
            <text:p>0</text:p>
          </table:table-cell>
          <table:table-cell table:number-columns-repeated="16379"/>
        </table:table-row>
        <table:table-row table:style-name="ro2">
          <table:table-cell office:value-type="float" office:value="591" calcext:value-type="float">
            <text:p>591</text:p>
          </table:table-cell>
          <table:table-cell table:style-name="ce21" table:formula="of:=NOW()" office:value-type="date" office:date-value="2024-07-09T04:16:15.33" calcext:value-type="date">
            <text:p>07/09/24 04:16 AM</text:p>
          </table:table-cell>
          <table:table-cell table:style-name="ce22" table:formula="of:=TIME(HOUR([$Calculations.$B290]);MINUTE([$Calculations.$B290]);SECOND([$Calculations.$B290]))" office:value-type="time" office:time-value="PT04H16M15S" calcext:value-type="time">
            <text:p>4:16 AM</text:p>
          </table:table-cell>
          <table:table-cell table:style-name="ce23" table:formula="of:=TIME(HOUR([$Starsheet.$C290]);(MINUTE([$Starsheet.$C290])+[$Starsheet.$B290]);0)" office:value-type="time" office:time-value="PT00H00M00S" calcext:value-type="time">
            <text:p>12:00 AM</text:p>
          </table:table-cell>
          <table:table-cell table:formula="of:=MINUTE([$Calculations.$D290])" office:value-type="float" office:value="0" calcext:value-type="float">
            <text:p>0</text:p>
          </table:table-cell>
          <table:table-cell table:number-columns-repeated="16379"/>
        </table:table-row>
        <table:table-row table:style-name="ro2">
          <table:table-cell office:value-type="float" office:value="592" calcext:value-type="float">
            <text:p>592</text:p>
          </table:table-cell>
          <table:table-cell table:style-name="ce21" table:formula="of:=NOW()" office:value-type="date" office:date-value="2024-07-09T04:16:15.33" calcext:value-type="date">
            <text:p>07/09/24 04:16 AM</text:p>
          </table:table-cell>
          <table:table-cell table:style-name="ce22" table:formula="of:=TIME(HOUR([$Calculations.$B291]);MINUTE([$Calculations.$B291]);SECOND([$Calculations.$B291]))" office:value-type="time" office:time-value="PT04H16M15S" calcext:value-type="time">
            <text:p>4:16 AM</text:p>
          </table:table-cell>
          <table:table-cell table:style-name="ce23" table:formula="of:=TIME(HOUR([$Starsheet.$C291]);(MINUTE([$Starsheet.$C291])+[$Starsheet.$B291]);0)" office:value-type="time" office:time-value="PT00H00M00S" calcext:value-type="time">
            <text:p>12:00 AM</text:p>
          </table:table-cell>
          <table:table-cell table:formula="of:=MINUTE([$Calculations.$D291])" office:value-type="float" office:value="0" calcext:value-type="float">
            <text:p>0</text:p>
          </table:table-cell>
          <table:table-cell table:number-columns-repeated="16379"/>
        </table:table-row>
        <table:table-row table:style-name="ro2">
          <table:table-cell office:value-type="float" office:value="593" calcext:value-type="float">
            <text:p>593</text:p>
          </table:table-cell>
          <table:table-cell table:style-name="ce21" table:formula="of:=NOW()" office:value-type="date" office:date-value="2024-07-09T04:16:15.33" calcext:value-type="date">
            <text:p>07/09/24 04:16 AM</text:p>
          </table:table-cell>
          <table:table-cell table:style-name="ce22" table:formula="of:=TIME(HOUR([$Calculations.$B292]);MINUTE([$Calculations.$B292]);SECOND([$Calculations.$B292]))" office:value-type="time" office:time-value="PT04H16M15S" calcext:value-type="time">
            <text:p>4:16 AM</text:p>
          </table:table-cell>
          <table:table-cell table:style-name="ce23" table:formula="of:=TIME(HOUR([$Starsheet.$C292]);(MINUTE([$Starsheet.$C292])+[$Starsheet.$B292]);0)" office:value-type="time" office:time-value="PT00H00M00S" calcext:value-type="time">
            <text:p>12:00 AM</text:p>
          </table:table-cell>
          <table:table-cell table:formula="of:=MINUTE([$Calculations.$D292])" office:value-type="float" office:value="0" calcext:value-type="float">
            <text:p>0</text:p>
          </table:table-cell>
          <table:table-cell table:number-columns-repeated="16379"/>
        </table:table-row>
        <table:table-row table:style-name="ro2">
          <table:table-cell office:value-type="float" office:value="594" calcext:value-type="float">
            <text:p>594</text:p>
          </table:table-cell>
          <table:table-cell table:style-name="ce21" table:formula="of:=NOW()" office:value-type="date" office:date-value="2024-07-09T04:16:15.33" calcext:value-type="date">
            <text:p>07/09/24 04:16 AM</text:p>
          </table:table-cell>
          <table:table-cell table:style-name="ce22" table:formula="of:=TIME(HOUR([$Calculations.$B293]);MINUTE([$Calculations.$B293]);SECOND([$Calculations.$B293]))" office:value-type="time" office:time-value="PT04H16M15S" calcext:value-type="time">
            <text:p>4:16 AM</text:p>
          </table:table-cell>
          <table:table-cell table:style-name="ce23" table:formula="of:=TIME(HOUR([$Starsheet.$C293]);(MINUTE([$Starsheet.$C293])+[$Starsheet.$B293]);0)" office:value-type="time" office:time-value="PT00H00M00S" calcext:value-type="time">
            <text:p>12:00 AM</text:p>
          </table:table-cell>
          <table:table-cell table:formula="of:=MINUTE([$Calculations.$D293])" office:value-type="float" office:value="0" calcext:value-type="float">
            <text:p>0</text:p>
          </table:table-cell>
          <table:table-cell table:number-columns-repeated="16379"/>
        </table:table-row>
        <table:table-row table:style-name="ro2">
          <table:table-cell office:value-type="float" office:value="595" calcext:value-type="float">
            <text:p>595</text:p>
          </table:table-cell>
          <table:table-cell table:style-name="ce21" table:formula="of:=NOW()" office:value-type="date" office:date-value="2024-07-09T04:16:15.33" calcext:value-type="date">
            <text:p>07/09/24 04:16 AM</text:p>
          </table:table-cell>
          <table:table-cell table:style-name="ce22" table:formula="of:=TIME(HOUR([$Calculations.$B294]);MINUTE([$Calculations.$B294]);SECOND([$Calculations.$B294]))" office:value-type="time" office:time-value="PT04H16M15S" calcext:value-type="time">
            <text:p>4:16 AM</text:p>
          </table:table-cell>
          <table:table-cell table:style-name="ce23" table:formula="of:=TIME(HOUR([$Starsheet.$C294]);(MINUTE([$Starsheet.$C294])+[$Starsheet.$B294]);0)" office:value-type="time" office:time-value="PT00H00M00S" calcext:value-type="time">
            <text:p>12:00 AM</text:p>
          </table:table-cell>
          <table:table-cell table:formula="of:=MINUTE([$Calculations.$D294])" office:value-type="float" office:value="0" calcext:value-type="float">
            <text:p>0</text:p>
          </table:table-cell>
          <table:table-cell table:number-columns-repeated="16379"/>
        </table:table-row>
        <table:table-row table:style-name="ro2">
          <table:table-cell office:value-type="float" office:value="596" calcext:value-type="float">
            <text:p>596</text:p>
          </table:table-cell>
          <table:table-cell table:style-name="ce21" table:formula="of:=NOW()" office:value-type="date" office:date-value="2024-07-09T04:16:15.33" calcext:value-type="date">
            <text:p>07/09/24 04:16 AM</text:p>
          </table:table-cell>
          <table:table-cell table:style-name="ce22" table:formula="of:=TIME(HOUR([$Calculations.$B295]);MINUTE([$Calculations.$B295]);SECOND([$Calculations.$B295]))" office:value-type="time" office:time-value="PT04H16M15S" calcext:value-type="time">
            <text:p>4:16 AM</text:p>
          </table:table-cell>
          <table:table-cell table:style-name="ce23" table:formula="of:=TIME(HOUR([$Starsheet.$C295]);(MINUTE([$Starsheet.$C295])+[$Starsheet.$B295]);0)" office:value-type="time" office:time-value="PT00H00M00S" calcext:value-type="time">
            <text:p>12:00 AM</text:p>
          </table:table-cell>
          <table:table-cell table:formula="of:=MINUTE([$Calculations.$D295])" office:value-type="float" office:value="0" calcext:value-type="float">
            <text:p>0</text:p>
          </table:table-cell>
          <table:table-cell table:number-columns-repeated="16379"/>
        </table:table-row>
        <table:table-row table:style-name="ro2">
          <table:table-cell office:value-type="float" office:value="597" calcext:value-type="float">
            <text:p>597</text:p>
          </table:table-cell>
          <table:table-cell table:style-name="ce21" table:formula="of:=NOW()" office:value-type="date" office:date-value="2024-07-09T04:16:15.33" calcext:value-type="date">
            <text:p>07/09/24 04:16 AM</text:p>
          </table:table-cell>
          <table:table-cell table:style-name="ce22" table:formula="of:=TIME(HOUR([$Calculations.$B296]);MINUTE([$Calculations.$B296]);SECOND([$Calculations.$B296]))" office:value-type="time" office:time-value="PT04H16M15S" calcext:value-type="time">
            <text:p>4:16 AM</text:p>
          </table:table-cell>
          <table:table-cell table:style-name="ce23" table:formula="of:=TIME(HOUR([$Starsheet.$C296]);(MINUTE([$Starsheet.$C296])+[$Starsheet.$B296]);0)" office:value-type="time" office:time-value="PT00H00M00S" calcext:value-type="time">
            <text:p>12:00 AM</text:p>
          </table:table-cell>
          <table:table-cell table:formula="of:=MINUTE([$Calculations.$D296])" office:value-type="float" office:value="0" calcext:value-type="float">
            <text:p>0</text:p>
          </table:table-cell>
          <table:table-cell table:number-columns-repeated="16379"/>
        </table:table-row>
        <table:table-row table:style-name="ro2">
          <table:table-cell office:value-type="float" office:value="598" calcext:value-type="float">
            <text:p>598</text:p>
          </table:table-cell>
          <table:table-cell table:style-name="ce21" table:formula="of:=NOW()" office:value-type="date" office:date-value="2024-07-09T04:16:15.33" calcext:value-type="date">
            <text:p>07/09/24 04:16 AM</text:p>
          </table:table-cell>
          <table:table-cell table:style-name="ce22" table:formula="of:=TIME(HOUR([$Calculations.$B297]);MINUTE([$Calculations.$B297]);SECOND([$Calculations.$B297]))" office:value-type="time" office:time-value="PT04H16M15S" calcext:value-type="time">
            <text:p>4:16 AM</text:p>
          </table:table-cell>
          <table:table-cell table:style-name="ce23" table:formula="of:=TIME(HOUR([$Starsheet.$C297]);(MINUTE([$Starsheet.$C297])+[$Starsheet.$B297]);0)" office:value-type="time" office:time-value="PT00H00M00S" calcext:value-type="time">
            <text:p>12:00 AM</text:p>
          </table:table-cell>
          <table:table-cell table:formula="of:=MINUTE([$Calculations.$D297])" office:value-type="float" office:value="0" calcext:value-type="float">
            <text:p>0</text:p>
          </table:table-cell>
          <table:table-cell table:number-columns-repeated="16379"/>
        </table:table-row>
        <table:table-row table:style-name="ro2">
          <table:table-cell office:value-type="float" office:value="599" calcext:value-type="float">
            <text:p>599</text:p>
          </table:table-cell>
          <table:table-cell table:style-name="ce21" table:formula="of:=NOW()" office:value-type="date" office:date-value="2024-07-09T04:16:15.33" calcext:value-type="date">
            <text:p>07/09/24 04:16 AM</text:p>
          </table:table-cell>
          <table:table-cell table:style-name="ce22" table:formula="of:=TIME(HOUR([$Calculations.$B298]);MINUTE([$Calculations.$B298]);SECOND([$Calculations.$B298]))" office:value-type="time" office:time-value="PT04H16M15S" calcext:value-type="time">
            <text:p>4:16 AM</text:p>
          </table:table-cell>
          <table:table-cell table:style-name="ce23" table:formula="of:=TIME(HOUR([$Starsheet.$C298]);(MINUTE([$Starsheet.$C298])+[$Starsheet.$B298]);0)" office:value-type="time" office:time-value="PT00H00M00S" calcext:value-type="time">
            <text:p>12:00 AM</text:p>
          </table:table-cell>
          <table:table-cell table:formula="of:=MINUTE([$Calculations.$D298])" office:value-type="float" office:value="0" calcext:value-type="float">
            <text:p>0</text:p>
          </table:table-cell>
          <table:table-cell table:number-columns-repeated="16379"/>
        </table:table-row>
        <table:table-row table:style-name="ro2">
          <table:table-cell office:value-type="float" office:value="600" calcext:value-type="float">
            <text:p>600</text:p>
          </table:table-cell>
          <table:table-cell table:style-name="ce21" table:formula="of:=NOW()" office:value-type="date" office:date-value="2024-07-09T04:16:15.33" calcext:value-type="date">
            <text:p>07/09/24 04:16 AM</text:p>
          </table:table-cell>
          <table:table-cell table:style-name="ce22" table:formula="of:=TIME(HOUR([$Calculations.$B299]);MINUTE([$Calculations.$B299]);SECOND([$Calculations.$B299]))" office:value-type="time" office:time-value="PT04H16M15S" calcext:value-type="time">
            <text:p>4:16 AM</text:p>
          </table:table-cell>
          <table:table-cell table:style-name="ce23" table:formula="of:=TIME(HOUR([$Starsheet.$C299]);(MINUTE([$Starsheet.$C299])+[$Starsheet.$B299]);0)" office:value-type="time" office:time-value="PT00H00M00S" calcext:value-type="time">
            <text:p>12:00 AM</text:p>
          </table:table-cell>
          <table:table-cell table:formula="of:=MINUTE([$Calculations.$D299])" office:value-type="float" office:value="0" calcext:value-type="float">
            <text:p>0</text:p>
          </table:table-cell>
          <table:table-cell table:number-columns-repeated="16379"/>
        </table:table-row>
        <table:table-row table:style-name="ro2">
          <table:table-cell office:value-type="float" office:value="601" calcext:value-type="float">
            <text:p>601</text:p>
          </table:table-cell>
          <table:table-cell table:style-name="ce21" table:formula="of:=NOW()" office:value-type="date" office:date-value="2024-07-09T04:16:15.33" calcext:value-type="date">
            <text:p>07/09/24 04:16 AM</text:p>
          </table:table-cell>
          <table:table-cell table:style-name="ce22" table:formula="of:=TIME(HOUR([$Calculations.$B300]);MINUTE([$Calculations.$B300]);SECOND([$Calculations.$B300]))" office:value-type="time" office:time-value="PT04H16M15S" calcext:value-type="time">
            <text:p>4:16 AM</text:p>
          </table:table-cell>
          <table:table-cell table:style-name="ce23" table:formula="of:=TIME(HOUR([$Starsheet.$C300]);(MINUTE([$Starsheet.$C300])+[$Starsheet.$B300]);0)" office:value-type="time" office:time-value="PT00H00M00S" calcext:value-type="time">
            <text:p>12:00 AM</text:p>
          </table:table-cell>
          <table:table-cell table:formula="of:=MINUTE([$Calculations.$D300])" office:value-type="float" office:value="0" calcext:value-type="float">
            <text:p>0</text:p>
          </table:table-cell>
          <table:table-cell table:number-columns-repeated="16379"/>
        </table:table-row>
        <table:table-row table:style-name="ro2">
          <table:table-cell office:value-type="float" office:value="602" calcext:value-type="float">
            <text:p>602</text:p>
          </table:table-cell>
          <table:table-cell table:style-name="ce21" table:formula="of:=NOW()" office:value-type="date" office:date-value="2024-07-09T04:16:15.33" calcext:value-type="date">
            <text:p>07/09/24 04:16 AM</text:p>
          </table:table-cell>
          <table:table-cell table:style-name="ce22" table:formula="of:=TIME(HOUR([$Calculations.$B301]);MINUTE([$Calculations.$B301]);SECOND([$Calculations.$B301]))" office:value-type="time" office:time-value="PT04H16M15S" calcext:value-type="time">
            <text:p>4:16 AM</text:p>
          </table:table-cell>
          <table:table-cell table:style-name="ce23" table:formula="of:=TIME(HOUR([$Starsheet.$C301]);(MINUTE([$Starsheet.$C301])+[$Starsheet.$B301]);0)" office:value-type="time" office:time-value="PT00H00M00S" calcext:value-type="time">
            <text:p>12:00 AM</text:p>
          </table:table-cell>
          <table:table-cell table:formula="of:=MINUTE([$Calculations.$D301])" office:value-type="float" office:value="0" calcext:value-type="float">
            <text:p>0</text:p>
          </table:table-cell>
          <table:table-cell table:number-columns-repeated="16379"/>
        </table:table-row>
        <table:table-row table:style-name="ro2">
          <table:table-cell office:value-type="float" office:value="603" calcext:value-type="float">
            <text:p>603</text:p>
          </table:table-cell>
          <table:table-cell table:style-name="ce21" table:formula="of:=NOW()" office:value-type="date" office:date-value="2024-07-09T04:16:15.33" calcext:value-type="date">
            <text:p>07/09/24 04:16 AM</text:p>
          </table:table-cell>
          <table:table-cell table:style-name="ce22" table:formula="of:=TIME(HOUR([$Calculations.$B302]);MINUTE([$Calculations.$B302]);SECOND([$Calculations.$B302]))" office:value-type="time" office:time-value="PT04H16M15S" calcext:value-type="time">
            <text:p>4:16 AM</text:p>
          </table:table-cell>
          <table:table-cell table:style-name="ce23" table:formula="of:=TIME(HOUR([$Starsheet.$C302]);(MINUTE([$Starsheet.$C302])+[$Starsheet.$B302]);0)" office:value-type="time" office:time-value="PT00H00M00S" calcext:value-type="time">
            <text:p>12:00 AM</text:p>
          </table:table-cell>
          <table:table-cell table:formula="of:=MINUTE([$Calculations.$D302])" office:value-type="float" office:value="0" calcext:value-type="float">
            <text:p>0</text:p>
          </table:table-cell>
          <table:table-cell table:number-columns-repeated="16379"/>
        </table:table-row>
        <table:table-row table:style-name="ro2">
          <table:table-cell office:value-type="float" office:value="604" calcext:value-type="float">
            <text:p>604</text:p>
          </table:table-cell>
          <table:table-cell table:style-name="ce21" table:formula="of:=NOW()" office:value-type="date" office:date-value="2024-07-09T04:16:15.33" calcext:value-type="date">
            <text:p>07/09/24 04:16 AM</text:p>
          </table:table-cell>
          <table:table-cell table:style-name="ce22" table:formula="of:=TIME(HOUR([$Calculations.$B303]);MINUTE([$Calculations.$B303]);SECOND([$Calculations.$B303]))" office:value-type="time" office:time-value="PT04H16M15S" calcext:value-type="time">
            <text:p>4:16 AM</text:p>
          </table:table-cell>
          <table:table-cell table:style-name="ce23" table:formula="of:=TIME(HOUR([$Starsheet.$C303]);(MINUTE([$Starsheet.$C303])+[$Starsheet.$B303]);0)" office:value-type="time" office:time-value="PT00H00M00S" calcext:value-type="time">
            <text:p>12:00 AM</text:p>
          </table:table-cell>
          <table:table-cell table:formula="of:=MINUTE([$Calculations.$D303])" office:value-type="float" office:value="0" calcext:value-type="float">
            <text:p>0</text:p>
          </table:table-cell>
          <table:table-cell table:number-columns-repeated="16379"/>
        </table:table-row>
        <table:table-row table:style-name="ro2">
          <table:table-cell office:value-type="float" office:value="605" calcext:value-type="float">
            <text:p>605</text:p>
          </table:table-cell>
          <table:table-cell table:style-name="ce21" table:formula="of:=NOW()" office:value-type="date" office:date-value="2024-07-09T04:16:15.33" calcext:value-type="date">
            <text:p>07/09/24 04:16 AM</text:p>
          </table:table-cell>
          <table:table-cell table:style-name="ce22" table:formula="of:=TIME(HOUR([$Calculations.$B304]);MINUTE([$Calculations.$B304]);SECOND([$Calculations.$B304]))" office:value-type="time" office:time-value="PT04H16M15S" calcext:value-type="time">
            <text:p>4:16 AM</text:p>
          </table:table-cell>
          <table:table-cell table:style-name="ce23" table:formula="of:=TIME(HOUR([$Starsheet.$C304]);(MINUTE([$Starsheet.$C304])+[$Starsheet.$B304]);0)" office:value-type="time" office:time-value="PT00H00M00S" calcext:value-type="time">
            <text:p>12:00 AM</text:p>
          </table:table-cell>
          <table:table-cell table:formula="of:=MINUTE([$Calculations.$D304])" office:value-type="float" office:value="0" calcext:value-type="float">
            <text:p>0</text:p>
          </table:table-cell>
          <table:table-cell table:number-columns-repeated="16379"/>
        </table:table-row>
        <table:table-row table:style-name="ro2">
          <table:table-cell office:value-type="float" office:value="606" calcext:value-type="float">
            <text:p>606</text:p>
          </table:table-cell>
          <table:table-cell table:style-name="ce21" table:formula="of:=NOW()" office:value-type="date" office:date-value="2024-07-09T04:16:15.33" calcext:value-type="date">
            <text:p>07/09/24 04:16 AM</text:p>
          </table:table-cell>
          <table:table-cell table:style-name="ce22" table:formula="of:=TIME(HOUR([$Calculations.$B305]);MINUTE([$Calculations.$B305]);SECOND([$Calculations.$B305]))" office:value-type="time" office:time-value="PT04H16M15S" calcext:value-type="time">
            <text:p>4:16 AM</text:p>
          </table:table-cell>
          <table:table-cell table:style-name="ce23" table:formula="of:=TIME(HOUR([$Starsheet.$C305]);(MINUTE([$Starsheet.$C305])+[$Starsheet.$B305]);0)" office:value-type="time" office:time-value="PT00H00M00S" calcext:value-type="time">
            <text:p>12:00 AM</text:p>
          </table:table-cell>
          <table:table-cell table:formula="of:=MINUTE([$Calculations.$D305])" office:value-type="float" office:value="0" calcext:value-type="float">
            <text:p>0</text:p>
          </table:table-cell>
          <table:table-cell table:number-columns-repeated="16379"/>
        </table:table-row>
        <table:table-row table:style-name="ro2">
          <table:table-cell office:value-type="float" office:value="607" calcext:value-type="float">
            <text:p>607</text:p>
          </table:table-cell>
          <table:table-cell table:style-name="ce21" table:formula="of:=NOW()" office:value-type="date" office:date-value="2024-07-09T04:16:15.33" calcext:value-type="date">
            <text:p>07/09/24 04:16 AM</text:p>
          </table:table-cell>
          <table:table-cell table:style-name="ce22" table:formula="of:=TIME(HOUR([$Calculations.$B306]);MINUTE([$Calculations.$B306]);SECOND([$Calculations.$B306]))" office:value-type="time" office:time-value="PT04H16M15S" calcext:value-type="time">
            <text:p>4:16 AM</text:p>
          </table:table-cell>
          <table:table-cell table:style-name="ce23" table:formula="of:=TIME(HOUR([$Starsheet.$C306]);(MINUTE([$Starsheet.$C306])+[$Starsheet.$B306]);0)" office:value-type="time" office:time-value="PT00H00M00S" calcext:value-type="time">
            <text:p>12:00 AM</text:p>
          </table:table-cell>
          <table:table-cell table:formula="of:=MINUTE([$Calculations.$D306])" office:value-type="float" office:value="0" calcext:value-type="float">
            <text:p>0</text:p>
          </table:table-cell>
          <table:table-cell table:number-columns-repeated="16379"/>
        </table:table-row>
        <table:table-row table:style-name="ro2">
          <table:table-cell office:value-type="float" office:value="608" calcext:value-type="float">
            <text:p>608</text:p>
          </table:table-cell>
          <table:table-cell table:style-name="ce21" table:formula="of:=NOW()" office:value-type="date" office:date-value="2024-07-09T04:16:15.33" calcext:value-type="date">
            <text:p>07/09/24 04:16 AM</text:p>
          </table:table-cell>
          <table:table-cell table:style-name="ce22" table:formula="of:=TIME(HOUR([$Calculations.$B307]);MINUTE([$Calculations.$B307]);SECOND([$Calculations.$B307]))" office:value-type="time" office:time-value="PT04H16M15S" calcext:value-type="time">
            <text:p>4:16 AM</text:p>
          </table:table-cell>
          <table:table-cell table:style-name="ce23" table:formula="of:=TIME(HOUR([$Starsheet.$C307]);(MINUTE([$Starsheet.$C307])+[$Starsheet.$B307]);0)" office:value-type="time" office:time-value="PT00H00M00S" calcext:value-type="time">
            <text:p>12:00 AM</text:p>
          </table:table-cell>
          <table:table-cell table:formula="of:=MINUTE([$Calculations.$D307])" office:value-type="float" office:value="0" calcext:value-type="float">
            <text:p>0</text:p>
          </table:table-cell>
          <table:table-cell table:number-columns-repeated="16379"/>
        </table:table-row>
        <table:table-row table:style-name="ro2">
          <table:table-cell office:value-type="float" office:value="609" calcext:value-type="float">
            <text:p>609</text:p>
          </table:table-cell>
          <table:table-cell table:style-name="ce21" table:formula="of:=NOW()" office:value-type="date" office:date-value="2024-07-09T04:16:15.33" calcext:value-type="date">
            <text:p>07/09/24 04:16 AM</text:p>
          </table:table-cell>
          <table:table-cell table:style-name="ce22" table:formula="of:=TIME(HOUR([$Calculations.$B308]);MINUTE([$Calculations.$B308]);SECOND([$Calculations.$B308]))" office:value-type="time" office:time-value="PT04H16M15S" calcext:value-type="time">
            <text:p>4:16 AM</text:p>
          </table:table-cell>
          <table:table-cell table:style-name="ce23" table:formula="of:=TIME(HOUR([$Starsheet.$C308]);(MINUTE([$Starsheet.$C308])+[$Starsheet.$B308]);0)" office:value-type="time" office:time-value="PT00H00M00S" calcext:value-type="time">
            <text:p>12:00 AM</text:p>
          </table:table-cell>
          <table:table-cell table:formula="of:=MINUTE([$Calculations.$D308])" office:value-type="float" office:value="0" calcext:value-type="float">
            <text:p>0</text:p>
          </table:table-cell>
          <table:table-cell table:number-columns-repeated="16379"/>
        </table:table-row>
        <table:table-row table:style-name="ro2">
          <table:table-cell office:value-type="float" office:value="610" calcext:value-type="float">
            <text:p>610</text:p>
          </table:table-cell>
          <table:table-cell table:style-name="ce21" table:formula="of:=NOW()" office:value-type="date" office:date-value="2024-07-09T04:16:15.33" calcext:value-type="date">
            <text:p>07/09/24 04:16 AM</text:p>
          </table:table-cell>
          <table:table-cell table:style-name="ce22" table:formula="of:=TIME(HOUR([$Calculations.$B309]);MINUTE([$Calculations.$B309]);SECOND([$Calculations.$B309]))" office:value-type="time" office:time-value="PT04H16M15S" calcext:value-type="time">
            <text:p>4:16 AM</text:p>
          </table:table-cell>
          <table:table-cell table:style-name="ce23" table:formula="of:=TIME(HOUR([$Starsheet.$C309]);(MINUTE([$Starsheet.$C309])+[$Starsheet.$B309]);0)" office:value-type="time" office:time-value="PT00H00M00S" calcext:value-type="time">
            <text:p>12:00 AM</text:p>
          </table:table-cell>
          <table:table-cell table:formula="of:=MINUTE([$Calculations.$D309])" office:value-type="float" office:value="0" calcext:value-type="float">
            <text:p>0</text:p>
          </table:table-cell>
          <table:table-cell table:number-columns-repeated="16379"/>
        </table:table-row>
        <table:table-row table:style-name="ro2">
          <table:table-cell office:value-type="float" office:value="611" calcext:value-type="float">
            <text:p>611</text:p>
          </table:table-cell>
          <table:table-cell table:style-name="ce21" table:formula="of:=NOW()" office:value-type="date" office:date-value="2024-07-09T04:16:15.33" calcext:value-type="date">
            <text:p>07/09/24 04:16 AM</text:p>
          </table:table-cell>
          <table:table-cell table:style-name="ce22" table:formula="of:=TIME(HOUR([$Calculations.$B310]);MINUTE([$Calculations.$B310]);SECOND([$Calculations.$B310]))" office:value-type="time" office:time-value="PT04H16M15S" calcext:value-type="time">
            <text:p>4:16 AM</text:p>
          </table:table-cell>
          <table:table-cell table:style-name="ce23" table:formula="of:=TIME(HOUR([$Starsheet.$C310]);(MINUTE([$Starsheet.$C310])+[$Starsheet.$B310]);0)" office:value-type="time" office:time-value="PT00H00M00S" calcext:value-type="time">
            <text:p>12:00 AM</text:p>
          </table:table-cell>
          <table:table-cell table:formula="of:=MINUTE([$Calculations.$D310])" office:value-type="float" office:value="0" calcext:value-type="float">
            <text:p>0</text:p>
          </table:table-cell>
          <table:table-cell table:number-columns-repeated="16379"/>
        </table:table-row>
        <table:table-row table:style-name="ro2">
          <table:table-cell office:value-type="float" office:value="612" calcext:value-type="float">
            <text:p>612</text:p>
          </table:table-cell>
          <table:table-cell table:style-name="ce21" table:formula="of:=NOW()" office:value-type="date" office:date-value="2024-07-09T04:16:15.33" calcext:value-type="date">
            <text:p>07/09/24 04:16 AM</text:p>
          </table:table-cell>
          <table:table-cell table:style-name="ce22" table:formula="of:=TIME(HOUR([$Calculations.$B311]);MINUTE([$Calculations.$B311]);SECOND([$Calculations.$B311]))" office:value-type="time" office:time-value="PT04H16M15S" calcext:value-type="time">
            <text:p>4:16 AM</text:p>
          </table:table-cell>
          <table:table-cell table:style-name="ce23" table:formula="of:=TIME(HOUR([$Starsheet.$C311]);(MINUTE([$Starsheet.$C311])+[$Starsheet.$B311]);0)" office:value-type="time" office:time-value="PT00H00M00S" calcext:value-type="time">
            <text:p>12:00 AM</text:p>
          </table:table-cell>
          <table:table-cell table:formula="of:=MINUTE([$Calculations.$D311])" office:value-type="float" office:value="0" calcext:value-type="float">
            <text:p>0</text:p>
          </table:table-cell>
          <table:table-cell table:number-columns-repeated="16379"/>
        </table:table-row>
        <table:table-row table:style-name="ro2">
          <table:table-cell office:value-type="float" office:value="613" calcext:value-type="float">
            <text:p>613</text:p>
          </table:table-cell>
          <table:table-cell table:style-name="ce21" table:formula="of:=NOW()" office:value-type="date" office:date-value="2024-07-09T04:16:15.33" calcext:value-type="date">
            <text:p>07/09/24 04:16 AM</text:p>
          </table:table-cell>
          <table:table-cell table:style-name="ce22" table:formula="of:=TIME(HOUR([$Calculations.$B312]);MINUTE([$Calculations.$B312]);SECOND([$Calculations.$B312]))" office:value-type="time" office:time-value="PT04H16M15S" calcext:value-type="time">
            <text:p>4:16 AM</text:p>
          </table:table-cell>
          <table:table-cell table:style-name="ce23" table:formula="of:=TIME(HOUR([$Starsheet.$C312]);(MINUTE([$Starsheet.$C312])+[$Starsheet.$B312]);0)" office:value-type="time" office:time-value="PT00H00M00S" calcext:value-type="time">
            <text:p>12:00 AM</text:p>
          </table:table-cell>
          <table:table-cell table:formula="of:=MINUTE([$Calculations.$D312])" office:value-type="float" office:value="0" calcext:value-type="float">
            <text:p>0</text:p>
          </table:table-cell>
          <table:table-cell table:number-columns-repeated="16379"/>
        </table:table-row>
        <table:table-row table:style-name="ro2">
          <table:table-cell office:value-type="float" office:value="614" calcext:value-type="float">
            <text:p>614</text:p>
          </table:table-cell>
          <table:table-cell table:style-name="ce21" table:formula="of:=NOW()" office:value-type="date" office:date-value="2024-07-09T04:16:15.33" calcext:value-type="date">
            <text:p>07/09/24 04:16 AM</text:p>
          </table:table-cell>
          <table:table-cell table:style-name="ce22" table:formula="of:=TIME(HOUR([$Calculations.$B313]);MINUTE([$Calculations.$B313]);SECOND([$Calculations.$B313]))" office:value-type="time" office:time-value="PT04H16M15S" calcext:value-type="time">
            <text:p>4:16 AM</text:p>
          </table:table-cell>
          <table:table-cell table:style-name="ce23" table:formula="of:=TIME(HOUR([$Starsheet.$C313]);(MINUTE([$Starsheet.$C313])+[$Starsheet.$B313]);0)" office:value-type="time" office:time-value="PT00H00M00S" calcext:value-type="time">
            <text:p>12:00 AM</text:p>
          </table:table-cell>
          <table:table-cell table:formula="of:=MINUTE([$Calculations.$D313])" office:value-type="float" office:value="0" calcext:value-type="float">
            <text:p>0</text:p>
          </table:table-cell>
          <table:table-cell table:number-columns-repeated="16379"/>
        </table:table-row>
        <table:table-row table:style-name="ro2">
          <table:table-cell office:value-type="float" office:value="615" calcext:value-type="float">
            <text:p>615</text:p>
          </table:table-cell>
          <table:table-cell table:style-name="ce21" table:formula="of:=NOW()" office:value-type="date" office:date-value="2024-07-09T04:16:15.33" calcext:value-type="date">
            <text:p>07/09/24 04:16 AM</text:p>
          </table:table-cell>
          <table:table-cell table:style-name="ce22" table:formula="of:=TIME(HOUR([$Calculations.$B314]);MINUTE([$Calculations.$B314]);SECOND([$Calculations.$B314]))" office:value-type="time" office:time-value="PT04H16M15S" calcext:value-type="time">
            <text:p>4:16 AM</text:p>
          </table:table-cell>
          <table:table-cell table:style-name="ce23" table:formula="of:=TIME(HOUR([$Starsheet.$C314]);(MINUTE([$Starsheet.$C314])+[$Starsheet.$B314]);0)" office:value-type="time" office:time-value="PT00H00M00S" calcext:value-type="time">
            <text:p>12:00 AM</text:p>
          </table:table-cell>
          <table:table-cell table:formula="of:=MINUTE([$Calculations.$D314])" office:value-type="float" office:value="0" calcext:value-type="float">
            <text:p>0</text:p>
          </table:table-cell>
          <table:table-cell table:number-columns-repeated="16379"/>
        </table:table-row>
        <table:table-row table:style-name="ro2">
          <table:table-cell office:value-type="float" office:value="616" calcext:value-type="float">
            <text:p>616</text:p>
          </table:table-cell>
          <table:table-cell table:style-name="ce21" table:formula="of:=NOW()" office:value-type="date" office:date-value="2024-07-09T04:16:15.33" calcext:value-type="date">
            <text:p>07/09/24 04:16 AM</text:p>
          </table:table-cell>
          <table:table-cell table:style-name="ce22" table:formula="of:=TIME(HOUR([$Calculations.$B315]);MINUTE([$Calculations.$B315]);SECOND([$Calculations.$B315]))" office:value-type="time" office:time-value="PT04H16M15S" calcext:value-type="time">
            <text:p>4:16 AM</text:p>
          </table:table-cell>
          <table:table-cell table:style-name="ce23" table:formula="of:=TIME(HOUR([$Starsheet.$C315]);(MINUTE([$Starsheet.$C315])+[$Starsheet.$B315]);0)" office:value-type="time" office:time-value="PT00H00M00S" calcext:value-type="time">
            <text:p>12:00 AM</text:p>
          </table:table-cell>
          <table:table-cell table:formula="of:=MINUTE([$Calculations.$D315])" office:value-type="float" office:value="0" calcext:value-type="float">
            <text:p>0</text:p>
          </table:table-cell>
          <table:table-cell table:number-columns-repeated="16379"/>
        </table:table-row>
        <table:table-row table:style-name="ro2">
          <table:table-cell office:value-type="float" office:value="617" calcext:value-type="float">
            <text:p>617</text:p>
          </table:table-cell>
          <table:table-cell table:style-name="ce21" table:formula="of:=NOW()" office:value-type="date" office:date-value="2024-07-09T04:16:15.33" calcext:value-type="date">
            <text:p>07/09/24 04:16 AM</text:p>
          </table:table-cell>
          <table:table-cell table:style-name="ce22" table:formula="of:=TIME(HOUR([$Calculations.$B316]);MINUTE([$Calculations.$B316]);SECOND([$Calculations.$B316]))" office:value-type="time" office:time-value="PT04H16M15S" calcext:value-type="time">
            <text:p>4:16 AM</text:p>
          </table:table-cell>
          <table:table-cell table:style-name="ce23" table:formula="of:=TIME(HOUR([$Starsheet.$C316]);(MINUTE([$Starsheet.$C316])+[$Starsheet.$B316]);0)" office:value-type="time" office:time-value="PT00H00M00S" calcext:value-type="time">
            <text:p>12:00 AM</text:p>
          </table:table-cell>
          <table:table-cell table:formula="of:=MINUTE([$Calculations.$D316])" office:value-type="float" office:value="0" calcext:value-type="float">
            <text:p>0</text:p>
          </table:table-cell>
          <table:table-cell table:number-columns-repeated="16379"/>
        </table:table-row>
        <table:table-row table:style-name="ro2">
          <table:table-cell office:value-type="float" office:value="618" calcext:value-type="float">
            <text:p>618</text:p>
          </table:table-cell>
          <table:table-cell table:style-name="ce21" table:formula="of:=NOW()" office:value-type="date" office:date-value="2024-07-09T04:16:15.33" calcext:value-type="date">
            <text:p>07/09/24 04:16 AM</text:p>
          </table:table-cell>
          <table:table-cell table:style-name="ce22" table:formula="of:=TIME(HOUR([$Calculations.$B317]);MINUTE([$Calculations.$B317]);SECOND([$Calculations.$B317]))" office:value-type="time" office:time-value="PT04H16M15S" calcext:value-type="time">
            <text:p>4:16 AM</text:p>
          </table:table-cell>
          <table:table-cell table:style-name="ce23" table:formula="of:=TIME(HOUR([$Starsheet.$C317]);(MINUTE([$Starsheet.$C317])+[$Starsheet.$B317]);0)" office:value-type="time" office:time-value="PT00H00M00S" calcext:value-type="time">
            <text:p>12:00 AM</text:p>
          </table:table-cell>
          <table:table-cell table:formula="of:=MINUTE([$Calculations.$D317])" office:value-type="float" office:value="0" calcext:value-type="float">
            <text:p>0</text:p>
          </table:table-cell>
          <table:table-cell table:number-columns-repeated="16379"/>
        </table:table-row>
        <table:table-row table:style-name="ro2">
          <table:table-cell office:value-type="float" office:value="619" calcext:value-type="float">
            <text:p>619</text:p>
          </table:table-cell>
          <table:table-cell table:style-name="ce21" table:formula="of:=NOW()" office:value-type="date" office:date-value="2024-07-09T04:16:15.33" calcext:value-type="date">
            <text:p>07/09/24 04:16 AM</text:p>
          </table:table-cell>
          <table:table-cell table:style-name="ce22" table:formula="of:=TIME(HOUR([$Calculations.$B318]);MINUTE([$Calculations.$B318]);SECOND([$Calculations.$B318]))" office:value-type="time" office:time-value="PT04H16M15S" calcext:value-type="time">
            <text:p>4:16 AM</text:p>
          </table:table-cell>
          <table:table-cell table:style-name="ce23" table:formula="of:=TIME(HOUR([$Starsheet.$C318]);(MINUTE([$Starsheet.$C318])+[$Starsheet.$B318]);0)" office:value-type="time" office:time-value="PT00H00M00S" calcext:value-type="time">
            <text:p>12:00 AM</text:p>
          </table:table-cell>
          <table:table-cell table:formula="of:=MINUTE([$Calculations.$D318])" office:value-type="float" office:value="0" calcext:value-type="float">
            <text:p>0</text:p>
          </table:table-cell>
          <table:table-cell table:number-columns-repeated="16379"/>
        </table:table-row>
        <table:table-row table:style-name="ro2">
          <table:table-cell office:value-type="float" office:value="620" calcext:value-type="float">
            <text:p>620</text:p>
          </table:table-cell>
          <table:table-cell table:style-name="ce21" table:formula="of:=NOW()" office:value-type="date" office:date-value="2024-07-09T04:16:15.33" calcext:value-type="date">
            <text:p>07/09/24 04:16 AM</text:p>
          </table:table-cell>
          <table:table-cell table:style-name="ce22" table:formula="of:=TIME(HOUR([$Calculations.$B319]);MINUTE([$Calculations.$B319]);SECOND([$Calculations.$B319]))" office:value-type="time" office:time-value="PT04H16M15S" calcext:value-type="time">
            <text:p>4:16 AM</text:p>
          </table:table-cell>
          <table:table-cell table:style-name="ce23" table:formula="of:=TIME(HOUR([$Starsheet.$C319]);(MINUTE([$Starsheet.$C319])+[$Starsheet.$B319]);0)" office:value-type="time" office:time-value="PT00H00M00S" calcext:value-type="time">
            <text:p>12:00 AM</text:p>
          </table:table-cell>
          <table:table-cell table:formula="of:=MINUTE([$Calculations.$D319])" office:value-type="float" office:value="0" calcext:value-type="float">
            <text:p>0</text:p>
          </table:table-cell>
          <table:table-cell table:number-columns-repeated="16379"/>
        </table:table-row>
        <table:table-row table:style-name="ro2">
          <table:table-cell office:value-type="float" office:value="621" calcext:value-type="float">
            <text:p>621</text:p>
          </table:table-cell>
          <table:table-cell table:style-name="ce21" table:formula="of:=NOW()" office:value-type="date" office:date-value="2024-07-09T04:16:15.33" calcext:value-type="date">
            <text:p>07/09/24 04:16 AM</text:p>
          </table:table-cell>
          <table:table-cell table:style-name="ce22" table:formula="of:=TIME(HOUR([$Calculations.$B320]);MINUTE([$Calculations.$B320]);SECOND([$Calculations.$B320]))" office:value-type="time" office:time-value="PT04H16M15S" calcext:value-type="time">
            <text:p>4:16 AM</text:p>
          </table:table-cell>
          <table:table-cell table:style-name="ce23" table:formula="of:=TIME(HOUR([$Starsheet.$C320]);(MINUTE([$Starsheet.$C320])+[$Starsheet.$B320]);0)" office:value-type="time" office:time-value="PT00H00M00S" calcext:value-type="time">
            <text:p>12:00 AM</text:p>
          </table:table-cell>
          <table:table-cell table:formula="of:=MINUTE([$Calculations.$D320])" office:value-type="float" office:value="0" calcext:value-type="float">
            <text:p>0</text:p>
          </table:table-cell>
          <table:table-cell table:number-columns-repeated="16379"/>
        </table:table-row>
        <table:table-row table:style-name="ro2">
          <table:table-cell office:value-type="float" office:value="622" calcext:value-type="float">
            <text:p>622</text:p>
          </table:table-cell>
          <table:table-cell table:style-name="ce21" table:formula="of:=NOW()" office:value-type="date" office:date-value="2024-07-09T04:16:15.33" calcext:value-type="date">
            <text:p>07/09/24 04:16 AM</text:p>
          </table:table-cell>
          <table:table-cell table:style-name="ce22" table:formula="of:=TIME(HOUR([$Calculations.$B321]);MINUTE([$Calculations.$B321]);SECOND([$Calculations.$B321]))" office:value-type="time" office:time-value="PT04H16M15S" calcext:value-type="time">
            <text:p>4:16 AM</text:p>
          </table:table-cell>
          <table:table-cell table:style-name="ce23" table:formula="of:=TIME(HOUR([$Starsheet.$C321]);(MINUTE([$Starsheet.$C321])+[$Starsheet.$B321]);0)" office:value-type="time" office:time-value="PT00H00M00S" calcext:value-type="time">
            <text:p>12:00 AM</text:p>
          </table:table-cell>
          <table:table-cell table:formula="of:=MINUTE([$Calculations.$D321])" office:value-type="float" office:value="0" calcext:value-type="float">
            <text:p>0</text:p>
          </table:table-cell>
          <table:table-cell table:number-columns-repeated="16379"/>
        </table:table-row>
        <table:table-row table:style-name="ro2">
          <table:table-cell office:value-type="float" office:value="623" calcext:value-type="float">
            <text:p>623</text:p>
          </table:table-cell>
          <table:table-cell table:style-name="ce21" table:formula="of:=NOW()" office:value-type="date" office:date-value="2024-07-09T04:16:15.33" calcext:value-type="date">
            <text:p>07/09/24 04:16 AM</text:p>
          </table:table-cell>
          <table:table-cell table:style-name="ce22" table:formula="of:=TIME(HOUR([$Calculations.$B322]);MINUTE([$Calculations.$B322]);SECOND([$Calculations.$B322]))" office:value-type="time" office:time-value="PT04H16M15S" calcext:value-type="time">
            <text:p>4:16 AM</text:p>
          </table:table-cell>
          <table:table-cell table:style-name="ce23" table:formula="of:=TIME(HOUR([$Starsheet.$C322]);(MINUTE([$Starsheet.$C322])+[$Starsheet.$B322]);0)" office:value-type="time" office:time-value="PT00H00M00S" calcext:value-type="time">
            <text:p>12:00 AM</text:p>
          </table:table-cell>
          <table:table-cell table:formula="of:=MINUTE([$Calculations.$D322])" office:value-type="float" office:value="0" calcext:value-type="float">
            <text:p>0</text:p>
          </table:table-cell>
          <table:table-cell table:number-columns-repeated="16379"/>
        </table:table-row>
        <table:table-row table:style-name="ro2">
          <table:table-cell office:value-type="float" office:value="624" calcext:value-type="float">
            <text:p>624</text:p>
          </table:table-cell>
          <table:table-cell table:style-name="ce21" table:formula="of:=NOW()" office:value-type="date" office:date-value="2024-07-09T04:16:15.33" calcext:value-type="date">
            <text:p>07/09/24 04:16 AM</text:p>
          </table:table-cell>
          <table:table-cell table:style-name="ce22" table:formula="of:=TIME(HOUR([$Calculations.$B323]);MINUTE([$Calculations.$B323]);SECOND([$Calculations.$B323]))" office:value-type="time" office:time-value="PT04H16M15S" calcext:value-type="time">
            <text:p>4:16 AM</text:p>
          </table:table-cell>
          <table:table-cell table:style-name="ce23" table:formula="of:=TIME(HOUR([$Starsheet.$C323]);(MINUTE([$Starsheet.$C323])+[$Starsheet.$B323]);0)" office:value-type="time" office:time-value="PT00H00M00S" calcext:value-type="time">
            <text:p>12:00 AM</text:p>
          </table:table-cell>
          <table:table-cell table:formula="of:=MINUTE([$Calculations.$D323])" office:value-type="float" office:value="0" calcext:value-type="float">
            <text:p>0</text:p>
          </table:table-cell>
          <table:table-cell table:number-columns-repeated="16379"/>
        </table:table-row>
        <table:table-row table:style-name="ro2">
          <table:table-cell office:value-type="float" office:value="625" calcext:value-type="float">
            <text:p>625</text:p>
          </table:table-cell>
          <table:table-cell table:style-name="ce21" table:formula="of:=NOW()" office:value-type="date" office:date-value="2024-07-09T04:16:15.33" calcext:value-type="date">
            <text:p>07/09/24 04:16 AM</text:p>
          </table:table-cell>
          <table:table-cell table:style-name="ce22" table:formula="of:=TIME(HOUR([$Calculations.$B324]);MINUTE([$Calculations.$B324]);SECOND([$Calculations.$B324]))" office:value-type="time" office:time-value="PT04H16M15S" calcext:value-type="time">
            <text:p>4:16 AM</text:p>
          </table:table-cell>
          <table:table-cell table:style-name="ce23" table:formula="of:=TIME(HOUR([$Starsheet.$C324]);(MINUTE([$Starsheet.$C324])+[$Starsheet.$B324]);0)" office:value-type="time" office:time-value="PT00H00M00S" calcext:value-type="time">
            <text:p>12:00 AM</text:p>
          </table:table-cell>
          <table:table-cell table:formula="of:=MINUTE([$Calculations.$D324])" office:value-type="float" office:value="0" calcext:value-type="float">
            <text:p>0</text:p>
          </table:table-cell>
          <table:table-cell table:number-columns-repeated="16379"/>
        </table:table-row>
        <table:table-row table:style-name="ro2">
          <table:table-cell office:value-type="float" office:value="626" calcext:value-type="float">
            <text:p>626</text:p>
          </table:table-cell>
          <table:table-cell table:style-name="ce21" table:formula="of:=NOW()" office:value-type="date" office:date-value="2024-07-09T04:16:15.33" calcext:value-type="date">
            <text:p>07/09/24 04:16 AM</text:p>
          </table:table-cell>
          <table:table-cell table:style-name="ce22" table:formula="of:=TIME(HOUR([$Calculations.$B325]);MINUTE([$Calculations.$B325]);SECOND([$Calculations.$B325]))" office:value-type="time" office:time-value="PT04H16M15S" calcext:value-type="time">
            <text:p>4:16 AM</text:p>
          </table:table-cell>
          <table:table-cell table:style-name="ce23" table:formula="of:=TIME(HOUR([$Starsheet.$C325]);(MINUTE([$Starsheet.$C325])+[$Starsheet.$B325]);0)" office:value-type="time" office:time-value="PT00H00M00S" calcext:value-type="time">
            <text:p>12:00 AM</text:p>
          </table:table-cell>
          <table:table-cell table:formula="of:=MINUTE([$Calculations.$D325])" office:value-type="float" office:value="0" calcext:value-type="float">
            <text:p>0</text:p>
          </table:table-cell>
          <table:table-cell table:number-columns-repeated="16379"/>
        </table:table-row>
        <table:table-row table:style-name="ro2">
          <table:table-cell office:value-type="float" office:value="627" calcext:value-type="float">
            <text:p>627</text:p>
          </table:table-cell>
          <table:table-cell table:style-name="ce21" table:formula="of:=NOW()" office:value-type="date" office:date-value="2024-07-09T04:16:15.33" calcext:value-type="date">
            <text:p>07/09/24 04:16 AM</text:p>
          </table:table-cell>
          <table:table-cell table:style-name="ce22" table:formula="of:=TIME(HOUR([$Calculations.$B326]);MINUTE([$Calculations.$B326]);SECOND([$Calculations.$B326]))" office:value-type="time" office:time-value="PT04H16M15S" calcext:value-type="time">
            <text:p>4:16 AM</text:p>
          </table:table-cell>
          <table:table-cell table:style-name="ce23" table:formula="of:=TIME(HOUR([$Starsheet.$C326]);(MINUTE([$Starsheet.$C326])+[$Starsheet.$B326]);0)" office:value-type="time" office:time-value="PT00H00M00S" calcext:value-type="time">
            <text:p>12:00 AM</text:p>
          </table:table-cell>
          <table:table-cell table:formula="of:=MINUTE([$Calculations.$D326])" office:value-type="float" office:value="0" calcext:value-type="float">
            <text:p>0</text:p>
          </table:table-cell>
          <table:table-cell table:number-columns-repeated="16379"/>
        </table:table-row>
        <table:table-row table:style-name="ro2">
          <table:table-cell office:value-type="float" office:value="628" calcext:value-type="float">
            <text:p>628</text:p>
          </table:table-cell>
          <table:table-cell table:style-name="ce21" table:formula="of:=NOW()" office:value-type="date" office:date-value="2024-07-09T04:16:15.33" calcext:value-type="date">
            <text:p>07/09/24 04:16 AM</text:p>
          </table:table-cell>
          <table:table-cell table:style-name="ce22" table:formula="of:=TIME(HOUR([$Calculations.$B327]);MINUTE([$Calculations.$B327]);SECOND([$Calculations.$B327]))" office:value-type="time" office:time-value="PT04H16M15S" calcext:value-type="time">
            <text:p>4:16 AM</text:p>
          </table:table-cell>
          <table:table-cell table:style-name="ce23" table:formula="of:=TIME(HOUR([$Starsheet.$C327]);(MINUTE([$Starsheet.$C327])+[$Starsheet.$B327]);0)" office:value-type="time" office:time-value="PT00H00M00S" calcext:value-type="time">
            <text:p>12:00 AM</text:p>
          </table:table-cell>
          <table:table-cell table:formula="of:=MINUTE([$Calculations.$D327])" office:value-type="float" office:value="0" calcext:value-type="float">
            <text:p>0</text:p>
          </table:table-cell>
          <table:table-cell table:number-columns-repeated="16379"/>
        </table:table-row>
        <table:table-row table:style-name="ro2">
          <table:table-cell office:value-type="float" office:value="629" calcext:value-type="float">
            <text:p>629</text:p>
          </table:table-cell>
          <table:table-cell table:style-name="ce21" table:formula="of:=NOW()" office:value-type="date" office:date-value="2024-07-09T04:16:15.33" calcext:value-type="date">
            <text:p>07/09/24 04:16 AM</text:p>
          </table:table-cell>
          <table:table-cell table:style-name="ce22" table:formula="of:=TIME(HOUR([$Calculations.$B328]);MINUTE([$Calculations.$B328]);SECOND([$Calculations.$B328]))" office:value-type="time" office:time-value="PT04H16M15S" calcext:value-type="time">
            <text:p>4:16 AM</text:p>
          </table:table-cell>
          <table:table-cell table:style-name="ce23" table:formula="of:=TIME(HOUR([$Starsheet.$C328]);(MINUTE([$Starsheet.$C328])+[$Starsheet.$B328]);0)" office:value-type="time" office:time-value="PT00H00M00S" calcext:value-type="time">
            <text:p>12:00 AM</text:p>
          </table:table-cell>
          <table:table-cell table:formula="of:=MINUTE([$Calculations.$D328])" office:value-type="float" office:value="0" calcext:value-type="float">
            <text:p>0</text:p>
          </table:table-cell>
          <table:table-cell table:number-columns-repeated="16379"/>
        </table:table-row>
        <table:table-row table:style-name="ro2">
          <table:table-cell office:value-type="float" office:value="630" calcext:value-type="float">
            <text:p>630</text:p>
          </table:table-cell>
          <table:table-cell table:style-name="ce21" table:formula="of:=NOW()" office:value-type="date" office:date-value="2024-07-09T04:16:15.33" calcext:value-type="date">
            <text:p>07/09/24 04:16 AM</text:p>
          </table:table-cell>
          <table:table-cell table:style-name="ce22" table:formula="of:=TIME(HOUR([$Calculations.$B329]);MINUTE([$Calculations.$B329]);SECOND([$Calculations.$B329]))" office:value-type="time" office:time-value="PT04H16M15S" calcext:value-type="time">
            <text:p>4:16 AM</text:p>
          </table:table-cell>
          <table:table-cell table:style-name="ce23" table:formula="of:=TIME(HOUR([$Starsheet.$C329]);(MINUTE([$Starsheet.$C329])+[$Starsheet.$B329]);0)" office:value-type="time" office:time-value="PT00H00M00S" calcext:value-type="time">
            <text:p>12:00 AM</text:p>
          </table:table-cell>
          <table:table-cell table:formula="of:=MINUTE([$Calculations.$D329])" office:value-type="float" office:value="0" calcext:value-type="float">
            <text:p>0</text:p>
          </table:table-cell>
          <table:table-cell table:number-columns-repeated="16379"/>
        </table:table-row>
        <table:table-row table:style-name="ro2">
          <table:table-cell office:value-type="float" office:value="631" calcext:value-type="float">
            <text:p>631</text:p>
          </table:table-cell>
          <table:table-cell table:style-name="ce21" table:formula="of:=NOW()" office:value-type="date" office:date-value="2024-07-09T04:16:15.33" calcext:value-type="date">
            <text:p>07/09/24 04:16 AM</text:p>
          </table:table-cell>
          <table:table-cell table:style-name="ce22" table:formula="of:=TIME(HOUR([$Calculations.$B330]);MINUTE([$Calculations.$B330]);SECOND([$Calculations.$B330]))" office:value-type="time" office:time-value="PT04H16M15S" calcext:value-type="time">
            <text:p>4:16 AM</text:p>
          </table:table-cell>
          <table:table-cell table:style-name="ce23" table:formula="of:=TIME(HOUR([$Starsheet.$C330]);(MINUTE([$Starsheet.$C330])+[$Starsheet.$B330]);0)" office:value-type="time" office:time-value="PT00H00M00S" calcext:value-type="time">
            <text:p>12:00 AM</text:p>
          </table:table-cell>
          <table:table-cell table:formula="of:=MINUTE([$Calculations.$D330])" office:value-type="float" office:value="0" calcext:value-type="float">
            <text:p>0</text:p>
          </table:table-cell>
          <table:table-cell table:number-columns-repeated="16379"/>
        </table:table-row>
        <table:table-row table:style-name="ro2">
          <table:table-cell office:value-type="float" office:value="632" calcext:value-type="float">
            <text:p>632</text:p>
          </table:table-cell>
          <table:table-cell table:style-name="ce21" table:formula="of:=NOW()" office:value-type="date" office:date-value="2024-07-09T04:16:15.33" calcext:value-type="date">
            <text:p>07/09/24 04:16 AM</text:p>
          </table:table-cell>
          <table:table-cell table:style-name="ce22" table:formula="of:=TIME(HOUR([$Calculations.$B331]);MINUTE([$Calculations.$B331]);SECOND([$Calculations.$B331]))" office:value-type="time" office:time-value="PT04H16M15S" calcext:value-type="time">
            <text:p>4:16 AM</text:p>
          </table:table-cell>
          <table:table-cell table:style-name="ce23" table:formula="of:=TIME(HOUR([$Starsheet.$C331]);(MINUTE([$Starsheet.$C331])+[$Starsheet.$B331]);0)" office:value-type="time" office:time-value="PT00H00M00S" calcext:value-type="time">
            <text:p>12:00 AM</text:p>
          </table:table-cell>
          <table:table-cell table:formula="of:=MINUTE([$Calculations.$D331])" office:value-type="float" office:value="0" calcext:value-type="float">
            <text:p>0</text:p>
          </table:table-cell>
          <table:table-cell table:number-columns-repeated="16379"/>
        </table:table-row>
        <table:table-row table:style-name="ro2">
          <table:table-cell office:value-type="float" office:value="633" calcext:value-type="float">
            <text:p>633</text:p>
          </table:table-cell>
          <table:table-cell table:style-name="ce21" table:formula="of:=NOW()" office:value-type="date" office:date-value="2024-07-09T04:16:15.33" calcext:value-type="date">
            <text:p>07/09/24 04:16 AM</text:p>
          </table:table-cell>
          <table:table-cell table:style-name="ce22" table:formula="of:=TIME(HOUR([$Calculations.$B332]);MINUTE([$Calculations.$B332]);SECOND([$Calculations.$B332]))" office:value-type="time" office:time-value="PT04H16M15S" calcext:value-type="time">
            <text:p>4:16 AM</text:p>
          </table:table-cell>
          <table:table-cell table:style-name="ce23" table:formula="of:=TIME(HOUR([$Starsheet.$C332]);(MINUTE([$Starsheet.$C332])+[$Starsheet.$B332]);0)" office:value-type="time" office:time-value="PT00H00M00S" calcext:value-type="time">
            <text:p>12:00 AM</text:p>
          </table:table-cell>
          <table:table-cell table:formula="of:=MINUTE([$Calculations.$D332])" office:value-type="float" office:value="0" calcext:value-type="float">
            <text:p>0</text:p>
          </table:table-cell>
          <table:table-cell table:number-columns-repeated="16379"/>
        </table:table-row>
        <table:table-row table:style-name="ro2">
          <table:table-cell office:value-type="float" office:value="634" calcext:value-type="float">
            <text:p>634</text:p>
          </table:table-cell>
          <table:table-cell table:style-name="ce21" table:formula="of:=NOW()" office:value-type="date" office:date-value="2024-07-09T04:16:15.33" calcext:value-type="date">
            <text:p>07/09/24 04:16 AM</text:p>
          </table:table-cell>
          <table:table-cell table:style-name="ce22" table:formula="of:=TIME(HOUR([$Calculations.$B333]);MINUTE([$Calculations.$B333]);SECOND([$Calculations.$B333]))" office:value-type="time" office:time-value="PT04H16M15S" calcext:value-type="time">
            <text:p>4:16 AM</text:p>
          </table:table-cell>
          <table:table-cell table:style-name="ce23" table:formula="of:=TIME(HOUR([$Starsheet.$C333]);(MINUTE([$Starsheet.$C333])+[$Starsheet.$B333]);0)" office:value-type="time" office:time-value="PT00H00M00S" calcext:value-type="time">
            <text:p>12:00 AM</text:p>
          </table:table-cell>
          <table:table-cell table:formula="of:=MINUTE([$Calculations.$D333])" office:value-type="float" office:value="0" calcext:value-type="float">
            <text:p>0</text:p>
          </table:table-cell>
          <table:table-cell table:number-columns-repeated="16379"/>
        </table:table-row>
        <table:table-row table:style-name="ro2">
          <table:table-cell office:value-type="float" office:value="635" calcext:value-type="float">
            <text:p>635</text:p>
          </table:table-cell>
          <table:table-cell table:style-name="ce21" table:formula="of:=NOW()" office:value-type="date" office:date-value="2024-07-09T04:16:15.33" calcext:value-type="date">
            <text:p>07/09/24 04:16 AM</text:p>
          </table:table-cell>
          <table:table-cell table:style-name="ce22" table:formula="of:=TIME(HOUR([$Calculations.$B334]);MINUTE([$Calculations.$B334]);SECOND([$Calculations.$B334]))" office:value-type="time" office:time-value="PT04H16M15S" calcext:value-type="time">
            <text:p>4:16 AM</text:p>
          </table:table-cell>
          <table:table-cell table:style-name="ce23" table:formula="of:=TIME(HOUR([$Starsheet.$C334]);(MINUTE([$Starsheet.$C334])+[$Starsheet.$B334]);0)" office:value-type="time" office:time-value="PT00H00M00S" calcext:value-type="time">
            <text:p>12:00 AM</text:p>
          </table:table-cell>
          <table:table-cell table:formula="of:=MINUTE([$Calculations.$D334])" office:value-type="float" office:value="0" calcext:value-type="float">
            <text:p>0</text:p>
          </table:table-cell>
          <table:table-cell table:number-columns-repeated="16379"/>
        </table:table-row>
        <table:table-row table:style-name="ro2">
          <table:table-cell office:value-type="float" office:value="636" calcext:value-type="float">
            <text:p>636</text:p>
          </table:table-cell>
          <table:table-cell table:style-name="ce21" table:formula="of:=NOW()" office:value-type="date" office:date-value="2024-07-09T04:16:15.33" calcext:value-type="date">
            <text:p>07/09/24 04:16 AM</text:p>
          </table:table-cell>
          <table:table-cell table:style-name="ce22" table:formula="of:=TIME(HOUR([$Calculations.$B335]);MINUTE([$Calculations.$B335]);SECOND([$Calculations.$B335]))" office:value-type="time" office:time-value="PT04H16M15S" calcext:value-type="time">
            <text:p>4:16 AM</text:p>
          </table:table-cell>
          <table:table-cell table:style-name="ce23" table:formula="of:=TIME(HOUR([$Starsheet.$C335]);(MINUTE([$Starsheet.$C335])+[$Starsheet.$B335]);0)" office:value-type="time" office:time-value="PT00H00M00S" calcext:value-type="time">
            <text:p>12:00 AM</text:p>
          </table:table-cell>
          <table:table-cell table:formula="of:=MINUTE([$Calculations.$D335])" office:value-type="float" office:value="0" calcext:value-type="float">
            <text:p>0</text:p>
          </table:table-cell>
          <table:table-cell table:number-columns-repeated="16379"/>
        </table:table-row>
        <table:table-row table:style-name="ro2">
          <table:table-cell office:value-type="float" office:value="637" calcext:value-type="float">
            <text:p>637</text:p>
          </table:table-cell>
          <table:table-cell table:style-name="ce21" table:formula="of:=NOW()" office:value-type="date" office:date-value="2024-07-09T04:16:15.33" calcext:value-type="date">
            <text:p>07/09/24 04:16 AM</text:p>
          </table:table-cell>
          <table:table-cell table:style-name="ce22" table:formula="of:=TIME(HOUR([$Calculations.$B336]);MINUTE([$Calculations.$B336]);SECOND([$Calculations.$B336]))" office:value-type="time" office:time-value="PT04H16M15S" calcext:value-type="time">
            <text:p>4:16 AM</text:p>
          </table:table-cell>
          <table:table-cell table:style-name="ce23" table:formula="of:=TIME(HOUR([$Starsheet.$C336]);(MINUTE([$Starsheet.$C336])+[$Starsheet.$B336]);0)" office:value-type="time" office:time-value="PT00H00M00S" calcext:value-type="time">
            <text:p>12:00 AM</text:p>
          </table:table-cell>
          <table:table-cell table:formula="of:=MINUTE([$Calculations.$D336])" office:value-type="float" office:value="0" calcext:value-type="float">
            <text:p>0</text:p>
          </table:table-cell>
          <table:table-cell table:number-columns-repeated="16379"/>
        </table:table-row>
        <table:table-row table:style-name="ro2">
          <table:table-cell office:value-type="float" office:value="638" calcext:value-type="float">
            <text:p>638</text:p>
          </table:table-cell>
          <table:table-cell table:style-name="ce21" table:formula="of:=NOW()" office:value-type="date" office:date-value="2024-07-09T04:16:15.33" calcext:value-type="date">
            <text:p>07/09/24 04:16 AM</text:p>
          </table:table-cell>
          <table:table-cell table:style-name="ce22" table:formula="of:=TIME(HOUR([$Calculations.$B337]);MINUTE([$Calculations.$B337]);SECOND([$Calculations.$B337]))" office:value-type="time" office:time-value="PT04H16M15S" calcext:value-type="time">
            <text:p>4:16 AM</text:p>
          </table:table-cell>
          <table:table-cell table:style-name="ce23" table:formula="of:=TIME(HOUR([$Starsheet.$C337]);(MINUTE([$Starsheet.$C337])+[$Starsheet.$B337]);0)" office:value-type="time" office:time-value="PT00H00M00S" calcext:value-type="time">
            <text:p>12:00 AM</text:p>
          </table:table-cell>
          <table:table-cell table:formula="of:=MINUTE([$Calculations.$D337])" office:value-type="float" office:value="0" calcext:value-type="float">
            <text:p>0</text:p>
          </table:table-cell>
          <table:table-cell table:number-columns-repeated="16379"/>
        </table:table-row>
        <table:table-row table:style-name="ro2">
          <table:table-cell office:value-type="float" office:value="639" calcext:value-type="float">
            <text:p>639</text:p>
          </table:table-cell>
          <table:table-cell table:style-name="ce21" table:formula="of:=NOW()" office:value-type="date" office:date-value="2024-07-09T04:16:15.33" calcext:value-type="date">
            <text:p>07/09/24 04:16 AM</text:p>
          </table:table-cell>
          <table:table-cell table:style-name="ce22" table:formula="of:=TIME(HOUR([$Calculations.$B338]);MINUTE([$Calculations.$B338]);SECOND([$Calculations.$B338]))" office:value-type="time" office:time-value="PT04H16M15S" calcext:value-type="time">
            <text:p>4:16 AM</text:p>
          </table:table-cell>
          <table:table-cell table:style-name="ce23" table:formula="of:=TIME(HOUR([$Starsheet.$C338]);(MINUTE([$Starsheet.$C338])+[$Starsheet.$B338]);0)" office:value-type="time" office:time-value="PT00H00M00S" calcext:value-type="time">
            <text:p>12:00 AM</text:p>
          </table:table-cell>
          <table:table-cell table:formula="of:=MINUTE([$Calculations.$D338])" office:value-type="float" office:value="0" calcext:value-type="float">
            <text:p>0</text:p>
          </table:table-cell>
          <table:table-cell table:number-columns-repeated="16379"/>
        </table:table-row>
        <table:table-row table:style-name="ro2">
          <table:table-cell office:value-type="float" office:value="640" calcext:value-type="float">
            <text:p>640</text:p>
          </table:table-cell>
          <table:table-cell table:style-name="ce21" table:formula="of:=NOW()" office:value-type="date" office:date-value="2024-07-09T04:16:15.33" calcext:value-type="date">
            <text:p>07/09/24 04:16 AM</text:p>
          </table:table-cell>
          <table:table-cell table:style-name="ce22" table:formula="of:=TIME(HOUR([$Calculations.$B339]);MINUTE([$Calculations.$B339]);SECOND([$Calculations.$B339]))" office:value-type="time" office:time-value="PT04H16M15S" calcext:value-type="time">
            <text:p>4:16 AM</text:p>
          </table:table-cell>
          <table:table-cell table:style-name="ce23" table:formula="of:=TIME(HOUR([$Starsheet.$C339]);(MINUTE([$Starsheet.$C339])+[$Starsheet.$B339]);0)" office:value-type="time" office:time-value="PT00H00M00S" calcext:value-type="time">
            <text:p>12:00 AM</text:p>
          </table:table-cell>
          <table:table-cell table:formula="of:=MINUTE([$Calculations.$D339])" office:value-type="float" office:value="0" calcext:value-type="float">
            <text:p>0</text:p>
          </table:table-cell>
          <table:table-cell table:number-columns-repeated="16379"/>
        </table:table-row>
        <table:table-row table:style-name="ro2">
          <table:table-cell office:value-type="float" office:value="641" calcext:value-type="float">
            <text:p>641</text:p>
          </table:table-cell>
          <table:table-cell table:style-name="ce21" table:formula="of:=NOW()" office:value-type="date" office:date-value="2024-07-09T04:16:15.33" calcext:value-type="date">
            <text:p>07/09/24 04:16 AM</text:p>
          </table:table-cell>
          <table:table-cell table:style-name="ce22" table:formula="of:=TIME(HOUR([$Calculations.$B340]);MINUTE([$Calculations.$B340]);SECOND([$Calculations.$B340]))" office:value-type="time" office:time-value="PT04H16M15S" calcext:value-type="time">
            <text:p>4:16 AM</text:p>
          </table:table-cell>
          <table:table-cell table:style-name="ce23" table:formula="of:=TIME(HOUR([$Starsheet.$C340]);(MINUTE([$Starsheet.$C340])+[$Starsheet.$B340]);0)" office:value-type="time" office:time-value="PT00H00M00S" calcext:value-type="time">
            <text:p>12:00 AM</text:p>
          </table:table-cell>
          <table:table-cell table:formula="of:=MINUTE([$Calculations.$D340])" office:value-type="float" office:value="0" calcext:value-type="float">
            <text:p>0</text:p>
          </table:table-cell>
          <table:table-cell table:number-columns-repeated="16379"/>
        </table:table-row>
        <table:table-row table:style-name="ro2">
          <table:table-cell office:value-type="float" office:value="642" calcext:value-type="float">
            <text:p>642</text:p>
          </table:table-cell>
          <table:table-cell table:style-name="ce21" table:formula="of:=NOW()" office:value-type="date" office:date-value="2024-07-09T04:16:15.33" calcext:value-type="date">
            <text:p>07/09/24 04:16 AM</text:p>
          </table:table-cell>
          <table:table-cell table:style-name="ce22" table:formula="of:=TIME(HOUR([$Calculations.$B341]);MINUTE([$Calculations.$B341]);SECOND([$Calculations.$B341]))" office:value-type="time" office:time-value="PT04H16M15S" calcext:value-type="time">
            <text:p>4:16 AM</text:p>
          </table:table-cell>
          <table:table-cell table:style-name="ce23" table:formula="of:=TIME(HOUR([$Starsheet.$C341]);(MINUTE([$Starsheet.$C341])+[$Starsheet.$B341]);0)" office:value-type="time" office:time-value="PT00H00M00S" calcext:value-type="time">
            <text:p>12:00 AM</text:p>
          </table:table-cell>
          <table:table-cell table:formula="of:=MINUTE([$Calculations.$D341])" office:value-type="float" office:value="0" calcext:value-type="float">
            <text:p>0</text:p>
          </table:table-cell>
          <table:table-cell table:number-columns-repeated="16379"/>
        </table:table-row>
        <table:table-row table:style-name="ro2">
          <table:table-cell office:value-type="float" office:value="643" calcext:value-type="float">
            <text:p>643</text:p>
          </table:table-cell>
          <table:table-cell table:style-name="ce21" table:formula="of:=NOW()" office:value-type="date" office:date-value="2024-07-09T04:16:15.33" calcext:value-type="date">
            <text:p>07/09/24 04:16 AM</text:p>
          </table:table-cell>
          <table:table-cell table:style-name="ce22" table:formula="of:=TIME(HOUR([$Calculations.$B342]);MINUTE([$Calculations.$B342]);SECOND([$Calculations.$B342]))" office:value-type="time" office:time-value="PT04H16M15S" calcext:value-type="time">
            <text:p>4:16 AM</text:p>
          </table:table-cell>
          <table:table-cell table:style-name="ce23" table:formula="of:=TIME(HOUR([$Starsheet.$C342]);(MINUTE([$Starsheet.$C342])+[$Starsheet.$B342]);0)" office:value-type="time" office:time-value="PT00H00M00S" calcext:value-type="time">
            <text:p>12:00 AM</text:p>
          </table:table-cell>
          <table:table-cell table:formula="of:=MINUTE([$Calculations.$D342])" office:value-type="float" office:value="0" calcext:value-type="float">
            <text:p>0</text:p>
          </table:table-cell>
          <table:table-cell table:number-columns-repeated="16379"/>
        </table:table-row>
        <table:table-row table:style-name="ro2">
          <table:table-cell office:value-type="float" office:value="644" calcext:value-type="float">
            <text:p>644</text:p>
          </table:table-cell>
          <table:table-cell table:style-name="ce21" table:formula="of:=NOW()" office:value-type="date" office:date-value="2024-07-09T04:16:15.33" calcext:value-type="date">
            <text:p>07/09/24 04:16 AM</text:p>
          </table:table-cell>
          <table:table-cell table:style-name="ce22" table:formula="of:=TIME(HOUR([$Calculations.$B343]);MINUTE([$Calculations.$B343]);SECOND([$Calculations.$B343]))" office:value-type="time" office:time-value="PT04H16M15S" calcext:value-type="time">
            <text:p>4:16 AM</text:p>
          </table:table-cell>
          <table:table-cell table:style-name="ce23" table:formula="of:=TIME(HOUR([$Starsheet.$C343]);(MINUTE([$Starsheet.$C343])+[$Starsheet.$B343]);0)" office:value-type="time" office:time-value="PT00H00M00S" calcext:value-type="time">
            <text:p>12:00 AM</text:p>
          </table:table-cell>
          <table:table-cell table:formula="of:=MINUTE([$Calculations.$D343])" office:value-type="float" office:value="0" calcext:value-type="float">
            <text:p>0</text:p>
          </table:table-cell>
          <table:table-cell table:number-columns-repeated="16379"/>
        </table:table-row>
        <table:table-row table:style-name="ro2">
          <table:table-cell office:value-type="float" office:value="645" calcext:value-type="float">
            <text:p>645</text:p>
          </table:table-cell>
          <table:table-cell table:style-name="ce21" table:formula="of:=NOW()" office:value-type="date" office:date-value="2024-07-09T04:16:15.33" calcext:value-type="date">
            <text:p>07/09/24 04:16 AM</text:p>
          </table:table-cell>
          <table:table-cell table:style-name="ce22" table:formula="of:=TIME(HOUR([$Calculations.$B344]);MINUTE([$Calculations.$B344]);SECOND([$Calculations.$B344]))" office:value-type="time" office:time-value="PT04H16M15S" calcext:value-type="time">
            <text:p>4:16 AM</text:p>
          </table:table-cell>
          <table:table-cell table:style-name="ce23" table:formula="of:=TIME(HOUR([$Starsheet.$C344]);(MINUTE([$Starsheet.$C344])+[$Starsheet.$B344]);0)" office:value-type="time" office:time-value="PT00H00M00S" calcext:value-type="time">
            <text:p>12:00 AM</text:p>
          </table:table-cell>
          <table:table-cell table:formula="of:=MINUTE([$Calculations.$D344])" office:value-type="float" office:value="0" calcext:value-type="float">
            <text:p>0</text:p>
          </table:table-cell>
          <table:table-cell table:number-columns-repeated="16379"/>
        </table:table-row>
        <table:table-row table:style-name="ro2">
          <table:table-cell office:value-type="float" office:value="646" calcext:value-type="float">
            <text:p>646</text:p>
          </table:table-cell>
          <table:table-cell table:style-name="ce21" table:formula="of:=NOW()" office:value-type="date" office:date-value="2024-07-09T04:16:15.33" calcext:value-type="date">
            <text:p>07/09/24 04:16 AM</text:p>
          </table:table-cell>
          <table:table-cell table:style-name="ce22" table:formula="of:=TIME(HOUR([$Calculations.$B345]);MINUTE([$Calculations.$B345]);SECOND([$Calculations.$B345]))" office:value-type="time" office:time-value="PT04H16M15S" calcext:value-type="time">
            <text:p>4:16 AM</text:p>
          </table:table-cell>
          <table:table-cell table:style-name="ce23" table:formula="of:=TIME(HOUR([$Starsheet.$C345]);(MINUTE([$Starsheet.$C345])+[$Starsheet.$B345]);0)" office:value-type="time" office:time-value="PT00H00M00S" calcext:value-type="time">
            <text:p>12:00 AM</text:p>
          </table:table-cell>
          <table:table-cell table:formula="of:=MINUTE([$Calculations.$D345])" office:value-type="float" office:value="0" calcext:value-type="float">
            <text:p>0</text:p>
          </table:table-cell>
          <table:table-cell table:number-columns-repeated="16379"/>
        </table:table-row>
        <table:table-row table:style-name="ro2">
          <table:table-cell office:value-type="float" office:value="647" calcext:value-type="float">
            <text:p>647</text:p>
          </table:table-cell>
          <table:table-cell table:style-name="ce21" table:formula="of:=NOW()" office:value-type="date" office:date-value="2024-07-09T04:16:15.33" calcext:value-type="date">
            <text:p>07/09/24 04:16 AM</text:p>
          </table:table-cell>
          <table:table-cell table:style-name="ce22" table:formula="of:=TIME(HOUR([$Calculations.$B346]);MINUTE([$Calculations.$B346]);SECOND([$Calculations.$B346]))" office:value-type="time" office:time-value="PT04H16M15S" calcext:value-type="time">
            <text:p>4:16 AM</text:p>
          </table:table-cell>
          <table:table-cell table:style-name="ce23" table:formula="of:=TIME(HOUR([$Starsheet.$C346]);(MINUTE([$Starsheet.$C346])+[$Starsheet.$B346]);0)" office:value-type="time" office:time-value="PT00H00M00S" calcext:value-type="time">
            <text:p>12:00 AM</text:p>
          </table:table-cell>
          <table:table-cell table:formula="of:=MINUTE([$Calculations.$D346])" office:value-type="float" office:value="0" calcext:value-type="float">
            <text:p>0</text:p>
          </table:table-cell>
          <table:table-cell table:number-columns-repeated="16379"/>
        </table:table-row>
        <table:table-row table:style-name="ro2">
          <table:table-cell office:value-type="float" office:value="648" calcext:value-type="float">
            <text:p>648</text:p>
          </table:table-cell>
          <table:table-cell table:style-name="ce21" table:formula="of:=NOW()" office:value-type="date" office:date-value="2024-07-09T04:16:15.33" calcext:value-type="date">
            <text:p>07/09/24 04:16 AM</text:p>
          </table:table-cell>
          <table:table-cell table:style-name="ce22" table:formula="of:=TIME(HOUR([$Calculations.$B347]);MINUTE([$Calculations.$B347]);SECOND([$Calculations.$B347]))" office:value-type="time" office:time-value="PT04H16M15S" calcext:value-type="time">
            <text:p>4:16 AM</text:p>
          </table:table-cell>
          <table:table-cell table:style-name="ce23" table:formula="of:=TIME(HOUR([$Starsheet.$C347]);(MINUTE([$Starsheet.$C347])+[$Starsheet.$B347]);0)" office:value-type="time" office:time-value="PT00H00M00S" calcext:value-type="time">
            <text:p>12:00 AM</text:p>
          </table:table-cell>
          <table:table-cell table:formula="of:=MINUTE([$Calculations.$D347])" office:value-type="float" office:value="0" calcext:value-type="float">
            <text:p>0</text:p>
          </table:table-cell>
          <table:table-cell table:number-columns-repeated="16379"/>
        </table:table-row>
        <table:table-row table:style-name="ro2">
          <table:table-cell office:value-type="float" office:value="649" calcext:value-type="float">
            <text:p>649</text:p>
          </table:table-cell>
          <table:table-cell table:style-name="ce21" table:formula="of:=NOW()" office:value-type="date" office:date-value="2024-07-09T04:16:15.33" calcext:value-type="date">
            <text:p>07/09/24 04:16 AM</text:p>
          </table:table-cell>
          <table:table-cell table:style-name="ce22" table:formula="of:=TIME(HOUR([$Calculations.$B348]);MINUTE([$Calculations.$B348]);SECOND([$Calculations.$B348]))" office:value-type="time" office:time-value="PT04H16M15S" calcext:value-type="time">
            <text:p>4:16 AM</text:p>
          </table:table-cell>
          <table:table-cell table:style-name="ce23" table:formula="of:=TIME(HOUR([$Starsheet.$C348]);(MINUTE([$Starsheet.$C348])+[$Starsheet.$B348]);0)" office:value-type="time" office:time-value="PT00H00M00S" calcext:value-type="time">
            <text:p>12:00 AM</text:p>
          </table:table-cell>
          <table:table-cell table:formula="of:=MINUTE([$Calculations.$D348])" office:value-type="float" office:value="0" calcext:value-type="float">
            <text:p>0</text:p>
          </table:table-cell>
          <table:table-cell table:number-columns-repeated="16379"/>
        </table:table-row>
        <table:table-row table:style-name="ro2">
          <table:table-cell office:value-type="float" office:value="650" calcext:value-type="float">
            <text:p>650</text:p>
          </table:table-cell>
          <table:table-cell table:style-name="ce21" table:formula="of:=NOW()" office:value-type="date" office:date-value="2024-07-09T04:16:15.33" calcext:value-type="date">
            <text:p>07/09/24 04:16 AM</text:p>
          </table:table-cell>
          <table:table-cell table:style-name="ce22" table:formula="of:=TIME(HOUR([$Calculations.$B349]);MINUTE([$Calculations.$B349]);SECOND([$Calculations.$B349]))" office:value-type="time" office:time-value="PT04H16M15S" calcext:value-type="time">
            <text:p>4:16 AM</text:p>
          </table:table-cell>
          <table:table-cell table:style-name="ce23" table:formula="of:=TIME(HOUR([$Starsheet.$C349]);(MINUTE([$Starsheet.$C349])+[$Starsheet.$B349]);0)" office:value-type="time" office:time-value="PT00H00M00S" calcext:value-type="time">
            <text:p>12:00 AM</text:p>
          </table:table-cell>
          <table:table-cell table:formula="of:=MINUTE([$Calculations.$D349])" office:value-type="float" office:value="0" calcext:value-type="float">
            <text:p>0</text:p>
          </table:table-cell>
          <table:table-cell table:number-columns-repeated="16379"/>
        </table:table-row>
        <table:table-row table:style-name="ro2">
          <table:table-cell office:value-type="float" office:value="651" calcext:value-type="float">
            <text:p>651</text:p>
          </table:table-cell>
          <table:table-cell table:style-name="ce21" table:formula="of:=NOW()" office:value-type="date" office:date-value="2024-07-09T04:16:15.33" calcext:value-type="date">
            <text:p>07/09/24 04:16 AM</text:p>
          </table:table-cell>
          <table:table-cell table:style-name="ce22" table:formula="of:=TIME(HOUR([$Calculations.$B350]);MINUTE([$Calculations.$B350]);SECOND([$Calculations.$B350]))" office:value-type="time" office:time-value="PT04H16M15S" calcext:value-type="time">
            <text:p>4:16 AM</text:p>
          </table:table-cell>
          <table:table-cell table:style-name="ce23" table:formula="of:=TIME(HOUR([$Starsheet.$C350]);(MINUTE([$Starsheet.$C350])+[$Starsheet.$B350]);0)" office:value-type="time" office:time-value="PT00H00M00S" calcext:value-type="time">
            <text:p>12:00 AM</text:p>
          </table:table-cell>
          <table:table-cell table:formula="of:=MINUTE([$Calculations.$D350])" office:value-type="float" office:value="0" calcext:value-type="float">
            <text:p>0</text:p>
          </table:table-cell>
          <table:table-cell table:number-columns-repeated="16379"/>
        </table:table-row>
        <table:table-row table:style-name="ro2">
          <table:table-cell office:value-type="float" office:value="652" calcext:value-type="float">
            <text:p>652</text:p>
          </table:table-cell>
          <table:table-cell table:style-name="ce21" table:formula="of:=NOW()" office:value-type="date" office:date-value="2024-07-09T04:16:15.33" calcext:value-type="date">
            <text:p>07/09/24 04:16 AM</text:p>
          </table:table-cell>
          <table:table-cell table:style-name="ce22" table:formula="of:=TIME(HOUR([$Calculations.$B351]);MINUTE([$Calculations.$B351]);SECOND([$Calculations.$B351]))" office:value-type="time" office:time-value="PT04H16M15S" calcext:value-type="time">
            <text:p>4:16 AM</text:p>
          </table:table-cell>
          <table:table-cell table:style-name="ce23" table:formula="of:=TIME(HOUR([$Starsheet.$C351]);(MINUTE([$Starsheet.$C351])+[$Starsheet.$B351]);0)" office:value-type="time" office:time-value="PT00H00M00S" calcext:value-type="time">
            <text:p>12:00 AM</text:p>
          </table:table-cell>
          <table:table-cell table:formula="of:=MINUTE([$Calculations.$D351])" office:value-type="float" office:value="0" calcext:value-type="float">
            <text:p>0</text:p>
          </table:table-cell>
          <table:table-cell table:number-columns-repeated="16379"/>
        </table:table-row>
        <table:table-row table:style-name="ro2">
          <table:table-cell office:value-type="float" office:value="653" calcext:value-type="float">
            <text:p>653</text:p>
          </table:table-cell>
          <table:table-cell table:style-name="ce21" table:formula="of:=NOW()" office:value-type="date" office:date-value="2024-07-09T04:16:15.33" calcext:value-type="date">
            <text:p>07/09/24 04:16 AM</text:p>
          </table:table-cell>
          <table:table-cell table:style-name="ce22" table:formula="of:=TIME(HOUR([$Calculations.$B352]);MINUTE([$Calculations.$B352]);SECOND([$Calculations.$B352]))" office:value-type="time" office:time-value="PT04H16M15S" calcext:value-type="time">
            <text:p>4:16 AM</text:p>
          </table:table-cell>
          <table:table-cell table:style-name="ce23" table:formula="of:=TIME(HOUR([$Starsheet.$C352]);(MINUTE([$Starsheet.$C352])+[$Starsheet.$B352]);0)" office:value-type="time" office:time-value="PT00H00M00S" calcext:value-type="time">
            <text:p>12:00 AM</text:p>
          </table:table-cell>
          <table:table-cell table:formula="of:=MINUTE([$Calculations.$D352])" office:value-type="float" office:value="0" calcext:value-type="float">
            <text:p>0</text:p>
          </table:table-cell>
          <table:table-cell table:number-columns-repeated="16379"/>
        </table:table-row>
        <table:table-row table:style-name="ro2">
          <table:table-cell office:value-type="float" office:value="654" calcext:value-type="float">
            <text:p>654</text:p>
          </table:table-cell>
          <table:table-cell table:style-name="ce21" table:formula="of:=NOW()" office:value-type="date" office:date-value="2024-07-09T04:16:15.33" calcext:value-type="date">
            <text:p>07/09/24 04:16 AM</text:p>
          </table:table-cell>
          <table:table-cell table:style-name="ce22" table:formula="of:=TIME(HOUR([$Calculations.$B353]);MINUTE([$Calculations.$B353]);SECOND([$Calculations.$B353]))" office:value-type="time" office:time-value="PT04H16M15S" calcext:value-type="time">
            <text:p>4:16 AM</text:p>
          </table:table-cell>
          <table:table-cell table:style-name="ce23" table:formula="of:=TIME(HOUR([$Starsheet.$C353]);(MINUTE([$Starsheet.$C353])+[$Starsheet.$B353]);0)" office:value-type="time" office:time-value="PT00H00M00S" calcext:value-type="time">
            <text:p>12:00 AM</text:p>
          </table:table-cell>
          <table:table-cell table:formula="of:=MINUTE([$Calculations.$D353])" office:value-type="float" office:value="0" calcext:value-type="float">
            <text:p>0</text:p>
          </table:table-cell>
          <table:table-cell table:number-columns-repeated="16379"/>
        </table:table-row>
        <table:table-row table:style-name="ro2">
          <table:table-cell office:value-type="float" office:value="655" calcext:value-type="float">
            <text:p>655</text:p>
          </table:table-cell>
          <table:table-cell table:style-name="ce21" table:formula="of:=NOW()" office:value-type="date" office:date-value="2024-07-09T04:16:15.33" calcext:value-type="date">
            <text:p>07/09/24 04:16 AM</text:p>
          </table:table-cell>
          <table:table-cell table:style-name="ce22" table:formula="of:=TIME(HOUR([$Calculations.$B354]);MINUTE([$Calculations.$B354]);SECOND([$Calculations.$B354]))" office:value-type="time" office:time-value="PT04H16M15S" calcext:value-type="time">
            <text:p>4:16 AM</text:p>
          </table:table-cell>
          <table:table-cell table:style-name="ce23" table:formula="of:=TIME(HOUR([$Starsheet.$C354]);(MINUTE([$Starsheet.$C354])+[$Starsheet.$B354]);0)" office:value-type="time" office:time-value="PT00H00M00S" calcext:value-type="time">
            <text:p>12:00 AM</text:p>
          </table:table-cell>
          <table:table-cell table:formula="of:=MINUTE([$Calculations.$D354])" office:value-type="float" office:value="0" calcext:value-type="float">
            <text:p>0</text:p>
          </table:table-cell>
          <table:table-cell table:number-columns-repeated="16379"/>
        </table:table-row>
        <table:table-row table:style-name="ro2">
          <table:table-cell office:value-type="float" office:value="656" calcext:value-type="float">
            <text:p>656</text:p>
          </table:table-cell>
          <table:table-cell table:style-name="ce21" table:formula="of:=NOW()" office:value-type="date" office:date-value="2024-07-09T04:16:15.33" calcext:value-type="date">
            <text:p>07/09/24 04:16 AM</text:p>
          </table:table-cell>
          <table:table-cell table:style-name="ce22" table:formula="of:=TIME(HOUR([$Calculations.$B355]);MINUTE([$Calculations.$B355]);SECOND([$Calculations.$B355]))" office:value-type="time" office:time-value="PT04H16M15S" calcext:value-type="time">
            <text:p>4:16 AM</text:p>
          </table:table-cell>
          <table:table-cell table:style-name="ce23" table:formula="of:=TIME(HOUR([$Starsheet.$C355]);(MINUTE([$Starsheet.$C355])+[$Starsheet.$B355]);0)" office:value-type="time" office:time-value="PT00H00M00S" calcext:value-type="time">
            <text:p>12:00 AM</text:p>
          </table:table-cell>
          <table:table-cell table:formula="of:=MINUTE([$Calculations.$D355])" office:value-type="float" office:value="0" calcext:value-type="float">
            <text:p>0</text:p>
          </table:table-cell>
          <table:table-cell table:number-columns-repeated="16379"/>
        </table:table-row>
        <table:table-row table:style-name="ro2">
          <table:table-cell office:value-type="float" office:value="657" calcext:value-type="float">
            <text:p>657</text:p>
          </table:table-cell>
          <table:table-cell table:style-name="ce21" table:formula="of:=NOW()" office:value-type="date" office:date-value="2024-07-09T04:16:15.33" calcext:value-type="date">
            <text:p>07/09/24 04:16 AM</text:p>
          </table:table-cell>
          <table:table-cell table:style-name="ce22" table:formula="of:=TIME(HOUR([$Calculations.$B356]);MINUTE([$Calculations.$B356]);SECOND([$Calculations.$B356]))" office:value-type="time" office:time-value="PT04H16M15S" calcext:value-type="time">
            <text:p>4:16 AM</text:p>
          </table:table-cell>
          <table:table-cell table:style-name="ce23" table:formula="of:=TIME(HOUR([$Starsheet.$C356]);(MINUTE([$Starsheet.$C356])+[$Starsheet.$B356]);0)" office:value-type="time" office:time-value="PT00H00M00S" calcext:value-type="time">
            <text:p>12:00 AM</text:p>
          </table:table-cell>
          <table:table-cell table:formula="of:=MINUTE([$Calculations.$D356])" office:value-type="float" office:value="0" calcext:value-type="float">
            <text:p>0</text:p>
          </table:table-cell>
          <table:table-cell table:number-columns-repeated="16379"/>
        </table:table-row>
        <table:table-row table:style-name="ro2">
          <table:table-cell office:value-type="float" office:value="658" calcext:value-type="float">
            <text:p>658</text:p>
          </table:table-cell>
          <table:table-cell table:style-name="ce21" table:formula="of:=NOW()" office:value-type="date" office:date-value="2024-07-09T04:16:15.33" calcext:value-type="date">
            <text:p>07/09/24 04:16 AM</text:p>
          </table:table-cell>
          <table:table-cell table:style-name="ce22" table:formula="of:=TIME(HOUR([$Calculations.$B357]);MINUTE([$Calculations.$B357]);SECOND([$Calculations.$B357]))" office:value-type="time" office:time-value="PT04H16M15S" calcext:value-type="time">
            <text:p>4:16 AM</text:p>
          </table:table-cell>
          <table:table-cell table:style-name="ce23" table:formula="of:=TIME(HOUR([$Starsheet.$C357]);(MINUTE([$Starsheet.$C357])+[$Starsheet.$B357]);0)" office:value-type="time" office:time-value="PT00H00M00S" calcext:value-type="time">
            <text:p>12:00 AM</text:p>
          </table:table-cell>
          <table:table-cell table:formula="of:=MINUTE([$Calculations.$D357])" office:value-type="float" office:value="0" calcext:value-type="float">
            <text:p>0</text:p>
          </table:table-cell>
          <table:table-cell table:number-columns-repeated="16379"/>
        </table:table-row>
        <table:table-row table:style-name="ro2">
          <table:table-cell office:value-type="float" office:value="659" calcext:value-type="float">
            <text:p>659</text:p>
          </table:table-cell>
          <table:table-cell table:style-name="ce21" table:formula="of:=NOW()" office:value-type="date" office:date-value="2024-07-09T04:16:15.33" calcext:value-type="date">
            <text:p>07/09/24 04:16 AM</text:p>
          </table:table-cell>
          <table:table-cell table:style-name="ce22" table:formula="of:=TIME(HOUR([$Calculations.$B358]);MINUTE([$Calculations.$B358]);SECOND([$Calculations.$B358]))" office:value-type="time" office:time-value="PT04H16M15S" calcext:value-type="time">
            <text:p>4:16 AM</text:p>
          </table:table-cell>
          <table:table-cell table:style-name="ce23" table:formula="of:=TIME(HOUR([$Starsheet.$C358]);(MINUTE([$Starsheet.$C358])+[$Starsheet.$B358]);0)" office:value-type="time" office:time-value="PT00H00M00S" calcext:value-type="time">
            <text:p>12:00 AM</text:p>
          </table:table-cell>
          <table:table-cell table:formula="of:=MINUTE([$Calculations.$D358])" office:value-type="float" office:value="0" calcext:value-type="float">
            <text:p>0</text:p>
          </table:table-cell>
          <table:table-cell table:number-columns-repeated="16379"/>
        </table:table-row>
        <table:table-row table:style-name="ro2">
          <table:table-cell office:value-type="float" office:value="660" calcext:value-type="float">
            <text:p>660</text:p>
          </table:table-cell>
          <table:table-cell table:style-name="ce21" table:formula="of:=NOW()" office:value-type="date" office:date-value="2024-07-09T04:16:15.33" calcext:value-type="date">
            <text:p>07/09/24 04:16 AM</text:p>
          </table:table-cell>
          <table:table-cell table:style-name="ce22" table:formula="of:=TIME(HOUR([$Calculations.$B359]);MINUTE([$Calculations.$B359]);SECOND([$Calculations.$B359]))" office:value-type="time" office:time-value="PT04H16M15S" calcext:value-type="time">
            <text:p>4:16 AM</text:p>
          </table:table-cell>
          <table:table-cell table:style-name="ce23" table:formula="of:=TIME(HOUR([$Starsheet.$C359]);(MINUTE([$Starsheet.$C359])+[$Starsheet.$B359]);0)" office:value-type="time" office:time-value="PT00H00M00S" calcext:value-type="time">
            <text:p>12:00 AM</text:p>
          </table:table-cell>
          <table:table-cell table:formula="of:=MINUTE([$Calculations.$D359])" office:value-type="float" office:value="0" calcext:value-type="float">
            <text:p>0</text:p>
          </table:table-cell>
          <table:table-cell table:number-columns-repeated="16379"/>
        </table:table-row>
        <table:table-row table:style-name="ro2">
          <table:table-cell office:value-type="float" office:value="661" calcext:value-type="float">
            <text:p>661</text:p>
          </table:table-cell>
          <table:table-cell table:style-name="ce21" table:formula="of:=NOW()" office:value-type="date" office:date-value="2024-07-09T04:16:15.33" calcext:value-type="date">
            <text:p>07/09/24 04:16 AM</text:p>
          </table:table-cell>
          <table:table-cell table:style-name="ce22" table:formula="of:=TIME(HOUR([$Calculations.$B360]);MINUTE([$Calculations.$B360]);SECOND([$Calculations.$B360]))" office:value-type="time" office:time-value="PT04H16M15S" calcext:value-type="time">
            <text:p>4:16 AM</text:p>
          </table:table-cell>
          <table:table-cell table:style-name="ce23" table:formula="of:=TIME(HOUR([$Starsheet.$C360]);(MINUTE([$Starsheet.$C360])+[$Starsheet.$B360]);0)" office:value-type="time" office:time-value="PT00H00M00S" calcext:value-type="time">
            <text:p>12:00 AM</text:p>
          </table:table-cell>
          <table:table-cell table:formula="of:=MINUTE([$Calculations.$D360])" office:value-type="float" office:value="0" calcext:value-type="float">
            <text:p>0</text:p>
          </table:table-cell>
          <table:table-cell table:number-columns-repeated="16379"/>
        </table:table-row>
        <table:table-row table:style-name="ro2">
          <table:table-cell office:value-type="float" office:value="662" calcext:value-type="float">
            <text:p>662</text:p>
          </table:table-cell>
          <table:table-cell table:style-name="ce21" table:formula="of:=NOW()" office:value-type="date" office:date-value="2024-07-09T04:16:15.33" calcext:value-type="date">
            <text:p>07/09/24 04:16 AM</text:p>
          </table:table-cell>
          <table:table-cell table:style-name="ce22" table:formula="of:=TIME(HOUR([$Calculations.$B361]);MINUTE([$Calculations.$B361]);SECOND([$Calculations.$B361]))" office:value-type="time" office:time-value="PT04H16M15S" calcext:value-type="time">
            <text:p>4:16 AM</text:p>
          </table:table-cell>
          <table:table-cell table:style-name="ce23" table:formula="of:=TIME(HOUR([$Starsheet.$C361]);(MINUTE([$Starsheet.$C361])+[$Starsheet.$B361]);0)" office:value-type="time" office:time-value="PT00H00M00S" calcext:value-type="time">
            <text:p>12:00 AM</text:p>
          </table:table-cell>
          <table:table-cell table:formula="of:=MINUTE([$Calculations.$D361])" office:value-type="float" office:value="0" calcext:value-type="float">
            <text:p>0</text:p>
          </table:table-cell>
          <table:table-cell table:number-columns-repeated="16379"/>
        </table:table-row>
        <table:table-row table:style-name="ro2">
          <table:table-cell office:value-type="float" office:value="663" calcext:value-type="float">
            <text:p>663</text:p>
          </table:table-cell>
          <table:table-cell table:style-name="ce21" table:formula="of:=NOW()" office:value-type="date" office:date-value="2024-07-09T04:16:15.33" calcext:value-type="date">
            <text:p>07/09/24 04:16 AM</text:p>
          </table:table-cell>
          <table:table-cell table:style-name="ce22" table:formula="of:=TIME(HOUR([$Calculations.$B362]);MINUTE([$Calculations.$B362]);SECOND([$Calculations.$B362]))" office:value-type="time" office:time-value="PT04H16M15S" calcext:value-type="time">
            <text:p>4:16 AM</text:p>
          </table:table-cell>
          <table:table-cell table:style-name="ce23" table:formula="of:=TIME(HOUR([$Starsheet.$C362]);(MINUTE([$Starsheet.$C362])+[$Starsheet.$B362]);0)" office:value-type="time" office:time-value="PT00H00M00S" calcext:value-type="time">
            <text:p>12:00 AM</text:p>
          </table:table-cell>
          <table:table-cell table:formula="of:=MINUTE([$Calculations.$D362])" office:value-type="float" office:value="0" calcext:value-type="float">
            <text:p>0</text:p>
          </table:table-cell>
          <table:table-cell table:number-columns-repeated="16379"/>
        </table:table-row>
        <table:table-row table:style-name="ro2">
          <table:table-cell office:value-type="float" office:value="664" calcext:value-type="float">
            <text:p>664</text:p>
          </table:table-cell>
          <table:table-cell table:style-name="ce21" table:formula="of:=NOW()" office:value-type="date" office:date-value="2024-07-09T04:16:15.33" calcext:value-type="date">
            <text:p>07/09/24 04:16 AM</text:p>
          </table:table-cell>
          <table:table-cell table:style-name="ce22" table:formula="of:=TIME(HOUR([$Calculations.$B363]);MINUTE([$Calculations.$B363]);SECOND([$Calculations.$B363]))" office:value-type="time" office:time-value="PT04H16M15S" calcext:value-type="time">
            <text:p>4:16 AM</text:p>
          </table:table-cell>
          <table:table-cell table:style-name="ce23" table:formula="of:=TIME(HOUR([$Starsheet.$C363]);(MINUTE([$Starsheet.$C363])+[$Starsheet.$B363]);0)" office:value-type="time" office:time-value="PT00H00M00S" calcext:value-type="time">
            <text:p>12:00 AM</text:p>
          </table:table-cell>
          <table:table-cell table:formula="of:=MINUTE([$Calculations.$D363])" office:value-type="float" office:value="0" calcext:value-type="float">
            <text:p>0</text:p>
          </table:table-cell>
          <table:table-cell table:number-columns-repeated="16379"/>
        </table:table-row>
        <table:table-row table:style-name="ro2">
          <table:table-cell office:value-type="float" office:value="665" calcext:value-type="float">
            <text:p>665</text:p>
          </table:table-cell>
          <table:table-cell table:style-name="ce21" table:formula="of:=NOW()" office:value-type="date" office:date-value="2024-07-09T04:16:15.33" calcext:value-type="date">
            <text:p>07/09/24 04:16 AM</text:p>
          </table:table-cell>
          <table:table-cell table:style-name="ce22" table:formula="of:=TIME(HOUR([$Calculations.$B364]);MINUTE([$Calculations.$B364]);SECOND([$Calculations.$B364]))" office:value-type="time" office:time-value="PT04H16M15S" calcext:value-type="time">
            <text:p>4:16 AM</text:p>
          </table:table-cell>
          <table:table-cell table:style-name="ce23" table:formula="of:=TIME(HOUR([$Starsheet.$C364]);(MINUTE([$Starsheet.$C364])+[$Starsheet.$B364]);0)" office:value-type="time" office:time-value="PT00H00M00S" calcext:value-type="time">
            <text:p>12:00 AM</text:p>
          </table:table-cell>
          <table:table-cell table:formula="of:=MINUTE([$Calculations.$D364])" office:value-type="float" office:value="0" calcext:value-type="float">
            <text:p>0</text:p>
          </table:table-cell>
          <table:table-cell table:number-columns-repeated="16379"/>
        </table:table-row>
        <table:table-row table:style-name="ro2">
          <table:table-cell office:value-type="float" office:value="666" calcext:value-type="float">
            <text:p>666</text:p>
          </table:table-cell>
          <table:table-cell table:style-name="ce21" table:formula="of:=NOW()" office:value-type="date" office:date-value="2024-07-09T04:16:15.33" calcext:value-type="date">
            <text:p>07/09/24 04:16 AM</text:p>
          </table:table-cell>
          <table:table-cell table:style-name="ce22" table:formula="of:=TIME(HOUR([$Calculations.$B365]);MINUTE([$Calculations.$B365]);SECOND([$Calculations.$B365]))" office:value-type="time" office:time-value="PT04H16M15S" calcext:value-type="time">
            <text:p>4:16 AM</text:p>
          </table:table-cell>
          <table:table-cell table:style-name="ce23" table:formula="of:=TIME(HOUR([$Starsheet.$C365]);(MINUTE([$Starsheet.$C365])+[$Starsheet.$B365]);0)" office:value-type="time" office:time-value="PT00H00M00S" calcext:value-type="time">
            <text:p>12:00 AM</text:p>
          </table:table-cell>
          <table:table-cell table:formula="of:=MINUTE([$Calculations.$D365])" office:value-type="float" office:value="0" calcext:value-type="float">
            <text:p>0</text:p>
          </table:table-cell>
          <table:table-cell table:number-columns-repeated="16379"/>
        </table:table-row>
        <table:table-row table:style-name="ro2">
          <table:table-cell office:value-type="float" office:value="667" calcext:value-type="float">
            <text:p>667</text:p>
          </table:table-cell>
          <table:table-cell table:style-name="ce21" table:formula="of:=NOW()" office:value-type="date" office:date-value="2024-07-09T04:16:15.33" calcext:value-type="date">
            <text:p>07/09/24 04:16 AM</text:p>
          </table:table-cell>
          <table:table-cell table:style-name="ce22" table:formula="of:=TIME(HOUR([$Calculations.$B366]);MINUTE([$Calculations.$B366]);SECOND([$Calculations.$B366]))" office:value-type="time" office:time-value="PT04H16M15S" calcext:value-type="time">
            <text:p>4:16 AM</text:p>
          </table:table-cell>
          <table:table-cell table:style-name="ce23" table:formula="of:=TIME(HOUR([$Starsheet.$C366]);(MINUTE([$Starsheet.$C366])+[$Starsheet.$B366]);0)" office:value-type="time" office:time-value="PT00H00M00S" calcext:value-type="time">
            <text:p>12:00 AM</text:p>
          </table:table-cell>
          <table:table-cell table:formula="of:=MINUTE([$Calculations.$D366])" office:value-type="float" office:value="0" calcext:value-type="float">
            <text:p>0</text:p>
          </table:table-cell>
          <table:table-cell table:number-columns-repeated="16379"/>
        </table:table-row>
        <table:table-row table:style-name="ro2">
          <table:table-cell office:value-type="float" office:value="668" calcext:value-type="float">
            <text:p>668</text:p>
          </table:table-cell>
          <table:table-cell table:style-name="ce21" table:formula="of:=NOW()" office:value-type="date" office:date-value="2024-07-09T04:16:15.33" calcext:value-type="date">
            <text:p>07/09/24 04:16 AM</text:p>
          </table:table-cell>
          <table:table-cell table:style-name="ce22" table:formula="of:=TIME(HOUR([$Calculations.$B367]);MINUTE([$Calculations.$B367]);SECOND([$Calculations.$B367]))" office:value-type="time" office:time-value="PT04H16M15S" calcext:value-type="time">
            <text:p>4:16 AM</text:p>
          </table:table-cell>
          <table:table-cell table:style-name="ce23" table:formula="of:=TIME(HOUR([$Starsheet.$C367]);(MINUTE([$Starsheet.$C367])+[$Starsheet.$B367]);0)" office:value-type="time" office:time-value="PT00H00M00S" calcext:value-type="time">
            <text:p>12:00 AM</text:p>
          </table:table-cell>
          <table:table-cell table:formula="of:=MINUTE([$Calculations.$D367])" office:value-type="float" office:value="0" calcext:value-type="float">
            <text:p>0</text:p>
          </table:table-cell>
          <table:table-cell table:number-columns-repeated="16379"/>
        </table:table-row>
        <table:table-row table:style-name="ro2">
          <table:table-cell office:value-type="float" office:value="669" calcext:value-type="float">
            <text:p>669</text:p>
          </table:table-cell>
          <table:table-cell table:style-name="ce21" table:formula="of:=NOW()" office:value-type="date" office:date-value="2024-07-09T04:16:15.33" calcext:value-type="date">
            <text:p>07/09/24 04:16 AM</text:p>
          </table:table-cell>
          <table:table-cell table:style-name="ce22" table:formula="of:=TIME(HOUR([$Calculations.$B368]);MINUTE([$Calculations.$B368]);SECOND([$Calculations.$B368]))" office:value-type="time" office:time-value="PT04H16M15S" calcext:value-type="time">
            <text:p>4:16 AM</text:p>
          </table:table-cell>
          <table:table-cell table:style-name="ce23" table:formula="of:=TIME(HOUR([$Starsheet.$C368]);(MINUTE([$Starsheet.$C368])+[$Starsheet.$B368]);0)" office:value-type="time" office:time-value="PT00H00M00S" calcext:value-type="time">
            <text:p>12:00 AM</text:p>
          </table:table-cell>
          <table:table-cell table:formula="of:=MINUTE([$Calculations.$D368])" office:value-type="float" office:value="0" calcext:value-type="float">
            <text:p>0</text:p>
          </table:table-cell>
          <table:table-cell table:number-columns-repeated="16379"/>
        </table:table-row>
        <table:table-row table:style-name="ro2">
          <table:table-cell office:value-type="float" office:value="670" calcext:value-type="float">
            <text:p>670</text:p>
          </table:table-cell>
          <table:table-cell table:style-name="ce21" table:formula="of:=NOW()" office:value-type="date" office:date-value="2024-07-09T04:16:15.33" calcext:value-type="date">
            <text:p>07/09/24 04:16 AM</text:p>
          </table:table-cell>
          <table:table-cell table:style-name="ce22" table:formula="of:=TIME(HOUR([$Calculations.$B369]);MINUTE([$Calculations.$B369]);SECOND([$Calculations.$B369]))" office:value-type="time" office:time-value="PT04H16M15S" calcext:value-type="time">
            <text:p>4:16 AM</text:p>
          </table:table-cell>
          <table:table-cell table:style-name="ce23" table:formula="of:=TIME(HOUR([$Starsheet.$C369]);(MINUTE([$Starsheet.$C369])+[$Starsheet.$B369]);0)" office:value-type="time" office:time-value="PT00H00M00S" calcext:value-type="time">
            <text:p>12:00 AM</text:p>
          </table:table-cell>
          <table:table-cell table:formula="of:=MINUTE([$Calculations.$D369])" office:value-type="float" office:value="0" calcext:value-type="float">
            <text:p>0</text:p>
          </table:table-cell>
          <table:table-cell table:number-columns-repeated="16379"/>
        </table:table-row>
        <table:table-row table:style-name="ro2">
          <table:table-cell office:value-type="float" office:value="671" calcext:value-type="float">
            <text:p>671</text:p>
          </table:table-cell>
          <table:table-cell table:style-name="ce21" table:formula="of:=NOW()" office:value-type="date" office:date-value="2024-07-09T04:16:15.33" calcext:value-type="date">
            <text:p>07/09/24 04:16 AM</text:p>
          </table:table-cell>
          <table:table-cell table:style-name="ce22" table:formula="of:=TIME(HOUR([$Calculations.$B370]);MINUTE([$Calculations.$B370]);SECOND([$Calculations.$B370]))" office:value-type="time" office:time-value="PT04H16M15S" calcext:value-type="time">
            <text:p>4:16 AM</text:p>
          </table:table-cell>
          <table:table-cell table:style-name="ce23" table:formula="of:=TIME(HOUR([$Starsheet.$C370]);(MINUTE([$Starsheet.$C370])+[$Starsheet.$B370]);0)" office:value-type="time" office:time-value="PT00H00M00S" calcext:value-type="time">
            <text:p>12:00 AM</text:p>
          </table:table-cell>
          <table:table-cell table:formula="of:=MINUTE([$Calculations.$D370])" office:value-type="float" office:value="0" calcext:value-type="float">
            <text:p>0</text:p>
          </table:table-cell>
          <table:table-cell table:number-columns-repeated="16379"/>
        </table:table-row>
        <table:table-row table:style-name="ro2">
          <table:table-cell office:value-type="float" office:value="672" calcext:value-type="float">
            <text:p>672</text:p>
          </table:table-cell>
          <table:table-cell table:style-name="ce21" table:formula="of:=NOW()" office:value-type="date" office:date-value="2024-07-09T04:16:15.33" calcext:value-type="date">
            <text:p>07/09/24 04:16 AM</text:p>
          </table:table-cell>
          <table:table-cell table:style-name="ce22" table:formula="of:=TIME(HOUR([$Calculations.$B371]);MINUTE([$Calculations.$B371]);SECOND([$Calculations.$B371]))" office:value-type="time" office:time-value="PT04H16M15S" calcext:value-type="time">
            <text:p>4:16 AM</text:p>
          </table:table-cell>
          <table:table-cell table:style-name="ce23" table:formula="of:=TIME(HOUR([$Starsheet.$C371]);(MINUTE([$Starsheet.$C371])+[$Starsheet.$B371]);0)" office:value-type="time" office:time-value="PT00H00M00S" calcext:value-type="time">
            <text:p>12:00 AM</text:p>
          </table:table-cell>
          <table:table-cell table:formula="of:=MINUTE([$Calculations.$D371])" office:value-type="float" office:value="0" calcext:value-type="float">
            <text:p>0</text:p>
          </table:table-cell>
          <table:table-cell table:number-columns-repeated="16379"/>
        </table:table-row>
        <table:table-row table:style-name="ro2">
          <table:table-cell office:value-type="float" office:value="673" calcext:value-type="float">
            <text:p>673</text:p>
          </table:table-cell>
          <table:table-cell table:style-name="ce21" table:formula="of:=NOW()" office:value-type="date" office:date-value="2024-07-09T04:16:15.33" calcext:value-type="date">
            <text:p>07/09/24 04:16 AM</text:p>
          </table:table-cell>
          <table:table-cell table:style-name="ce22" table:formula="of:=TIME(HOUR([$Calculations.$B372]);MINUTE([$Calculations.$B372]);SECOND([$Calculations.$B372]))" office:value-type="time" office:time-value="PT04H16M15S" calcext:value-type="time">
            <text:p>4:16 AM</text:p>
          </table:table-cell>
          <table:table-cell table:style-name="ce23" table:formula="of:=TIME(HOUR([$Starsheet.$C372]);(MINUTE([$Starsheet.$C372])+[$Starsheet.$B372]);0)" office:value-type="time" office:time-value="PT00H00M00S" calcext:value-type="time">
            <text:p>12:00 AM</text:p>
          </table:table-cell>
          <table:table-cell table:formula="of:=MINUTE([$Calculations.$D372])" office:value-type="float" office:value="0" calcext:value-type="float">
            <text:p>0</text:p>
          </table:table-cell>
          <table:table-cell table:number-columns-repeated="16379"/>
        </table:table-row>
        <table:table-row table:style-name="ro2">
          <table:table-cell office:value-type="float" office:value="674" calcext:value-type="float">
            <text:p>674</text:p>
          </table:table-cell>
          <table:table-cell table:style-name="ce21" table:formula="of:=NOW()" office:value-type="date" office:date-value="2024-07-09T04:16:15.33" calcext:value-type="date">
            <text:p>07/09/24 04:16 AM</text:p>
          </table:table-cell>
          <table:table-cell table:style-name="ce22" table:formula="of:=TIME(HOUR([$Calculations.$B373]);MINUTE([$Calculations.$B373]);SECOND([$Calculations.$B373]))" office:value-type="time" office:time-value="PT04H16M15S" calcext:value-type="time">
            <text:p>4:16 AM</text:p>
          </table:table-cell>
          <table:table-cell table:style-name="ce23" table:formula="of:=TIME(HOUR([$Starsheet.$C373]);(MINUTE([$Starsheet.$C373])+[$Starsheet.$B373]);0)" office:value-type="time" office:time-value="PT00H00M00S" calcext:value-type="time">
            <text:p>12:00 AM</text:p>
          </table:table-cell>
          <table:table-cell table:formula="of:=MINUTE([$Calculations.$D373])" office:value-type="float" office:value="0" calcext:value-type="float">
            <text:p>0</text:p>
          </table:table-cell>
          <table:table-cell table:number-columns-repeated="16379"/>
        </table:table-row>
        <table:table-row table:style-name="ro2">
          <table:table-cell office:value-type="float" office:value="675" calcext:value-type="float">
            <text:p>675</text:p>
          </table:table-cell>
          <table:table-cell table:style-name="ce21" table:formula="of:=NOW()" office:value-type="date" office:date-value="2024-07-09T04:16:15.33" calcext:value-type="date">
            <text:p>07/09/24 04:16 AM</text:p>
          </table:table-cell>
          <table:table-cell table:style-name="ce22" table:formula="of:=TIME(HOUR([$Calculations.$B374]);MINUTE([$Calculations.$B374]);SECOND([$Calculations.$B374]))" office:value-type="time" office:time-value="PT04H16M15S" calcext:value-type="time">
            <text:p>4:16 AM</text:p>
          </table:table-cell>
          <table:table-cell table:style-name="ce23" table:formula="of:=TIME(HOUR([$Starsheet.$C374]);(MINUTE([$Starsheet.$C374])+[$Starsheet.$B374]);0)" office:value-type="time" office:time-value="PT00H00M00S" calcext:value-type="time">
            <text:p>12:00 AM</text:p>
          </table:table-cell>
          <table:table-cell table:formula="of:=MINUTE([$Calculations.$D374])" office:value-type="float" office:value="0" calcext:value-type="float">
            <text:p>0</text:p>
          </table:table-cell>
          <table:table-cell table:number-columns-repeated="16379"/>
        </table:table-row>
        <table:table-row table:style-name="ro2">
          <table:table-cell office:value-type="float" office:value="676" calcext:value-type="float">
            <text:p>676</text:p>
          </table:table-cell>
          <table:table-cell table:style-name="ce21" table:formula="of:=NOW()" office:value-type="date" office:date-value="2024-07-09T04:16:15.33" calcext:value-type="date">
            <text:p>07/09/24 04:16 AM</text:p>
          </table:table-cell>
          <table:table-cell table:style-name="ce22" table:formula="of:=TIME(HOUR([$Calculations.$B375]);MINUTE([$Calculations.$B375]);SECOND([$Calculations.$B375]))" office:value-type="time" office:time-value="PT04H16M15S" calcext:value-type="time">
            <text:p>4:16 AM</text:p>
          </table:table-cell>
          <table:table-cell table:style-name="ce23" table:formula="of:=TIME(HOUR([$Starsheet.$C375]);(MINUTE([$Starsheet.$C375])+[$Starsheet.$B375]);0)" office:value-type="time" office:time-value="PT00H00M00S" calcext:value-type="time">
            <text:p>12:00 AM</text:p>
          </table:table-cell>
          <table:table-cell table:formula="of:=MINUTE([$Calculations.$D375])" office:value-type="float" office:value="0" calcext:value-type="float">
            <text:p>0</text:p>
          </table:table-cell>
          <table:table-cell table:number-columns-repeated="16379"/>
        </table:table-row>
        <table:table-row table:style-name="ro2">
          <table:table-cell office:value-type="float" office:value="677" calcext:value-type="float">
            <text:p>677</text:p>
          </table:table-cell>
          <table:table-cell table:style-name="ce21" table:formula="of:=NOW()" office:value-type="date" office:date-value="2024-07-09T04:16:15.33" calcext:value-type="date">
            <text:p>07/09/24 04:16 AM</text:p>
          </table:table-cell>
          <table:table-cell table:style-name="ce22" table:formula="of:=TIME(HOUR([$Calculations.$B376]);MINUTE([$Calculations.$B376]);SECOND([$Calculations.$B376]))" office:value-type="time" office:time-value="PT04H16M15S" calcext:value-type="time">
            <text:p>4:16 AM</text:p>
          </table:table-cell>
          <table:table-cell table:style-name="ce23" table:formula="of:=TIME(HOUR([$Starsheet.$C376]);(MINUTE([$Starsheet.$C376])+[$Starsheet.$B376]);0)" office:value-type="time" office:time-value="PT00H00M00S" calcext:value-type="time">
            <text:p>12:00 AM</text:p>
          </table:table-cell>
          <table:table-cell table:formula="of:=MINUTE([$Calculations.$D376])" office:value-type="float" office:value="0" calcext:value-type="float">
            <text:p>0</text:p>
          </table:table-cell>
          <table:table-cell table:number-columns-repeated="16379"/>
        </table:table-row>
        <table:table-row table:style-name="ro2">
          <table:table-cell office:value-type="float" office:value="678" calcext:value-type="float">
            <text:p>678</text:p>
          </table:table-cell>
          <table:table-cell table:style-name="ce21" table:formula="of:=NOW()" office:value-type="date" office:date-value="2024-07-09T04:16:15.33" calcext:value-type="date">
            <text:p>07/09/24 04:16 AM</text:p>
          </table:table-cell>
          <table:table-cell table:style-name="ce22" table:formula="of:=TIME(HOUR([$Calculations.$B377]);MINUTE([$Calculations.$B377]);SECOND([$Calculations.$B377]))" office:value-type="time" office:time-value="PT04H16M15S" calcext:value-type="time">
            <text:p>4:16 AM</text:p>
          </table:table-cell>
          <table:table-cell table:style-name="ce23" table:formula="of:=TIME(HOUR([$Starsheet.$C377]);(MINUTE([$Starsheet.$C377])+[$Starsheet.$B377]);0)" office:value-type="time" office:time-value="PT00H00M00S" calcext:value-type="time">
            <text:p>12:00 AM</text:p>
          </table:table-cell>
          <table:table-cell table:formula="of:=MINUTE([$Calculations.$D377])" office:value-type="float" office:value="0" calcext:value-type="float">
            <text:p>0</text:p>
          </table:table-cell>
          <table:table-cell table:number-columns-repeated="16379"/>
        </table:table-row>
        <table:table-row table:style-name="ro2">
          <table:table-cell office:value-type="float" office:value="679" calcext:value-type="float">
            <text:p>679</text:p>
          </table:table-cell>
          <table:table-cell table:style-name="ce21" table:formula="of:=NOW()" office:value-type="date" office:date-value="2024-07-09T04:16:15.33" calcext:value-type="date">
            <text:p>07/09/24 04:16 AM</text:p>
          </table:table-cell>
          <table:table-cell table:style-name="ce22" table:formula="of:=TIME(HOUR([$Calculations.$B378]);MINUTE([$Calculations.$B378]);SECOND([$Calculations.$B378]))" office:value-type="time" office:time-value="PT04H16M15S" calcext:value-type="time">
            <text:p>4:16 AM</text:p>
          </table:table-cell>
          <table:table-cell table:style-name="ce23" table:formula="of:=TIME(HOUR([$Starsheet.$C378]);(MINUTE([$Starsheet.$C378])+[$Starsheet.$B378]);0)" office:value-type="time" office:time-value="PT00H00M00S" calcext:value-type="time">
            <text:p>12:00 AM</text:p>
          </table:table-cell>
          <table:table-cell table:formula="of:=MINUTE([$Calculations.$D378])" office:value-type="float" office:value="0" calcext:value-type="float">
            <text:p>0</text:p>
          </table:table-cell>
          <table:table-cell table:number-columns-repeated="16379"/>
        </table:table-row>
        <table:table-row table:style-name="ro2">
          <table:table-cell office:value-type="float" office:value="680" calcext:value-type="float">
            <text:p>680</text:p>
          </table:table-cell>
          <table:table-cell table:style-name="ce21" table:formula="of:=NOW()" office:value-type="date" office:date-value="2024-07-09T04:16:15.33" calcext:value-type="date">
            <text:p>07/09/24 04:16 AM</text:p>
          </table:table-cell>
          <table:table-cell table:style-name="ce22" table:formula="of:=TIME(HOUR([$Calculations.$B379]);MINUTE([$Calculations.$B379]);SECOND([$Calculations.$B379]))" office:value-type="time" office:time-value="PT04H16M15S" calcext:value-type="time">
            <text:p>4:16 AM</text:p>
          </table:table-cell>
          <table:table-cell table:style-name="ce23" table:formula="of:=TIME(HOUR([$Starsheet.$C379]);(MINUTE([$Starsheet.$C379])+[$Starsheet.$B379]);0)" office:value-type="time" office:time-value="PT00H00M00S" calcext:value-type="time">
            <text:p>12:00 AM</text:p>
          </table:table-cell>
          <table:table-cell table:formula="of:=MINUTE([$Calculations.$D379])" office:value-type="float" office:value="0" calcext:value-type="float">
            <text:p>0</text:p>
          </table:table-cell>
          <table:table-cell table:number-columns-repeated="16379"/>
        </table:table-row>
        <table:table-row table:style-name="ro2">
          <table:table-cell office:value-type="float" office:value="681" calcext:value-type="float">
            <text:p>681</text:p>
          </table:table-cell>
          <table:table-cell table:style-name="ce21" table:formula="of:=NOW()" office:value-type="date" office:date-value="2024-07-09T04:16:15.33" calcext:value-type="date">
            <text:p>07/09/24 04:16 AM</text:p>
          </table:table-cell>
          <table:table-cell table:style-name="ce22" table:formula="of:=TIME(HOUR([$Calculations.$B380]);MINUTE([$Calculations.$B380]);SECOND([$Calculations.$B380]))" office:value-type="time" office:time-value="PT04H16M15S" calcext:value-type="time">
            <text:p>4:16 AM</text:p>
          </table:table-cell>
          <table:table-cell table:style-name="ce23" table:formula="of:=TIME(HOUR([$Starsheet.$C380]);(MINUTE([$Starsheet.$C380])+[$Starsheet.$B380]);0)" office:value-type="time" office:time-value="PT00H00M00S" calcext:value-type="time">
            <text:p>12:00 AM</text:p>
          </table:table-cell>
          <table:table-cell table:formula="of:=MINUTE([$Calculations.$D380])" office:value-type="float" office:value="0" calcext:value-type="float">
            <text:p>0</text:p>
          </table:table-cell>
          <table:table-cell table:number-columns-repeated="16379"/>
        </table:table-row>
        <table:table-row table:style-name="ro2">
          <table:table-cell office:value-type="float" office:value="682" calcext:value-type="float">
            <text:p>682</text:p>
          </table:table-cell>
          <table:table-cell table:style-name="ce21" table:formula="of:=NOW()" office:value-type="date" office:date-value="2024-07-09T04:16:15.33" calcext:value-type="date">
            <text:p>07/09/24 04:16 AM</text:p>
          </table:table-cell>
          <table:table-cell table:style-name="ce22" table:formula="of:=TIME(HOUR([$Calculations.$B381]);MINUTE([$Calculations.$B381]);SECOND([$Calculations.$B381]))" office:value-type="time" office:time-value="PT04H16M15S" calcext:value-type="time">
            <text:p>4:16 AM</text:p>
          </table:table-cell>
          <table:table-cell table:style-name="ce23" table:formula="of:=TIME(HOUR([$Starsheet.$C381]);(MINUTE([$Starsheet.$C381])+[$Starsheet.$B381]);0)" office:value-type="time" office:time-value="PT00H00M00S" calcext:value-type="time">
            <text:p>12:00 AM</text:p>
          </table:table-cell>
          <table:table-cell table:formula="of:=MINUTE([$Calculations.$D381])" office:value-type="float" office:value="0" calcext:value-type="float">
            <text:p>0</text:p>
          </table:table-cell>
          <table:table-cell table:number-columns-repeated="16379"/>
        </table:table-row>
        <table:table-row table:style-name="ro2">
          <table:table-cell office:value-type="float" office:value="683" calcext:value-type="float">
            <text:p>683</text:p>
          </table:table-cell>
          <table:table-cell table:style-name="ce21" table:formula="of:=NOW()" office:value-type="date" office:date-value="2024-07-09T04:16:15.33" calcext:value-type="date">
            <text:p>07/09/24 04:16 AM</text:p>
          </table:table-cell>
          <table:table-cell table:style-name="ce22" table:formula="of:=TIME(HOUR([$Calculations.$B382]);MINUTE([$Calculations.$B382]);SECOND([$Calculations.$B382]))" office:value-type="time" office:time-value="PT04H16M15S" calcext:value-type="time">
            <text:p>4:16 AM</text:p>
          </table:table-cell>
          <table:table-cell table:style-name="ce23" table:formula="of:=TIME(HOUR([$Starsheet.$C382]);(MINUTE([$Starsheet.$C382])+[$Starsheet.$B382]);0)" office:value-type="time" office:time-value="PT00H00M00S" calcext:value-type="time">
            <text:p>12:00 AM</text:p>
          </table:table-cell>
          <table:table-cell table:formula="of:=MINUTE([$Calculations.$D382])" office:value-type="float" office:value="0" calcext:value-type="float">
            <text:p>0</text:p>
          </table:table-cell>
          <table:table-cell table:number-columns-repeated="16379"/>
        </table:table-row>
        <table:table-row table:style-name="ro2">
          <table:table-cell office:value-type="float" office:value="684" calcext:value-type="float">
            <text:p>684</text:p>
          </table:table-cell>
          <table:table-cell table:style-name="ce21" table:formula="of:=NOW()" office:value-type="date" office:date-value="2024-07-09T04:16:15.33" calcext:value-type="date">
            <text:p>07/09/24 04:16 AM</text:p>
          </table:table-cell>
          <table:table-cell table:style-name="ce22" table:formula="of:=TIME(HOUR([$Calculations.$B383]);MINUTE([$Calculations.$B383]);SECOND([$Calculations.$B383]))" office:value-type="time" office:time-value="PT04H16M15S" calcext:value-type="time">
            <text:p>4:16 AM</text:p>
          </table:table-cell>
          <table:table-cell table:style-name="ce23" table:formula="of:=TIME(HOUR([$Starsheet.$C383]);(MINUTE([$Starsheet.$C383])+[$Starsheet.$B383]);0)" office:value-type="time" office:time-value="PT00H00M00S" calcext:value-type="time">
            <text:p>12:00 AM</text:p>
          </table:table-cell>
          <table:table-cell table:formula="of:=MINUTE([$Calculations.$D383])" office:value-type="float" office:value="0" calcext:value-type="float">
            <text:p>0</text:p>
          </table:table-cell>
          <table:table-cell table:number-columns-repeated="16379"/>
        </table:table-row>
        <table:table-row table:style-name="ro2">
          <table:table-cell office:value-type="float" office:value="685" calcext:value-type="float">
            <text:p>685</text:p>
          </table:table-cell>
          <table:table-cell table:style-name="ce21" table:formula="of:=NOW()" office:value-type="date" office:date-value="2024-07-09T04:16:15.33" calcext:value-type="date">
            <text:p>07/09/24 04:16 AM</text:p>
          </table:table-cell>
          <table:table-cell table:style-name="ce22" table:formula="of:=TIME(HOUR([$Calculations.$B384]);MINUTE([$Calculations.$B384]);SECOND([$Calculations.$B384]))" office:value-type="time" office:time-value="PT04H16M15S" calcext:value-type="time">
            <text:p>4:16 AM</text:p>
          </table:table-cell>
          <table:table-cell table:style-name="ce23" table:formula="of:=TIME(HOUR([$Starsheet.$C384]);(MINUTE([$Starsheet.$C384])+[$Starsheet.$B384]);0)" office:value-type="time" office:time-value="PT00H00M00S" calcext:value-type="time">
            <text:p>12:00 AM</text:p>
          </table:table-cell>
          <table:table-cell table:formula="of:=MINUTE([$Calculations.$D384])" office:value-type="float" office:value="0" calcext:value-type="float">
            <text:p>0</text:p>
          </table:table-cell>
          <table:table-cell table:number-columns-repeated="16379"/>
        </table:table-row>
        <table:table-row table:style-name="ro2">
          <table:table-cell office:value-type="float" office:value="686" calcext:value-type="float">
            <text:p>686</text:p>
          </table:table-cell>
          <table:table-cell table:style-name="ce21" table:formula="of:=NOW()" office:value-type="date" office:date-value="2024-07-09T04:16:15.33" calcext:value-type="date">
            <text:p>07/09/24 04:16 AM</text:p>
          </table:table-cell>
          <table:table-cell table:style-name="ce22" table:formula="of:=TIME(HOUR([$Calculations.$B385]);MINUTE([$Calculations.$B385]);SECOND([$Calculations.$B385]))" office:value-type="time" office:time-value="PT04H16M15S" calcext:value-type="time">
            <text:p>4:16 AM</text:p>
          </table:table-cell>
          <table:table-cell table:style-name="ce23" table:formula="of:=TIME(HOUR([$Starsheet.$C385]);(MINUTE([$Starsheet.$C385])+[$Starsheet.$B385]);0)" office:value-type="time" office:time-value="PT00H00M00S" calcext:value-type="time">
            <text:p>12:00 AM</text:p>
          </table:table-cell>
          <table:table-cell table:formula="of:=MINUTE([$Calculations.$D385])" office:value-type="float" office:value="0" calcext:value-type="float">
            <text:p>0</text:p>
          </table:table-cell>
          <table:table-cell table:number-columns-repeated="16379"/>
        </table:table-row>
        <table:table-row table:style-name="ro2">
          <table:table-cell office:value-type="float" office:value="687" calcext:value-type="float">
            <text:p>687</text:p>
          </table:table-cell>
          <table:table-cell table:style-name="ce21" table:formula="of:=NOW()" office:value-type="date" office:date-value="2024-07-09T04:16:15.33" calcext:value-type="date">
            <text:p>07/09/24 04:16 AM</text:p>
          </table:table-cell>
          <table:table-cell table:style-name="ce22" table:formula="of:=TIME(HOUR([$Calculations.$B386]);MINUTE([$Calculations.$B386]);SECOND([$Calculations.$B386]))" office:value-type="time" office:time-value="PT04H16M15S" calcext:value-type="time">
            <text:p>4:16 AM</text:p>
          </table:table-cell>
          <table:table-cell table:style-name="ce23" table:formula="of:=TIME(HOUR([$Starsheet.$C386]);(MINUTE([$Starsheet.$C386])+[$Starsheet.$B386]);0)" office:value-type="time" office:time-value="PT00H00M00S" calcext:value-type="time">
            <text:p>12:00 AM</text:p>
          </table:table-cell>
          <table:table-cell table:formula="of:=MINUTE([$Calculations.$D386])" office:value-type="float" office:value="0" calcext:value-type="float">
            <text:p>0</text:p>
          </table:table-cell>
          <table:table-cell table:number-columns-repeated="16379"/>
        </table:table-row>
        <table:table-row table:style-name="ro2">
          <table:table-cell office:value-type="float" office:value="688" calcext:value-type="float">
            <text:p>688</text:p>
          </table:table-cell>
          <table:table-cell table:style-name="ce21" table:formula="of:=NOW()" office:value-type="date" office:date-value="2024-07-09T04:16:15.33" calcext:value-type="date">
            <text:p>07/09/24 04:16 AM</text:p>
          </table:table-cell>
          <table:table-cell table:style-name="ce22" table:formula="of:=TIME(HOUR([$Calculations.$B387]);MINUTE([$Calculations.$B387]);SECOND([$Calculations.$B387]))" office:value-type="time" office:time-value="PT04H16M15S" calcext:value-type="time">
            <text:p>4:16 AM</text:p>
          </table:table-cell>
          <table:table-cell table:style-name="ce23" table:formula="of:=TIME(HOUR([$Starsheet.$C387]);(MINUTE([$Starsheet.$C387])+[$Starsheet.$B387]);0)" office:value-type="time" office:time-value="PT00H00M00S" calcext:value-type="time">
            <text:p>12:00 AM</text:p>
          </table:table-cell>
          <table:table-cell table:formula="of:=MINUTE([$Calculations.$D387])" office:value-type="float" office:value="0" calcext:value-type="float">
            <text:p>0</text:p>
          </table:table-cell>
          <table:table-cell table:number-columns-repeated="16379"/>
        </table:table-row>
        <table:table-row table:style-name="ro2">
          <table:table-cell office:value-type="float" office:value="689" calcext:value-type="float">
            <text:p>689</text:p>
          </table:table-cell>
          <table:table-cell table:style-name="ce21" table:formula="of:=NOW()" office:value-type="date" office:date-value="2024-07-09T04:16:15.33" calcext:value-type="date">
            <text:p>07/09/24 04:16 AM</text:p>
          </table:table-cell>
          <table:table-cell table:style-name="ce22" table:formula="of:=TIME(HOUR([$Calculations.$B388]);MINUTE([$Calculations.$B388]);SECOND([$Calculations.$B388]))" office:value-type="time" office:time-value="PT04H16M15S" calcext:value-type="time">
            <text:p>4:16 AM</text:p>
          </table:table-cell>
          <table:table-cell table:style-name="ce23" table:formula="of:=TIME(HOUR([$Starsheet.$C388]);(MINUTE([$Starsheet.$C388])+[$Starsheet.$B388]);0)" office:value-type="time" office:time-value="PT00H00M00S" calcext:value-type="time">
            <text:p>12:00 AM</text:p>
          </table:table-cell>
          <table:table-cell table:formula="of:=MINUTE([$Calculations.$D388])" office:value-type="float" office:value="0" calcext:value-type="float">
            <text:p>0</text:p>
          </table:table-cell>
          <table:table-cell table:number-columns-repeated="16379"/>
        </table:table-row>
        <table:table-row table:style-name="ro2">
          <table:table-cell office:value-type="float" office:value="690" calcext:value-type="float">
            <text:p>690</text:p>
          </table:table-cell>
          <table:table-cell table:style-name="ce21" table:formula="of:=NOW()" office:value-type="date" office:date-value="2024-07-09T04:16:15.33" calcext:value-type="date">
            <text:p>07/09/24 04:16 AM</text:p>
          </table:table-cell>
          <table:table-cell table:style-name="ce22" table:formula="of:=TIME(HOUR([$Calculations.$B389]);MINUTE([$Calculations.$B389]);SECOND([$Calculations.$B389]))" office:value-type="time" office:time-value="PT04H16M15S" calcext:value-type="time">
            <text:p>4:16 AM</text:p>
          </table:table-cell>
          <table:table-cell table:style-name="ce23" table:formula="of:=TIME(HOUR([$Starsheet.$C389]);(MINUTE([$Starsheet.$C389])+[$Starsheet.$B389]);0)" office:value-type="time" office:time-value="PT00H00M00S" calcext:value-type="time">
            <text:p>12:00 AM</text:p>
          </table:table-cell>
          <table:table-cell table:formula="of:=MINUTE([$Calculations.$D389])" office:value-type="float" office:value="0" calcext:value-type="float">
            <text:p>0</text:p>
          </table:table-cell>
          <table:table-cell table:number-columns-repeated="16379"/>
        </table:table-row>
        <table:table-row table:style-name="ro2">
          <table:table-cell office:value-type="float" office:value="691" calcext:value-type="float">
            <text:p>691</text:p>
          </table:table-cell>
          <table:table-cell table:style-name="ce21" table:formula="of:=NOW()" office:value-type="date" office:date-value="2024-07-09T04:16:15.33" calcext:value-type="date">
            <text:p>07/09/24 04:16 AM</text:p>
          </table:table-cell>
          <table:table-cell table:style-name="ce22" table:formula="of:=TIME(HOUR([$Calculations.$B390]);MINUTE([$Calculations.$B390]);SECOND([$Calculations.$B390]))" office:value-type="time" office:time-value="PT04H16M15S" calcext:value-type="time">
            <text:p>4:16 AM</text:p>
          </table:table-cell>
          <table:table-cell table:style-name="ce23" table:formula="of:=TIME(HOUR([$Starsheet.$C390]);(MINUTE([$Starsheet.$C390])+[$Starsheet.$B390]);0)" office:value-type="time" office:time-value="PT00H00M00S" calcext:value-type="time">
            <text:p>12:00 AM</text:p>
          </table:table-cell>
          <table:table-cell table:formula="of:=MINUTE([$Calculations.$D390])" office:value-type="float" office:value="0" calcext:value-type="float">
            <text:p>0</text:p>
          </table:table-cell>
          <table:table-cell table:number-columns-repeated="16379"/>
        </table:table-row>
        <table:table-row table:style-name="ro2">
          <table:table-cell office:value-type="float" office:value="692" calcext:value-type="float">
            <text:p>692</text:p>
          </table:table-cell>
          <table:table-cell table:style-name="ce21" table:formula="of:=NOW()" office:value-type="date" office:date-value="2024-07-09T04:16:15.33" calcext:value-type="date">
            <text:p>07/09/24 04:16 AM</text:p>
          </table:table-cell>
          <table:table-cell table:style-name="ce22" table:formula="of:=TIME(HOUR([$Calculations.$B391]);MINUTE([$Calculations.$B391]);SECOND([$Calculations.$B391]))" office:value-type="time" office:time-value="PT04H16M15S" calcext:value-type="time">
            <text:p>4:16 AM</text:p>
          </table:table-cell>
          <table:table-cell table:style-name="ce23" table:formula="of:=TIME(HOUR([$Starsheet.$C391]);(MINUTE([$Starsheet.$C391])+[$Starsheet.$B391]);0)" office:value-type="time" office:time-value="PT00H00M00S" calcext:value-type="time">
            <text:p>12:00 AM</text:p>
          </table:table-cell>
          <table:table-cell table:formula="of:=MINUTE([$Calculations.$D391])" office:value-type="float" office:value="0" calcext:value-type="float">
            <text:p>0</text:p>
          </table:table-cell>
          <table:table-cell table:number-columns-repeated="16379"/>
        </table:table-row>
        <table:table-row table:style-name="ro2">
          <table:table-cell office:value-type="float" office:value="693" calcext:value-type="float">
            <text:p>693</text:p>
          </table:table-cell>
          <table:table-cell table:style-name="ce21" table:formula="of:=NOW()" office:value-type="date" office:date-value="2024-07-09T04:16:15.33" calcext:value-type="date">
            <text:p>07/09/24 04:16 AM</text:p>
          </table:table-cell>
          <table:table-cell table:style-name="ce22" table:formula="of:=TIME(HOUR([$Calculations.$B392]);MINUTE([$Calculations.$B392]);SECOND([$Calculations.$B392]))" office:value-type="time" office:time-value="PT04H16M15S" calcext:value-type="time">
            <text:p>4:16 AM</text:p>
          </table:table-cell>
          <table:table-cell table:style-name="ce23" table:formula="of:=TIME(HOUR([$Starsheet.$C392]);(MINUTE([$Starsheet.$C392])+[$Starsheet.$B392]);0)" office:value-type="time" office:time-value="PT00H00M00S" calcext:value-type="time">
            <text:p>12:00 AM</text:p>
          </table:table-cell>
          <table:table-cell table:formula="of:=MINUTE([$Calculations.$D392])" office:value-type="float" office:value="0" calcext:value-type="float">
            <text:p>0</text:p>
          </table:table-cell>
          <table:table-cell table:number-columns-repeated="16379"/>
        </table:table-row>
        <table:table-row table:style-name="ro2">
          <table:table-cell office:value-type="float" office:value="694" calcext:value-type="float">
            <text:p>694</text:p>
          </table:table-cell>
          <table:table-cell table:style-name="ce21" table:formula="of:=NOW()" office:value-type="date" office:date-value="2024-07-09T04:16:15.33" calcext:value-type="date">
            <text:p>07/09/24 04:16 AM</text:p>
          </table:table-cell>
          <table:table-cell table:style-name="ce22" table:formula="of:=TIME(HOUR([$Calculations.$B393]);MINUTE([$Calculations.$B393]);SECOND([$Calculations.$B393]))" office:value-type="time" office:time-value="PT04H16M15S" calcext:value-type="time">
            <text:p>4:16 AM</text:p>
          </table:table-cell>
          <table:table-cell table:style-name="ce23" table:formula="of:=TIME(HOUR([$Starsheet.$C393]);(MINUTE([$Starsheet.$C393])+[$Starsheet.$B393]);0)" office:value-type="time" office:time-value="PT00H00M00S" calcext:value-type="time">
            <text:p>12:00 AM</text:p>
          </table:table-cell>
          <table:table-cell table:formula="of:=MINUTE([$Calculations.$D393])" office:value-type="float" office:value="0" calcext:value-type="float">
            <text:p>0</text:p>
          </table:table-cell>
          <table:table-cell table:number-columns-repeated="16379"/>
        </table:table-row>
        <table:table-row table:style-name="ro2">
          <table:table-cell office:value-type="float" office:value="695" calcext:value-type="float">
            <text:p>695</text:p>
          </table:table-cell>
          <table:table-cell table:style-name="ce21" table:formula="of:=NOW()" office:value-type="date" office:date-value="2024-07-09T04:16:15.33" calcext:value-type="date">
            <text:p>07/09/24 04:16 AM</text:p>
          </table:table-cell>
          <table:table-cell table:style-name="ce22" table:formula="of:=TIME(HOUR([$Calculations.$B394]);MINUTE([$Calculations.$B394]);SECOND([$Calculations.$B394]))" office:value-type="time" office:time-value="PT04H16M15S" calcext:value-type="time">
            <text:p>4:16 AM</text:p>
          </table:table-cell>
          <table:table-cell table:style-name="ce23" table:formula="of:=TIME(HOUR([$Starsheet.$C394]);(MINUTE([$Starsheet.$C394])+[$Starsheet.$B394]);0)" office:value-type="time" office:time-value="PT00H00M00S" calcext:value-type="time">
            <text:p>12:00 AM</text:p>
          </table:table-cell>
          <table:table-cell table:formula="of:=MINUTE([$Calculations.$D394])" office:value-type="float" office:value="0" calcext:value-type="float">
            <text:p>0</text:p>
          </table:table-cell>
          <table:table-cell table:number-columns-repeated="16379"/>
        </table:table-row>
        <table:table-row table:style-name="ro2">
          <table:table-cell office:value-type="float" office:value="696" calcext:value-type="float">
            <text:p>696</text:p>
          </table:table-cell>
          <table:table-cell table:style-name="ce21" table:formula="of:=NOW()" office:value-type="date" office:date-value="2024-07-09T04:16:15.33" calcext:value-type="date">
            <text:p>07/09/24 04:16 AM</text:p>
          </table:table-cell>
          <table:table-cell table:style-name="ce22" table:formula="of:=TIME(HOUR([$Calculations.$B395]);MINUTE([$Calculations.$B395]);SECOND([$Calculations.$B395]))" office:value-type="time" office:time-value="PT04H16M15S" calcext:value-type="time">
            <text:p>4:16 AM</text:p>
          </table:table-cell>
          <table:table-cell table:style-name="ce23" table:formula="of:=TIME(HOUR([$Starsheet.$C395]);(MINUTE([$Starsheet.$C395])+[$Starsheet.$B395]);0)" office:value-type="time" office:time-value="PT00H00M00S" calcext:value-type="time">
            <text:p>12:00 AM</text:p>
          </table:table-cell>
          <table:table-cell table:formula="of:=MINUTE([$Calculations.$D395])" office:value-type="float" office:value="0" calcext:value-type="float">
            <text:p>0</text:p>
          </table:table-cell>
          <table:table-cell table:number-columns-repeated="16379"/>
        </table:table-row>
        <table:table-row table:style-name="ro2">
          <table:table-cell office:value-type="float" office:value="697" calcext:value-type="float">
            <text:p>697</text:p>
          </table:table-cell>
          <table:table-cell table:style-name="ce21" table:formula="of:=NOW()" office:value-type="date" office:date-value="2024-07-09T04:16:15.33" calcext:value-type="date">
            <text:p>07/09/24 04:16 AM</text:p>
          </table:table-cell>
          <table:table-cell table:style-name="ce22" table:formula="of:=TIME(HOUR([$Calculations.$B396]);MINUTE([$Calculations.$B396]);SECOND([$Calculations.$B396]))" office:value-type="time" office:time-value="PT04H16M15S" calcext:value-type="time">
            <text:p>4:16 AM</text:p>
          </table:table-cell>
          <table:table-cell table:style-name="ce23" table:formula="of:=TIME(HOUR([$Starsheet.$C396]);(MINUTE([$Starsheet.$C396])+[$Starsheet.$B396]);0)" office:value-type="time" office:time-value="PT00H00M00S" calcext:value-type="time">
            <text:p>12:00 AM</text:p>
          </table:table-cell>
          <table:table-cell table:formula="of:=MINUTE([$Calculations.$D396])" office:value-type="float" office:value="0" calcext:value-type="float">
            <text:p>0</text:p>
          </table:table-cell>
          <table:table-cell table:number-columns-repeated="16379"/>
        </table:table-row>
        <table:table-row table:style-name="ro2">
          <table:table-cell office:value-type="float" office:value="698" calcext:value-type="float">
            <text:p>698</text:p>
          </table:table-cell>
          <table:table-cell table:style-name="ce21" table:formula="of:=NOW()" office:value-type="date" office:date-value="2024-07-09T04:16:15.33" calcext:value-type="date">
            <text:p>07/09/24 04:16 AM</text:p>
          </table:table-cell>
          <table:table-cell table:style-name="ce22" table:formula="of:=TIME(HOUR([$Calculations.$B397]);MINUTE([$Calculations.$B397]);SECOND([$Calculations.$B397]))" office:value-type="time" office:time-value="PT04H16M15S" calcext:value-type="time">
            <text:p>4:16 AM</text:p>
          </table:table-cell>
          <table:table-cell table:style-name="ce23" table:formula="of:=TIME(HOUR([$Starsheet.$C397]);(MINUTE([$Starsheet.$C397])+[$Starsheet.$B397]);0)" office:value-type="time" office:time-value="PT00H00M00S" calcext:value-type="time">
            <text:p>12:00 AM</text:p>
          </table:table-cell>
          <table:table-cell table:formula="of:=MINUTE([$Calculations.$D397])" office:value-type="float" office:value="0" calcext:value-type="float">
            <text:p>0</text:p>
          </table:table-cell>
          <table:table-cell table:number-columns-repeated="16379"/>
        </table:table-row>
        <table:table-row table:style-name="ro2">
          <table:table-cell office:value-type="float" office:value="699" calcext:value-type="float">
            <text:p>699</text:p>
          </table:table-cell>
          <table:table-cell table:style-name="ce21" table:formula="of:=NOW()" office:value-type="date" office:date-value="2024-07-09T04:16:15.33" calcext:value-type="date">
            <text:p>07/09/24 04:16 AM</text:p>
          </table:table-cell>
          <table:table-cell table:style-name="ce22" table:formula="of:=TIME(HOUR([$Calculations.$B398]);MINUTE([$Calculations.$B398]);SECOND([$Calculations.$B398]))" office:value-type="time" office:time-value="PT04H16M15S" calcext:value-type="time">
            <text:p>4:16 AM</text:p>
          </table:table-cell>
          <table:table-cell table:style-name="ce23" table:formula="of:=TIME(HOUR([$Starsheet.$C398]);(MINUTE([$Starsheet.$C398])+[$Starsheet.$B398]);0)" office:value-type="time" office:time-value="PT00H00M00S" calcext:value-type="time">
            <text:p>12:00 AM</text:p>
          </table:table-cell>
          <table:table-cell table:formula="of:=MINUTE([$Calculations.$D398])" office:value-type="float" office:value="0" calcext:value-type="float">
            <text:p>0</text:p>
          </table:table-cell>
          <table:table-cell table:number-columns-repeated="16379"/>
        </table:table-row>
        <table:table-row table:style-name="ro2">
          <table:table-cell office:value-type="float" office:value="700" calcext:value-type="float">
            <text:p>700</text:p>
          </table:table-cell>
          <table:table-cell table:style-name="ce21" table:formula="of:=NOW()" office:value-type="date" office:date-value="2024-07-09T04:16:15.33" calcext:value-type="date">
            <text:p>07/09/24 04:16 AM</text:p>
          </table:table-cell>
          <table:table-cell table:style-name="ce22" table:formula="of:=TIME(HOUR([$Calculations.$B399]);MINUTE([$Calculations.$B399]);SECOND([$Calculations.$B399]))" office:value-type="time" office:time-value="PT04H16M15S" calcext:value-type="time">
            <text:p>4:16 AM</text:p>
          </table:table-cell>
          <table:table-cell table:style-name="ce23" table:formula="of:=TIME(HOUR([$Starsheet.$C399]);(MINUTE([$Starsheet.$C399])+[$Starsheet.$B399]);0)" office:value-type="time" office:time-value="PT00H00M00S" calcext:value-type="time">
            <text:p>12:00 AM</text:p>
          </table:table-cell>
          <table:table-cell table:formula="of:=MINUTE([$Calculations.$D399])" office:value-type="float" office:value="0" calcext:value-type="float">
            <text:p>0</text:p>
          </table:table-cell>
          <table:table-cell table:number-columns-repeated="16379"/>
        </table:table-row>
        <table:table-row table:style-name="ro2">
          <table:table-cell office:value-type="float" office:value="701" calcext:value-type="float">
            <text:p>701</text:p>
          </table:table-cell>
          <table:table-cell table:style-name="ce21" table:formula="of:=NOW()" office:value-type="date" office:date-value="2024-07-09T04:16:15.33" calcext:value-type="date">
            <text:p>07/09/24 04:16 AM</text:p>
          </table:table-cell>
          <table:table-cell table:style-name="ce22" table:formula="of:=TIME(HOUR([$Calculations.$B400]);MINUTE([$Calculations.$B400]);SECOND([$Calculations.$B400]))" office:value-type="time" office:time-value="PT04H16M15S" calcext:value-type="time">
            <text:p>4:16 AM</text:p>
          </table:table-cell>
          <table:table-cell table:style-name="ce23" table:formula="of:=TIME(HOUR([$Starsheet.$C400]);(MINUTE([$Starsheet.$C400])+[$Starsheet.$B400]);0)" office:value-type="time" office:time-value="PT00H00M00S" calcext:value-type="time">
            <text:p>12:00 AM</text:p>
          </table:table-cell>
          <table:table-cell table:formula="of:=MINUTE([$Calculations.$D400])" office:value-type="float" office:value="0" calcext:value-type="float">
            <text:p>0</text:p>
          </table:table-cell>
          <table:table-cell table:number-columns-repeated="16379"/>
        </table:table-row>
        <table:table-row table:style-name="ro2">
          <table:table-cell office:value-type="float" office:value="702" calcext:value-type="float">
            <text:p>702</text:p>
          </table:table-cell>
          <table:table-cell table:style-name="ce21" table:formula="of:=NOW()" office:value-type="date" office:date-value="2024-07-09T04:16:15.33" calcext:value-type="date">
            <text:p>07/09/24 04:16 AM</text:p>
          </table:table-cell>
          <table:table-cell table:style-name="ce22" table:formula="of:=TIME(HOUR([$Calculations.$B401]);MINUTE([$Calculations.$B401]);SECOND([$Calculations.$B401]))" office:value-type="time" office:time-value="PT04H16M15S" calcext:value-type="time">
            <text:p>4:16 AM</text:p>
          </table:table-cell>
          <table:table-cell table:style-name="ce23" table:formula="of:=TIME(HOUR([$Starsheet.$C401]);(MINUTE([$Starsheet.$C401])+[$Starsheet.$B401]);0)" office:value-type="time" office:time-value="PT00H00M00S" calcext:value-type="time">
            <text:p>12:00 AM</text:p>
          </table:table-cell>
          <table:table-cell table:formula="of:=MINUTE([$Calculations.$D401])" office:value-type="float" office:value="0" calcext:value-type="float">
            <text:p>0</text:p>
          </table:table-cell>
          <table:table-cell table:number-columns-repeated="16379"/>
        </table:table-row>
        <table:table-row table:style-name="ro2" table:number-rows-repeated="1048174">
          <table:table-cell table:number-columns-repeated="16384"/>
        </table:table-row>
        <table:table-row table:style-name="ro2">
          <table:table-cell table:number-columns-repeated="16384"/>
        </table:table-row>
      </table:table>
      <table:named-expressions/>
      <table:database-ranges>
        <table:database-range table:name="Table1" table:target-range-address="Calculations.A1:Calculations.E401" table:display-filter-buttons="true"/>
        <table:database-range table:name="Table2" table:target-range-address="Starsheet.A1:Starsheet.G160" table:display-filter-buttons="true"/>
        <table:database-range table:name="Table3" table:target-range-address="Calculations.G1:Calculations.G15"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time-style style:name="N168P0" style:volatile="true">
      <number:hours/>
      <number:text>:</number:text>
      <number:minutes number:style="long"/>
    </number:time-style>
    <number:text-style style:name="N168">
      <number:text-content/>
      <style:map style:condition="value()&lt;=1.7976931348623157E+308" style:apply-style-name="N168P0"/>
    </number:text-style>
    <number:time-style style:name="N10130P0" style:volatile="true" number:language="en" number:country="US">
      <number:hours/>
      <number:text>:</number:text>
      <number:minutes number:style="long"/>
      <number:text> </number:text>
      <number:am-pm/>
    </number:time-style>
    <number:text-style style:name="N10130" number:language="en" number:country="US">
      <number:text-content/>
      <style:map style:condition="value()&lt;=1.7976931348623157E+308" style:apply-style-name="N10130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 style:data-style-name="N2" text:time-value="04:13:18.20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rsheet" style:display-name="PageStyle_Star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Calculations" style:display-name="PageStyle_Calculation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5T21:57:19</meta:creation-date>
    <dc:date>2024-07-09T04:16:15.191000000</dc:date>
    <meta:generator>LibreOffice/7.5.4.2$Windows_X86_64 LibreOffice_project/36ccfdc35048b057fd9854c757a8b67ec53977b6</meta:generator>
    <meta:editing-duration>PT2H18M14S</meta:editing-duration>
    <meta:editing-cycles>2</meta:editing-cycles>
    <meta:document-statistic meta:table-count="3" meta:cell-count="2675" meta:object-count="0"/>
    <meta:user-defined meta:name="AppVersion">16.0300</meta:user-defined>
  </office:meta>
</office:document-meta>
</file>